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6800024A030001A667E72C5FFE.wmf"/>
  <manifest:file-entry manifest:media-type="" manifest:full-path="Pictures/2000007600023AB70001AB5DB32F16C8.wmf"/>
  <manifest:file-entry manifest:media-type="" manifest:full-path="Pictures/200002D70002211500017A46AF633AD1.wmf"/>
  <manifest:file-entry manifest:media-type="" manifest:full-path="Pictures/200000ED0001E1EF000179C1494AF7F7.wmf"/>
  <manifest:file-entry manifest:media-type="" manifest:full-path="Pictures/20000008000009EC000009EC0CE7E77A.wmf"/>
  <manifest:file-entry manifest:media-type="" manifest:full-path="Pictures/2000006D00024FB20001849BBE62586A.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NewsGoth BT" svg:font-family="'NewsGoth BT', Arial" style:font-family-generic="swiss" style:font-pitch="variable"/>
    <style:font-face style:name="Tahoma" svg:font-family="Tahoma" style:font-family-generic="swiss" style:font-pitch="variable"/>
    <style:font-face style:name="Bitstream Vera Sans1" svg:font-family="'Bitstream Vera Sans'" style:font-family-generic="system" style:font-pitch="variable"/>
  </office:font-face-decls>
  <office:automatic-styles>
    <style:style style:name="Table3" style:family="table">
      <style:table-properties style:width="26.353cm" fo:margin-left="-0.953cm" table:align="left" style:writing-mode="lr-tb"/>
    </style:style>
    <style:style style:name="Table3.A" style:family="table-column">
      <style:table-column-properties style:column-width="4.763cm"/>
    </style:style>
    <style:style style:name="Table3.B" style:family="table-column">
      <style:table-column-properties style:column-width="8.255cm"/>
    </style:style>
    <style:style style:name="Table3.C" style:family="table-column">
      <style:table-column-properties style:column-width="3.334cm"/>
    </style:style>
    <style:style style:name="Table3.1" style:family="table-row">
      <style:table-row-properties style:keep-together="false" fo:keep-together="always"/>
    </style:style>
    <style:style style:name="Table3.A1" style:family="table-cell">
      <style:table-cell-properties fo:padding-left="0.191cm" fo:padding-right="0.191cm" fo:padding-top="0cm" fo:padding-bottom="0cm" fo:border-left="0.035cm solid #000000" fo:border-right="0.002cm solid #000000" fo:border-top="0.035cm solid #000000" fo:border-bottom="0.035cm solid #000000"/>
    </style:style>
    <style:style style:name="Table3.B1" style:family="table-cell">
      <style:table-cell-properties fo:padding-left="0.191cm" fo:padding-right="0.191cm" fo:padding-top="0cm" fo:padding-bottom="0cm" fo:border-left="0.002cm solid #000000" fo:border-right="0.002cm solid #000000" fo:border-top="0.035cm solid #000000" fo:border-bottom="0.035cm solid #000000"/>
    </style:style>
    <style:style style:name="Table3.F1" style:family="table-cell">
      <style:table-cell-properties fo:padding-left="0.191cm" fo:padding-right="0.191cm" fo:padding-top="0cm" fo:padding-bottom="0cm" fo:border-left="0.002cm solid #000000" fo:border-right="0.035cm solid #000000" fo:border-top="0.035cm solid #000000" fo:border-bottom="0.035cm solid #000000"/>
    </style:style>
    <style:style style:name="Table3.A2" style:family="table-cell">
      <style:table-cell-properties fo:padding-left="0.191cm" fo:padding-right="0.191cm" fo:padding-top="0cm" fo:padding-bottom="0cm" fo:border-left="0.035cm solid #000000" fo:border-right="none" fo:border-top="none" fo:border-bottom="0.002cm solid #000000"/>
    </style:style>
    <style:style style:name="Table3.B2" style:family="table-cell">
      <style:table-cell-properties fo:padding-left="0.191cm" fo:padding-right="0.191cm" fo:padding-top="0cm" fo:padding-bottom="0cm" fo:border-left="none" fo:border-right="none" fo:border-top="none" fo:border-bottom="0.002cm solid #000000"/>
    </style:style>
    <style:style style:name="Table3.F2" style:family="table-cell">
      <style:table-cell-properties fo:padding-left="0.191cm" fo:padding-right="0.191cm" fo:padding-top="0cm" fo:padding-bottom="0cm" fo:border-left="none" fo:border-right="0.035cm solid #000000" fo:border-top="none" fo:border-bottom="0.002cm solid #000000"/>
    </style:style>
    <style:style style:name="Table3.A3" style:family="table-cell">
      <style:table-cell-properties fo:padding-left="0.191cm" fo:padding-right="0.191cm" fo:padding-top="0cm" fo:padding-bottom="0cm" fo:border-left="0.035cm solid #000000" fo:border-right="0.002cm solid #000000" fo:border-top="0.002cm solid #000000" fo:border-bottom="0.002cm solid #000000"/>
    </style:style>
    <style:style style:name="Table3.B3" style:family="table-cell">
      <style:table-cell-properties fo:padding-left="0.191cm" fo:padding-right="0.191cm" fo:padding-top="0cm" fo:padding-bottom="0cm" fo:border="0.002cm solid #000000"/>
    </style:style>
    <style:style style:name="Table3.F3" style:family="table-cell">
      <style:table-cell-properties fo:padding-left="0.191cm" fo:padding-right="0.191cm" fo:padding-top="0cm" fo:padding-bottom="0cm" fo:border-left="0.002cm solid #000000" fo:border-right="0.035cm solid #000000" fo:border-top="0.002cm solid #000000" fo:border-bottom="0.002cm solid #000000"/>
    </style:style>
    <style:style style:name="Table3.A4" style:family="table-cell">
      <style:table-cell-properties fo:padding-left="0.191cm" fo:padding-right="0.191cm" fo:padding-top="0cm" fo:padding-bottom="0cm" fo:border-left="0.035cm solid #000000" fo:border-right="0.002cm solid #000000" fo:border-top="0.002cm solid #000000" fo:border-bottom="none"/>
    </style:style>
    <style:style style:name="Table3.B4" style:family="table-cell">
      <style:table-cell-properties fo:padding-left="0.191cm" fo:padding-right="0.191cm" fo:padding-top="0cm" fo:padding-bottom="0cm" fo:border-left="0.002cm solid #000000" fo:border-right="0.002cm solid #000000" fo:border-top="0.002cm solid #000000" fo:border-bottom="none"/>
    </style:style>
    <style:style style:name="Table3.F4" style:family="table-cell">
      <style:table-cell-properties fo:padding-left="0.191cm" fo:padding-right="0.191cm" fo:padding-top="0cm" fo:padding-bottom="0cm" fo:border-left="0.002cm solid #000000" fo:border-right="0.035cm solid #000000" fo:border-top="0.002cm solid #000000" fo:border-bottom="none"/>
    </style:style>
    <style:style style:name="Table3.B6" style:family="table-cell">
      <style:table-cell-properties fo:padding-left="0.191cm" fo:padding-right="0.191cm" fo:padding-top="0cm" fo:padding-bottom="0cm" fo:border="none"/>
    </style:style>
    <style:style style:name="Table3.A7" style:family="table-cell">
      <style:table-cell-properties fo:padding-left="0.191cm" fo:padding-right="0.191cm" fo:padding-top="0cm" fo:padding-bottom="0cm" fo:border-left="0.035cm solid #000000" fo:border-right="0.002cm solid #000000" fo:border-top="none" fo:border-bottom="0.035cm solid #000000"/>
    </style:style>
    <style:style style:name="Table3.B7"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le3.F7" style:family="table-cell">
      <style:table-cell-properties fo:padding-left="0.191cm" fo:padding-right="0.191cm" fo:padding-top="0cm" fo:padding-bottom="0cm" fo:border-left="0.002cm solid #000000" fo:border-right="0.035cm solid #000000" fo:border-top="none" fo:border-bottom="0.035cm solid #000000"/>
    </style:style>
    <style:style style:name="Table3.A12" style:family="table-cell">
      <style:table-cell-properties fo:padding-left="0.191cm" fo:padding-right="0.191cm" fo:padding-top="0cm" fo:padding-bottom="0cm" fo:border-left="0.035cm solid #000000" fo:border-right="0.002cm solid #000000" fo:border-top="0.002cm solid #000000" fo:border-bottom="0.035cm solid #000000"/>
    </style:style>
    <style:style style:name="Table3.F12"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le3.A14" style:family="table-cell">
      <style:table-cell-properties fo:padding-left="0.191cm" fo:padding-right="0.191cm" fo:padding-top="0cm" fo:padding-bottom="0cm" fo:border-left="0.035cm solid #000000" fo:border-right="none" fo:border-top="0.035cm solid #000000" fo:border-bottom="0.002cm solid #000000"/>
    </style:style>
    <style:style style:name="Table3.B14" style:family="table-cell">
      <style:table-cell-properties fo:padding-left="0.191cm" fo:padding-right="0.191cm" fo:padding-top="0cm" fo:padding-bottom="0cm" fo:border-left="none" fo:border-right="none" fo:border-top="0.035cm solid #000000" fo:border-bottom="0.002cm solid #000000"/>
    </style:style>
    <style:style style:name="Table3.F14" style:family="table-cell">
      <style:table-cell-properties fo:padding-left="0.191cm" fo:padding-right="0.191cm" fo:padding-top="0cm" fo:padding-bottom="0cm" fo:border-left="0.035cm solid #000000" fo:border-right="0.035cm solid #000000" fo:border-top="0.035cm solid #000000" fo:border-bottom="0.002cm solid #000000"/>
    </style:style>
    <style:style style:name="Table4" style:family="table">
      <style:table-properties style:width="15.928cm" fo:margin-left="-0.053cm" table:align="left" style:writing-mode="lr-tb"/>
    </style:style>
    <style:style style:name="Table4.A" style:family="table-column">
      <style:table-column-properties style:column-width="2.275cm"/>
    </style:style>
    <style:style style:name="Table4.B" style:family="table-column">
      <style:table-column-properties style:column-width="0.953cm"/>
    </style:style>
    <style:style style:name="Table4.C" style:family="table-column">
      <style:table-column-properties style:column-width="1.588cm"/>
    </style:style>
    <style:style style:name="Table4.D" style:family="table-column">
      <style:table-column-properties style:column-width="1.27cm"/>
    </style:style>
    <style:style style:name="Table4.E" style:family="table-column">
      <style:table-column-properties style:column-width="0.635cm"/>
    </style:style>
    <style:style style:name="Table4.I" style:family="table-column">
      <style:table-column-properties style:column-width="1.764cm"/>
    </style:style>
    <style:style style:name="Table4.J" style:family="table-column">
      <style:table-column-properties style:column-width="0.141cm"/>
    </style:style>
    <style:style style:name="Table4.1" style:family="table-row">
      <style:table-row-properties style:min-row-height="0.478cm" style:keep-together="true" fo:keep-together="auto"/>
    </style:style>
    <style:style style:name="Table4.A1" style:family="table-cell">
      <style:table-cell-properties fo:padding-left="0.053cm" fo:padding-right="0.053cm" fo:padding-top="0cm" fo:padding-bottom="0cm" fo:border="none"/>
    </style:style>
    <style:style style:name="Table4.C1" style:family="table-cell">
      <style:table-cell-properties fo:padding-left="0.053cm" fo:padding-right="0.053cm" fo:padding-top="0cm" fo:padding-bottom="0cm" fo:border-left="0.035cm solid #000000" fo:border-right="none" fo:border-top="0.035cm solid #000000" fo:border-bottom="none"/>
    </style:style>
    <style:style style:name="Table4.E1" style:family="table-cell">
      <style:table-cell-properties fo:padding-left="0.053cm" fo:padding-right="0.053cm" fo:padding-top="0cm" fo:padding-bottom="0cm" fo:border-left="none" fo:border-right="none" fo:border-top="0.035cm solid #000000" fo:border-bottom="none"/>
    </style:style>
    <style:style style:name="Table4.G1" style:family="table-cell">
      <style:table-cell-properties fo:padding-left="0.053cm" fo:padding-right="0.053cm" fo:padding-top="0cm" fo:padding-bottom="0cm" fo:border-left="none" fo:border-right="0.035cm solid #000000" fo:border-top="0.035cm solid #000000" fo:border-bottom="none"/>
    </style:style>
    <style:style style:name="Table4.2" style:family="table-row">
      <style:table-row-properties style:min-row-height="1.358cm" style:keep-together="true" fo:keep-together="auto"/>
    </style:style>
    <style:style style:name="Table4.A2" style:family="table-cell">
      <style:table-cell-properties fo:padding-left="0.053cm" fo:padding-right="0.053cm" fo:padding-top="0cm" fo:padding-bottom="0cm" fo:border-left="0.035cm solid #000000" fo:border-right="0.002cm solid #000000" fo:border-top="0.035cm solid #000000" fo:border-bottom="0.002cm solid #000000"/>
    </style:style>
    <style:style style:name="Table4.B2" style:family="table-cell">
      <style:table-cell-properties fo:padding-left="0.053cm" fo:padding-right="0.053cm" fo:padding-top="0cm" fo:padding-bottom="0cm" fo:border-left="0.002cm solid #000000" fo:border-right="none" fo:border-top="0.035cm solid #000000" fo:border-bottom="0.002cm solid #000000"/>
    </style:style>
    <style:style style:name="Table4.C2" style:family="table-cell">
      <style:table-cell-properties fo:padding-left="0.053cm" fo:padding-right="0.053cm" fo:padding-top="0cm" fo:padding-bottom="0cm" fo:border-left="0.035cm solid #000000" fo:border-right="0.002cm solid #000000" fo:border-top="0.002cm solid #000000" fo:border-bottom="0.002cm solid #000000"/>
    </style:style>
    <style:style style:name="Table4.D2" style:family="table-cell">
      <style:table-cell-properties fo:padding-left="0.053cm" fo:padding-right="0.053cm" fo:padding-top="0cm" fo:padding-bottom="0cm" fo:border="0.002cm solid #000000"/>
    </style:style>
    <style:style style:name="Table4.G2" style:family="table-cell">
      <style:table-cell-properties fo:padding-left="0.053cm" fo:padding-right="0.053cm" fo:padding-top="0cm" fo:padding-bottom="0cm" fo:border-left="0.002cm solid #000000" fo:border-right="0.035cm solid #000000" fo:border-top="0.002cm solid #000000" fo:border-bottom="0.002cm solid #000000"/>
    </style:style>
    <style:style style:name="Table4.3" style:family="table-row">
      <style:table-row-properties style:min-row-height="0.453cm" style:keep-together="true" fo:keep-together="auto"/>
    </style:style>
    <style:style style:name="Table4.B3" style:family="table-cell">
      <style:table-cell-properties fo:padding-left="0.053cm" fo:padding-right="0.053cm" fo:padding-top="0cm" fo:padding-bottom="0cm" fo:border-left="0.002cm solid #000000" fo:border-right="none" fo:border-top="0.002cm solid #000000" fo:border-bottom="0.002cm solid #000000"/>
    </style:style>
    <style:style style:name="Table4.A7" style:family="table-cell">
      <style:table-cell-properties fo:padding-left="0.053cm" fo:padding-right="0.053cm" fo:padding-top="0cm" fo:padding-bottom="0cm" fo:border-left="0.035cm solid #000000" fo:border-right="0.002cm solid #000000" fo:border-top="0.002cm solid #000000" fo:border-bottom="0.035cm solid #000000"/>
    </style:style>
    <style:style style:name="Table4.B7" style:family="table-cell">
      <style:table-cell-properties fo:padding-left="0.053cm" fo:padding-right="0.053cm" fo:padding-top="0cm" fo:padding-bottom="0cm" fo:border-left="0.002cm solid #000000" fo:border-right="none" fo:border-top="0.002cm solid #000000" fo:border-bottom="0.035cm solid #000000"/>
    </style:style>
    <style:style style:name="Table4.D7" style:family="table-cell">
      <style:table-cell-properties fo:padding-left="0.053cm" fo:padding-right="0.053cm" fo:padding-top="0cm" fo:padding-bottom="0cm" fo:border-left="0.002cm solid #000000" fo:border-right="0.002cm solid #000000" fo:border-top="0.002cm solid #000000" fo:border-bottom="0.035cm solid #000000"/>
    </style:style>
    <style:style style:name="Table4.G7" style:family="table-cell">
      <style:table-cell-properties fo:padding-left="0.053cm" fo:padding-right="0.053cm" fo:padding-top="0cm" fo:padding-bottom="0cm" fo:border-left="0.002cm solid #000000" fo:border-right="0.035cm solid #000000" fo:border-top="0.002cm solid #000000" fo:border-bottom="0.035cm solid #000000"/>
    </style:style>
    <style:style style:name="Table5" style:family="table">
      <style:table-properties style:width="14.192cm" fo:margin-left="-0.191cm" table:align="left" style:writing-mode="lr-tb"/>
    </style:style>
    <style:style style:name="Table5.A" style:family="table-column">
      <style:table-column-properties style:column-width="2.441cm"/>
    </style:style>
    <style:style style:name="Table5.B" style:family="table-column">
      <style:table-column-properties style:column-width="10.001cm"/>
    </style:style>
    <style:style style:name="Table5.C" style:family="table-column">
      <style:table-column-properties style:column-width="1.75cm"/>
    </style:style>
    <style:style style:name="Table5.1" style:family="table-row">
      <style:table-row-properties style:keep-together="false" fo:keep-together="always"/>
    </style:style>
    <style:style style:name="Table5.A1" style:family="table-cell">
      <style:table-cell-properties fo:padding-left="0.191cm" fo:padding-right="0.191cm" fo:padding-top="0cm" fo:padding-bottom="0cm" fo:border="none"/>
    </style:style>
    <style:style style:name="Table6" style:family="table">
      <style:table-properties style:width="14.192cm" fo:margin-left="-0.191cm" table:align="left" style:writing-mode="lr-tb"/>
    </style:style>
    <style:style style:name="Table6.A" style:family="table-column">
      <style:table-column-properties style:column-width="2.441cm"/>
    </style:style>
    <style:style style:name="Table6.B" style:family="table-column">
      <style:table-column-properties style:column-width="10.001cm"/>
    </style:style>
    <style:style style:name="Table6.C" style:family="table-column">
      <style:table-column-properties style:column-width="1.75cm"/>
    </style:style>
    <style:style style:name="Table6.1" style:family="table-row">
      <style:table-row-properties style:keep-together="false" fo:keep-together="always"/>
    </style:style>
    <style:style style:name="Table6.A1" style:family="table-cell">
      <style:table-cell-properties fo:padding-left="0.191cm" fo:padding-right="0.191cm" fo:padding-top="0cm" fo:padding-bottom="0cm" fo:border="none"/>
    </style:style>
    <style:style style:name="Table7" style:family="table">
      <style:table-properties style:width="14.192cm" fo:margin-left="-0.191cm" table:align="left" style:writing-mode="lr-tb"/>
    </style:style>
    <style:style style:name="Table7.A" style:family="table-column">
      <style:table-column-properties style:column-width="2.441cm"/>
    </style:style>
    <style:style style:name="Table7.B" style:family="table-column">
      <style:table-column-properties style:column-width="10.001cm"/>
    </style:style>
    <style:style style:name="Table7.C" style:family="table-column">
      <style:table-column-properties style:column-width="1.75cm"/>
    </style:style>
    <style:style style:name="Table7.1" style:family="table-row">
      <style:table-row-properties style:keep-together="false" fo:keep-together="always"/>
    </style:style>
    <style:style style:name="Table7.A1" style:family="table-cell">
      <style:table-cell-properties fo:padding-left="0.191cm" fo:padding-right="0.191cm" fo:padding-top="0cm" fo:padding-bottom="0cm" fo:border="none"/>
    </style:style>
    <style:style style:name="Table8" style:family="table">
      <style:table-properties style:width="14.192cm" fo:margin-left="-0.191cm" table:align="left" style:writing-mode="lr-tb"/>
    </style:style>
    <style:style style:name="Table8.A" style:family="table-column">
      <style:table-column-properties style:column-width="2.441cm"/>
    </style:style>
    <style:style style:name="Table8.B" style:family="table-column">
      <style:table-column-properties style:column-width="10.001cm"/>
    </style:style>
    <style:style style:name="Table8.C" style:family="table-column">
      <style:table-column-properties style:column-width="1.75cm"/>
    </style:style>
    <style:style style:name="Table8.1" style:family="table-row">
      <style:table-row-properties style:keep-together="false" fo:keep-together="always"/>
    </style:style>
    <style:style style:name="Table8.A1" style:family="table-cell">
      <style:table-cell-properties fo:padding-left="0.191cm" fo:padding-right="0.191cm" fo:padding-top="0cm" fo:padding-bottom="0cm" fo:border="none"/>
    </style:style>
    <style:style style:name="Table9" style:family="table">
      <style:table-properties style:width="14.192cm" fo:margin-left="-0.191cm" table:align="left" style:writing-mode="lr-tb"/>
    </style:style>
    <style:style style:name="Table9.A" style:family="table-column">
      <style:table-column-properties style:column-width="2.441cm"/>
    </style:style>
    <style:style style:name="Table9.B" style:family="table-column">
      <style:table-column-properties style:column-width="10.001cm"/>
    </style:style>
    <style:style style:name="Table9.C" style:family="table-column">
      <style:table-column-properties style:column-width="1.75cm"/>
    </style:style>
    <style:style style:name="Table9.1" style:family="table-row">
      <style:table-row-properties style:keep-together="false" fo:keep-together="always"/>
    </style:style>
    <style:style style:name="Table9.A1" style:family="table-cell">
      <style:table-cell-properties fo:padding-left="0.191cm" fo:padding-right="0.191cm" fo:padding-top="0cm" fo:padding-bottom="0cm" fo:border="none"/>
    </style:style>
    <style:style style:name="Table10" style:family="table">
      <style:table-properties style:width="14.192cm" fo:margin-left="-0.191cm" table:align="left" style:writing-mode="lr-tb"/>
    </style:style>
    <style:style style:name="Table10.A" style:family="table-column">
      <style:table-column-properties style:column-width="2.441cm"/>
    </style:style>
    <style:style style:name="Table10.B" style:family="table-column">
      <style:table-column-properties style:column-width="10.001cm"/>
    </style:style>
    <style:style style:name="Table10.C" style:family="table-column">
      <style:table-column-properties style:column-width="1.75cm"/>
    </style:style>
    <style:style style:name="Table10.1" style:family="table-row">
      <style:table-row-properties style:keep-together="false" fo:keep-together="always"/>
    </style:style>
    <style:style style:name="Table10.A1" style:family="table-cell">
      <style:table-cell-properties fo:padding-left="0.191cm" fo:padding-right="0.191cm" fo:padding-top="0cm" fo:padding-bottom="0cm" fo:border="none"/>
    </style:style>
    <style:style style:name="Table11" style:family="table">
      <style:table-properties style:width="14.192cm" fo:margin-left="-0.191cm" table:align="left" style:writing-mode="lr-tb"/>
    </style:style>
    <style:style style:name="Table11.A" style:family="table-column">
      <style:table-column-properties style:column-width="2.441cm"/>
    </style:style>
    <style:style style:name="Table11.B" style:family="table-column">
      <style:table-column-properties style:column-width="10.001cm"/>
    </style:style>
    <style:style style:name="Table11.C" style:family="table-column">
      <style:table-column-properties style:column-width="1.75cm"/>
    </style:style>
    <style:style style:name="Table11.1" style:family="table-row">
      <style:table-row-properties style:keep-together="false" fo:keep-together="always"/>
    </style:style>
    <style:style style:name="Table11.A1" style:family="table-cell">
      <style:table-cell-properties fo:padding-left="0.191cm" fo:padding-right="0.191cm" fo:padding-top="0cm" fo:padding-bottom="0cm" fo:border="none"/>
    </style:style>
    <style:style style:name="Table12" style:family="table">
      <style:table-properties style:width="13.776cm" fo:margin-left="-0.191cm" table:align="left" style:writing-mode="lr-tb"/>
    </style:style>
    <style:style style:name="Table12.A" style:family="table-column">
      <style:table-column-properties style:column-width="2.755cm"/>
    </style:style>
    <style:style style:name="Table12.1" style:family="table-row">
      <style:table-row-properties style:keep-together="false" fo:keep-together="always"/>
    </style:style>
    <style:style style:name="Table12.A1" style:family="table-cell">
      <style:table-cell-properties fo:padding-left="0.191cm" fo:padding-right="0.191cm" fo:padding-top="0cm" fo:padding-bottom="0cm" fo:border-left="0.035cm solid #000000" fo:border-right="0.002cm solid #000000" fo:border-top="0.035cm solid #000000" fo:border-bottom="0.035cm solid #000000"/>
    </style:style>
    <style:style style:name="Table12.B1" style:family="table-cell">
      <style:table-cell-properties fo:padding-left="0.191cm" fo:padding-right="0.191cm" fo:padding-top="0cm" fo:padding-bottom="0cm" fo:border-left="0.002cm solid #000000" fo:border-right="0.002cm solid #000000" fo:border-top="0.035cm solid #000000" fo:border-bottom="0.035cm solid #000000"/>
    </style:style>
    <style:style style:name="Table12.E1" style:family="table-cell">
      <style:table-cell-properties fo:padding-left="0.191cm" fo:padding-right="0.191cm" fo:padding-top="0cm" fo:padding-bottom="0cm" fo:border-left="0.002cm solid #000000" fo:border-right="0.035cm solid #000000" fo:border-top="0.035cm solid #000000" fo:border-bottom="0.035cm solid #000000"/>
    </style:style>
    <style:style style:name="Table12.A2" style:family="table-cell">
      <style:table-cell-properties fo:padding-left="0.191cm" fo:padding-right="0.191cm" fo:padding-top="0cm" fo:padding-bottom="0cm" fo:border-left="0.035cm solid #000000" fo:border-right="none" fo:border-top="none" fo:border-bottom="0.002cm solid #000000"/>
    </style:style>
    <style:style style:name="Table12.B2" style:family="table-cell">
      <style:table-cell-properties fo:padding-left="0.191cm" fo:padding-right="0.191cm" fo:padding-top="0cm" fo:padding-bottom="0cm" fo:border-left="none" fo:border-right="none" fo:border-top="none" fo:border-bottom="0.002cm solid #000000"/>
    </style:style>
    <style:style style:name="Table12.E2" style:family="table-cell">
      <style:table-cell-properties fo:padding-left="0.191cm" fo:padding-right="0.191cm" fo:padding-top="0cm" fo:padding-bottom="0cm" fo:border-left="none" fo:border-right="0.035cm solid #000000" fo:border-top="none" fo:border-bottom="0.002cm solid #000000"/>
    </style:style>
    <style:style style:name="Table12.A3" style:family="table-cell">
      <style:table-cell-properties fo:padding-left="0.191cm" fo:padding-right="0.191cm" fo:padding-top="0cm" fo:padding-bottom="0cm" fo:border-left="0.035cm solid #000000" fo:border-right="0.002cm solid #000000" fo:border-top="0.002cm solid #000000" fo:border-bottom="0.002cm solid #000000"/>
    </style:style>
    <style:style style:name="Table12.B3" style:family="table-cell">
      <style:table-cell-properties fo:padding-left="0.191cm" fo:padding-right="0.191cm" fo:padding-top="0cm" fo:padding-bottom="0cm" fo:border="0.002cm solid #000000"/>
    </style:style>
    <style:style style:name="Table12.E3" style:family="table-cell">
      <style:table-cell-properties fo:padding-left="0.191cm" fo:padding-right="0.191cm" fo:padding-top="0cm" fo:padding-bottom="0cm" fo:border-left="0.002cm solid #000000" fo:border-right="0.035cm solid #000000" fo:border-top="0.002cm solid #000000" fo:border-bottom="0.002cm solid #000000"/>
    </style:style>
    <style:style style:name="Table12.A5" style:family="table-cell">
      <style:table-cell-properties fo:padding-left="0.191cm" fo:padding-right="0.191cm" fo:padding-top="0cm" fo:padding-bottom="0cm" fo:border-left="0.035cm solid #000000" fo:border-right="0.002cm solid #000000" fo:border-top="0.002cm solid #000000" fo:border-bottom="none"/>
    </style:style>
    <style:style style:name="Table12.B5" style:family="table-cell">
      <style:table-cell-properties fo:padding-left="0.191cm" fo:padding-right="0.191cm" fo:padding-top="0cm" fo:padding-bottom="0cm" fo:border-left="0.002cm solid #000000" fo:border-right="0.002cm solid #000000" fo:border-top="0.002cm solid #000000" fo:border-bottom="none"/>
    </style:style>
    <style:style style:name="Table12.E5" style:family="table-cell">
      <style:table-cell-properties fo:padding-left="0.191cm" fo:padding-right="0.191cm" fo:padding-top="0cm" fo:padding-bottom="0cm" fo:border-left="0.002cm solid #000000" fo:border-right="0.035cm solid #000000" fo:border-top="0.002cm solid #000000" fo:border-bottom="none"/>
    </style:style>
    <style:style style:name="Table12.A6" style:family="table-cell">
      <style:table-cell-properties fo:padding-left="0.191cm" fo:padding-right="0.191cm" fo:padding-top="0cm" fo:padding-bottom="0cm" fo:border-left="0.035cm solid #000000" fo:border-right="0.002cm solid #000000" fo:border-top="0.002cm solid #000000" fo:border-bottom="0.035cm solid #000000"/>
    </style:style>
    <style:style style:name="Table12.B6"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le12.E6"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le13" style:family="table">
      <style:table-properties style:width="14.192cm" fo:margin-left="-0.191cm" table:align="left" style:writing-mode="lr-tb"/>
    </style:style>
    <style:style style:name="Table13.A" style:family="table-column">
      <style:table-column-properties style:column-width="1.942cm"/>
    </style:style>
    <style:style style:name="Table13.B" style:family="table-column">
      <style:table-column-properties style:column-width="8.5cm"/>
    </style:style>
    <style:style style:name="Table13.C" style:family="table-column">
      <style:table-column-properties style:column-width="3.75cm"/>
    </style:style>
    <style:style style:name="Table13.1" style:family="table-row">
      <style:table-row-properties style:keep-together="true" fo:keep-together="auto"/>
    </style:style>
    <style:style style:name="Table13.A1" style:family="table-cell">
      <style:table-cell-properties fo:padding-left="0.191cm" fo:padding-right="0.191cm" fo:padding-top="0cm" fo:padding-bottom="0cm" fo:border="0.002cm solid #000000"/>
    </style:style>
    <style:style style:name="Table14" style:family="table">
      <style:table-properties style:width="16.443cm" fo:margin-left="-0.191cm" table:align="left" style:writing-mode="lr-tb"/>
    </style:style>
    <style:style style:name="Table14.A" style:family="table-column">
      <style:table-column-properties style:column-width="8.192cm"/>
    </style:style>
    <style:style style:name="Table14.B" style:family="table-column">
      <style:table-column-properties style:column-width="5.502cm"/>
    </style:style>
    <style:style style:name="Table14.C" style:family="table-column">
      <style:table-column-properties style:column-width="2.75cm"/>
    </style:style>
    <style:style style:name="Table14.1" style:family="table-row">
      <style:table-row-properties style:keep-together="true" fo:keep-together="auto"/>
    </style:style>
    <style:style style:name="Table14.A1" style:family="table-cell">
      <style:table-cell-properties fo:padding-left="0.191cm" fo:padding-right="0.191cm" fo:padding-top="0cm" fo:padding-bottom="0cm" fo:border="0.002cm solid #000000"/>
    </style:style>
    <style:style style:name="Table14.B3" style:family="table-cell">
      <style:table-cell-properties fo:padding-left="0.191cm" fo:padding-right="0.191cm" fo:padding-top="0cm" fo:padding-bottom="0cm" fo:border-left="0.002cm solid #000000" fo:border-right="0.002cm solid #000000" fo:border-top="0.002cm solid #000000" fo:border-bottom="none"/>
    </style:style>
    <style:style style:name="Table14.B4" style:family="table-cell">
      <style:table-cell-properties fo:background-color="#cccccc" fo:padding-left="0.191cm" fo:padding-right="0.191cm" fo:padding-top="0cm" fo:padding-bottom="0cm" fo:border="0.002cm solid #000000">
        <style:background-image/>
      </style:table-cell-properties>
    </style:style>
    <style:style style:name="P1" style:family="paragraph" style:parent-style-name="Graphikformatvorlage">
      <style:paragraph-properties fo:margin-left="0cm" fo:margin-right="0cm" fo:margin-top="0cm" fo:margin-bottom="0cm" fo:text-indent="0cm" style:auto-text-indent="false" style:shadow="none" fo:keep-with-next="auto" style:writing-mode="page"/>
    </style:style>
    <style:style style:name="P2" style:family="paragraph" style:parent-style-name="Standard">
      <style:paragraph-properties fo:margin-top="0cm" fo:margin-bottom="0cm" fo:line-height="100%" style:writing-mode="lr-tb"/>
    </style:style>
    <style:style style:name="P3" style:family="paragraph" style:parent-style-name="Standard">
      <style:paragraph-properties fo:margin-top="0cm" fo:margin-bottom="0cm" fo:line-height="100%" fo:text-align="center" style:justify-single-word="false" style:writing-mode="lr-tb"/>
    </style:style>
    <style:style style:name="P4" style:family="paragraph" style:parent-style-name="Standard">
      <style:paragraph-properties fo:margin-top="0cm" fo:margin-bottom="0cm" fo:line-height="0.917cm" fo:text-align="end" style:justify-single-word="false" style:writing-mode="lr-tb"/>
    </style:style>
    <style:style style:name="P5" style:family="paragraph" style:parent-style-name="Standard">
      <style:paragraph-properties style:writing-mode="lr-tb"/>
    </style:style>
    <style:style style:name="P6" style:family="paragraph" style:parent-style-name="Standard">
      <style:paragraph-properties style:writing-mode="lr-tb"/>
    </style:style>
    <style:style style:name="P7" style:family="paragraph" style:parent-style-name="Standard">
      <style:paragraph-properties style:writing-mode="lr-tb"/>
      <style:text-properties fo:font-weight="bold" style:font-weight-asian="bold" style:font-weight-complex="bold"/>
    </style:style>
    <style:style style:name="P8" style:family="paragraph" style:parent-style-name="Standard">
      <style:paragraph-properties style:writing-mode="lr-tb"/>
      <style:text-properties fo:font-weight="bold" style:font-weight-asian="bold" style:font-weight-complex="bold"/>
    </style:style>
    <style:style style:name="P9" style:family="paragraph" style:parent-style-name="Standard">
      <style:paragraph-properties fo:text-align="center" style:justify-single-word="false" style:writing-mode="lr-tb"/>
    </style:style>
    <style:style style:name="P10" style:family="paragraph" style:parent-style-name="Standard">
      <style:paragraph-properties style:writing-mode="lr-tb"/>
      <style:text-properties fo:color="#000000"/>
    </style:style>
    <style:style style:name="P11" style:family="paragraph" style:parent-style-name="Standard">
      <style:paragraph-properties style:writing-mode="lr-tb"/>
      <style:text-properties fo:color="#000000" fo:font-weight="bold" style:font-weight-asian="bold" style:font-weight-complex="bold"/>
    </style:style>
    <style:style style:name="P12" style:family="paragraph" style:parent-style-name="Standard">
      <style:paragraph-properties fo:margin-left="0.635cm" fo:margin-right="0cm" fo:text-indent="0cm" style:auto-text-indent="false" style:writing-mode="lr-tb"/>
      <style:text-properties fo:font-style="italic" style:font-style-asian="italic" style:font-style-complex="italic"/>
    </style:style>
    <style:style style:name="P13" style:family="paragraph" style:parent-style-name="Standard" style:list-style-name="RTF_5f_Num_20_15">
      <style:paragraph-properties fo:margin-left="0.635cm" fo:margin-right="0cm" fo:text-indent="0cm" style:auto-text-indent="false" style:writing-mode="lr-tb">
        <style:tab-stops>
          <style:tab-stop style:position="0cm"/>
        </style:tab-stops>
      </style:paragraph-properties>
      <style:text-properties fo:font-style="italic" style:font-style-asian="italic" style:font-style-complex="italic"/>
    </style:style>
    <style:style style:name="P14" style:family="paragraph" style:parent-style-name="Standard" style:list-style-name="RTF_5f_Num_20_14">
      <style:paragraph-properties fo:margin-left="0.635cm" fo:margin-right="0cm" fo:text-indent="0cm" style:auto-text-indent="false" style:writing-mode="lr-tb">
        <style:tab-stops>
          <style:tab-stop style:position="0cm"/>
        </style:tab-stops>
      </style:paragraph-properties>
      <style:text-properties fo:font-style="italic" style:font-style-asian="italic" style:font-style-complex="italic"/>
    </style:style>
    <style:style style:name="P15" style:family="paragraph" style:parent-style-name="Standard">
      <style:paragraph-properties fo:margin-top="0.282cm" fo:margin-bottom="0.212cm" style:writing-mode="lr-tb"/>
    </style:style>
    <style:style style:name="P16" style:family="paragraph" style:parent-style-name="Standard">
      <style:paragraph-properties fo:margin-left="2cm" fo:margin-right="0cm" fo:text-indent="-0.75cm" style:auto-text-indent="false" style:writing-mode="lr-tb">
        <style:tab-stops>
          <style:tab-stop style:position="0cm"/>
        </style:tab-stops>
      </style:paragraph-properties>
      <style:text-properties fo:font-style="italic" style:font-style-asian="italic" style:font-style-complex="italic"/>
    </style:style>
    <style:style style:name="P17" style:family="paragraph" style:parent-style-name="Standard">
      <style:paragraph-properties fo:margin-left="1cm" fo:margin-right="0cm" fo:margin-top="0.282cm" fo:margin-bottom="0.212cm" fo:text-indent="-1cm" style:auto-text-indent="false" style:writing-mode="lr-tb">
        <style:tab-stops/>
      </style:paragraph-properties>
    </style:style>
    <style:style style:name="P18" style:family="paragraph" style:parent-style-name="Standard" style:list-style-name="RTF_5f_Num_20_16">
      <style:paragraph-properties fo:margin-left="0cm" fo:margin-right="0cm" fo:text-indent="0cm" style:auto-text-indent="false" style:writing-mode="lr-tb">
        <style:tab-stops/>
      </style:paragraph-properties>
    </style:style>
    <style:style style:name="P19" style:family="paragraph" style:parent-style-name="Standard" style:list-style-name="RTF_5f_Num_20_11">
      <style:paragraph-properties fo:margin-left="0cm" fo:margin-right="0cm" fo:text-indent="0cm" style:auto-text-indent="false" style:writing-mode="lr-tb">
        <style:tab-stops/>
      </style:paragraph-properties>
      <style:text-properties fo:font-style="italic" style:font-style-asian="italic" style:font-style-complex="italic"/>
    </style:style>
    <style:style style:name="P20" style:family="paragraph" style:parent-style-name="Standard" style:master-page-name="Standard">
      <style:paragraph-properties style:page-number="auto" fo:break-before="auto" fo:break-after="auto"/>
    </style:style>
    <style:style style:name="P21" style:family="paragraph" style:parent-style-name="Text_20_body">
      <style:paragraph-properties style:writing-mode="lr-tb"/>
    </style:style>
    <style:style style:name="P22" style:family="paragraph" style:parent-style-name="Text_20_body">
      <style:paragraph-properties style:writing-mode="lr-tb"/>
      <style:text-properties fo:language="en" fo:country="AU"/>
    </style:style>
    <style:style style:name="P23" style:family="paragraph" style:parent-style-name="Text_20_body">
      <style:paragraph-properties style:writing-mode="lr-tb"/>
      <style:text-properties fo:language="en" fo:country="US"/>
    </style:style>
    <style:style style:name="P24" style:family="paragraph" style:parent-style-name="Text_20_body">
      <style:paragraph-properties style:writing-mode="lr-tb"/>
      <style:text-properties fo:font-weight="bold" style:font-weight-asian="bold" style:font-weight-complex="bold"/>
    </style:style>
    <style:style style:name="P25" style:family="paragraph" style:parent-style-name="Text_20_body">
      <style:paragraph-properties style:writing-mode="lr-tb"/>
      <style:text-properties style:text-underline-style="solid" style:text-underline-width="auto" style:text-underline-color="font-color"/>
    </style:style>
    <style:style style:name="P26" style:family="paragraph" style:parent-style-name="Text_20_body">
      <style:paragraph-properties fo:margin-left="0.635cm" fo:margin-right="0cm" fo:text-indent="0cm" style:auto-text-indent="false" style:writing-mode="lr-tb"/>
    </style:style>
    <style:style style:name="P27" style:family="paragraph" style:parent-style-name="Text_20_body">
      <style:paragraph-properties fo:break-before="page" style:writing-mode="lr-tb"/>
    </style:style>
    <style:style style:name="P28" style:family="paragraph" style:parent-style-name="Text_20_body">
      <style:paragraph-properties fo:margin-left="1.27cm" fo:margin-right="0cm" fo:text-indent="0cm" style:auto-text-indent="false" style:writing-mode="lr-tb"/>
    </style:style>
    <style:style style:name="P29" style:family="paragraph" style:parent-style-name="Text_20_body">
      <style:paragraph-properties fo:margin-left="1.27cm" fo:margin-right="0cm" fo:text-indent="0cm" style:auto-text-indent="false" style:writing-mode="lr-tb"/>
      <style:text-properties style:text-underline-style="solid" style:text-underline-width="auto" style:text-underline-color="font-color"/>
    </style:style>
    <style:style style:name="P30" style:family="paragraph" style:parent-style-name="Text_20_body">
      <style:paragraph-properties fo:keep-with-next="always" style:writing-mode="lr-tb"/>
    </style:style>
    <style:style style:name="P31" style:family="paragraph" style:parent-style-name="Text_20_body" style:master-page-name="Convert_20_2">
      <style:paragraph-properties style:page-number="auto" style:writing-mode="lr-tb"/>
    </style:style>
    <style:style style:name="P32" style:family="paragraph" style:parent-style-name="Figure_20_Footer">
      <style:paragraph-properties style:writing-mode="lr-tb"/>
    </style:style>
    <style:style style:name="P33" style:family="paragraph" style:parent-style-name="heading_20_1">
      <style:paragraph-properties style:writing-mode="lr-tb"/>
    </style:style>
    <style:style style:name="P34" style:family="paragraph" style:parent-style-name="heading_20_1">
      <style:paragraph-properties style:writing-mode="lr-tb"/>
      <style:text-properties fo:language="none" fo:country="none" style:language-asian="none" style:country-asian="none"/>
    </style:style>
    <style:style style:name="P35" style:family="paragraph" style:parent-style-name="heading_20_1" style:master-page-name="Convert_20_3">
      <style:paragraph-properties style:page-number="auto" style:writing-mode="lr-tb"/>
    </style:style>
    <style:style style:name="P36" style:family="paragraph" style:parent-style-name="heading_20_2">
      <style:paragraph-properties style:writing-mode="lr-tb"/>
    </style:style>
    <style:style style:name="P37" style:family="paragraph" style:parent-style-name="heading_20_2">
      <style:paragraph-properties style:writing-mode="lr-tb"/>
      <style:text-properties fo:language="none" fo:country="none" style:language-asian="none" style:country-asian="none"/>
    </style:style>
    <style:style style:name="P38" style:family="paragraph" style:parent-style-name="heading_20_2">
      <style:paragraph-properties fo:break-before="page" style:writing-mode="lr-tb"/>
    </style:style>
    <style:style style:name="P39" style:family="paragraph" style:parent-style-name="heading_20_3">
      <style:paragraph-properties style:writing-mode="lr-tb"/>
    </style:style>
    <style:style style:name="P40" style:family="paragraph" style:parent-style-name="heading_20_3">
      <style:paragraph-properties style:writing-mode="lr-tb"/>
      <style:text-properties fo:language="en" fo:country="AU"/>
    </style:style>
    <style:style style:name="P41" style:family="paragraph" style:parent-style-name="heading_20_3">
      <style:paragraph-properties style:writing-mode="lr-tb"/>
      <style:text-properties fo:language="none" fo:country="none" style:language-asian="none" style:country-asian="none"/>
    </style:style>
    <style:style style:name="P42" style:family="paragraph" style:parent-style-name="heading_20_3" style:list-style-name="RTF_5f_Num_20_13">
      <style:paragraph-properties fo:margin-left="0cm" fo:margin-right="0cm" fo:text-indent="0cm" style:auto-text-indent="false" style:writing-mode="lr-tb">
        <style:tab-stops/>
      </style:paragraph-properties>
    </style:style>
    <style:style style:name="P43" style:family="paragraph" style:parent-style-name="heading_20_3" style:list-style-name="RTF_5f_Num_20_7">
      <style:paragraph-properties fo:margin-left="0cm" fo:margin-right="0cm" fo:text-indent="0cm" style:auto-text-indent="false" style:writing-mode="lr-tb">
        <style:tab-stops/>
      </style:paragraph-properties>
    </style:style>
    <style:style style:name="P44" style:family="paragraph" style:parent-style-name="heading_20_3" style:list-style-name="RTF_5f_Num_20_6">
      <style:paragraph-properties fo:margin-left="0cm" fo:margin-right="0cm" fo:text-indent="0cm" style:auto-text-indent="false" style:writing-mode="lr-tb">
        <style:tab-stops/>
      </style:paragraph-properties>
    </style:style>
    <style:style style:name="P45" style:family="paragraph" style:parent-style-name="heading_20_4">
      <style:paragraph-properties style:writing-mode="lr-tb"/>
    </style:style>
    <style:style style:name="P46" style:family="paragraph" style:parent-style-name="heading_20_4">
      <style:paragraph-properties style:writing-mode="lr-tb"/>
      <style:text-properties fo:font-style="italic" style:font-style-asian="italic" style:font-style-complex="italic"/>
    </style:style>
    <style:style style:name="P47" style:family="paragraph" style:parent-style-name="heading_20_4">
      <style:paragraph-properties style:writing-mode="lr-tb"/>
      <style:text-properties fo:language="none" fo:country="none" style:language-asian="none" style:country-asian="none"/>
    </style:style>
    <style:style style:name="P48" style:family="paragraph" style:parent-style-name="heading_20_4">
      <style:paragraph-properties style:writing-mode="lr-tb"/>
      <style:text-properties fo:language="en" fo:country="US"/>
    </style:style>
    <style:style style:name="P49" style:family="paragraph" style:parent-style-name="header">
      <style:paragraph-properties style:writing-mode="lr-tb"/>
    </style:style>
    <style:style style:name="P50" style:family="paragraph" style:parent-style-name="header">
      <style:paragraph-properties style:writing-mode="lr-tb">
        <style:tab-stops/>
      </style:paragraph-properties>
    </style:style>
    <style:style style:name="P51" style:family="paragraph" style:parent-style-name="header">
      <style:paragraph-properties style:writing-mode="lr-tb">
        <style:tab-stops/>
      </style:paragraph-properties>
      <style:text-properties fo:font-weight="bold" style:font-weight-asian="bold" style:font-weight-complex="bold"/>
    </style:style>
    <style:style style:name="P52" style:family="paragraph" style:parent-style-name="header">
      <style:paragraph-properties fo:margin-left="2cm" fo:margin-right="0cm" fo:text-indent="-0.75cm" style:auto-text-indent="false" style:writing-mode="lr-tb">
        <style:tab-stops>
          <style:tab-stop style:position="0cm"/>
        </style:tab-stops>
      </style:paragraph-properties>
      <style:text-properties fo:font-style="italic" style:font-style-asian="italic" style:font-style-complex="italic"/>
    </style:style>
    <style:style style:name="P53" style:family="paragraph" style:parent-style-name="footer">
      <style:paragraph-properties style:writing-mode="lr-tb">
        <style:tab-stops>
          <style:tab-stop style:position="13.503cm" style:type="right"/>
        </style:tab-stops>
      </style:paragraph-properties>
    </style:style>
    <style:style style:name="P54" style:family="paragraph" style:parent-style-name="footer">
      <style:paragraph-properties style:writing-mode="lr-tb"/>
      <style:text-properties fo:language="en" fo:country="AU"/>
    </style:style>
    <style:style style:name="P55" style:family="paragraph" style:parent-style-name="Table_20_Left">
      <style:paragraph-properties fo:margin-top="0cm" fo:margin-bottom="0cm" fo:line-height="100%" style:writing-mode="lr-tb"/>
      <style:text-properties fo:font-size="8pt" style:font-size-asian="8pt" style:font-size-complex="8pt"/>
    </style:style>
    <style:style style:name="P56" style:family="paragraph" style:parent-style-name="Table_20_Left">
      <style:paragraph-properties fo:margin-top="0cm" fo:margin-bottom="0cm" fo:line-height="100%" style:writing-mode="lr-tb"/>
      <style:text-properties fo:font-size="8pt" fo:font-weight="bold" style:font-size-asian="8pt" style:font-weight-asian="bold" style:font-size-complex="8pt" style:font-weight-complex="bold"/>
    </style:style>
    <style:style style:name="P57" style:family="paragraph" style:parent-style-name="Table_20_Left">
      <style:paragraph-properties style:writing-mode="lr-tb"/>
      <style:text-properties fo:font-size="8pt" style:font-size-asian="8pt" style:font-size-complex="8pt"/>
    </style:style>
    <style:style style:name="P58" style:family="paragraph" style:parent-style-name="Table_20_Left">
      <style:paragraph-properties style:writing-mode="lr-tb"/>
      <style:text-properties fo:font-size="8pt" fo:font-weight="bold" style:font-size-asian="8pt" style:font-weight-asian="bold" style:font-size-complex="8pt" style:font-weight-complex="bold"/>
    </style:style>
    <style:style style:name="P59" style:family="paragraph" style:parent-style-name="Table_20_Body">
      <style:paragraph-properties fo:margin-top="0cm" fo:margin-bottom="0cm" fo:line-height="100%" style:writing-mode="lr-tb"/>
      <style:text-properties style:font-name="Wingdings" fo:font-size="11pt" style:font-name-asian="Wingdings" style:font-size-asian="11pt" style:font-name-complex="Wingdings" style:font-size-complex="11pt"/>
    </style:style>
    <style:style style:name="P60" style:family="paragraph" style:parent-style-name="Table_20_Body">
      <style:paragraph-properties fo:margin-top="0cm" fo:margin-bottom="0cm" fo:line-height="100%" fo:text-align="center" style:justify-single-word="false" style:writing-mode="lr-tb"/>
      <style:text-properties style:font-name="Wingdings" fo:font-size="10pt" style:font-name-asian="Wingdings" style:font-size-asian="10pt" style:font-name-complex="Wingdings" style:font-size-complex="10pt"/>
    </style:style>
    <style:style style:name="P61" style:family="paragraph" style:parent-style-name="Table_20_Body">
      <style:paragraph-properties fo:margin-top="0cm" fo:margin-bottom="0cm" fo:line-height="100%" fo:text-align="center" style:justify-single-word="false" fo:keep-with-next="always" style:writing-mode="lr-tb"/>
      <style:text-properties style:font-name="Wingdings" fo:font-size="11pt" fo:font-weight="bold" style:font-name-asian="Wingdings" style:font-size-asian="11pt" style:font-weight-asian="bold" style:font-name-complex="Wingdings" style:font-size-complex="11pt" style:font-weight-complex="bold"/>
    </style:style>
    <style:style style:name="P62" style:family="paragraph" style:parent-style-name="Table_20_Body">
      <style:paragraph-properties fo:margin-top="0cm" fo:margin-bottom="0cm" fo:line-height="100%" fo:text-align="center" style:justify-single-word="false" fo:keep-with-next="always" style:writing-mode="lr-tb"/>
      <style:text-properties style:font-name="Wingdings" fo:font-size="11pt" style:font-name-asian="Wingdings" style:font-size-asian="11pt" style:font-name-complex="Wingdings" style:font-size-complex="11pt"/>
    </style:style>
    <style:style style:name="P63" style:family="paragraph" style:parent-style-name="Table_20_Body">
      <style:paragraph-properties fo:text-align="center" style:justify-single-word="false" fo:keep-with-next="always" style:writing-mode="lr-tb"/>
      <style:text-properties style:font-name="Wingdings" fo:font-size="11pt" fo:font-weight="bold" style:font-name-asian="Wingdings" style:font-size-asian="11pt" style:font-weight-asian="bold" style:font-name-complex="Wingdings" style:font-size-complex="11pt" style:font-weight-complex="bold"/>
    </style:style>
    <style:style style:name="P64" style:family="paragraph" style:parent-style-name="Table_20_Body">
      <style:paragraph-properties fo:text-align="center" style:justify-single-word="false" fo:keep-with-next="always" style:writing-mode="lr-tb"/>
      <style:text-properties style:font-name="Wingdings" fo:font-size="11pt" style:font-name-asian="Wingdings" style:font-size-asian="11pt" style:font-name-complex="Wingdings" style:font-size-complex="11pt"/>
    </style:style>
    <style:style style:name="P65" style:family="paragraph" style:parent-style-name="Table_20_Body">
      <style:paragraph-properties fo:keep-with-next="always" style:writing-mode="lr-tb"/>
      <style:text-properties fo:font-size="8pt" fo:font-weight="bold" style:font-size-asian="8pt" style:font-weight-asian="bold" style:font-size-complex="8pt" style:font-weight-complex="bold"/>
    </style:style>
    <style:style style:name="P66" style:family="paragraph" style:parent-style-name="Table_20_Body">
      <style:paragraph-properties fo:keep-with-next="always" style:writing-mode="lr-tb"/>
      <style:text-properties fo:font-size="8pt" style:font-size-asian="8pt" style:font-size-complex="8pt"/>
    </style:style>
    <style:style style:name="P67" style:family="paragraph" style:parent-style-name="Table_20_Body">
      <style:paragraph-properties fo:keep-with-next="always" style:writing-mode="lr-tb"/>
    </style:style>
    <style:style style:name="P68" style:family="paragraph" style:parent-style-name="Table_20_Body">
      <style:paragraph-properties fo:keep-with-next="always" style:writing-mode="lr-tb"/>
      <style:text-properties fo:font-size="10pt" style:font-size-asian="10pt" style:font-size-complex="10pt"/>
    </style:style>
    <style:style style:name="P69" style:family="paragraph" style:parent-style-name="Table_20_Body">
      <style:paragraph-properties fo:keep-with-next="always" style:writing-mode="lr-tb"/>
      <style:text-properties fo:font-weight="bold" style:font-weight-asian="bold" style:font-weight-complex="bold"/>
    </style:style>
    <style:style style:name="P70" style:family="paragraph" style:parent-style-name="Table_20_Body">
      <style:paragraph-properties style:writing-mode="lr-tb"/>
    </style:style>
    <style:style style:name="P71" style:family="paragraph" style:parent-style-name="Table_20_Body">
      <style:paragraph-properties style:writing-mode="lr-tb"/>
      <style:text-properties fo:font-weight="bold" style:font-weight-asian="bold" style:font-weight-complex="bold"/>
    </style:style>
    <style:style style:name="P72" style:family="paragraph" style:parent-style-name="Report_20_Title_20_Header">
      <style:paragraph-properties fo:text-align="end" style:justify-single-word="false" style:writing-mode="lr-tb"/>
    </style:style>
    <style:style style:name="P73" style:family="paragraph" style:parent-style-name="toc_20_2" style:master-page-name="">
      <style:paragraph-properties fo:margin-left="0cm" fo:margin-right="0cm" fo:margin-top="0.282cm" fo:margin-bottom="0cm" fo:line-height="0.423cm" fo:text-align="start" style:justify-single-word="false" fo:keep-together="auto" fo:hyphenation-ladder-count="no-limit" fo:text-indent="0cm" style:auto-text-indent="false" style:page-number="auto" fo:break-before="auto" fo:break-after="auto" fo:background-color="#ffffff" fo:padding="0cm" fo:border="none" style:shadow="none" fo:keep-with-next="auto" style:text-autospace="ideograph-alpha" style:punctuation-wrap="hanging" style:line-break="strict" style:vertical-align="auto" style:writing-mode="lr-tb">
        <style:tab-stops>
          <style:tab-stop style:position="13.393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Helvetica" fo:font-size="10pt" fo:letter-spacing="normal" fo:language="none" fo:country="none" fo:font-style="normal" fo:text-shadow="none" style:text-underline-style="none" fo:font-weight="normal" style:text-underline-mode="continuous" style:text-line-through-mode="continuous" style:letter-kerning="false" fo:background-color="transparent" style:font-name-asian="Helvetica"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74" style:family="paragraph" style:parent-style-name="toc_20_2">
      <style:paragraph-properties fo:margin-left="0cm" fo:margin-right="0cm" fo:margin-top="0.282cm" fo:margin-bottom="0cm" fo:line-height="0.423cm" fo:text-align="start" style:justify-single-word="false" fo:keep-together="auto" fo:hyphenation-ladder-count="no-limit" fo:text-indent="0cm" style:auto-text-indent="false" fo:break-before="auto" fo:break-after="auto" fo:background-color="#ffffff" fo:padding="0cm" fo:border="none" style:shadow="none" fo:keep-with-next="auto" style:text-autospace="ideograph-alpha" style:punctuation-wrap="hanging" style:line-break="strict" style:vertical-align="auto" style:writing-mode="lr-tb">
        <style:tab-stops>
          <style:tab-stop style:position="13.393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Helvetica" fo:font-size="10pt" fo:letter-spacing="normal" fo:language="none" fo:country="none" fo:font-style="normal" fo:text-shadow="none" style:text-underline-style="none" fo:font-weight="normal" style:text-underline-mode="continuous" style:text-line-through-mode="continuous" style:letter-kerning="false" fo:background-color="transparent" style:font-name-asian="Helvetica"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75" style:family="paragraph" style:parent-style-name="toc_20_2" style:master-page-name="">
      <style:paragraph-properties fo:margin-left="0cm" fo:margin-right="0cm" fo:margin-top="0.282cm" fo:margin-bottom="0cm" fo:line-height="0.423cm" fo:text-align="start" style:justify-single-word="false" fo:keep-together="auto" fo:hyphenation-ladder-count="no-limit" fo:text-indent="0cm" style:auto-text-indent="false" style:page-number="auto" fo:break-before="auto" fo:break-after="auto" fo:background-color="#ffffff" fo:padding="0cm" fo:border="none" style:shadow="none" fo:keep-with-next="auto" style:text-autospace="ideograph-alpha" style:punctuation-wrap="hanging" style:line-break="strict" style:vertical-align="auto" style:writing-mode="lr-tb">
        <style:tab-stops>
          <style:tab-stop style:position="13.393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Helvetica" fo:font-size="10pt" fo:letter-spacing="normal" fo:language="none" fo:country="none" fo:font-style="normal" fo:text-shadow="none" style:text-underline-style="none" fo:font-weight="normal" style:text-underline-mode="continuous" style:text-line-through-mode="continuous" style:letter-kerning="false" fo:background-color="transparent" style:font-name-asian="Helvetica"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76" style:family="paragraph" style:parent-style-name="toc_20_2" style:master-page-name="">
      <style:paragraph-properties fo:margin-left="0cm" fo:margin-right="0cm" fo:margin-top="0.282cm" fo:margin-bottom="0cm" fo:line-height="0.423cm" fo:text-align="start" style:justify-single-word="false" fo:keep-together="auto" fo:hyphenation-ladder-count="no-limit" fo:text-indent="0cm" style:auto-text-indent="false" style:page-number="auto" fo:break-before="auto" fo:break-after="auto" fo:background-color="#ffffff" fo:padding="0cm" fo:border="none" style:shadow="none" fo:keep-with-next="auto" style:text-autospace="ideograph-alpha" style:punctuation-wrap="hanging" style:line-break="strict" style:vertical-align="auto" style:writing-mode="lr-tb">
        <style:tab-stops>
          <style:tab-stop style:position="13.393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Helvetica" fo:font-size="10pt" fo:letter-spacing="normal" fo:language="none" fo:country="none" fo:font-style="normal" fo:text-shadow="none" style:text-underline-style="none" fo:font-weight="normal" style:text-underline-mode="continuous" style:text-line-through-mode="continuous" style:letter-kerning="false" fo:background-color="transparent" style:font-name-asian="Helvetica"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77" style:family="paragraph" style:parent-style-name="toc_20_2" style:master-page-name="">
      <style:paragraph-properties fo:margin-left="0cm" fo:margin-right="0cm" fo:margin-top="0.282cm" fo:margin-bottom="0cm" fo:line-height="0.423cm" fo:text-align="start" style:justify-single-word="false" fo:keep-together="auto" fo:hyphenation-ladder-count="no-limit" fo:text-indent="0cm" style:auto-text-indent="false" style:page-number="auto" fo:break-before="auto" fo:break-after="auto" fo:background-color="#ffffff" fo:padding="0cm" fo:border="none" style:shadow="none" fo:keep-with-next="auto" style:text-autospace="ideograph-alpha" style:punctuation-wrap="hanging" style:line-break="strict" style:vertical-align="auto" style:writing-mode="lr-tb">
        <style:tab-stops>
          <style:tab-stop style:position="13.393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Helvetica" fo:font-size="10pt" fo:letter-spacing="normal" fo:language="none" fo:country="none" fo:font-style="normal" fo:text-shadow="none" style:text-underline-style="none" fo:font-weight="normal" style:text-underline-mode="continuous" style:text-line-through-mode="continuous" style:letter-kerning="false" fo:background-color="transparent" style:font-name-asian="Helvetica"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78" style:family="paragraph" style:parent-style-name="toc_20_2" style:master-page-name="">
      <style:paragraph-properties fo:margin-left="0cm" fo:margin-right="0cm" fo:margin-top="0.282cm" fo:margin-bottom="0cm" fo:line-height="0.423cm" fo:text-align="start" style:justify-single-word="false" fo:keep-together="auto" fo:hyphenation-ladder-count="no-limit" fo:text-indent="0cm" style:auto-text-indent="false" style:page-number="auto" fo:break-before="auto" fo:break-after="auto" fo:background-color="#ffffff" fo:padding="0cm" fo:border="none" style:shadow="none" fo:keep-with-next="auto" style:text-autospace="ideograph-alpha" style:punctuation-wrap="hanging" style:line-break="strict" style:vertical-align="auto" style:writing-mode="lr-tb">
        <style:tab-stops>
          <style:tab-stop style:position="13.393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Helvetica" fo:font-size="10pt" fo:letter-spacing="normal" fo:language="none" fo:country="none" fo:font-style="normal" fo:text-shadow="none" style:text-underline-style="none" fo:font-weight="normal" style:text-underline-mode="continuous" style:text-line-through-mode="continuous" style:letter-kerning="false" fo:background-color="transparent" style:font-name-asian="Helvetica"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79" style:family="paragraph" style:parent-style-name="toc_20_2" style:master-page-name="">
      <style:paragraph-properties fo:margin-left="0cm" fo:margin-right="0cm" fo:margin-top="0.282cm" fo:margin-bottom="0cm" fo:line-height="0.423cm" fo:text-align="start" style:justify-single-word="false" fo:keep-together="auto" fo:hyphenation-ladder-count="no-limit" fo:text-indent="0cm" style:auto-text-indent="false" style:page-number="auto" fo:break-before="auto" fo:break-after="auto" fo:background-color="#ffffff" fo:padding="0cm" fo:border="none" style:shadow="none" fo:keep-with-next="auto" style:text-autospace="ideograph-alpha" style:punctuation-wrap="hanging" style:line-break="strict" style:vertical-align="auto" style:writing-mode="lr-tb">
        <style:tab-stops>
          <style:tab-stop style:position="13.393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Helvetica" fo:font-size="10pt" fo:letter-spacing="normal" fo:language="none" fo:country="none" fo:font-style="normal" fo:text-shadow="none" style:text-underline-style="none" fo:font-weight="normal" style:text-underline-mode="continuous" style:text-line-through-mode="continuous" style:letter-kerning="false" fo:background-color="transparent" style:font-name-asian="Helvetica"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80" style:family="paragraph" style:parent-style-name="toc_20_2" style:master-page-name="">
      <style:paragraph-properties fo:margin-left="0cm" fo:margin-right="0cm" fo:margin-top="0.282cm" fo:margin-bottom="0cm" fo:line-height="0.423cm" fo:text-align="start" style:justify-single-word="false" fo:keep-together="auto" fo:hyphenation-ladder-count="no-limit" fo:text-indent="0cm" style:auto-text-indent="false" style:page-number="auto" fo:break-before="auto" fo:break-after="auto" fo:background-color="#ffffff" fo:padding="0cm" fo:border="none" style:shadow="none" fo:keep-with-next="auto" style:text-autospace="ideograph-alpha" style:punctuation-wrap="hanging" style:line-break="strict" style:vertical-align="auto" style:writing-mode="lr-tb">
        <style:tab-stops>
          <style:tab-stop style:position="13.393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Helvetica" fo:font-size="10pt" fo:letter-spacing="normal" fo:language="none" fo:country="none" fo:font-style="normal" fo:text-shadow="none" style:text-underline-style="none" fo:font-weight="normal" style:text-underline-mode="continuous" style:text-line-through-mode="continuous" style:letter-kerning="false" fo:background-color="transparent" style:font-name-asian="Helvetica"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81" style:family="paragraph" style:parent-style-name="toc_20_2" style:master-page-name="">
      <style:paragraph-properties fo:margin-left="0cm" fo:margin-right="0cm" fo:margin-top="0.282cm" fo:margin-bottom="0cm" fo:line-height="0.423cm" fo:text-align="start" style:justify-single-word="false" fo:keep-together="auto" fo:hyphenation-ladder-count="no-limit" fo:text-indent="0cm" style:auto-text-indent="false" style:page-number="auto" fo:break-before="auto" fo:break-after="auto" fo:background-color="#ffffff" fo:padding="0cm" fo:border="none" style:shadow="none" fo:keep-with-next="auto" style:text-autospace="ideograph-alpha" style:punctuation-wrap="hanging" style:line-break="strict" style:vertical-align="auto" style:writing-mode="lr-tb">
        <style:tab-stops>
          <style:tab-stop style:position="13.393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Helvetica" fo:font-size="10pt" fo:letter-spacing="normal" fo:language="none" fo:country="none" fo:font-style="normal" fo:text-shadow="none" style:text-underline-style="none" fo:font-weight="normal" style:text-underline-mode="continuous" style:text-line-through-mode="continuous" style:letter-kerning="false" fo:background-color="transparent" style:font-name-asian="Helvetica"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82" style:family="paragraph" style:parent-style-name="Bullet">
      <style:paragraph-properties fo:margin-left="0cm" fo:margin-right="0cm" fo:text-indent="0cm" style:auto-text-indent="false" style:writing-mode="lr-tb">
        <style:tab-stops/>
      </style:paragraph-properties>
      <style:text-properties fo:language="en" fo:country="AU"/>
    </style:style>
    <style:style style:name="P83" style:family="paragraph" style:parent-style-name="Bullet" style:list-style-name="RTF_5f_Num_20_8">
      <style:paragraph-properties fo:margin-left="0cm" fo:margin-right="0cm" fo:text-indent="0cm" style:auto-text-indent="false" style:writing-mode="lr-tb">
        <style:tab-stops>
          <style:tab-stop style:position="0.635cm"/>
        </style:tab-stops>
      </style:paragraph-properties>
      <style:text-properties fo:language="en" fo:country="AU"/>
    </style:style>
    <style:style style:name="P84" style:family="paragraph" style:parent-style-name="Bullet">
      <style:paragraph-properties fo:margin-left="0cm" fo:margin-right="0cm" fo:text-indent="0cm" style:auto-text-indent="false" style:writing-mode="lr-tb">
        <style:tab-stops/>
      </style:paragraph-properties>
    </style:style>
    <style:style style:name="P85" style:family="paragraph" style:parent-style-name="Bullet" style:list-style-name="RTF_5f_Num_20_8">
      <style:paragraph-properties fo:margin-left="0cm" fo:margin-right="0cm" fo:text-indent="0cm" style:auto-text-indent="false" style:writing-mode="lr-tb">
        <style:tab-stops/>
      </style:paragraph-properties>
    </style:style>
    <style:style style:name="P86" style:family="paragraph" style:parent-style-name="Bullet" style:list-style-name="RTF_5f_Num_20_9">
      <style:paragraph-properties fo:margin-left="0cm" fo:margin-right="0cm" fo:text-indent="0cm" style:auto-text-indent="false" style:writing-mode="lr-tb">
        <style:tab-stops/>
      </style:paragraph-properties>
    </style:style>
    <style:style style:name="P87" style:family="paragraph" style:parent-style-name="Bullet" style:list-style-name="RTF_5f_Num_20_8">
      <style:paragraph-properties fo:margin-left="0cm" fo:margin-right="0cm" fo:text-indent="0cm" style:auto-text-indent="false" style:writing-mode="lr-tb">
        <style:tab-stops>
          <style:tab-stop style:position="0.635cm"/>
        </style:tab-stops>
      </style:paragraph-properties>
    </style:style>
    <style:style style:name="P88" style:family="paragraph" style:parent-style-name="Bullet" style:list-style-name="RTF_5f_Num_20_8">
      <style:paragraph-properties fo:margin-left="0cm" fo:margin-right="0cm" fo:text-indent="0cm" style:auto-text-indent="false" style:writing-mode="lr-tb">
        <style:tab-stops>
          <style:tab-stop style:position="0.635cm"/>
        </style:tab-stops>
      </style:paragraph-properties>
      <style:text-properties fo:language="en" fo:country="US"/>
    </style:style>
    <style:style style:name="P89" style:family="paragraph" style:parent-style-name="Bullet" style:list-style-name="RTF_5f_Num_20_8">
      <style:paragraph-properties fo:margin-left="0.64cm" fo:margin-right="0cm" fo:text-indent="0cm" style:auto-text-indent="false" style:writing-mode="lr-tb">
        <style:tab-stops/>
      </style:paragraph-properties>
    </style:style>
    <style:style style:name="P90" style:family="paragraph" style:parent-style-name="Figure_20_Title">
      <style:paragraph-properties style:writing-mode="lr-tb"/>
    </style:style>
    <style:style style:name="P91" style:family="paragraph" style:parent-style-name="Figure_20_Title" style:master-page-name="Convert_20_1">
      <style:paragraph-properties style:page-number="auto" style:writing-mode="lr-tb"/>
    </style:style>
    <style:style style:name="P92" style:family="paragraph" style:parent-style-name="Figure">
      <style:paragraph-properties style:writing-mode="lr-tb"/>
    </style:style>
    <style:style style:name="P93" style:family="paragraph" style:parent-style-name="Figure">
      <style:paragraph-properties style:writing-mode="lr-tb"/>
      <style:text-properties fo:font-style="normal" fo:font-weight="normal" style:font-style-asian="normal" style:font-weight-asian="normal" style:font-style-complex="normal" style:font-weight-complex="normal"/>
    </style:style>
    <style:style style:name="P94" style:family="paragraph" style:parent-style-name="Figure">
      <style:paragraph-properties fo:text-align="center" style:justify-single-word="false" style:writing-mode="lr-tb"/>
      <style:text-properties fo:font-style="normal" fo:font-weight="normal" style:font-style-asian="normal" style:font-weight-asian="normal" style:font-style-complex="normal" style:font-weight-complex="normal"/>
    </style:style>
    <style:style style:name="P95" style:family="paragraph" style:parent-style-name="Source">
      <style:paragraph-properties style:writing-mode="lr-tb"/>
    </style:style>
    <style:style style:name="P96" style:family="paragraph" style:parent-style-name="Table_20_Heading">
      <style:paragraph-properties fo:margin-top="0cm" fo:margin-bottom="0cm" fo:line-height="100%" fo:keep-with-next="always" style:writing-mode="lr-tb"/>
      <style:text-properties fo:font-size="8pt" style:font-size-asian="8pt" style:font-size-complex="8pt"/>
    </style:style>
    <style:style style:name="P97" style:family="paragraph" style:parent-style-name="Table_20_Heading">
      <style:paragraph-properties fo:margin-top="0cm" fo:margin-bottom="0cm" fo:line-height="100%" fo:keep-with-next="always" style:writing-mode="lr-tb"/>
    </style:style>
    <style:style style:name="P98" style:family="paragraph" style:parent-style-name="Table_20_Heading">
      <style:paragraph-properties fo:keep-with-next="always" style:writing-mode="lr-tb"/>
      <style:text-properties fo:font-size="8pt" style:font-size-asian="8pt" style:font-size-complex="8pt"/>
    </style:style>
    <style:style style:name="P99" style:family="paragraph" style:parent-style-name="Table_20_Heading">
      <style:paragraph-properties fo:keep-with-next="always" style:writing-mode="lr-tb"/>
    </style:style>
    <style:style style:name="P100" style:family="paragraph" style:parent-style-name="toc_20_1" style:master-page-name="">
      <style:paragraph-properties fo:margin-left="0cm" fo:margin-right="0cm" fo:margin-top="0.282cm" fo:margin-bottom="0cm" fo:line-height="0.423cm" fo:text-align="start" style:justify-single-word="false" fo:keep-together="auto" fo:hyphenation-ladder-count="no-limit" fo:text-indent="0cm" style:auto-text-indent="false" style:page-number="auto" fo:break-before="auto" fo:break-after="auto" fo:background-color="#ffffff" fo:padding="0cm" fo:border="none" style:shadow="none" fo:keep-with-next="auto" style:text-autospace="ideograph-alpha" style:punctuation-wrap="hanging" style:line-break="strict" style:vertical-align="auto" style:writing-mode="lr-tb">
        <style:tab-stops>
          <style:tab-stop style:position="13.393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Helvetica" fo:font-size="10pt" fo:letter-spacing="normal" fo:language="none" fo:country="none" fo:font-style="normal" fo:text-shadow="none" style:text-underline-style="none" fo:font-weight="bold" style:text-underline-mode="continuous" style:text-line-through-mode="continuous" style:letter-kerning="false" fo:background-color="transparent" style:font-name-asian="Helvetica" style:font-size-asian="10pt" style:language-asian="none" style:country-asian="none" style:font-style-asian="normal" style:font-weight-asian="bold" style:font-size-complex="10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101" style:family="paragraph" style:parent-style-name="toc_20_1" style:master-page-name="">
      <style:paragraph-properties fo:margin-left="0cm" fo:margin-right="0cm" fo:margin-top="0.282cm" fo:margin-bottom="0cm" fo:line-height="0.423cm" fo:text-align="start" style:justify-single-word="false" fo:keep-together="auto" fo:hyphenation-ladder-count="no-limit" fo:text-indent="0cm" style:auto-text-indent="false" style:page-number="auto" fo:break-before="auto" fo:break-after="auto" fo:background-color="#ffffff" fo:padding="0cm" fo:border="none" style:shadow="none" fo:keep-with-next="auto" style:text-autospace="ideograph-alpha" style:punctuation-wrap="hanging" style:line-break="strict" style:vertical-align="auto" style:writing-mode="lr-tb">
        <style:tab-stops>
          <style:tab-stop style:position="13.393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Helvetica" fo:font-size="10pt" fo:letter-spacing="normal" fo:language="none" fo:country="none" fo:font-style="normal" fo:text-shadow="none" style:text-underline-style="none" fo:font-weight="bold" style:text-underline-mode="continuous" style:text-line-through-mode="continuous" style:letter-kerning="false" fo:background-color="transparent" style:font-name-asian="Helvetica" style:font-size-asian="10pt" style:language-asian="none" style:country-asian="none" style:font-style-asian="normal" style:font-weight-asian="bold" style:font-size-complex="10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102" style:family="paragraph" style:parent-style-name="toc_20_1" style:master-page-name="">
      <style:paragraph-properties fo:margin-left="0cm" fo:margin-right="0cm" fo:margin-top="0.282cm" fo:margin-bottom="0cm" fo:line-height="0.423cm" fo:text-align="start" style:justify-single-word="false" fo:keep-together="auto" fo:hyphenation-ladder-count="no-limit" fo:text-indent="0cm" style:auto-text-indent="false" style:page-number="auto" fo:break-before="auto" fo:break-after="auto" fo:background-color="#ffffff" fo:padding="0cm" fo:border="none" style:shadow="none" fo:keep-with-next="auto" style:text-autospace="ideograph-alpha" style:punctuation-wrap="hanging" style:line-break="strict" style:vertical-align="auto" style:writing-mode="lr-tb">
        <style:tab-stops>
          <style:tab-stop style:position="13.393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Helvetica" fo:font-size="10pt" fo:letter-spacing="normal" fo:language="none" fo:country="none" fo:font-style="normal" fo:text-shadow="none" style:text-underline-style="none" fo:font-weight="bold" style:text-underline-mode="continuous" style:text-line-through-mode="continuous" style:letter-kerning="false" fo:background-color="transparent" style:font-name-asian="Helvetica" style:font-size-asian="10pt" style:language-asian="none" style:country-asian="none" style:font-style-asian="normal" style:font-weight-asian="bold" style:font-size-complex="10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103" style:family="paragraph" style:parent-style-name="toc_20_1" style:master-page-name="">
      <style:paragraph-properties fo:margin-left="0cm" fo:margin-right="0cm" fo:margin-top="0.282cm" fo:margin-bottom="0cm" fo:line-height="0.423cm" fo:text-align="start" style:justify-single-word="false" fo:keep-together="auto" fo:hyphenation-ladder-count="no-limit" fo:text-indent="0cm" style:auto-text-indent="false" style:page-number="auto" fo:break-before="auto" fo:break-after="auto" fo:background-color="#ffffff" fo:padding="0cm" fo:border="none" style:shadow="none" fo:keep-with-next="auto" style:text-autospace="ideograph-alpha" style:punctuation-wrap="hanging" style:line-break="strict" style:vertical-align="auto" style:writing-mode="lr-tb">
        <style:tab-stops>
          <style:tab-stop style:position="13.393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Helvetica" fo:font-size="10pt" fo:letter-spacing="normal" fo:language="none" fo:country="none" fo:font-style="normal" fo:text-shadow="none" style:text-underline-style="none" fo:font-weight="bold" style:text-underline-mode="continuous" style:text-line-through-mode="continuous" style:letter-kerning="false" fo:background-color="transparent" style:font-name-asian="Helvetica" style:font-size-asian="10pt" style:language-asian="none" style:country-asian="none" style:font-style-asian="normal" style:font-weight-asian="bold" style:font-size-complex="10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104" style:family="paragraph" style:parent-style-name="toc_20_1" style:master-page-name="">
      <style:paragraph-properties fo:margin-left="0cm" fo:margin-right="0cm" fo:margin-top="0.282cm" fo:margin-bottom="0cm" fo:line-height="0.423cm" fo:text-align="start" style:justify-single-word="false" fo:keep-together="auto" fo:hyphenation-ladder-count="no-limit" fo:text-indent="0cm" style:auto-text-indent="false" style:page-number="auto" fo:break-before="auto" fo:break-after="auto" fo:background-color="#ffffff" fo:padding="0cm" fo:border="none" style:shadow="none" fo:keep-with-next="auto" style:text-autospace="ideograph-alpha" style:punctuation-wrap="hanging" style:line-break="strict" style:vertical-align="auto" style:writing-mode="lr-tb">
        <style:tab-stops>
          <style:tab-stop style:position="13.393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Helvetica" fo:font-size="10pt" fo:letter-spacing="normal" fo:language="none" fo:country="none" fo:font-style="normal" fo:text-shadow="none" style:text-underline-style="none" fo:font-weight="bold" style:text-underline-mode="continuous" style:text-line-through-mode="continuous" style:letter-kerning="false" fo:background-color="transparent" style:font-name-asian="Helvetica" style:font-size-asian="10pt" style:language-asian="none" style:country-asian="none" style:font-style-asian="normal" style:font-weight-asian="bold" style:font-size-complex="10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105" style:family="paragraph" style:parent-style-name="toc_20_1" style:master-page-name="">
      <style:paragraph-properties fo:margin-left="0cm" fo:margin-right="0cm" fo:margin-top="0.282cm" fo:margin-bottom="0cm" fo:line-height="0.423cm" fo:text-align="start" style:justify-single-word="false" fo:keep-together="auto" fo:hyphenation-ladder-count="no-limit" fo:text-indent="0cm" style:auto-text-indent="false" style:page-number="auto" fo:break-before="auto" fo:break-after="auto" fo:background-color="#ffffff" fo:padding="0cm" fo:border="none" style:shadow="none" fo:keep-with-next="auto" style:text-autospace="ideograph-alpha" style:punctuation-wrap="hanging" style:line-break="strict" style:vertical-align="auto" style:writing-mode="lr-tb">
        <style:tab-stops>
          <style:tab-stop style:position="13.393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Helvetica" fo:font-size="10pt" fo:letter-spacing="normal" fo:language="none" fo:country="none" fo:font-style="normal" fo:text-shadow="none" style:text-underline-style="none" fo:font-weight="bold" style:text-underline-mode="continuous" style:text-line-through-mode="continuous" style:letter-kerning="false" fo:background-color="transparent" style:font-name-asian="Helvetica" style:font-size-asian="10pt" style:language-asian="none" style:country-asian="none" style:font-style-asian="normal" style:font-weight-asian="bold" style:font-size-complex="10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106" style:family="paragraph" style:parent-style-name="toc_20_1" style:master-page-name="">
      <style:paragraph-properties fo:margin-left="0cm" fo:margin-right="0cm" fo:margin-top="0.282cm" fo:margin-bottom="0cm" fo:line-height="0.423cm" fo:text-align="start" style:justify-single-word="false" fo:keep-together="auto" fo:hyphenation-ladder-count="no-limit" fo:text-indent="0cm" style:auto-text-indent="false" style:page-number="auto" fo:break-before="auto" fo:break-after="auto" fo:background-color="#ffffff" fo:padding="0cm" fo:border="none" style:shadow="none" fo:keep-with-next="auto" style:text-autospace="ideograph-alpha" style:punctuation-wrap="hanging" style:line-break="strict" style:vertical-align="auto" style:writing-mode="lr-tb">
        <style:tab-stops>
          <style:tab-stop style:position="13.393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Helvetica" fo:font-size="10pt" fo:letter-spacing="normal" fo:language="none" fo:country="none" fo:font-style="normal" fo:text-shadow="none" style:text-underline-style="none" fo:font-weight="bold" style:text-underline-mode="continuous" style:text-line-through-mode="continuous" style:letter-kerning="false" fo:background-color="transparent" style:font-name-asian="Helvetica" style:font-size-asian="10pt" style:language-asian="none" style:country-asian="none" style:font-style-asian="normal" style:font-weight-asian="bold" style:font-size-complex="10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107" style:family="paragraph" style:parent-style-name="toc_20_1" style:master-page-name="">
      <style:paragraph-properties fo:margin-left="0cm" fo:margin-right="0cm" fo:margin-top="0.282cm" fo:margin-bottom="0cm" fo:line-height="0.423cm" fo:text-align="start" style:justify-single-word="false" fo:keep-together="auto" fo:hyphenation-ladder-count="no-limit" fo:text-indent="0cm" style:auto-text-indent="false" style:page-number="auto" fo:break-before="auto" fo:break-after="auto" fo:background-color="#ffffff" fo:padding="0cm" fo:border="none" style:shadow="none" fo:keep-with-next="auto" style:text-autospace="ideograph-alpha" style:punctuation-wrap="hanging" style:line-break="strict" style:vertical-align="auto" style:writing-mode="lr-tb">
        <style:tab-stops>
          <style:tab-stop style:position="13.393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Helvetica" fo:font-size="10pt" fo:letter-spacing="normal" fo:language="none" fo:country="none" fo:font-style="normal" fo:text-shadow="none" style:text-underline-style="none" fo:font-weight="bold" style:text-underline-mode="continuous" style:text-line-through-mode="continuous" style:letter-kerning="false" fo:background-color="transparent" style:font-name-asian="Helvetica" style:font-size-asian="10pt" style:language-asian="none" style:country-asian="none" style:font-style-asian="normal" style:font-weight-asian="bold" style:font-size-complex="10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108" style:family="paragraph" style:parent-style-name="toc_20_1" style:master-page-name="">
      <style:paragraph-properties fo:margin-left="0cm" fo:margin-right="0cm" fo:margin-top="0.282cm" fo:margin-bottom="0cm" fo:line-height="0.423cm" fo:text-align="start" style:justify-single-word="false" fo:keep-together="auto" fo:hyphenation-ladder-count="no-limit" fo:text-indent="0cm" style:auto-text-indent="false" style:page-number="auto" fo:break-before="auto" fo:break-after="auto" fo:background-color="#ffffff" fo:padding="0cm" fo:border="none" style:shadow="none" fo:keep-with-next="auto" style:text-autospace="ideograph-alpha" style:punctuation-wrap="hanging" style:line-break="strict" style:vertical-align="auto" style:writing-mode="lr-tb">
        <style:tab-stops>
          <style:tab-stop style:position="13.393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Helvetica" fo:font-size="10pt" fo:letter-spacing="normal" fo:language="none" fo:country="none" fo:font-style="normal" fo:text-shadow="none" style:text-underline-style="none" fo:font-weight="bold" style:text-underline-mode="continuous" style:text-line-through-mode="continuous" style:letter-kerning="false" fo:background-color="transparent" style:font-name-asian="Helvetica" style:font-size-asian="10pt" style:language-asian="none" style:country-asian="none" style:font-style-asian="normal" style:font-weight-asian="bold" style:font-size-complex="10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109" style:family="paragraph" style:parent-style-name="toc_20_1">
      <style:paragraph-properties fo:margin-left="0cm" fo:margin-right="0cm" fo:margin-top="0.282cm" fo:margin-bottom="0cm" fo:line-height="0.423cm" fo:text-align="start" style:justify-single-word="false" fo:keep-together="auto" fo:hyphenation-ladder-count="no-limit" fo:text-indent="0cm" style:auto-text-indent="false" fo:break-before="auto" fo:break-after="auto" fo:background-color="#ffffff" fo:padding="0cm" fo:border="none" style:shadow="none" fo:keep-with-next="auto" style:text-autospace="ideograph-alpha" style:punctuation-wrap="hanging" style:line-break="strict" style:vertical-align="auto" style:writing-mode="lr-tb">
        <style:tab-stops>
          <style:tab-stop style:position="13.393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Helvetica" fo:font-size="10pt" fo:letter-spacing="normal" fo:language="none" fo:country="none" fo:font-style="normal" fo:text-shadow="none" style:text-underline-style="none" fo:font-weight="bold" style:text-underline-mode="continuous" style:text-line-through-mode="continuous" style:letter-kerning="false" fo:background-color="transparent" style:font-name-asian="Helvetica" style:font-size-asian="10pt" style:language-asian="none" style:country-asian="none" style:font-style-asian="normal" style:font-weight-asian="bold" style:font-size-complex="10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110" style:family="paragraph" style:parent-style-name="toc_20_3">
      <style:paragraph-properties style:writing-mode="lr-tb"/>
    </style:style>
    <style:style style:name="P111" style:family="paragraph" style:parent-style-name="date">
      <style:paragraph-properties style:writing-mode="lr-tb"/>
    </style:style>
    <style:style style:name="P112" style:family="paragraph" style:parent-style-name="Comment">
      <style:paragraph-properties style:writing-mode="lr-tb"/>
    </style:style>
    <style:style style:name="P113" style:family="paragraph" style:parent-style-name="Comment">
      <style:paragraph-properties style:writing-mode="lr-tb"/>
      <style:text-properties fo:font-weight="bold" style:font-weight-asian="bold" style:font-weight-complex="bold"/>
    </style:style>
    <style:style style:name="P114" style:family="paragraph" style:parent-style-name="AuthorName">
      <style:paragraph-properties style:writing-mode="lr-tb"/>
    </style:style>
    <style:style style:name="P115" style:family="paragraph" style:parent-style-name="SubTitle">
      <style:paragraph-properties style:writing-mode="lr-tb"/>
    </style:style>
    <style:style style:name="P116" style:family="paragraph" style:parent-style-name="proposal_20_No.">
      <style:paragraph-properties style:writing-mode="lr-tb"/>
    </style:style>
    <style:style style:name="P117" style:family="paragraph" style:parent-style-name="footnote_20_text">
      <style:paragraph-properties style:writing-mode="lr-tb"/>
    </style:style>
    <style:style style:name="P118" style:family="paragraph">
      <style:paragraph-properties fo:text-align="center"/>
    </style:style>
    <style:style style:name="T1" style:family="text">
      <style:text-properties fo:font-size="22pt" style:font-size-asian="22pt" style:font-size-complex="22pt"/>
    </style:style>
    <style:style style:name="T2" style:family="text">
      <style:text-properties fo:font-variant="normal" fo:text-transform="none"/>
    </style:style>
    <style:style style:name="T3" style:family="text">
      <style:text-properties fo:language="none" fo:country="none" style:language-asian="none" style:country-asian="none"/>
    </style:style>
    <style:style style:name="T4" style:family="text">
      <style:text-properties fo:language="none" fo:country="none" style:language-asian="none" style:country-asian="none" style:font-name-complex="Helvetica"/>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color="#000000" fo:language="en" fo:country="US"/>
    </style:style>
    <style:style style:name="T8" style:family="text">
      <style:text-properties fo:font-weight="bold" style:font-weight-asian="bold"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8pt" fo:font-weight="bold" style:font-size-asian="8pt" style:font-weight-asian="bold" style:font-size-complex="8pt" style:font-weight-complex="bold"/>
    </style:style>
    <style:style style:name="T11" style:family="text">
      <style:text-properties fo:font-size="8pt" style:font-size-asian="8pt" style:font-size-complex="8pt"/>
    </style:style>
    <style:style style:name="T12" style:family="text">
      <style:text-properties fo:language="en" fo:country="US"/>
    </style:style>
    <style:style style:name="T13" style:family="text">
      <style:text-properties style:font-name="Wingdings" fo:font-size="11pt" fo:font-style="normal" style:font-name-asian="Wingdings" style:font-size-asian="11pt" style:font-style-asian="normal" style:font-name-complex="Wingdings" style:font-size-complex="11pt" style:font-style-complex="normal"/>
    </style:style>
    <style:style style:name="T14" style:family="text">
      <style:text-properties style:font-name="Wingdings" fo:font-size="11pt" style:font-name-asian="Wingdings" style:font-size-asian="11pt" style:font-name-complex="Wingdings" style:font-size-complex="11pt"/>
    </style:style>
    <style:style style:name="T15" style:family="text">
      <style:text-properties fo:font-size="11pt" fo:font-style="normal" style:font-size-asian="11pt" style:font-style-asian="normal" style:font-size-complex="11pt" style:font-style-complex="normal"/>
    </style:style>
    <style:style style:name="T16" style:family="text">
      <style:text-properties fo:color="#000080" fo:font-size="8pt" style:font-size-asian="8pt" style:font-size-complex="8pt"/>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color="#0000ff"/>
    </style:style>
    <style:style style:name="T19" style:family="text">
      <style:text-properties fo:color="#0000ff" fo:font-style="italic" style:text-underline-style="solid" style:text-underline-width="auto" style:text-underline-color="font-color" style:font-style-asian="italic" style:font-style-complex="italic"/>
    </style:style>
    <style:style style:name="T20" style:family="text">
      <style:text-properties fo:color="#0000ff" style:text-underline-style="solid" style:text-underline-width="auto" style:text-underline-color="font-color"/>
    </style:style>
    <style:style style:name="T21"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8cm" fo:margin-right="0.318cm" fo:margin-top="0cm" fo:margin-bottom="0cm" style:vertical-pos="from-top" style:vertical-rel="page" style:horizontal-pos="from-left" style:horizontal-rel="page" fo:background-color="#ffffff" style:background-transparency="100%" fo:padding="0cm" fo:border="none" style:mirror="none" fo:clip="rect(0cm, 0cm, 0cm, 0cm)" draw:luminance="0%" draw:contrast="0%" draw:red="0%" draw:green="0%" draw:blue="0%" draw:gamma="100%" draw:color-inversion="false" draw:image-opacity="100%" draw:color-mode="standard" style:flow-with-text="false" draw:wrap-influence-on-position="once-successive">
        <style:background-image/>
      </style:graphic-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 style:horizontal-pos="from-left" style:horizontal-rel="pag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NTERNET CONTENT FILTERING" text:name="Title  \* Upper"/>
        <text:user-field-decl office:value-type="string" office:string-value="" text:name="Subject"/>
        <text:user-field-decl office:value-type="string" office:string-value="4 April 2003" text:name="CREATEDATE \@ &quot;dd MMMM yyyy&quot;"/>
      </text:user-field-decls>
      <text:p text:style-name="P20"><draw:frame draw:style-name="fr2" draw:name="graphics8" text:anchor-type="paragraph" svg:x="1.998cm" svg:y="0.598cm" svg:width="2.501cm" svg:height="2.501cm" draw:z-index="0"><draw:image xlink:href="Pictures/20000008000009EC000009EC0CE7E77A.wmf" xlink:type="simple" xlink:show="embed" xlink:actuate="onLoad"/></draw:frame>Internet content filtering </text:p>
      <text:p text:style-name="P115">A Report to DCITA</text:p>
      <text:p text:style-name="P114"/>
      <text:p text:style-name="P114"/>
      <text:p text:style-name="P114"/>
      <text:p text:style-name="P114">Jane Parry</text:p>
      <text:p text:style-name="P114">Myles Gorton</text:p>
      <text:p text:style-name="P114">Shirley Brown</text:p>
      <text:p text:style-name="P114">Graham Titterington</text:p>
      <text:p text:style-name="P114">Craig Skinner</text:p>
      <text:p text:style-name="P114"/>
      <text:p text:style-name="P114"/>
      <text:p text:style-name="P111"><text:user-field-get text:name="CREATEDATE \@ &quot;dd MMMM yyyy&quot;">4 April 2003</text:user-field-get></text:p>
      <text:p text:style-name="P116">Project number CLJ29</text:p>
      <text:p text:style-name="P116">Version 1.0 </text:p>
      <text:h text:style-name="P33" text:outline-level="1" text:is-list-header="true"><text:bookmark-start text:name="_Toc36289540"/>Table of contents<text:bookmark-end text:name="_Toc36289540"/></text:h>
      <text:p text:style-name="P100"><text:span text:style-name="Zeichenformat">1 Executive summary<text:tab/></text:span><text:span text:style-name="Zeichenformat"><text:bookmark-ref text:reference-format="page" text:ref-name="_Toc37239109">Error: Reference source not found</text:bookmark-ref></text:span></text:p>
      <text:p text:style-name="P73"><text:span text:style-name="Zeichenformat">1.1 Background and methodology<text:tab/></text:span><text:span text:style-name="Zeichenformat"><text:bookmark-ref text:reference-format="page" text:ref-name="_Toc37239110">4</text:bookmark-ref></text:span></text:p>
      <text:p text:style-name="P74"><text:span text:style-name="Zeichenformat">1.2 Technology overview<text:tab/></text:span><text:span text:style-name="Zeichenformat"><text:bookmark-ref text:reference-format="page" text:ref-name="_Toc37239111">5</text:bookmark-ref></text:span></text:p>
      <text:p text:style-name="P74"><text:span text:style-name="Zeichenformat">1.3 Internet content filtering scenarios<text:tab/></text:span><text:span text:style-name="Zeichenformat"><text:bookmark-ref text:reference-format="page" text:ref-name="_Toc37239112">6</text:bookmark-ref></text:span></text:p>
      <text:p text:style-name="P74"><text:span text:style-name="Zeichenformat">1.4 Market overview<text:tab/></text:span><text:span text:style-name="Zeichenformat"><text:bookmark-ref text:reference-format="page" text:ref-name="_Toc37239113">7</text:bookmark-ref></text:span></text:p>
      <text:p text:style-name="P74"><text:span text:style-name="Zeichenformat">1.5 International case studies<text:tab/></text:span><text:span text:style-name="Zeichenformat"><text:bookmark-ref text:reference-format="page" text:ref-name="_Toc37239114">7</text:bookmark-ref></text:span></text:p>
      <text:p text:style-name="P74"><text:span text:style-name="Zeichenformat">1.6 Scenario impacts<text:tab/></text:span><text:span text:style-name="Zeichenformat"><text:bookmark-ref text:reference-format="page" text:ref-name="_Toc37239115">8</text:bookmark-ref></text:span></text:p>
      <text:p text:style-name="P74"><text:span text:style-name="Zeichenformat">1.7 Conclusions<text:tab/></text:span><text:span text:style-name="Zeichenformat"><text:bookmark-ref text:reference-format="page" text:ref-name="_Toc37239116">14</text:bookmark-ref></text:span></text:p>
      <text:p text:style-name="P100"><text:span text:style-name="Zeichenformat">2 Background and methodology<text:tab/></text:span><text:span text:style-name="Zeichenformat"><text:bookmark-ref text:reference-format="page" text:ref-name="_Toc37239117">Error: Reference source not found</text:bookmark-ref></text:span></text:p>
      <text:p text:style-name="P73"><text:span text:style-name="Zeichenformat">2.1 Background<text:tab/></text:span><text:span text:style-name="Zeichenformat"><text:bookmark-ref text:reference-format="page" text:ref-name="_Toc37239118">15</text:bookmark-ref></text:span></text:p>
      <text:p text:style-name="P74"><text:span text:style-name="Zeichenformat">2.2 Methodology<text:tab/></text:span><text:span text:style-name="Zeichenformat"><text:bookmark-ref text:reference-format="page" text:ref-name="_Toc37239119">15</text:bookmark-ref></text:span></text:p>
      <text:p text:style-name="P100"><text:span text:style-name="Zeichenformat">3 Technology overview<text:tab/></text:span><text:span text:style-name="Zeichenformat"><text:bookmark-ref text:reference-format="page" text:ref-name="_Toc37239120">Error: Reference source not found</text:bookmark-ref></text:span></text:p>
      <text:p text:style-name="P73"><text:span text:style-name="Zeichenformat">3.1 Methods and location of filtering<text:tab/></text:span><text:span text:style-name="Zeichenformat"><text:bookmark-ref text:reference-format="page" text:ref-name="_Toc37239121">Error: Reference source not found</text:bookmark-ref></text:span></text:p>
      <text:p text:style-name="P74"><text:span text:style-name="Zeichenformat">3.2 Practicalities of analysis technologies<text:tab/></text:span><text:span text:style-name="Zeichenformat"><text:bookmark-ref text:reference-format="page" text:ref-name="_Toc37239122">Error: Reference source not found</text:bookmark-ref></text:span></text:p>
      <text:p text:style-name="P74"><text:span text:style-name="Zeichenformat">3.3 DCITA specifics<text:tab/></text:span><text:span text:style-name="Zeichenformat"><text:bookmark-ref text:reference-format="page" text:ref-name="_Toc37239123">Error: Reference source not found</text:bookmark-ref></text:span></text:p>
      <text:p text:style-name="P74"><text:span text:style-name="Zeichenformat">3.4 Technological developments over last 3 years<text:tab/></text:span><text:span text:style-name="Zeichenformat"><text:bookmark-ref text:reference-format="page" text:ref-name="_Toc37239124">Error: Reference source not found</text:bookmark-ref></text:span></text:p>
      <text:p text:style-name="P74"><text:span text:style-name="Zeichenformat">3.5 Road map for development<text:tab/></text:span><text:span text:style-name="Zeichenformat"><text:bookmark-ref text:reference-format="page" text:ref-name="_Toc37239125">Error: Reference source not found</text:bookmark-ref></text:span></text:p>
      <text:p text:style-name="P74"><text:span text:style-name="Zeichenformat">3.6 Performance and financial implications<text:tab/></text:span><text:span text:style-name="Zeichenformat"><text:bookmark-ref text:reference-format="page" text:ref-name="_Toc37239126">Error: Reference source not found</text:bookmark-ref></text:span></text:p>
      <text:p text:style-name="P100"><text:span text:style-name="Zeichenformat">4 Internet content filtering scenarios<text:tab/></text:span><text:span text:style-name="Zeichenformat"><text:bookmark-ref text:reference-format="page" text:ref-name="_Toc37239127">Error: Reference source not found</text:bookmark-ref></text:span></text:p>
      <text:p text:style-name="P73"><text:span text:style-name="Zeichenformat">4.1 Overview of scenarios<text:tab/></text:span><text:span text:style-name="Zeichenformat"><text:bookmark-ref text:reference-format="page" text:ref-name="_Toc37239128">Error: Reference source not found</text:bookmark-ref></text:span></text:p>
      <text:p text:style-name="P74"><text:span text:style-name="Zeichenformat">4.2 Scenario 1 – self regulation<text:tab/></text:span><text:span text:style-name="Zeichenformat"><text:bookmark-ref text:reference-format="page" text:ref-name="_Toc37239129">Error: Reference source not found</text:bookmark-ref></text:span></text:p>
      <text:p text:style-name="P74"><text:span text:style-name="Zeichenformat">4.3 Scenario 2 – government facilitates self regulation<text:tab/></text:span><text:span text:style-name="Zeichenformat"><text:bookmark-ref text:reference-format="page" text:ref-name="_Toc37239130">Error: Reference source not found</text:bookmark-ref></text:span></text:p>
      <text:p text:style-name="P74"><text:span text:style-name="Zeichenformat">4.4 Scenario 3 – government mandates industry filtering<text:tab/></text:span><text:span text:style-name="Zeichenformat"><text:bookmark-ref text:reference-format="page" text:ref-name="_Toc37239131">Error: Reference source not found</text:bookmark-ref></text:span></text:p>
      <text:p text:style-name="P74"><text:span text:style-name="Zeichenformat">4.5 Scenario 4 – all undesirable content is blocked / filtered by government<text:tab/></text:span><text:span text:style-name="Zeichenformat"><text:bookmark-ref text:reference-format="page" text:ref-name="_Toc37239132">Error: Reference source not found</text:bookmark-ref></text:span></text:p>
      <text:p text:style-name="P100"><text:span text:style-name="Zeichenformat">5 Market overview<text:tab/></text:span><text:span text:style-name="Zeichenformat"><text:bookmark-ref text:reference-format="page" text:ref-name="_Toc37239133">Error: Reference source not found</text:bookmark-ref></text:span></text:p>
      <text:p text:style-name="P73"><text:span text:style-name="Zeichenformat">5.1 Supply side perspectives<text:tab/></text:span><text:span text:style-name="Zeichenformat"><text:bookmark-ref text:reference-format="page" text:ref-name="_Toc37239134">Error: Reference source not found</text:bookmark-ref></text:span></text:p>
      <text:p text:style-name="P74"><text:span text:style-name="Zeichenformat">5.2 Demand side perspectives<text:tab/></text:span><text:span text:style-name="Zeichenformat"><text:bookmark-ref text:reference-format="page" text:ref-name="_Toc37239135">Error: Reference source not found</text:bookmark-ref></text:span></text:p>
      <text:p text:style-name="P100"><text:soft-page-break/><text:span text:style-name="Zeichenformat">6 International case studies<text:tab/></text:span><text:span text:style-name="Zeichenformat"><text:bookmark-ref text:reference-format="page" text:ref-name="_Toc37239136">Error: Reference source not found</text:bookmark-ref></text:span></text:p>
      <text:p text:style-name="P73"><text:span text:style-name="Zeichenformat">6.1 Overview<text:tab/></text:span><text:span text:style-name="Zeichenformat"><text:bookmark-ref text:reference-format="page" text:ref-name="_Toc37239137">Error: Reference source not found</text:bookmark-ref></text:span></text:p>
      <text:p text:style-name="P74"><text:span text:style-name="Zeichenformat">6.2 UK<text:tab/></text:span><text:span text:style-name="Zeichenformat"><text:bookmark-ref text:reference-format="page" text:ref-name="_Toc37239138">Error: Reference source not found</text:bookmark-ref></text:span></text:p>
      <text:p text:style-name="P74"><text:span text:style-name="Zeichenformat">6.3 Singapore<text:tab/></text:span><text:span text:style-name="Zeichenformat"><text:bookmark-ref text:reference-format="page" text:ref-name="_Toc37239139">Error: Reference source not found</text:bookmark-ref></text:span></text:p>
      <text:p text:style-name="P74"><text:span text:style-name="Zeichenformat">6.4 China<text:tab/></text:span><text:span text:style-name="Zeichenformat"><text:bookmark-ref text:reference-format="page" text:ref-name="_Toc37239140">Error: Reference source not found</text:bookmark-ref></text:span></text:p>
      <text:p text:style-name="P100"><text:span text:style-name="Zeichenformat">7 Scenario impacts<text:tab/></text:span><text:span text:style-name="Zeichenformat"><text:bookmark-ref text:reference-format="page" text:ref-name="_Toc37239141">Error: Reference source not found</text:bookmark-ref></text:span></text:p>
      <text:p text:style-name="P73"><text:span text:style-name="Zeichenformat">7.1 Technology impacts<text:tab/></text:span><text:span text:style-name="Zeichenformat"><text:bookmark-ref text:reference-format="page" text:ref-name="_Toc37239142">Error: Reference source not found</text:bookmark-ref></text:span></text:p>
      <text:p text:style-name="P74"><text:span text:style-name="Zeichenformat">7.2 Financial impacts<text:tab/></text:span><text:span text:style-name="Zeichenformat"><text:bookmark-ref text:reference-format="page" text:ref-name="_Toc37239143">Error: Reference source not found</text:bookmark-ref></text:span></text:p>
      <text:p text:style-name="P74"><text:span text:style-name="Zeichenformat">7.3 Market impacts<text:tab/></text:span><text:span text:style-name="Zeichenformat"><text:bookmark-ref text:reference-format="page" text:ref-name="_Toc37239144">Error: Reference source not found</text:bookmark-ref></text:span></text:p>
      <text:p text:style-name="P74"><text:span text:style-name="Zeichenformat">7.4 Summary of impacts<text:tab/></text:span><text:span text:style-name="Zeichenformat"><text:bookmark-ref text:reference-format="page" text:ref-name="_Toc37239145">Error: Reference source not found</text:bookmark-ref></text:span></text:p>
      <text:p text:style-name="P100"><text:span text:style-name="Zeichenformat">8 Conclusions for each scenario<text:tab/></text:span><text:span text:style-name="Zeichenformat"><text:bookmark-ref text:reference-format="page" text:ref-name="_Toc37239146">Error: Reference source not found</text:bookmark-ref></text:span></text:p>
      <text:p text:style-name="P73"><text:span text:style-name="Zeichenformat">8.1 Scenario 1 – Self regulation<text:tab/></text:span><text:span text:style-name="Zeichenformat"><text:bookmark-ref text:reference-format="page" text:ref-name="_Toc37239147">Error: Reference source not found</text:bookmark-ref></text:span></text:p>
      <text:p text:style-name="P74"><text:span text:style-name="Zeichenformat">8.2 Scenario 2 – Government facilitates self regulation<text:tab/></text:span><text:span text:style-name="Zeichenformat"><text:bookmark-ref text:reference-format="page" text:ref-name="_Toc37239148">Error: Reference source not found</text:bookmark-ref></text:span></text:p>
      <text:p text:style-name="P74"><text:span text:style-name="Zeichenformat">8.3 Scenario 3 – Government mandates industry filtering<text:tab/></text:span><text:span text:style-name="Zeichenformat"><text:bookmark-ref text:reference-format="page" text:ref-name="_Toc37239149">Error: Reference source not found</text:bookmark-ref></text:span></text:p>
      <text:p text:style-name="P74"><text:span text:style-name="Zeichenformat">8.4 Scenario 4 – all undesirable content is blocked<text:tab/></text:span><text:span text:style-name="Zeichenformat"><text:bookmark-ref text:reference-format="page" text:ref-name="_Toc37239150">Error: Reference source not found</text:bookmark-ref></text:span></text:p>
      <text:p text:style-name="P100"><text:span text:style-name="Zeichenformat">Annex 1: Request for tender<text:tab/></text:span><text:span text:style-name="Zeichenformat"><text:bookmark-ref text:reference-format="page" text:ref-name="_Toc37239151">Error: Reference source not found</text:bookmark-ref></text:span></text:p>
      <text:p text:style-name="P109"><text:span text:style-name="Zeichenformat">Annex 2: Glossary of terms<text:tab/></text:span><text:span text:style-name="Zeichenformat"><text:bookmark-ref text:reference-format="page" text:ref-name="_Toc37239153">67</text:bookmark-ref></text:span></text:p>
      <text:p text:style-name="P109"><text:span text:style-name="Zeichenformat">Annex 3: International Case Studies<text:tab/></text:span><text:span text:style-name="Zeichenformat"><text:bookmark-ref text:reference-format="page" text:ref-name="_Toc37239154">69</text:bookmark-ref></text:span></text:p>
      <text:p text:style-name="P116"/>
      <text:h text:style-name="P33" text:outline-level="1" text:is-list-header="true"><text:bookmark-start text:name="_Toc35666209"/>1 Executive summary<text:bookmark-end text:name="_Toc35666209"/></text:h>
      <text:h text:style-name="P36" text:outline-level="2" text:is-list-header="true"><text:bookmark-start text:name="_Toc37239110"/>1.1 Background and methodology<text:bookmark-end text:name="_Toc37239110"/></text:h>
      <text:h text:style-name="P39" text:outline-level="3" text:is-list-header="true">1.1.1 Background</text:h>
      <text:p text:style-name="P21">In January 2003, the Department of Communications, IT and the Arts (DCITA) appointed Ovum to carry out a technical evaluation of Internet content filtering technologies, focusing in particular on ISP-based filtering methods.</text:p>
      <text:p text:style-name="P21">The objectives of this study are to provide the DCITA with:</text:p>
      <text:list xml:id="list214682804" text:style-name="RTF_5f_Num_20_8">
        <text:list-item>
          <text:p text:style-name="P87">technical advice on whether new blocking or filtering techniques have emerged or whether such techniques have become more practicable since the commencement of the Online Content Co-Regulatory Scheme in 2000</text:p>
        </text:list-item>
        <text:list-item>
          <text:p text:style-name="P87">advice or updates on the financial costs and administrative requirements – to users and ISPs – of these techniques, and on the potential impact of the techniques on the performance/efficiency of the Internet</text:p>
        </text:list-item>
        <text:list-item>
          <text:p text:style-name="P87">an overview of the application of filter technologies and other access management techniques in Government administered schemes overseas.</text:p>
        </text:list-item>
      </text:list>
      <text:p text:style-name="P6">The Online Content Co-Regulatory Scheme, which commenced on 1 January 2000, has three main components:</text:p>
      <text:list xml:id="list1302396549" text:continue-numbering="true" text:style-name="RTF_5f_Num_20_8">
        <text:list-item>
          <text:p text:style-name="P85">under Schedule 5 to the <text:span text:style-name="T5">Broadcasting Services Act 1992 </text:span>(BSA), the regulation of Internet services providers (ISPs) and Internet content providers (ICPs) through industry codes of practice and the establishment of a statutory complaints mechanism administered by the Australian Broadcasting Authority (ABA)</text:p>
        </text:list-item>
        <text:list-item>
          <text:p text:style-name="P85">state and territory laws that impose obligations on producers of content and persons who upload or access content, and the Commonwealth <text:span text:style-name="T5">Crimes Act 1914 </text:span>which makes it an offence to <text:span text:style-name="T6">intentionally use an Internet carriage service with the result that another person is menaced or harassed, or in such a way as would be regarded by reasonable persons as offensive</text:span></text:p>
        </text:list-item>
        <text:list-item>
          <text:p text:style-name="P85">non-legislative measures including community education, research and international liaison.</text:p>
        </text:list-item>
      </text:list>
      <text:p text:style-name="P22">It is a requirement under the BSA that a review be conducted into the operation of Schedule 5. <text:s/>The review must take into account, among other matters, the general development of filtering technologies and whether these technologies have developed to a point where they may practically prevent users from accessing R-rated overseas-hosted material that is not subject to a restricted access system. </text:p>
      <text:p text:style-name="P22">Following a competitive tender process, the DCITA contracted Ovum to undertake the required technical analysis of filtering technologies. <text:s/>The request for tender, which sets out two tasks, is provided in Annex 1. <text:s/>This report fulfils task one.</text:p>
      <text:h text:style-name="P40" text:outline-level="3" text:is-list-header="true"><text:soft-page-break/>1.1.2 Current regulatory position in Australia</text:h>
      <text:p text:style-name="P21">The Australian approach to online content regulation is co-regulatory, involving the development of industry codes of practice that provide for matters set out in Schedule 5. <text:s/>Compliance with the industry codes is not compulsory in the first instance, however Schedule 5 to the BSA provides that once the ABA directs an ISP or ICP to comply with a registered code, they must then do so. <text:s/>Moreover, if an industry code is found to be deficient, the ABA may itself develop a compulsory industry standard. </text:p>
      <text:p text:style-name="P21">Under Schedule 5, the industry codes support the statutory complaints mechanism administered by the ABA, whereby any person may complain about offensive or illegal Internet content. <text:s/>In the case of content that is hosted in Australia and found to be prohibited under this complaints mechanism, the ABA issues an enforceable take-down notice to the relevant ICP directing it not to host the content. <text:s/></text:p>
      <text:p text:style-name="P6">In relation to overseas-hosted content found to be prohibited, Schedule 5 requires that the industry codes must contain procedures for ISPs to follow to deal with such content. <text:s/>To this end, the codes require ISPs to provide, on a cost recovery basis, one or more of the filter products listed in the schedule to the codes. <text:s/>The ABA notifies overseas-hosted content found to be prohibited by the complaints mechanism to the makers of these filters. <text:s/>One of the criteria for scheduled filters relates to their ability to be updated to reflect notifications from the ABA.</text:p>
      <text:h text:style-name="P39" text:outline-level="3" text:is-list-header="true">1.1.3 Methodology</text:h>
      <text:p text:style-name="P21">Ovum has used a combination of secondary and primary research to provide the material to develop the key messages contained in this report. Primary research included interviews with leading content filtering vendors, Australian ISPs, Singaporean ISPs and government officials or other interested parties involved in Internet content filtering in countries covered in the three case studies. </text:p>
      <text:p text:style-name="P21">More details are provided in Section 2.</text:p>
      <text:h text:style-name="P36" text:outline-level="2" text:is-list-header="true"><text:bookmark-start text:name="_Toc37239111"/>1.2 Technology overview<text:bookmark-end text:name="_Toc37239111"/></text:h>
      <text:p text:style-name="P21">It is no more practical to use complex filtering analysis techniques such as textual and image analysis to automatically filter web content in 2003 than in 2000. There have been no major developments in technology. However, it is now more practicable from a technology perspective to implement URL and IP address based filtering. This is as a result of a combination of small improvements in vendor products related to search algorithms and an increase in processing power. As a result, those ISPs that adopt server-side URL and IP address filtering see a limited impact on throughput.</text:p>
      <text:p text:style-name="P21">However, the cost of implementing such a system remains high. In addition to the initial set-up costs, ISPs also have an ongoing annual cost for licence fees, any lease costs of additional infrastructure and ongoing administrative costs. The costs in the first year of implementation are sizeable and are unlikely to be regained even if <text:soft-page-break/>charges are passed on to users. </text:p>
      <text:p text:style-name="P21">The effects of these costs on small ISPs will have more significant impact than on the larger ISPs. Larger ISPs may potentially use this as a competitive advantage by not passing on costs to users. Although larger ISPs will also see reduced margins, there will be less of an impact than on the smaller ISPs. </text:p>
      <text:p text:style-name="P21">It remains impossible to identify if an Internet user has been through a restricted access mechanism, e.g. age verification technologies. It is also impossible to block all content originating from one country.</text:p>
      <text:p text:style-name="P6">More details are provided in Section 3.</text:p>
      <text:h text:style-name="P36" text:outline-level="2" text:is-list-header="true"><text:bookmark-start text:name="_Toc37239112"/>1.3 Internet content filtering scenarios<text:bookmark-end text:name="_Toc37239112"/></text:h>
      <text:p text:style-name="P21">Ovum has defined four scenarios for regulating and controlling content on the Internet. <text:s/>These are based on various degrees of government involvement and impacts on the choices offered to users and ISPs. The four scenarios are as follows:</text:p>
      <text:list xml:id="list1860026403" text:continue-numbering="true" text:style-name="RTF_5f_Num_20_8">
        <text:list-item>
          <text:p text:style-name="P87">Scenario 1 – Self regulation</text:p>
        </text:list-item>
        <text:list-item>
          <text:p text:style-name="P87">Scenario 2 – Government facilitates self regulation</text:p>
        </text:list-item>
        <text:list-item>
          <text:p text:style-name="P87">Scenario 3 – Government mandates industry filtering</text:p>
        </text:list-item>
        <text:list-item>
          <text:p text:style-name="P87">Scenario 4 – Government blocks all undesirable content.</text:p>
        </text:list-item>
      </text:list>
      <text:p text:style-name="P21">The characteristics of each of these scenarios are summarised in Figure 1.1.</text:p>
      <text:p text:style-name="P90">Figure 1.1: <text:span text:style-name="T8">Characteristics of Scenarios</text:span></text:p>
      <text:p text:style-name="P92"><text:span text:style-name="T9"><draw:frame draw:style-name="fr1" draw:name="graphics1" text:anchor-type="as-char" svg:width="13.28cm" svg:height="7.713cm" draw:z-index="2"><draw:image xlink:href="Pictures/2000007600023AB70001AB5DB32F16C8.wmf" xlink:type="simple" xlink:show="embed" xlink:actuate="onLoad"/></draw:frame></text:span><text:span text:style-name="T9"> </text:span></text:p>
      <text:p text:style-name="P32">Source: Ovum</text:p>
      <text:p text:style-name="P21">More details are provided in Section 4.</text:p>
      <text:h text:style-name="P36" text:outline-level="2" text:is-list-header="true"><text:bookmark-start text:name="_Toc37239113"/><text:soft-page-break/>1.4 Market overview<text:bookmark-end text:name="_Toc37239113"/></text:h>
      <text:p text:style-name="P21">The characteristics of the Internet content filtering market have not changed significantly over the last 3 years as it continues to be dominated by the needs of enterprises. Vendors’ developments of their products are generally driven by corporate demand due to the revenue potential available from this segment. ISPs have traditionally offered little revenue potential to filtering vendors.</text:p>
      <text:p text:style-name="P21">Australian ISPs are required to offer some form of Internet content filtering service – however, it is generally not recognised as a high business priority and as such there is little effort to market these services. Most Australian ISPs prefer to provide client-side PC-based filtering services due to the low level of investment required on their part and the limited subscriber take-up experienced.</text:p>
      <text:p text:style-name="P21">Take-up of filtering services has been low amongst Internet users in Australia and in other countries where users have the option to use such a service. In part, this low take-up may be due to a lack of awareness of the existence of such services, but even where users are aware of the services available, take-up remains limited. This is also the case in countries such as Singapore, which has a more proactive stance on Internet content filtering, where only 1-2% of subscribers have taken up the optional Family Access Network (FAN) service. </text:p>
      <text:p text:style-name="P21">More details are provided in Section 5.</text:p>
      <text:h text:style-name="P36" text:outline-level="2" text:is-list-header="true"><text:bookmark-start text:name="_Toc37239114"/>1.5 International case studies<text:bookmark-end text:name="_Toc37239114"/></text:h>
      <text:p text:style-name="P21">We have identified 3 international case studies in this report, namely:</text:p>
      <text:list xml:id="list605628500" text:continue-numbering="true" text:style-name="RTF_5f_Num_20_8">
        <text:list-item>
          <text:p text:style-name="P87">UK</text:p>
        </text:list-item>
        <text:list-item>
          <text:p text:style-name="P87">Singapore</text:p>
        </text:list-item>
        <text:list-item>
          <text:p text:style-name="P87">China.</text:p>
        </text:list-item>
      </text:list>
      <text:p text:style-name="P21">We selected these countries as they provide good examples of three of the Scenarios identified in Section 4. </text:p>
      <text:h text:style-name="P39" text:outline-level="3" text:is-list-header="true">1.5.1 UK</text:h>
      <text:p text:style-name="P21">The UK takes a self-regulatory approach to Internet content filtering as outlined in Scenario 1. There are numerous bodies involved in providing a framework for ISPs to ensure that users have the option of using filtering services if they so wish. <text:s/>As a result the system appears fragmented. One of the bodies, Internet Content Rating Association (ICRA), has the view that the UK Government should take a more proactive role in Internet content filtering and considers that Scenario 2 is the best model for a government to follow.</text:p>
      <text:h text:style-name="P39" text:outline-level="3" text:is-list-header="true">1.5.2 Singapore</text:h>
      <text:p text:style-name="P21">Singapore regulates the Internet in part following a combination of Scenario 2 and 3. <text:soft-page-break/>Internet access in Singapore is controlled through a quasi self-regulatory system by ISPs backed up by a strong legal framework. Singapore’s approach includes prosecution of non-compliant ISPs and ICPs. </text:p>
      <text:p text:style-name="P21">However, it is possible to use the telephone system to contact an ISP in another country with unfiltered Internet access meaning that the Singaporean system can be bypassed by anyone willing to pay the international call charges. This process, becoming a cyber-refugee, is a threat to the efficacy of any domestic Internet control system.</text:p>
      <text:h text:style-name="P39" text:outline-level="3" text:is-list-header="true">1.5.3 China</text:h>
      <text:p text:style-name="P21">China is an example of a country following the approach to Internet content filtering outlined in Scenario 4. China restricts the Internet access of its citizens through control of the Internet backbone and the country’s ISPs. As is often the case with such tightly controlled Internet regimes, little official information is available, but descriptions of the experiences of users show how the filtering is conducted. However, as in Singapore, it is possible to use the telephone system to contact another country to gain access to prohibited material.</text:p>
      <text:p text:style-name="P21">More details are provided in Section 6.</text:p>
      <text:h text:style-name="P36" text:outline-level="2" text:is-list-header="true"><text:bookmark-start text:name="_Toc37239115"/>1.6 Scenario impacts<text:bookmark-end text:name="_Toc37239115"/></text:h>
      <text:p text:style-name="P21">Each of the Scenarios for Internet content filtering identified in Section 3 will have varying negative impacts on a number of practicality determinants. These practicality determinants are grouped into three categories:</text:p>
      <text:list xml:id="list325687781" text:continue-numbering="true" text:style-name="RTF_5f_Num_20_8">
        <text:list-item>
          <text:p text:style-name="P87">Technology impacts</text:p>
        </text:list-item>
        <text:list-item>
          <text:p text:style-name="P87">Financial impacts</text:p>
        </text:list-item>
        <text:list-item>
          <text:p text:style-name="P87">Market development impacts.</text:p>
        </text:list-item>
      </text:list>
      <text:p text:style-name="P21">Figure 1.2 provides a summary of the level of negative impact associated with each scenario.</text:p>
      <text:p text:style-name="P91">Figure 1.2: <text:span text:style-name="T8">Summary of impacts for each Scenario</text:span></text:p>
      <table:table table:name="Table3" table:style-name="Table3">
        <table:table-column table:style-name="Table3.A"/>
        <table:table-column table:style-name="Table3.B"/>
        <table:table-column table:style-name="Table3.C" table:number-columns-repeated="4"/>
        <text:soft-page-break/>
        <table:table-row table:style-name="Table3.1">
          <table:table-cell table:style-name="Table3.A1" office:value-type="string">
            <text:p text:style-name="P98">Practicality determinant</text:p>
          </table:table-cell>
          <table:table-cell table:style-name="Table3.B1" office:value-type="string">
            <text:p text:style-name="P98">Description of impacts</text:p>
          </table:table-cell>
          <table:table-cell table:style-name="Table3.B1" office:value-type="string">
            <text:p text:style-name="P98">Scenario 1 - Self regulation</text:p>
          </table:table-cell>
          <table:table-cell table:style-name="Table3.B1" office:value-type="string">
            <text:p text:style-name="P98">Scenario 2 - Government facilitation of self regulation</text:p>
          </table:table-cell>
          <table:table-cell table:style-name="Table3.B1" office:value-type="string">
            <text:p text:style-name="P98">Scenario 3 - Government mandates filtering</text:p>
          </table:table-cell>
          <table:table-cell table:style-name="Table3.F1" office:value-type="string">
            <text:p text:style-name="P96">Scenario 4 - Government implements blocking/ filtering</text:p>
          </table:table-cell>
        </table:table-row>
        <table:table-row table:style-name="Table3.1">
          <table:table-cell table:style-name="Table3.A2" office:value-type="string">
            <text:p text:style-name="P65">Technology impacts</text:p>
          </table:table-cell>
          <table:table-cell table:style-name="Table3.B2" office:value-type="string">
            <text:p text:style-name="P65"/>
          </table:table-cell>
          <table:table-cell table:style-name="Table3.B2" office:value-type="string">
            <text:p text:style-name="P63"/>
          </table:table-cell>
          <table:table-cell table:style-name="Table3.B2" office:value-type="string">
            <text:p text:style-name="P63"/>
          </table:table-cell>
          <table:table-cell table:style-name="Table3.B2" office:value-type="string">
            <text:p text:style-name="P63"/>
          </table:table-cell>
          <table:table-cell table:style-name="Table3.F2" office:value-type="string">
            <text:p text:style-name="P61"/>
          </table:table-cell>
        </table:table-row>
        <table:table-row table:style-name="Table3.1">
          <table:table-cell table:style-name="Table3.A3" office:value-type="string">
            <text:p text:style-name="P66">Data throughput</text:p>
          </table:table-cell>
          <table:table-cell table:style-name="Table3.B3" office:value-type="string">
            <text:p text:style-name="P66">Limited impact on Scenarios 1 and 2 as users have the choice of switching the filtering off if performance is impacted. The greatest impact on performance is in Scenario 3 as users are not able to switch off the filtering (unless an opt-out provision is included). Filtering in the backbone in Scenario 4 is faster than at the ISP, but it still involves checking every packet so there is a constant slowing.</text:p>
          </table:table-cell>
          <table:table-cell table:style-name="Table3.B3" office:value-type="string">
            <text:p text:style-name="P64"></text:p>
          </table:table-cell>
          <table:table-cell table:style-name="Table3.B3" office:value-type="string">
            <text:p text:style-name="P64"></text:p>
          </table:table-cell>
          <table:table-cell table:style-name="Table3.B3" office:value-type="string">
            <text:p text:style-name="P64"><text:span text:style-name="T12"></text:span></text:p>
          </table:table-cell>
          <table:table-cell table:style-name="Table3.F3" office:value-type="string">
            <text:p text:style-name="P62"></text:p>
          </table:table-cell>
        </table:table-row>
        <table:table-row table:style-name="Table3.1">
          <table:table-cell table:style-name="Table3.A4" office:value-type="string">
            <text:p text:style-name="P66">Segment filtering (e.g. ability to differentiate level of filtering by customer type)</text:p>
          </table:table-cell>
          <table:table-cell table:style-name="Table3.B4" office:value-type="string">
            <text:p text:style-name="P66">Users decide who sees what in Scenario 1 and 2 e.g. parents can decide to filter content for children. There is a potential for some element of segmentability in Scenario 3 – ISPs could provide different levels of password enabled access, but the system is not foolproof and extra costs would be incurred by the ISP. Filtering on the backbone in Scenario 4 is unable to distinguish between users – content is blocked for all users.</text:p>
          </table:table-cell>
          <table:table-cell table:style-name="Table3.B4" office:value-type="string">
            <text:p text:style-name="P64"></text:p>
          </table:table-cell>
          <table:table-cell table:style-name="Table3.B4" office:value-type="string">
            <text:p text:style-name="P64"></text:p>
          </table:table-cell>
          <table:table-cell table:style-name="Table3.B4" office:value-type="string">
            <text:p text:style-name="P64"></text:p>
          </table:table-cell>
          <table:table-cell table:style-name="Table3.F4" office:value-type="string">
            <text:p text:style-name="P62"></text:p>
          </table:table-cell>
        </table:table-row>
        <text:soft-page-break/>
        <table:table-row table:style-name="Table3.1">
          <table:table-cell table:style-name="Table3.A3" office:value-type="string">
            <text:p text:style-name="P66">Ability to enforce use of blocking / filtering</text:p>
          </table:table-cell>
          <table:table-cell table:style-name="Table3.B3" office:value-type="string">
            <text:p text:style-name="P66">Government is unable to enforce filtering in Scenario 1 (except illegal content). The position is similar in Scenario 2, but it may be mitigated slightly by more active involvement by government providing advice and guidance. It will be relatively easy to enforce at the ISP level with server-based filtering, but more difficult if client-based filtering is selected. It will be more difficult for users to evade the system in Scenario 4 where filtering takes place beyond the ISP.</text:p>
          </table:table-cell>
          <table:table-cell table:style-name="Table3.B3" office:value-type="string">
            <text:p text:style-name="P64"></text:p>
          </table:table-cell>
          <table:table-cell table:style-name="Table3.B3" office:value-type="string">
            <text:p text:style-name="P64"><text:span text:style-name="T12"></text:span></text:p>
            <text:p text:style-name="P64"/>
          </table:table-cell>
          <table:table-cell table:style-name="Table3.B3" office:value-type="string">
            <text:p text:style-name="P64"></text:p>
          </table:table-cell>
          <table:table-cell table:style-name="Table3.F3" office:value-type="string">
            <text:p text:style-name="P62"></text:p>
          </table:table-cell>
        </table:table-row>
        <table:table-row table:style-name="Table3.1">
          <table:table-cell table:style-name="Table3.B2" office:value-type="string">
            <text:p text:style-name="P68"/>
          </table:table-cell>
          <table:table-cell table:style-name="Table3.B6" office:value-type="string">
            <text:p text:style-name="P66"/>
          </table:table-cell>
          <table:table-cell table:style-name="Table3.B6" office:value-type="string">
            <text:p text:style-name="P64"/>
          </table:table-cell>
          <table:table-cell table:style-name="Table3.B6" office:value-type="string">
            <text:p text:style-name="P64"/>
          </table:table-cell>
          <table:table-cell table:style-name="Table3.B6" office:value-type="string">
            <text:p text:style-name="P64"/>
          </table:table-cell>
          <table:table-cell table:style-name="Table3.B2" office:value-type="string">
            <text:p text:style-name="P62"/>
          </table:table-cell>
        </table:table-row>
        <table:table-row table:style-name="Table3.1">
          <table:table-cell table:style-name="Table3.A7" office:value-type="string">
            <text:p text:style-name="P66">Ease of solution implementation</text:p>
          </table:table-cell>
          <table:table-cell table:style-name="Table3.B7" office:value-type="string">
            <text:p text:style-name="P66">Client-side and server side filtering technologies are relatively easy to implement so the impact on scenario 1 is limited. The impact in Scenario 2 is greater due to increased government involvement in co-ordinating a framework. There will be a similar level of impact in Scenario 3, but the onus will fall onto the industry to implement, rather than the government. Scenario 4 is most difficult to implement as it is complex and resource intensive.</text:p>
          </table:table-cell>
          <table:table-cell table:style-name="Table3.B7" office:value-type="string">
            <text:p text:style-name="P64"></text:p>
          </table:table-cell>
          <table:table-cell table:style-name="Table3.B7" office:value-type="string">
            <text:p text:style-name="P64"></text:p>
          </table:table-cell>
          <table:table-cell table:style-name="Table3.B7" office:value-type="string">
            <text:p text:style-name="P64"></text:p>
          </table:table-cell>
          <table:table-cell table:style-name="Table3.F7" office:value-type="string">
            <text:p text:style-name="P62"></text:p>
          </table:table-cell>
        </table:table-row>
        <table:table-row table:style-name="Table3.1">
          <table:table-cell table:style-name="Table3.A2" office:value-type="string">
            <text:p text:style-name="P65">Financial impacts</text:p>
          </table:table-cell>
          <table:table-cell table:style-name="Table3.B2" office:value-type="string">
            <text:p text:style-name="P65"/>
          </table:table-cell>
          <table:table-cell table:style-name="Table3.B2" office:value-type="string">
            <text:p text:style-name="P63"/>
          </table:table-cell>
          <table:table-cell table:style-name="Table3.B2" office:value-type="string">
            <text:p text:style-name="P63"/>
          </table:table-cell>
          <table:table-cell table:style-name="Table3.B2" office:value-type="string">
            <text:p text:style-name="P63"/>
          </table:table-cell>
          <table:table-cell table:style-name="Table3.F2" office:value-type="string">
            <text:p text:style-name="P61"/>
          </table:table-cell>
        </table:table-row>
        <table:table-row table:style-name="Table3.1">
          <table:table-cell table:style-name="Table3.A3" office:value-type="string">
            <text:p text:style-name="P66">Cost to Government</text:p>
          </table:table-cell>
          <table:table-cell table:style-name="Table3.B3" office:value-type="string">
            <text:p text:style-name="P66">Scenario 2 has some cost implications for government as it gets more involved in developing a framework. The impact is slightly higher in Scenario 3 as government may need to provide subsidies to industry. Scenario 4 is costly to government as it implements filtering technologies and extra infrastructure.</text:p>
          </table:table-cell>
          <table:table-cell table:style-name="Table3.B3" office:value-type="string">
            <text:p text:style-name="P64"></text:p>
          </table:table-cell>
          <table:table-cell table:style-name="Table3.B3" office:value-type="string">
            <text:p text:style-name="P64"></text:p>
          </table:table-cell>
          <table:table-cell table:style-name="Table3.B3" office:value-type="string">
            <text:p text:style-name="P64"><text:span text:style-name="T12"></text:span></text:p>
          </table:table-cell>
          <table:table-cell table:style-name="Table3.F3" office:value-type="string">
            <text:p text:style-name="P62"></text:p>
          </table:table-cell>
        </table:table-row>
        <text:soft-page-break/>
        <table:table-row table:style-name="Table3.1">
          <table:table-cell table:style-name="Table3.A3" office:value-type="string">
            <text:p text:style-name="P66">Cost to ISP</text:p>
          </table:table-cell>
          <table:table-cell table:style-name="Table3.B3" office:value-type="string">
            <text:p text:style-name="P66">The financial implications of Scenario 1 and 2 on the ISP are limited as most ISPs tend to offer client-based services, which have minimal cost. There greatest cost to the ISP is in Scenario 3 where it is required to implement a server-based system which will require new hardware and ongoing licences fees. Impact of Scenario 4 is limited on the ISP as government covers the costs – unless charges are passed on to the ISP.</text:p>
          </table:table-cell>
          <table:table-cell table:style-name="Table3.B3" office:value-type="string">
            <text:p text:style-name="P64"></text:p>
          </table:table-cell>
          <table:table-cell table:style-name="Table3.B3" office:value-type="string">
            <text:p text:style-name="P64"></text:p>
          </table:table-cell>
          <table:table-cell table:style-name="Table3.B3" office:value-type="string">
            <text:p text:style-name="P64"></text:p>
          </table:table-cell>
          <table:table-cell table:style-name="Table3.F3" office:value-type="string">
            <text:p text:style-name="P59"></text:p>
          </table:table-cell>
        </table:table-row>
        <table:table-row table:style-name="Table3.1">
          <table:table-cell table:style-name="Table3.A4" office:value-type="string">
            <text:p text:style-name="P66">Cost to end user</text:p>
          </table:table-cell>
          <table:table-cell table:style-name="Table3.B4" office:value-type="string">
            <text:p text:style-name="P66">Impacts of Scenario 1 and 2 are limited as most ISPs provide users with client-based services which are cheap or free. Scenario 3 has a major impact on users as ISPs will almost certainly pass on their extra costs to their users.</text:p>
          </table:table-cell>
          <table:table-cell table:style-name="Table3.B4" office:value-type="string">
            <text:p text:style-name="P64"></text:p>
          </table:table-cell>
          <table:table-cell table:style-name="Table3.B4" office:value-type="string">
            <text:p text:style-name="P64"></text:p>
          </table:table-cell>
          <table:table-cell table:style-name="Table3.B4" office:value-type="string">
            <text:p text:style-name="P64"></text:p>
          </table:table-cell>
          <table:table-cell table:style-name="Table3.F4" office:value-type="string">
            <text:p text:style-name="P62"><text:span text:style-name="T12"></text:span></text:p>
          </table:table-cell>
        </table:table-row>
        <table:table-row table:style-name="Table3.1">
          <table:table-cell table:style-name="Table3.A12" office:value-type="string">
            <text:p text:style-name="P66">Total cost to country</text:p>
          </table:table-cell>
          <table:table-cell table:style-name="Table3.B7" office:value-type="string">
            <text:p text:style-name="P66">This summarises the overall financial impact on the country. The option of mandating ISP filtering is the most costly to all stakeholders involved.</text:p>
          </table:table-cell>
          <table:table-cell table:style-name="Table3.B7" office:value-type="string">
            <text:p text:style-name="P64"></text:p>
          </table:table-cell>
          <table:table-cell table:style-name="Table3.B7" office:value-type="string">
            <text:p text:style-name="P64"></text:p>
          </table:table-cell>
          <table:table-cell table:style-name="Table3.B7" office:value-type="string">
            <text:p text:style-name="P64"></text:p>
          </table:table-cell>
          <table:table-cell table:style-name="Table3.F12" office:value-type="string">
            <text:p text:style-name="P62"></text:p>
          </table:table-cell>
        </table:table-row>
        <table:table-row table:style-name="Table3.1">
          <table:table-cell table:style-name="Table3.B6" office:value-type="string">
            <text:p text:style-name="P68"/>
          </table:table-cell>
          <table:table-cell table:style-name="Table3.B6" office:value-type="string">
            <text:p text:style-name="P66"/>
          </table:table-cell>
          <table:table-cell table:style-name="Table3.B6" office:value-type="string">
            <text:p text:style-name="P64"/>
          </table:table-cell>
          <table:table-cell table:style-name="Table3.B6" office:value-type="string">
            <text:p text:style-name="P64"/>
          </table:table-cell>
          <table:table-cell table:style-name="Table3.B6" office:value-type="string">
            <text:p text:style-name="P64"/>
          </table:table-cell>
          <table:table-cell table:style-name="Table3.B6" office:value-type="string">
            <text:p text:style-name="P62"/>
          </table:table-cell>
        </table:table-row>
        <table:table-row table:style-name="Table3.1">
          <table:table-cell table:style-name="Table3.A14" office:value-type="string">
            <text:p text:style-name="P65">Market development impacts</text:p>
          </table:table-cell>
          <table:table-cell table:style-name="Table3.B14" office:value-type="string">
            <text:p text:style-name="P65"/>
          </table:table-cell>
          <table:table-cell table:style-name="Table3.B14" office:value-type="string">
            <text:p text:style-name="P63"/>
          </table:table-cell>
          <table:table-cell table:style-name="Table3.B14" office:value-type="string">
            <text:p text:style-name="P63"/>
          </table:table-cell>
          <table:table-cell table:style-name="Table3.B14" office:value-type="string">
            <text:p text:style-name="P63"/>
          </table:table-cell>
          <table:table-cell table:style-name="Table3.F14" office:value-type="string">
            <text:p text:style-name="P61"/>
          </table:table-cell>
        </table:table-row>
        <table:table-row table:style-name="Table3.1">
          <table:table-cell table:style-name="Table3.A3" office:value-type="string">
            <text:p text:style-name="P66">Internet market development</text:p>
          </table:table-cell>
          <table:table-cell table:style-name="Table3.B3" office:value-type="string">
            <text:p text:style-name="P66">In scenario 1 and 2 there is limited impact on the development of the Internet market – indeed usage may increase in Scenario 2 as users are reassured by government presence. <text:s/>If government dictates to users what they can and cannot see in Scenario 3 and 4, this could potentially have a negative impact on the development of the Internet. </text:p>
          </table:table-cell>
          <table:table-cell table:style-name="Table3.B3" office:value-type="string">
            <text:p text:style-name="P64"></text:p>
          </table:table-cell>
          <table:table-cell table:style-name="Table3.B3" office:value-type="string">
            <text:p text:style-name="P64"></text:p>
          </table:table-cell>
          <table:table-cell table:style-name="Table3.B3" office:value-type="string">
            <text:p text:style-name="P64"></text:p>
          </table:table-cell>
          <table:table-cell table:style-name="Table3.F3" office:value-type="string">
            <text:p text:style-name="P62"></text:p>
          </table:table-cell>
        </table:table-row>
        <text:soft-page-break/>
        <table:table-row table:style-name="Table3.1">
          <table:table-cell table:style-name="Table3.A3" office:value-type="string">
            <text:p text:style-name="P66">Competitive vendor market</text:p>
          </table:table-cell>
          <table:table-cell table:style-name="Table3.B3" office:value-type="string">
            <text:p text:style-name="P66">In Scenario 1 opportunities for vendors depends on user demand. Scenario 2 is similar, although the government may select a preferred vendor to supply a government sponsored index, which could have a negative impact on competition. Scenario 3 is similar to 2 in that government will develop a list of preferred vendors for ISPs to use. Scenario 4 has the greatest negative impact as government decides what is and is not required and develops products and services to fit is needs.</text:p>
          </table:table-cell>
          <table:table-cell table:style-name="Table3.B3" office:value-type="string">
            <text:p text:style-name="P64"></text:p>
          </table:table-cell>
          <table:table-cell table:style-name="Table3.B3" office:value-type="string">
            <text:p text:style-name="P64"></text:p>
          </table:table-cell>
          <table:table-cell table:style-name="Table3.B3" office:value-type="string">
            <text:p text:style-name="P64"></text:p>
          </table:table-cell>
          <table:table-cell table:style-name="Table3.F3" office:value-type="string">
            <text:p text:style-name="P59"></text:p>
          </table:table-cell>
        </table:table-row>
      </table:table>
      <text:p text:style-name="P95">Key: <text:span text:style-name="T13"></text:span><text:span text:style-name="T14"></text:span><text:span text:style-name="T15">Low impact <text:s text:c="11"/></text:span><text:span text:style-name="T13"></text:span><text:span text:style-name="T15">Medium impact <text:s text:c="13"/></text:span><text:span text:style-name="T13"></text:span><text:span text:style-name="T15">High impact</text:span></text:p>
      <text:p text:style-name="P32">Source: Ovum</text:p>
      <text:p text:style-name="P21">More details describing these negative impacts can be found in Section 7.</text:p>
      <text:p text:style-name="P31"/>
      <text:h text:style-name="P36" text:outline-level="2" text:is-list-header="true"><text:bookmark-start text:name="_Toc37239116"/>1.7 Conclusions<text:bookmark-end text:name="_Toc37239116"/></text:h>
      <text:p text:style-name="P21">Figure 1.3 provides a summary of the key messages from each scenario.</text:p>
      <text:p text:style-name="P90">Figure 1.3: <text:span text:style-name="T8">Key messages from each scenario</text:span></text:p>
      <text:p text:style-name="P93"><draw:frame draw:style-name="fr1" draw:name="graphics2" text:anchor-type="as-char" svg:width="13.391cm" svg:height="7.459cm" draw:z-index="3"><draw:image xlink:href="Pictures/2000006800024A030001A667E72C5FFE.wmf" xlink:type="simple" xlink:show="embed" xlink:actuate="onLoad"/></draw:frame></text:p>
      <text:p text:style-name="P32">Source: Ovum</text:p>
      <text:p text:style-name="P21">More details about the key messages from each scenario, particularly focusing on the performance and financial implications of Scenarios 2 and 3, can be found in Section 8.</text:p>
      <text:h text:style-name="P35" text:outline-level="1" text:is-list-header="true"><text:bookmark-start text:name="_Toc35666210"/>2 Background and methodology<text:bookmark-end text:name="_Toc35666210"/> </text:h>
      <text:h text:style-name="P36" text:outline-level="2" text:is-list-header="true"><text:bookmark-start text:name="_Toc37239118"/>2.1 Background<text:bookmark-end text:name="_Toc37239118"/></text:h>
      <text:p text:style-name="P21">In January 2003, the Department of Communications, IT and the Arts (DCITA) appointed Ovum to carry out a technical evaluation of Internet content filtering technologies, focusing in particular on ISP-based filtering methods.</text:p>
      <text:p text:style-name="P21">The objectives of this study are to provide the DCITA with:</text:p>
      <text:list xml:id="list473807921" text:continue-numbering="true" text:style-name="RTF_5f_Num_20_8">
        <text:list-item>
          <text:p text:style-name="P87">technical advice on whether new blocking or filtering techniques have emerged or whether such techniques have become more practicable since the commencement of the Online Content Co-Regulatory Scheme in 2000</text:p>
        </text:list-item>
        <text:list-item>
          <text:p text:style-name="P87">advice or updates on the financial costs and administrative requirements – to users and ISPs – of these techniques, and on the potential impact of the techniques on the performance/efficiency of the Internet</text:p>
        </text:list-item>
        <text:list-item>
          <text:p text:style-name="P87">an overview of the application of filter technologies and other access management techniques in Government administered schemes overseas.</text:p>
        </text:list-item>
      </text:list>
      <text:p text:style-name="P6">The Online Content Co-Regulatory Scheme, which commenced on 1 January 2000, has three main components:</text:p>
      <text:list xml:id="list1113824524" text:continue-numbering="true" text:style-name="RTF_5f_Num_20_8">
        <text:list-item>
          <text:p text:style-name="P87">under Schedule 5 to the <text:span text:style-name="T5">Broadcasting Services Act 1992 </text:span>(BSA), the regulation of Internet services providers (ISPs) and Internet content providers (ICPs) through industry codes of practice and the establishment of a statutory complaints mechanism administered by the Australian Broadcasting Authority (ABA)</text:p>
        </text:list-item>
        <text:list-item>
          <text:p text:style-name="P87">state and territory laws that impose obligations on producers of content and persons who upload or access content, and the Commonwealth <text:span text:style-name="T5">Crimes Act 1914 </text:span>which makes it an offence to <text:span text:style-name="T6">intentionally use an Internet carriage service with the result that another person is menaced or harassed, or in such a way as would be regarded by reasonable persons as offensive</text:span></text:p>
        </text:list-item>
        <text:list-item>
          <text:p text:style-name="P87">non-legislative measures including community education, research and international liaison.</text:p>
        </text:list-item>
      </text:list>
      <text:p text:style-name="P22">It is a requirement under the BSA that a review be conducted into the operation of Schedule 5. <text:s/>The review must take into account, among other matters, the general development of filtering technologies and whether these technologies have developed to a point where they may practically prevent users from accessing R-rated overseas-hosted material that is not subject to a restricted access system. </text:p>
      <text:p text:style-name="P82">Following a competitive tender process, the DCITA contracted Ovum to undertake the required technical analysis of filtering technologies. <text:s/>The request for tender, which sets out two tasks, is provided in Annex 1. <text:s/>This report fulfils task one.</text:p>
      <text:h text:style-name="P36" text:outline-level="2" text:is-list-header="true"><text:bookmark-start text:name="_Toc37239119"/>2.2 Methodology<text:bookmark-end text:name="_Toc37239119"/></text:h>
      <text:p text:style-name="P84">Ovum used a combination of both primary and secondary research techniques to <text:soft-page-break/>provide advice to the DCITA. </text:p>
      <text:h text:style-name="P39" text:outline-level="3" text:is-list-header="true"><text:bookmark-start text:name="_Toc35666211"/>2.2.1 Secondary research<text:bookmark-end text:name="_Toc35666211"/></text:h>
      <text:p text:style-name="P84">Ovum has extensive experience in the field of Internet security and content filtering. We have therefore drawn on this expertise in developing our conclusions for this report. </text:p>
      <text:p text:style-name="P84">In evaluating the position of Internet content filtering in other countries, Ovum has drawn on a variety of secondary sources of information to provide a clear view of the situation in each country. </text:p>
      <text:h text:style-name="P39" text:outline-level="3" text:is-list-header="true"><text:bookmark-start text:name="_Toc35666212"/>2.2.2 Primary research<text:bookmark-end text:name="_Toc35666212"/></text:h>
      <text:p text:style-name="P21">In order to carry out a technical review of Internet content filtering technologies, Ovum approached a number of leading filtering vendors. We carried out a combination of telephone and face-to-face interviews with relevant technology experts within those companies. </text:p>
      <text:p text:style-name="P21">We have carried out interviews with a number of Australian ISPs to understand their experiences with filtering technologies to date and evaluate the potential impact on them in the future. This research has also provided considerable insight into the demands of their customers. </text:p>
      <text:p text:style-name="P21">Finally, we have carried out a number of interviews with members of government, Internet bodies and other interested parties for the case studies covered in this report to support the secondary research that has been carried out.</text:p>
      <text:h text:style-name="P39" text:outline-level="3" text:is-list-header="true"><text:bookmark-start text:name="_Toc35666213"/>2.2.3 Analysis<text:bookmark-end text:name="_Toc35666213"/></text:h>
      <text:p text:style-name="P21">Ovum brought together all the information gained from primary and secondary research to carry out an evaluation workshop with experts in the field of Internet content filtering. This analysis is the basis for the following report.</text:p>
      <text:h text:style-name="P34" text:outline-level="1" text:is-list-header="true"><text:bookmark-start text:name="_Toc35673393"/>3 Technology overview<text:bookmark-end text:name="_Toc35673393"/> </text:h>
      <text:p text:style-name="P21">This section describes the technical aspects of web filtering. It is based on Ovum’s expertise and information relating to the topic augmented by the findings of a number of interviews with vendors, Australian ISPs and Singaporean ISPs. In the case of the measure of delay caused by use of content filtering technologies, no source was able to offer exact timings of delays due to variations in user and ISP set-up, however, the evidence offered by vendors and ISPs alike supported the analysis in this section. </text:p>
      <text:h text:style-name="P37" text:outline-level="2" text:is-list-header="true"><text:bookmark-start text:name="_Toc35673394"/>3.1 Methods and location of filtering<text:bookmark-end text:name="_Toc35673394"/></text:h>
      <text:h text:style-name="P41" text:outline-level="3" text:is-list-header="true"><text:bookmark-start text:name="_Toc35673395"/>3.1.1 Methods<text:bookmark-end text:name="_Toc35673395"/></text:h>
      <text:p text:style-name="P21">Filtering technologies fall into two categories:</text:p>
      <text:list xml:id="list1842885424" text:continue-numbering="true" text:style-name="RTF_5f_Num_20_8">
        <text:list-item>
          <text:p text:style-name="P87">Index filtering</text:p>
        </text:list-item>
        <text:list-item>
          <text:p text:style-name="P87">Analysis filtering.</text:p>
        </text:list-item>
      </text:list>
      <text:h text:style-name="P45" text:outline-level="4" text:is-list-header="true">Index filtering</text:h>
      <text:p text:style-name="P21">Index filtering is the technology that underlies all web-filtering products. The indices contain details of URLs (uniform resource locators – alpha-numeric web addresses), IP addresses (Internet protocol addresses – 32-bit numbers identifying points on the Internet), or both. Products implement filtering by comparing the requested URL or IP address against the indices it has been instructed to block against. In the early days of Internet filtering these indices were provided as straightforward “blacklists” (where anything on the list was blocked), or “whitelists” (where only the Internet addresses on the list could be viewed). </text:p>
      <text:p text:style-name="P21">More recently the indices have become categorised and blocking is performed based on the user’s profile so, for instance, one user could have access to football sites blocked, while another is allowed access through the same filtering system. Such systems still allow for blacklists or whitelists, but they can now be assembled in a much more ‘granular’ way than previously.</text:p>
      <text:h text:style-name="P46" text:outline-level="4" text:is-list-header="true">Index generation</text:h>
      <text:p text:style-name="P21">Vendors update the indices used by their products at least daily, identifying new URLs by a variety of methods including helpline calls, web searches and various analysis techniques, described below in the section on analysis filtering.</text:p>
      <text:p text:style-name="P21">The extent of over-blocking associated with an index is dependent on the processes used to generate the indices. This is generally dependent on the vendor supplying the software. Some pages will be miscategorised during automated analysis, but most vendors have a process of human intervention by which each new URL identified for blocking is checked to identify false positives. The occurrence of false positives (i.e. blocking of innocent content) can be dramatically reduced by organisations taking <text:soft-page-break/>direct responsibility for defining their own black or whitelists, but this can be very time consuming and most choose to use a commercially available set of indices.</text:p>
      <text:p text:style-name="P21">Some vendors generate specific lists for specific user organisations. The costs associated with such a service are addressed in section 3.6.2.</text:p>
      <text:p text:style-name="P21">System administrators are responsible for updating their copies of the indices used with their particular system. These are uploaded from a vendor web site. Home users can update their copies in the same way.</text:p>
      <text:h text:style-name="P46" text:outline-level="4" text:is-list-header="true">Whitelists v blacklists</text:h>
      <text:p text:style-name="P21">The use of whitelists prevents any new websites from being viewed until they are added to the list, which improves their effectiveness against content that should be filtered, but prevents them from allowing through new innocent material. Blacklists do not automatically prevent access to new sites, but this means that both innocent and undesirable new material is readily accessible to users.</text:p>
      <text:h text:style-name="P46" text:outline-level="4" text:is-list-header="true">Response times</text:h>
      <text:p text:style-name="P21">Most vendor indices contain 7-9 million URLs. When asked if larger lists meant slower response times, vendors (and ISPs) replied that this was true in the past, but with improvements in search algorithms and database structures, this is no longer the case. They said that to minimise the delay, a server running their products should have a large amount of RAM (ideally 1GB or more) and be configured to locally store copies of downloaded pages, to speed up future accesses. (Note: this requires a large amount of hard disk and may not necessarily be the way an ISP wants to set up such a service).</text:p>
      <text:p text:style-name="P21">A small whitelist of sites introduces a delay of about 1-2 milliseconds per URL, whereas a large (multi-million address) blacklist would introduce a delay of about 10 milliseconds per URL. This delay, in common with all delays given, would be experienced at around the same average value regardless of how many users are on the system, up to the point of saturation (i.e. where the system is handling as many URL requests as it can, dependent on the system configuration). Beyond saturation point, the delay will increase with the number of extra users attempting to use the system. For example, one user with five web browsers open, all simultaneously requesting URLs would experience a delay of about 10 milliseconds on each access – not 50 milliseconds.</text:p>
      <text:h text:style-name="P47" text:outline-level="4" text:is-list-header="true">Analysis filtering</text:h>
      <text:p text:style-name="P21">There are many methods of web page analysis falling into five broad categories, namely:</text:p>
      <text:list xml:id="list420956289" text:continue-numbering="true" text:style-name="RTF_5f_Num_20_8">
        <text:list-item>
          <text:p text:style-name="P87">File type</text:p>
        </text:list-item>
        <text:list-item>
          <text:p text:style-name="P87">Textual</text:p>
        </text:list-item>
        <text:list-item>
          <text:p text:style-name="P87">Links</text:p>
        </text:list-item>
        <text:list-item>
          <text:p text:style-name="P87"><text:soft-page-break/>Image</text:p>
        </text:list-item>
        <text:list-item>
          <text:p text:style-name="P87">Profile</text:p>
        </text:list-item>
      </text:list>
      <text:p text:style-name="P21">Any suspect web pages identified by these methods may be added to an index for subsequent URL or IP filtering or a list of pages to be vetted by an operator.</text:p>
      <text:p text:style-name="P21">These methods have been listed in order of impact on throughput and frequency of use in enterprise filtering systems. They are described below in more detail.</text:p>
      <text:p text:style-name="P113">Definitions – pass-by and pass-through</text:p>
      <text:p text:style-name="P112">In the descriptions of the analysis filtering methods, two terms are used to describe the model of use, namely, <text:span text:style-name="T8">pass-by</text:span> and <text:span text:style-name="T8">pass-through</text:span>.</text:p>
      <text:p text:style-name="P112"><text:span text:style-name="T8">Pass-by mode</text:span> is often referred to as off-line mode. The analysis is performed either as data is being downloaded or after it has been downloaded. There is no delay associated with this mode of use, as the download continues and all analysis is executed by a server out of the path of the data. This mode is most commonly used in the update of filtering indices. There is a possibility that some web pages will not be scanned if the volume of downloads is too much for the system to handle. <text:s/>The only drawback of pass-by mode is that any web page found to be undesirable will have been viewed at least once by a user as it does not prevent the initial download.</text:p>
      <text:p text:style-name="P112"><text:span text:style-name="T8">Pass-through</text:span> <text:span text:style-name="T8">mode</text:span> is often referred to as proxying. The analysis is performed on the data as it is downloaded. <text:s/>Download is not allowed to complete until the analysis is complete. This often introduces delays. This mode is often used with file type analysis, simple textual and link analysis, but not with anything more complex as the delays incurred make access slow.</text:p>
      <text:list xml:id="list239869376" text:continue-numbering="true" text:style-name="RTF_5f_Num_20_8">
        <text:list-item>
          <text:p text:style-name="P87"><text:span text:style-name="T8">File type</text:span> – File type analysis is mainly used to block access to certain file or media types, for instance MP3 files or video streams. The product will scan all web requests for file extensions that indicate certain file or media types (e.g. the file music.mp3 is probably an MP3 file as it has the extension ‘.mp3’ and therefore would be blocked by a product configured to block MP3 files). </text:p>
        </text:list-item>
      </text:list>
      <text:p text:style-name="P26">Some products analyse seemingly innocent files to see if their data suggests they are of a type normally blocked (i.e. they spot the data signature of an MP3 file-type even if the extension has been changed from ‘.mp3’ to something else). Beyond this, the content of the files is not analysed.</text:p>
      <text:p text:style-name="P26">This type of filtering analysis is generally used in a pass-through or proxy manner – that is, it checks files as they are accessed and blocks them before they are downloaded.</text:p>
      <text:list xml:id="list736227842" text:continue-numbering="true" text:style-name="RTF_5f_Num_20_8">
        <text:list-item>
          <text:p text:style-name="P87"><text:span text:style-name="T8">Textual</text:span> – Textual analysis works by scanning the text of the web page being downloaded. At its most basic, this analysis looks for certain words, for example “breast”, which may denote content which is supposed to be blocked, but has evaded any other form of filtering (e.g. index). More complex textual filtering analyses the content of the page, going beyond the basic word matching to include elements such as the number of occurrences of the word, the close proximity of other words (for example, the presence of the word “chicken” on the same page as “breast” would indicate a recipe rather than a sexual web page) or <text:soft-page-break/>even attempting to assess the context in which the targeted word is being used.</text:p>
        </text:list-item>
      </text:list>
      <text:p text:style-name="P26">Text contained in images cannot be analysed by standard textual analysis and some web publishers avoid this method of detection by using images containing text rather than actual textual characters within the code of the web page.</text:p>
      <text:p text:style-name="P26">Textual analysis can be used in pass-through mode, allowing all web pages to be scanned as they are loaded, but this has significant impact on throughput. For this reason, many products use textual analysis in a pass-by manner, scanning copies of web pages that have been downloaded. </text:p>
      <text:list xml:id="list47928990" text:continue-numbering="true" text:style-name="RTF_5f_Num_20_8">
        <text:list-item>
          <text:p text:style-name="P87"><text:span text:style-name="T8">Links</text:span> – The analysis of web links is a simple method of determining the nature of a page. It is likely that the page being downloaded contains content similar to the pages to which it is linked. Link analysis can be used in pass-by or pass-through mode.</text:p>
        </text:list-item>
        <text:list-item>
          <text:p text:style-name="P87"><text:span text:style-name="T8">Image</text:span> – Image analysis is the filtering of downloaded images based on their content. There are many methods employed. <text:s/>For example, scanning for sexual content might involve a combination of detection of skin-tones, detection of faces, the size of faces, the number of discrete areas of skin-tone, and the detection of innocent imagery (flowers, sky, grass). </text:p>
        </text:list-item>
      </text:list>
      <text:p text:style-name="P26">Many products allow the use of image analysis in pass-through mode, but the impact on throughput is very significant. Image analysis is more effectively employed in pass-by mode so that users will not notice the impact of the analysis process on performance speed. </text:p>
      <text:list xml:id="list457977345" text:continue-numbering="true" text:style-name="RTF_5f_Num_20_8">
        <text:list-item>
          <text:p text:style-name="P87"><text:span text:style-name="T8">Profile</text:span> – Profile analysis attempts to detect types of web page by characteristics of other pages of that type. For example, it may be found that pornographic web pages have a high ratio of images to text. Such systems generally utilise some form of artificial intelligence.</text:p>
        </text:list-item>
      </text:list>
      <text:p text:style-name="P26">Some products allow the use of profile filtering in pass-through mode, but throughput is badly affected and a high rate of false positives (web pages identified as suspect when they are innocent) make this very rare. Profile filtering is generally used in pass-by mode, and most frequently by vendors to identify new pages for their indices.</text:p>
      <text:h text:style-name="P41" text:outline-level="3" text:is-list-header="true"><text:bookmark-start text:name="_Toc35673396"/>3.1.2 Location<text:bookmark-end text:name="_Toc35673396"/></text:h>
      <text:p text:style-name="P21">Filtering can be performed at four locations, namely:</text:p>
      <text:list xml:id="list1204761490" text:continue-numbering="true" text:style-name="RTF_5f_Num_20_8">
        <text:list-item>
          <text:p text:style-name="P87">end user PC</text:p>
        </text:list-item>
        <text:list-item>
          <text:p text:style-name="P87">server</text:p>
        </text:list-item>
        <text:list-item>
          <text:p text:style-name="P87">firewall</text:p>
        </text:list-item>
        <text:list-item>
          <text:p text:style-name="P87">network device.</text:p>
        </text:list-item>
      </text:list>
      <text:p text:style-name="P21">Filtering at the client-end on the end user PC is currently the most popular option with Australian ISPs serving the domestic market. However, the focus of this study is non-PC-based methods.</text:p>
      <text:p text:style-name="P21"><text:soft-page-break/>Of the non-PC locations, server and firewall are by far the most popular choice amongst users of filtering software (including enterprises). The main reason for this is that it is possible to route all Internet traffic through a firewall or server (or a set of them). <text:s/>With network devices, e.g. router, it is not possible to guarantee that all Internet traffic will pass through the filtering-enabled ones and installing filtering software on all network devices would be expensive.</text:p>
      <text:p text:style-name="P21">It is also possible to implement granular filtering (i.e. different levels of filtering for different users) on servers and firewalls, but not on network devices. Granular filtering is something that is important to enterprises, and would be essential for any system that needed to distinguish between children, teenagers and adults.</text:p>
      <text:h text:style-name="P37" text:outline-level="2" text:is-list-header="true"><text:bookmark-start text:name="_Toc35673397"/>3.2 Practicalities of analysis technologies<text:bookmark-end text:name="_Toc35673397"/></text:h>
      <text:p text:style-name="P21"><text:span text:style-name="T3">The most effective method of ensuring that all web content is filtered is to use a pass-through, or proxy system. This ensures that every access request from every user is subject to the same rules and that nothing can pass without inspection and filtering. URL and IP filtering can be used in this way and have a delay of, on average, 10 </text:span>milliseconds<text:span text:style-name="T3"> throughput</text:span><text:span text:style-name="footnote_20_reference"><text:span text:style-name="T3"><text:note text:id="ftn0" text:note-class="footnote"><text:note-citation>1</text:note-citation><text:note-body><text:p text:style-name="P117"><text:s/>All throughput delays are based on comparison with the average delay caused by IP and URL filtering. The numbers given are based on information gathered from vendors and ISPs during the course of this project. All vendors made it clear that the performance of their products is heavily dependent on how they are configured.</text:p></text:note-body></text:note></text:span></text:span><text:span text:style-name="T3">. However, these indicies are based on lists of content already identified for filtering. <text:s/>A key question to answer is whether analysis filtering technologies could be used to filter previously unidentified sites with content which should be blocked. At present, none of the five methods of analysis are of practical use in a country-wide pass-through filtering scheme:</text:span></text:p>
      <text:list xml:id="list312290685" text:continue-numbering="true" text:style-name="RTF_5f_Num_20_8">
        <text:list-item>
          <text:p text:style-name="P87"><text:span text:style-name="T8">File type</text:span> – File type analysis can be used to block access to certain types of files. However, the content of the files is not checked. This means that any scheme to filter unwanted content based on file type would result in all innocent content distributed on the filtered file type being blocked. For this reason, file type filtering analysis would be of no use in a countrywide pass-through system.</text:p>
        </text:list-item>
        <text:list-item>
          <text:p text:style-name="P87"><text:span text:style-name="T8">Textual</text:span> – Basic textual analysis takes on average 10 times as long (100 milliseconds) to perform as URL or IP filtering. <text:s/>In common with URL filtering, this delay would be experienced at around the same average value regardless of how many users are on the system, up to the point of saturation (i.e. where the system is handling as many URL requests as it can, dependent on the system configuration). Beyond saturation point, the delay will increase with the number of extra users attempting to use the system. <text:s/>This would cause a noticeable delay in web access speed. Basic textual analysis also throws up a high number of false positives (blocking sites that are innocent). To reduce this to an acceptable level requires the use of more complex analysis, and this increases the delay in throughput even further. At present it is not possible to perform satisfactorily accurate pass-through textual analysis in a short enough time to cause no noticeable impact to throughput.</text:p>
        </text:list-item>
      </text:list>
      <text:p text:style-name="P26"><text:soft-page-break/>Textual analysis may be used to identify sites for addition to a URL or IP index for later pass through filtering. This would be performed in a pass-by mode.</text:p>
      <text:list xml:id="list2026792529" text:continue-numbering="true" text:style-name="RTF_5f_Num_20_8">
        <text:list-item>
          <text:p text:style-name="P87"><text:span text:style-name="T8">Links</text:span> – Link analysis takes, on average, 5 times longer (50 milliseconds) than URL or IP filtering. In common with URL filtering and textual analysis, this delay would be experienced at around the same average value regardless of how many users are on the system, up to the point of saturation (i.e. where the system is handling as many URL requests as it can, dependent on the system configuration). Beyond saturation point, the delay will increase with the number of extra users attempting to use the system. <text:s/>The delay caused increases as the number of links on a page that needs to be analysed rises. This would cause a noticeable delay in a pass-through scenario and would only block those pages of a site containing links.</text:p>
        </text:list-item>
      </text:list>
      <text:p text:style-name="P26">The rationale behind link analysis is that any site with links to banned web sites is likely to contain similar content. Automatically blocking a page of links will not, in itself, block access to the rest of the site. For this reason, link analysis is of most use in identification of sites to be added to a filtering index, for later use with URL and IP blocking. This mode of use is best performed in pass-by mode.</text:p>
      <text:list xml:id="list2049623852" text:continue-numbering="true" text:style-name="RTF_5f_Num_20_8">
        <text:list-item>
          <text:p text:style-name="P87"><text:span text:style-name="T8">Image</text:span> – Image analysis takes, on average, 100 times as long (1 second) to perform as URL or IP filtering, and this delay has to be multiplied by the number of images on the web page. Once again, in common with URL filtering, this delay would be experienced at around the same average value regardless how many users are on the system, up to the point of saturation (i.e. where the system is handling as many URL requests as it can, dependent on the system configuration). Beyond saturation point, the delay will increase with the number of extra users attempting to use the system. It is simply not suited to pass-through analysis at present. Even in pass-by mode, image analysis is slow and can cause a high degree of false positives. Although this can be improved, it is at the cost of slower throughput. Other methods of analysis deliver more accurate results more quickly.</text:p>
        </text:list-item>
        <text:list-item>
          <text:p text:style-name="P87"><text:span text:style-name="T8">Profile</text:span> – Profile analysis takes, on average, 100-110 times as long to perform as URL or IP filtering, being as it is a hybrid of textual, image and link analysis. Again, in common with URL filtering, this delay would be experienced at around the same average value regardless of how many users are on the system, up to the point of saturation (i.e. where the system is handling as many URL requests as it can, dependent on the system configuration). Beyond saturation point, the delay will increase with the number of extra users attempting to use the system. <text:s/>It is a very accurate method of analysing pages, but is best performed in pass-by mode, where throughput is less of a problem.</text:p>
        </text:list-item>
      </text:list>
      <text:p text:style-name="P21">Textual, image and profile analyses all have variable accuracy levels dependent on how they are configured. This accuracy is linked to how much resource the analysis process requires and how long it takes to perform. The relationship between accuracy, resource and performance is shown in Figure 3.1. As can be seen, the higher the accuracy, the more resource is needed and the slower the performance.</text:p>
      <text:p text:style-name="P90"><text:soft-page-break/>Figure 3.1: <text:span text:style-name="T8">Relationship between accuracy, resource and performance of complex filtering analyses</text:span></text:p>
      <text:p text:style-name="P94"><draw:frame draw:style-name="fr1" draw:name="graphics3" text:anchor-type="as-char" svg:width="6.514cm" svg:height="6.054cm" draw:z-index="4"><draw:image xlink:href="Pictures/2000006D00024FB20001849BBE62586A.wmf" xlink:type="simple" xlink:show="embed" xlink:actuate="onLoad"/></draw:frame></text:p>
      <text:p text:style-name="P32">Source: Ovum</text:p>
      <text:p text:style-name="P21">The best use of analysis filtering in a country-wide filtering system is to run it in pass-by mode, at a number of points on the country network, amalgamating the results and adding them to the country-wide URL and IP filtering indices. In this way, the analysis techniques can be configured to the required accuracy regardless of performance issues, as they will not affect throughput of web access.</text:p>
      <text:p text:style-name="P21">As the direct adding of URLs based on analysis alone may cause false-positives (web sites containing innocent content being blocked), consideration must be given to the implementation of a human vetting procedure, whether it be to check every URL identified by the analysis or to check only those for which false-positive complaints are received.</text:p>
      <text:h text:style-name="P37" text:outline-level="2" text:is-list-header="true"><text:bookmark-start text:name="_Toc35673398"/>3.3 DCITA specifics<text:bookmark-end text:name="_Toc35673398"/></text:h>
      <text:p text:style-name="P21">The DCITA had a number of specific queries on which it requested clarification. These are addressed below.</text:p>
      <text:h text:style-name="P41" text:outline-level="3" text:is-list-header="true"><text:bookmark-start text:name="_Toc35673399"/>3.3.1<text:tab/>International issues<text:bookmark-end text:name="_Toc35673399"/></text:h>
      <text:p text:style-name="P21">A key question to address is whether it is possible to block all content from certain countries, as might be required if a country became a regular source of illegal content. Unfortunately, this is not possible. Although it is possible to block all content based on the country extension (e.g. blocking all URLs ending in .uk for the United Kingdom), this does not guarantee that all content from that country is blocked. <text:s/>Content from a URL ending with any extension can be distributed from anywhere in the world. </text:p>
      <text:p text:style-name="P21">It is also possible to by-pass such filtering by using IP addresses instead of URLs. Although it is possible to generate lists of IP addresses hosting, for instance .uk sites, <text:soft-page-break/>and cross reference IP requests against it, it is often the case that many sites with different URLs are sourced from the same IP address. <text:s/>This means that all sites from that address would be blocked even if they do not have the blocked extension.</text:p>
      <text:h text:style-name="P41" text:outline-level="3" text:is-list-header="true"><text:bookmark-start text:name="_Toc35673400"/>3.3.2<text:tab/>Traffic surges<text:bookmark-end text:name="_Toc35673400"/></text:h>
      <text:p text:style-name="P21">Vendor filtering products can monitor traffic surges, but no vendor uses traffic surges to identify likely sites for analysis. <text:s/>No vendors interviewed for this study said they intended to, saying that the traffic monitoring is generally used by system administrators to tune their systems’ performance.</text:p>
      <text:h text:style-name="P41" text:outline-level="3" text:is-list-header="true"><text:bookmark-start text:name="_Toc35673401"/>3.3.3<text:tab/>Detection of access restriction mechanisms<text:bookmark-end text:name="_Toc35673401"/></text:h>
      <text:p text:style-name="P21">Access restriction mechanisms (e.g. username and password login) are often used to prevent under-age users from accessing restricted content. Sites that do not utilise such safeguards are easily accessed by children and as such, the ability to know whether a user has passed through such a mechanism would deliver a reassurance that the material beyond was well protected and that the user accessing it is authorised to do so.</text:p>
      <text:p text:style-name="P21">Unfortunately, no commercially available filtering system can detect a user as having passed through such a mechanism and therefore this strategy cannot be used to guarantee a user accessing content has provided credentials and is therefore authorised.</text:p>
      <text:list xml:id="list756874670" text:style-name="RTF_5f_Num_20_13">
        <text:list-item>
          <text:list>
            <text:list-item>
              <text:list>
                <text:list-item>
                  <text:h text:style-name="P42" text:outline-level="3">Differentiation of users</text:h>
                </text:list-item>
              </text:list>
            </text:list-item>
          </text:list>
        </text:list-item>
      </text:list>
      <text:p text:style-name="P21">All vendors of server and firewall based products provide the ability for users to logon to the system (or interface with existing log-on systems). This allows the implementation of differing levels of filtering based on the identity of the user, for instance preventing access to pornographic sites for a child logged on, but permitting them for an adult logged on to the same terminal. This would also allow the implementation of an opt-out system in the case of a national filtering system. If a user elected not to use the filtering system offered, their user account could be flagged as such and all subsequent accesses would be unfiltered.</text:p>
      <text:h text:style-name="P41" text:outline-level="3" text:is-list-header="true"><text:bookmark-start text:name="_Toc35673402"/>3.3.5<text:tab/>Streamed content and unstreamed moving pictures<text:bookmark-end text:name="_Toc35673402"/></text:h>
      <text:p text:style-name="P21">As mentioned in section 3.1.1, file type filtering cannot analyse the content of media files or streams (e.g. MPEG or Quicktime). If this were possible, illegal files or streams could be identified and blocked. </text:p>
      <text:p text:style-name="P21">No vendors offer this functionality at present. Vendors interviewed for this study stated that it is technically possible – still images could be extracted from the data and image analysed. <text:s/>If a high proportion of these appeared to contain sexual imagery, the data could then be blocked. However, with current image analysis technology this is simply not fast enough to be practical. Some vendors said they may develop this in the future, but as there is currently no demand from enterprises (their core market), <text:soft-page-break/>this is of low priority.</text:p>
      <text:h text:style-name="P41" text:outline-level="3" text:is-list-header="true">3.3.6 Accessing ISPs overseas</text:h>
      <text:p text:style-name="P21">If a country mandates ISP-based Internet filtering for all of its ISPs, all users accessing the Internet through an ISP covered by the law would have their Internet access filtered. Dissatisfied users could potentially choose to become a “cyber-refugee” to by-pass the filtering. A cyber-refugee is someone who uses a foreign ISP for Internet access to by-pass local laws enforcing Internet filtering.</text:p>
      <text:p text:style-name="P21">There is little that can be done to prevent this regardless of whether the means of access is by PSTN, satellite or mobile. If a user is willing to pay international call charges and pay for membership of a foreign ISP, they can by-pass any mandated filtering regime. Only by blocking telephone access to foreign ISPs can this be prevented.</text:p>
      <text:h text:style-name="P37" text:outline-level="2" text:is-list-header="true"><text:bookmark-start text:name="_Toc35673403"/>3.4 Technological developments over last 3 years<text:bookmark-end text:name="_Toc35673403"/></text:h>
      <text:h text:style-name="P41" text:outline-level="3" text:is-list-header="true"><text:bookmark-start text:name="_Toc35673404"/>3.4.1<text:tab/>URL and IP address indices<text:bookmark-end text:name="_Toc35673404"/></text:h>
      <text:p text:style-name="P21">URL and IP address indices are now much more granular than they were three years ago. That is, vendors offer multiple categories of content which users can select to block or pass, dependent on their particular requirements. Updates to these lists are performed daily, with sites being identified through the use of analysis technologies and often with human intervention, be it checking an automatically identified web address, or responding to a call from a user helpline.</text:p>
      <text:p text:style-name="P21">The actual process of filtering on URL and IP indices is constantly under review, with vendors improving their already quick filters using improved database techniques and innovative programming. There has been no step-change in the speed of this filtering, but a gradual improvement on a process that has always been relatively fast.</text:p>
      <text:h text:style-name="P41" text:outline-level="3" text:is-list-header="true"><text:bookmark-start text:name="_Toc35673405"/>3.4.2<text:tab/>Artificial intelligence<text:bookmark-end text:name="_Toc35673405"/></text:h>
      <text:p text:style-name="P21">The use of artificial intelligence in the analysis from which URL and IP address lists (indices) are built has increased over the last three years. New techniques and refinements to existing techniques have all increased the accuracy of such analysis and in many cases marginally reduced the negative effect on throughput. However, analysis by artificial intelligence still demands a lot of computing power and this causes throughput delays. Despite the improvements, the use of artificial intelligence in a pass-through mode is still noticeable to users in terms of throughput performance.</text:p>
      <text:p text:style-name="P21">Use of artificial intelligence in the filtering methods deployed by ISPs is currently uncommon, but some are experimenting with its use.</text:p>
      <text:h text:style-name="P39" text:outline-level="3" text:is-list-header="true"><text:bookmark-start text:name="_Toc35673406"/><text:soft-page-break/>3.4.3<text:tab/>Processing power<text:bookmark-end text:name="_Toc35673406"/></text:h>
      <text:p text:style-name="P21">Processing power has increased exponentially over the last three years and has made the simpler forms of filtering even faster, but has not made enough of an improvement to make the more complex analysis methods fast enough to use in pass-through mode. If processing power continues to increase at a similar rate, we estimate these more complex methods will become more practical in pass-through mode between 2007 and 2008.</text:p>
      <text:list xml:id="list1935403742" text:style-name="RTF_5f_Num_20_7">
        <text:list-item>
          <text:list>
            <text:list-item>
              <text:list>
                <text:list-item>
                  <text:h text:style-name="P43" text:outline-level="3"><text:bookmark-start text:name="_Toc35673407"/>Broadband<text:bookmark-end text:name="_Toc35673407"/></text:h>
                </text:list-item>
              </text:list>
            </text:list-item>
          </text:list>
        </text:list-item>
      </text:list>
      <text:p text:style-name="P21">The advent of broadband has brought the possibility of fast, high volume Internet access to home users. As use of broadband increases, more content will be accessed and the demand on filtering systems will increase. This line of logic has caused some ISPs to fear that broadband will make server-side filtering unfeasible due to the increased demand and traffic. It is unclear whether filtering ‘bottlenecks’ will eventuate, although we consider that it could be a misapprehension.</text:p>
      <text:p text:style-name="P21">While it is true that broadband will increase the amount of data users can access, this does not a priori mean that more web sites will necessarily be accessed, rather that more data will be downloaded from these web sites.</text:p>
      <text:p text:style-name="P21">In our view, whereas over a narrowband connection a user would not attempt the download of a large media file or programme due to the fact that it could take hours to download, broadband will allow this download in a fraction of the time. This will lead to the availability of more large files on the Internet, and content being created with less concern about the amount of data required to be downloaded. All such content would be downloaded from one URL or IP address so, even though more data is being downloaded, it does not mean that more URLs or IP addresses will need to be filtered as a result.</text:p>
      <text:p text:style-name="P21">In addition, we consider that even though web pages will load much faster, it will still take as long for the user to read or look at the web page. <text:s/>This means that the actual number of pages downloaded is not likely to increase that much, but an Internet session which might have taken 1 hour will be finished in 45 minutes due to faster download of pages.</text:p>
      <text:p text:style-name="P21">On the basis that we expect only a small increase in the number of URLs and IP addresses requested and therefore to be filtered, we do not believe that broadband will cause URL and IP based web-filtering to be unfeasible.</text:p>
      <text:p text:style-name="P21">The opposite is also true – in our view URL and IP filtering will not make broadband unfeasible. The additional delay is small (about 10 milliseconds per URL) and this will not be noticed by users. If more complex analysis based filtering is was used, the effect on broadband would be noticeable – an image file will load pretty much immediately on a URL filtered broadband link, but if that image file is subjected to image analysis a delay of about 1 second would be experienced. This delay would be repeated for each image file on the page and consequently performance would be noticeably affected. (N.B. such delays would be less noticeable on a narrowband <text:soft-page-break/>connection as image loading time is slow anyway.)</text:p>
      <text:h text:style-name="P37" text:outline-level="2" text:is-list-header="true"><text:bookmark-start text:name="_Toc35673408"/>3.5 Road map for development<text:bookmark-end text:name="_Toc35673408"/></text:h>
      <text:p text:style-name="P21">All vendors interviewed for this study had differing development programmes, looking at a wide range of issues including faster image filtering, filtering of instant messaging and filtering for mobile devices. Based on these interviews and our knowledge of the market and general IT developments, Ovum has generated the development roadmap in Figure 3.2. It illustrates when various developments will be available to and adopted by ISP / domestic users and enterprises. In general, enterprises adopt these developments earlier as they tend to have more sophisticated needs and access to more budget and processing power.</text:p>
      <text:p text:style-name="P90">Figure 3.2: <text:span text:style-name="T8">Roadmap for filtering development</text:span></text:p>
      <text:p text:style-name="P93"><draw:frame draw:style-name="fr1" draw:name="graphics4" text:anchor-type="as-char" svg:width="13.324cm" svg:height="6.83cm" draw:z-index="5"><draw:image xlink:href="Pictures/200002D70002211500017A46AF633AD1.wmf" xlink:type="simple" xlink:show="embed" xlink:actuate="onLoad"/></draw:frame></text:p>
      <text:p text:style-name="P95">Source: Ovum</text:p>
      <text:p text:style-name="P32"/>
      <text:h text:style-name="P37" text:outline-level="2" text:is-list-header="true"><text:bookmark-start text:name="_Toc35673409"/>3.6 Performance and financial <text:bookmark-end text:name="_Toc35673409"/>implications</text:h>
      <text:p text:style-name="P110">As indicated in section 3.2, the use of filtering analysis techniques can have a significant impact on throughput. Even by employing a very large number of servers to filter Internet access would not reduce the impact, as the delay on each individual download would still be noticeable.</text:p>
      <text:p text:style-name="P6">The only workable solution currently is to employ URL and IP address filtering. The throughput impact caused by this method is minimal. Both vendors and ISPs say that basic URL and IP filtering in pass-through mode has little impact on throughput and is fully effective in performing it objectives (the value of which depends on the accuracy of the indices).</text:p>
      <text:p text:style-name="P6"><text:soft-page-break/>There is a financial impact associated with running such a system on a national scale as outlined below.</text:p>
      <text:h text:style-name="P39" text:outline-level="3" text:is-list-header="true"><text:bookmark-start text:name="_Toc35673410"/>3.6.1<text:tab/>ISPs<text:bookmark-end text:name="_Toc35673410"/></text:h>
      <text:p text:style-name="P6">For ISPs, there would be costs for initial set-up and ongoing yearly costs. These costs are estimated in Figure 3.3. The figures given are based on the maximum number of subscribers in each category, except for the ‘Very Large’ category, where the minimum has been used, and are calculated based on the following information.</text:p>
      <text:h text:style-name="P45" text:outline-level="4" text:is-list-header="true">Initial set-up costs</text:h>
      <text:p text:style-name="P6">Initial costs comprise the cost of extra servers to run the software and personnel to set up the system. </text:p>
      <text:h text:style-name="P46" text:outline-level="4" text:is-list-header="true">Server system</text:h>
      <text:p text:style-name="P6">Vendor specifications for their products suggest that a server with two Pentium III class CPU at 800MHz or higher processing speed with 1GB of RAM could support 2000 users (assuming 10% concurrency – 200 users online at once). This sort of server would cost approximately AUD$10,000. A smaller ISP could utilise a single CPU version with 512MB of RAM (an estimated cost of AUD $8,000).</text:p>
      <text:p text:style-name="P6">For ISPs larger than 2,000 we have multiplied the cost of the 2,000 user machine to cover the maximum number of subscribers in each category (except for very large ISPs, where the minimum is used). This gives a rough indicator of the cost of a non-redundant system. A redundant system would cost roughly twice as much.</text:p>
      <text:p text:style-name="P6">The size of the system employed by each ISP would be dependent on the number of concurrent connections that that ISP supports and the actual cost will be dependent on the relationships the ISP has with its vendors.</text:p>
      <text:h text:style-name="P46" text:outline-level="4" text:is-list-header="true">Implementation</text:h>
      <text:p text:style-name="P6">The time for implementation will depend on the system chosen and the skill of the installation team, be they consultants or in-house personnel. The figure we have given is based on estimates given by vendors and ISPs that have implemented similar systems. The cost of this has been calculated based on a 12-month salary of AUD$75,000. The difference between the implementation of a redundant or non-redundant system is negligible and it should be assumed that the costs would be near identical in both cases.</text:p>
      <text:h text:style-name="P45" text:outline-level="4" text:is-list-header="true">Recurring annual costs</text:h>
      <text:p text:style-name="P6">Recurring costs comprise the cost of annual software licences and personnel to administer the system. These costs will be incurred every 12 months from the go-live date of the system, including the first 12 months. Costs will be the same for a redundant or non-redundant system.</text:p>
      <text:h text:style-name="P46" text:outline-level="4" text:is-list-header="true"><text:soft-page-break/>Software licences</text:h>
      <text:p text:style-name="P6">Vendors usually charge software licence fees annually on a per-user basis, the charge per user generally being dependent on the number of users to be licensed. </text:p>
      <text:p text:style-name="P6">Through discussions with vendors and ISPs that have implemented such systems, we estimate these costs to be AUD$5.00 per user per year (pupy) for ISPs with less than 1000 subscribers, AUD$3.50 pupy for ISPs with greater than 1000, but less than 10,000 subscribers and AUD$2.00 pupy for ISPs with greater than 10,000 subscribers.</text:p>
      <text:p text:style-name="P6">These figures will differ for each ISP, dependent on the agreement they reach with their chosen vendor.</text:p>
      <text:p text:style-name="P6">These costs are incurred every 12 months on the anniversary of the go-live date. Vendors will generally charge a small fee or no fee at all during set-up and testing phases.</text:p>
      <text:h text:style-name="P46" text:outline-level="4" text:is-list-header="true">Support</text:h>
      <text:p text:style-name="P6">Costs for support will depend on the system chosen and the configuration of that system (e.g. how they implement any opt-out system, if helpdesk calls are handled by the ISP or the vendor). The numbers in Figure 3.3 are based on discussions with vendors and ISPs. The cost of this has been calculated based on a 12-month salary of AUD$75,000.</text:p>
      <text:p text:style-name="P90">Figure 3.3: Estimated costs to Australian ISP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C" table:number-columns-repeated="2"/>
        <table:table-column table:style-name="Table4.I"/>
        <table:table-column table:style-name="Table4.J"/>
        <table:table-column table:style-name="Table4.D"/>
        <table:table-column table:style-name="Table4.C"/>
        <table:table-row table:style-name="Table4.1">
          <table:table-cell table:style-name="Table4.A1" office:value-type="string">
            <text:p text:style-name="P57"/>
          </table:table-cell>
          <table:table-cell table:style-name="Table4.A1" office:value-type="string">
            <text:p text:style-name="P57"/>
          </table:table-cell>
          <table:table-cell table:style-name="Table4.C1" table:number-columns-spanned="2" office:value-type="string">
            <text:p text:style-name="P58">Initial set up costs</text:p>
          </table:table-cell>
          <table:covered-table-cell/>
          <table:table-cell table:style-name="Table4.E1" office:value-type="string">
            <text:p text:style-name="P58"/>
          </table:table-cell>
          <table:table-cell table:style-name="Table4.E1" office:value-type="string">
            <text:p text:style-name="P58"/>
          </table:table-cell>
          <table:table-cell table:style-name="Table4.G1" office:value-type="string">
            <text:p text:style-name="P58"/>
          </table:table-cell>
          <table:table-cell table:style-name="Table4.C1" table:number-columns-spanned="2" office:value-type="string">
            <text:p text:style-name="P58">Recurring annual costs</text:p>
          </table:table-cell>
          <table:covered-table-cell/>
          <table:table-cell table:style-name="Table4.E1" office:value-type="string">
            <text:p text:style-name="P58"/>
          </table:table-cell>
          <table:table-cell table:style-name="Table4.E1" office:value-type="string">
            <text:p text:style-name="P57"/>
          </table:table-cell>
          <table:table-cell table:style-name="Table4.G1" office:value-type="string">
            <text:p text:style-name="P55"/>
          </table:table-cell>
        </table:table-row>
        <table:table-row table:style-name="Table4.2">
          <table:table-cell table:style-name="Table4.A2" office:value-type="string">
            <text:p text:style-name="P58">Definition</text:p>
          </table:table-cell>
          <table:table-cell table:style-name="Table4.B2" office:value-type="string">
            <text:p text:style-name="P58">No of ISPs</text:p>
          </table:table-cell>
          <table:table-cell table:style-name="Table4.C2" office:value-type="string">
            <text:p text:style-name="P58">server/s (AUD$)</text:p>
          </table:table-cell>
          <table:table-cell table:style-name="Table4.D2" table:number-columns-spanned="2" office:value-type="string">
            <text:p text:style-name="P58">Setup costs (employee-months)</text:p>
          </table:table-cell>
          <table:covered-table-cell/>
          <table:table-cell table:style-name="Table4.D2" office:value-type="string">
            <text:p text:style-name="P58">Setup costs (AUD$)</text:p>
          </table:table-cell>
          <table:table-cell table:style-name="Table4.G2" office:value-type="string">
            <text:p text:style-name="P58">Total (AUD$)</text:p>
          </table:table-cell>
          <table:table-cell table:style-name="Table4.C2" office:value-type="string">
            <text:p text:style-name="P58">Software licenses (AUD$)</text:p>
          </table:table-cell>
          <table:table-cell table:style-name="Table4.D2" table:number-columns-spanned="2" office:value-type="string">
            <text:p text:style-name="P58">Admin costs (employee-months)</text:p>
          </table:table-cell>
          <table:covered-table-cell/>
          <table:table-cell table:style-name="Table4.D2" office:value-type="string">
            <text:p text:style-name="P58">Admin costs (AUD$)</text:p>
          </table:table-cell>
          <table:table-cell table:style-name="Table4.G2" office:value-type="string">
            <text:p text:style-name="P56">Total (AUD$)</text:p>
          </table:table-cell>
        </table:table-row>
        <table:table-row table:style-name="Table4.3">
          <table:table-cell table:style-name="Table4.C2" office:value-type="string">
            <text:p text:style-name="P57">Very small (1-100 subs.)</text:p>
          </table:table-cell>
          <table:table-cell table:style-name="Table4.B3" office:value-type="string">
            <text:p text:style-name="P57">129</text:p>
          </table:table-cell>
          <table:table-cell table:style-name="Table4.C2" office:value-type="string">
            <text:p text:style-name="P57">8,000</text:p>
          </table:table-cell>
          <table:table-cell table:style-name="Table4.D2" table:number-columns-spanned="2" office:value-type="string">
            <text:p text:style-name="P57">3</text:p>
          </table:table-cell>
          <table:covered-table-cell/>
          <table:table-cell table:style-name="Table4.D2" office:value-type="string">
            <text:p text:style-name="P57">18,750</text:p>
          </table:table-cell>
          <table:table-cell table:style-name="Table4.G2" office:value-type="string">
            <text:p text:style-name="P58">26,750</text:p>
          </table:table-cell>
          <table:table-cell table:style-name="Table4.C2" office:value-type="string">
            <text:p text:style-name="P57">500</text:p>
          </table:table-cell>
          <table:table-cell table:style-name="Table4.D2" table:number-columns-spanned="2" office:value-type="string">
            <text:p text:style-name="P57">1</text:p>
          </table:table-cell>
          <table:covered-table-cell/>
          <table:table-cell table:style-name="Table4.D2" office:value-type="string">
            <text:p text:style-name="P57">6,250</text:p>
          </table:table-cell>
          <table:table-cell table:style-name="Table4.G2" office:value-type="string">
            <text:p text:style-name="P56">6,750</text:p>
          </table:table-cell>
        </table:table-row>
        <table:table-row table:style-name="Table4.3">
          <table:table-cell table:style-name="Table4.C2" office:value-type="string">
            <text:p text:style-name="P57">Small (101-1000 subs.)</text:p>
          </table:table-cell>
          <table:table-cell table:style-name="Table4.B3" office:value-type="string">
            <text:p text:style-name="P57">330</text:p>
          </table:table-cell>
          <table:table-cell table:style-name="Table4.C2" office:value-type="string">
            <text:p text:style-name="P57">8,000</text:p>
          </table:table-cell>
          <table:table-cell table:style-name="Table4.D2" table:number-columns-spanned="2" office:value-type="string">
            <text:p text:style-name="P57">4</text:p>
          </table:table-cell>
          <table:covered-table-cell/>
          <table:table-cell table:style-name="Table4.D2" office:value-type="string">
            <text:p text:style-name="P57">25,000</text:p>
          </table:table-cell>
          <table:table-cell table:style-name="Table4.G2" office:value-type="string">
            <text:p text:style-name="P58">33,000</text:p>
          </table:table-cell>
          <table:table-cell table:style-name="Table4.C2" office:value-type="string">
            <text:p text:style-name="P57">5,000</text:p>
          </table:table-cell>
          <table:table-cell table:style-name="Table4.D2" table:number-columns-spanned="2" office:value-type="string">
            <text:p text:style-name="P57">3</text:p>
          </table:table-cell>
          <table:covered-table-cell/>
          <table:table-cell table:style-name="Table4.D2" office:value-type="string">
            <text:p text:style-name="P57">18,750</text:p>
          </table:table-cell>
          <table:table-cell table:style-name="Table4.G2" office:value-type="string">
            <text:p text:style-name="P56">23,750</text:p>
          </table:table-cell>
        </table:table-row>
        <table:table-row table:style-name="Table4.3">
          <table:table-cell table:style-name="Table4.C2" office:value-type="string">
            <text:p text:style-name="P57">Medium (1001-10,000 subs.)</text:p>
          </table:table-cell>
          <table:table-cell table:style-name="Table4.B3" office:value-type="string">
            <text:p text:style-name="P57">169</text:p>
          </table:table-cell>
          <table:table-cell table:style-name="Table4.C2" office:value-type="string">
            <text:p text:style-name="P57">50,000</text:p>
          </table:table-cell>
          <table:table-cell table:style-name="Table4.D2" table:number-columns-spanned="2" office:value-type="string">
            <text:p text:style-name="P57">6</text:p>
          </table:table-cell>
          <table:covered-table-cell/>
          <table:table-cell table:style-name="Table4.D2" office:value-type="string">
            <text:p text:style-name="P57">37,500</text:p>
          </table:table-cell>
          <table:table-cell table:style-name="Table4.G2" office:value-type="string">
            <text:p text:style-name="P58">87,500</text:p>
          </table:table-cell>
          <table:table-cell table:style-name="Table4.C2" office:value-type="string">
            <text:p text:style-name="P57">35,000</text:p>
          </table:table-cell>
          <table:table-cell table:style-name="Table4.D2" table:number-columns-spanned="2" office:value-type="string">
            <text:p text:style-name="P57">9</text:p>
          </table:table-cell>
          <table:covered-table-cell/>
          <table:table-cell table:style-name="Table4.D2" office:value-type="string">
            <text:p text:style-name="P57">56,250</text:p>
          </table:table-cell>
          <table:table-cell table:style-name="Table4.G2" office:value-type="string">
            <text:p text:style-name="P56">91,250</text:p>
          </table:table-cell>
        </table:table-row>
        <table:table-row table:style-name="Table4.3">
          <table:table-cell table:style-name="Table4.C2" office:value-type="string">
            <text:p text:style-name="P57">Large (10,001-100,000 subs.)</text:p>
          </table:table-cell>
          <table:table-cell table:style-name="Table4.B3" office:value-type="string">
            <text:p text:style-name="P57">31</text:p>
          </table:table-cell>
          <table:table-cell table:style-name="Table4.C2" office:value-type="string">
            <text:p text:style-name="P57">500,000</text:p>
          </table:table-cell>
          <table:table-cell table:style-name="Table4.D2" table:number-columns-spanned="2" office:value-type="string">
            <text:p text:style-name="P57">12</text:p>
          </table:table-cell>
          <table:covered-table-cell/>
          <table:table-cell table:style-name="Table4.D2" office:value-type="string">
            <text:p text:style-name="P57">75,000</text:p>
          </table:table-cell>
          <table:table-cell table:style-name="Table4.G2" office:value-type="string">
            <text:p text:style-name="P58">575,000</text:p>
          </table:table-cell>
          <table:table-cell table:style-name="Table4.C2" office:value-type="string">
            <text:p text:style-name="P57">200,000</text:p>
          </table:table-cell>
          <table:table-cell table:style-name="Table4.D2" table:number-columns-spanned="2" office:value-type="string">
            <text:p text:style-name="P57">18</text:p>
          </table:table-cell>
          <table:covered-table-cell/>
          <table:table-cell table:style-name="Table4.D2" office:value-type="string">
            <text:p text:style-name="P57">112,500</text:p>
          </table:table-cell>
          <table:table-cell table:style-name="Table4.G2" office:value-type="string">
            <text:p text:style-name="P56">312,500</text:p>
          </table:table-cell>
        </table:table-row>
        <table:table-row table:style-name="Table4.1">
          <table:table-cell table:style-name="Table4.A7" office:value-type="string">
            <text:p text:style-name="P57">Very large (100,001+ subs.)</text:p>
          </table:table-cell>
          <table:table-cell table:style-name="Table4.B7" office:value-type="string">
            <text:p text:style-name="P57">6</text:p>
          </table:table-cell>
          <table:table-cell table:style-name="Table4.A7" office:value-type="string">
            <text:p text:style-name="P57">500,000+</text:p>
          </table:table-cell>
          <table:table-cell table:style-name="Table4.D7" table:number-columns-spanned="2" office:value-type="string">
            <text:p text:style-name="P57">18</text:p>
          </table:table-cell>
          <table:covered-table-cell/>
          <table:table-cell table:style-name="Table4.D7" office:value-type="string">
            <text:p text:style-name="P57">112,500</text:p>
          </table:table-cell>
          <table:table-cell table:style-name="Table4.G7" office:value-type="string">
            <text:p text:style-name="P58">612,500+</text:p>
          </table:table-cell>
          <table:table-cell table:style-name="Table4.A7" office:value-type="string">
            <text:p text:style-name="P57">200,000+</text:p>
          </table:table-cell>
          <table:table-cell table:style-name="Table4.D7" table:number-columns-spanned="2" office:value-type="string">
            <text:p text:style-name="P57">24</text:p>
          </table:table-cell>
          <table:covered-table-cell/>
          <table:table-cell table:style-name="Table4.D7" office:value-type="string">
            <text:p text:style-name="P57">150,000</text:p>
          </table:table-cell>
          <table:table-cell table:style-name="Table4.G7" office:value-type="string">
            <text:p text:style-name="P56">350,000+</text:p>
          </table:table-cell>
        </table:table-row>
      </table:table>
      <text:p text:style-name="P32">Source: Ovum</text:p>
      <text:list xml:id="list799319386" text:style-name="RTF_5f_Num_20_6">
        <text:list-item>
          <text:list>
            <text:list-item>
              <text:list>
                <text:list-item>
                  <text:h text:style-name="P44" text:outline-level="3"><text:bookmark-start text:name="_Toc35673411"/>Government<text:bookmark-end text:name="_Toc35673411"/></text:h>
                </text:list-item>
              </text:list>
            </text:list-item>
          </text:list>
        </text:list-item>
      </text:list>
      <text:p text:style-name="P21">Cost to government could come from promoting the use of filtering, the enforcement of any laws mandating filtering or the cost of providing an official set of URL and IP <text:soft-page-break/>indices. </text:p>
      <text:p text:style-name="P21">It is noted that a key component of the Online Content Co-Regulatory Scheme is community education on Internet safety, including promoting families’ use of filtering technologies in conjunction with adult supervision and household rules. <text:s/>To this end, under Schedule 5 the ABA undertakes education activities, and in December 1999 the Australian Government established the Internet advisory body NetAlert to undertake complementary education and advisory activities. <text:s/>In addition, the ABA investigates content in response to complaints, and enforces the Online Scheme established by Schedule 5 to the BSA, including providing the URL and IP addresses of prohibited overseas-hosted content to the filter makers listed in the registered industry codes of practice.</text:p>
      <text:p text:style-name="P21">However, should a customised URL or IP index be required, based on the prices charged to enterprises, it is expected that a filter vendor would charge between AUD$1to AUD$5 per user, on top of a product licence fee of the same magnitude. It is likely that vendors that offer such a service would be willing to split this cost out for government (i.e. charge only for the customised index and not the licence fee). <text:s/>This pricing model is based on enterprises with a lower number of users than a country such as Australia – we would therefore expect vendors to charge at the bottom of their scale for a government sponsored customised index covering the entire population of Internet users. This means that the cost of generating a customised index for 4 million Internet users (the current number of Internet users in Australia – source: Ovum) would be approximately AUD$4million per annum. A lower figure may be achieved dependent on the competitiveness of the tender for such work. </text:p>
      <text:h text:style-name="P33" text:outline-level="1" text:is-list-header="true"><text:bookmark-start text:name="_Toc35666214"/>4 Internet content filtering scenarios<text:bookmark-end text:name="_Toc35666214"/> </text:h>
      <text:h text:style-name="P36" text:outline-level="2" text:is-list-header="true"><text:bookmark-start text:name="_Toc35666215"/>4.1 Overview of scenarios<text:bookmark-end text:name="_Toc35666215"/></text:h>
      <text:p text:style-name="P21">Ovum has defined four scenarios for regulating and controlling content on the Internet. <text:s/>These are based on various degrees of government involvement and impacts on the choices offered to users and ISPs. The four scenarios are as follows:</text:p>
      <text:list xml:id="list401894904" text:continue-list="list2049623852" text:style-name="RTF_5f_Num_20_8">
        <text:list-item>
          <text:p text:style-name="P87">Scenario 1 – Self regulation</text:p>
        </text:list-item>
        <text:list-item>
          <text:p text:style-name="P87">Scenario 2 – Government facilitates self regulation</text:p>
        </text:list-item>
        <text:list-item>
          <text:p text:style-name="P87">Scenario 3 – Government mandates industry filtering</text:p>
        </text:list-item>
        <text:list-item>
          <text:p text:style-name="P87">Scenario 4 – Government blocks all undesirable content</text:p>
        </text:list-item>
      </text:list>
      <text:p text:style-name="P21">The characteristics of each of these scenarios are summarised in Figure 4.1.</text:p>
      <text:p text:style-name="P90">Figure 4.1: <text:span text:style-name="T8">Characteristics of Scenarios</text:span></text:p>
      <text:p text:style-name="P92"><text:span text:style-name="T9"><draw:frame draw:style-name="fr1" draw:name="graphics5" text:anchor-type="as-char" svg:width="13.28cm" svg:height="7.713cm" draw:z-index="6"><draw:image xlink:href="Pictures/2000007600023AB70001AB5DB32F16C8.wmf" xlink:type="simple" xlink:show="embed" xlink:actuate="onLoad"/></draw:frame></text:span><text:span text:style-name="T9"> </text:span></text:p>
      <text:p text:style-name="P32">Source: Ovum</text:p>
      <text:h text:style-name="P36" text:outline-level="2" text:is-list-header="true"><text:bookmark-start text:name="_Toc35666216"/>4.2 Scenario 1 – self regulation<text:span text:style-name="footnote_20_reference"><text:note text:id="ftn1" text:note-class="footnote"><text:note-citation>2</text:note-citation><text:note-body><text:p text:style-name="P117"><text:s/>Illegal content is dealt with by legal measures across all Scenarios. However, the definition of illegal content varies by country. In Scenarios 1 and 2 illegal content (generally defined as child pornography and racism) will be subject to take-down directives.</text:p></text:note-body></text:note></text:span><text:bookmark-end text:name="_Toc35666216"/></text:h>
      <text:p text:style-name="P21">Scenario 1 is characterised as follows:</text:p>
      <text:list xml:id="list1271879349" text:continue-numbering="true" text:style-name="RTF_5f_Num_20_8">
        <text:list-item>
          <text:p text:style-name="P87"><text:soft-page-break/>Filtering is provided to users by ISPs as a service. Users may opt-in to the service depending on their particular requirements. ISPs are not required to offer such a service</text:p>
        </text:list-item>
        <text:list-item>
          <text:p text:style-name="P87">URL lists with categorised content are generated by filtering software vendors, often based on country / cultural sensitivities. Not all ISPs will use the same vendor – hence the lists will vary across ISPs in a country</text:p>
        </text:list-item>
        <text:list-item>
          <text:p text:style-name="P87">The provision of filtering services is driven by competitive market forces. ISPs have the option to charge for the service and hence filtering has potential as a revenue stream</text:p>
        </text:list-item>
        <text:list-item>
          <text:p text:style-name="P87">ISPs have the choice of implementing and providing PC-based filtering or server-filtering, or a combination of both</text:p>
        </text:list-item>
        <text:list-item>
          <text:p text:style-name="P87">There is minimal government input – although governments may suggest sites to be blocked and build awareness of filtering technologies among the public, and particularly parents</text:p>
        </text:list-item>
        <text:list-item>
          <text:p text:style-name="P87">Content providers are encouraged to, and are responsible for rating their own content. Vendors are responsible for providing a categorisation of content, which may be based on the content providers rating, and a system for recognising such ratings.</text:p>
        </text:list-item>
      </text:list>
      <text:h text:style-name="P36" text:outline-level="2" text:is-list-header="true"><text:bookmark-start text:name="_Toc35666217"/>4.3 Scenario 2 – government facilitates self regulation<text:bookmark-end text:name="_Toc35666217"/></text:h>
      <text:p text:style-name="P21">Scenario 2 is characterised as follows:</text:p>
      <text:list xml:id="list1718035134" text:continue-numbering="true" text:style-name="RTF_5f_Num_20_8">
        <text:list-item>
          <text:p text:style-name="P87">Filtering is provided to users by ISPs as a service. Users may opt-in to the service depending on their particular requirements. ISPs do not have to offer such a service</text:p>
        </text:list-item>
        <text:list-item>
          <text:p text:style-name="P87">Government acts as a sponsor or even a virtual service provider of lists, selecting and contracting a supplier to develop the URL / IP address categorised lists</text:p>
        </text:list-item>
        <text:list-item>
          <text:p text:style-name="P87">Government decides how content should be categorised and ultimately has responsibility for the lists</text:p>
        </text:list-item>
        <text:list-item>
          <text:p text:style-name="P87">The same URL / IP address list is used throughout all filtering technologies used by ISPs – so there is a consistent countrywide approach </text:p>
        </text:list-item>
        <text:list-item>
          <text:p text:style-name="P87">ISPs have a choice between offering PC-based filtering and server-based filtering services, but this Scenario heavily favours server-based filtering due to integration issues associated with the new URL list</text:p>
        </text:list-item>
        <text:list-item>
          <text:p text:style-name="P87">The provision of filtering services continues to be driven by market forces in a competitive environment. ISPs have the option to charge for the service and hence, it has potential to generate revenue. However, the provision of a countrywide URL list is driven through public tenders. The selection of filtering products remains the choice of the ISP</text:p>
        </text:list-item>
        <text:list-item>
          <text:p text:style-name="P87">Open standards are a key issue for filtering technology vendors – these standards are driven by government</text:p>
        </text:list-item>
        <text:list-item>
          <text:p text:style-name="P87"><text:soft-page-break/>More cohesive forums and panels take place between industry and government to determine strategy and implementation issues</text:p>
        </text:list-item>
        <text:list-item>
          <text:p text:style-name="P87">More involvement of all stakeholders, including consumer representatives</text:p>
        </text:list-item>
        <text:list-item>
          <text:p text:style-name="P87">Government is instrumental in the development of a rating system.</text:p>
        </text:list-item>
      </text:list>
      <text:h text:style-name="P36" text:outline-level="2" text:is-list-header="true"><text:bookmark-start text:name="_Toc35666218"/>4.4 Scenario 3 – government mandates industry filtering<text:bookmark-end text:name="_Toc35666218"/> </text:h>
      <text:p text:style-name="P21">Scenario 3 is characterised as follows:</text:p>
      <text:list xml:id="list1777617523" text:continue-numbering="true" text:style-name="RTF_5f_Num_20_8">
        <text:list-item>
          <text:p text:style-name="P87">Government mandates all ISPs must provide filtering services to subscribers. Both ISPs and users have no choice in the use of filtering services</text:p>
        </text:list-item>
        <text:list-item>
          <text:p text:style-name="P87">It is possible that this scenario could include the ability for users to opt-out of filtering by sending a request to the ISP, if this was required. </text:p>
        </text:list-item>
        <text:list-item>
          <text:p text:style-name="P87">ISPs could be allowed to retain the choice of providing PC-based filtering or server-based filtering, however server-side filtering is much easier for government to police and for ISPs to demonstrate compliance. If government chose to mandate the form that filtering would take, server-side filtering would likely be selected</text:p>
        </text:list-item>
        <text:list-item>
          <text:p text:style-name="P87">Government develops and maintains a list of approved filtering technology vendors for use by ISPs</text:p>
        </text:list-item>
        <text:list-item>
          <text:p text:style-name="P87">There is a strong regulatory framework for filtering. There is a limited competitive environment with no market forces driving uptake of filtering services</text:p>
        </text:list-item>
        <text:list-item>
          <text:p text:style-name="P87">Government is responsible for defining adult and other ‘undesirable’ content</text:p>
        </text:list-item>
        <text:list-item>
          <text:p text:style-name="P87">There is less opportunity for industry to participate in discussion with government. Government defines lists and rules.</text:p>
        </text:list-item>
      </text:list>
      <text:h text:style-name="P36" text:outline-level="2" text:is-list-header="true"><text:bookmark-start text:name="_Toc35666219"/>4.5 Scenario 4 – all undesirable content is blocked / filtered by government<text:bookmark-end text:name="_Toc35666219"/></text:h>
      <text:p text:style-name="P21">Scenario 4 is characterised as follows:</text:p>
      <text:list xml:id="list2163656253" text:continue-numbering="true" text:style-name="RTF_5f_Num_20_8">
        <text:list-item>
          <text:p text:style-name="P87">Users and ISPs have no choice in implementing filtering technologies. All blocking and filtering is done by government at the network / backbone level </text:p>
        </text:list-item>
        <text:list-item>
          <text:p text:style-name="P87">Filtering technologies can be located anywhere behind the ISP, e.g. country gateway, routers</text:p>
        </text:list-item>
        <text:list-item>
          <text:p text:style-name="P87">Government develops the lists of URLs and IP addresses to be blocked and is responsible for defining the status of all content</text:p>
        </text:list-item>
        <text:list-item>
          <text:p text:style-name="P87">There are no opportunities for industry or consumers to participate in market development</text:p>
        </text:list-item>
        <text:list-item>
          <text:p text:style-name="P87">There are no commercial market driven opportunities for filtering technology vendors within the government scheme</text:p>
        </text:list-item>
        <text:list-item>
          <text:p text:style-name="P87"><text:soft-page-break/>There is no provision for using different blocking lists for different groups, e.g. adults and children.</text:p>
        </text:list-item>
      </text:list>
      <text:p text:style-name="P84"/>
      <text:h text:style-name="P33" text:outline-level="1" text:is-list-header="true"><text:bookmark-start text:name="_Toc35228146"/>5 Market overview<text:bookmark-end text:name="_Toc35228146"/> </text:h>
      <text:p text:style-name="P21">This section discusses the Internet content filtering market from the perspective of each key segment – vendors, ISPs, domestic users and enterprises. </text:p>
      <text:h text:style-name="P36" text:outline-level="2" text:is-list-header="true"><text:bookmark-start text:name="_Toc35228147"/>5.1 Supply side<text:bookmark-end text:name="_Toc35228147"/> perspectives</text:h>
      <text:h text:style-name="P39" text:outline-level="3" text:is-list-header="true"><text:bookmark-start text:name="_Toc35228148"/>5.1.1 Vendors<text:bookmark-end text:name="_Toc35228148"/> </text:h>
      <text:p text:style-name="P21">The Internet content filtering market is characterised by two types of vendor – those focusing on the PC-based filtering technologies used by domestic users, e.g. Net Nanny and those providing server-based filtering technologies, e.g. Surfcontrol and Tel.net Media. The primary focus of this study is the practicability and feasibility of adopting ISP-based (server-based) filtering technologies. However, we have also covered the provision of PC-based filtering in this analysis.</text:p>
      <text:p text:style-name="P21">Those vendors providing server-based filtering technologies primarily target the enterprise market due to the greater market potential. Most organisations today realise the need to provide some control mechanisms for employees’ access to the Internet. There is therefore considerable revenue potential for vendors in this area – for example Surfcontrol generated US$65 million in 2002 from web content filtering – $64 million of this came from enterprises (source: Surfcontrol).</text:p>
      <text:p text:style-name="P21">ISPs serving the consumer market form a smaller opportunity for these filtering technology providers as very few ISPs have to date adopted server-based filtering technologies. This is mainly due to the size of the initial investment required and the limited level of demand from their customers (see section 5.2.1). <text:s/></text:p>
      <text:p text:style-name="P21">A related reason for the limited focus of filtering vendors on the consumer ISP market is the tendency for governments of less regulated countries to adopt a self-regulatory approach to managing the Internet. This means it is voluntary as to whether such filtering technology is implemented, and, as mentioned above, is not currently a priority for ISPs. There is a handful of countries where this is not the case, e.g. China – but often these countries develop their own methods of filtering, providing few competitive opportunities to the mainstream vendors (see section 6.4). As a result very few ISPs have actually adopted server-based filtering technologies, and those that have implemented them have seen little demand for the service. This is therefore at present a niche market with limited opportunities for vendors. As a result vendors focus on meeting the needs of the corporate market. </text:p>
      <text:p text:style-name="P21">The Internet filtering market is dominated by a few key players. As a result it is difficult for smaller vendors to differentiate their products, and some are moving out of the general filtering market to focus on areas of core competence, e.g. email scanning and anti-virus software. </text:p>
      <text:p text:style-name="P21">Some vendors that operate within this market have original equipment manufacturer (OEM) agreements with other vendors for their URL and IP address lists.</text:p>
      <text:h text:style-name="P39" text:outline-level="3" text:is-list-header="true"><text:bookmark-start text:name="_Toc35228149"/><text:soft-page-break/>5.1.2 ISPs<text:bookmark-end text:name="_Toc35228149"/> </text:h>
      <text:p text:style-name="P21">All Australian ISPs are required under the registered codes of practice to offer some form of Internet filtering service to their customers. </text:p>
      <text:p text:style-name="P21">There is a clear tendency for ISPs to prefer to offer customers access to client-side PC-based filtering services as opposed to implementing ISP server-based filtering. Client-side filtering products such as Net Nanny have become increasingly popular in the Australian ISP market. Very few ISPs offer a server-based filtering service. </text:p>
      <text:p text:style-name="P21">The drivers and barriers for client-side filtering technologies as opposed to ISP-based technologies are summarised in Figure 5.1.</text:p>
      <text:p text:style-name="P90">Figure 5.1: <text:span text:style-name="T8">PC-based v ISP-based filtering</text:span></text:p>
      <text:p text:style-name="P93"><draw:frame draw:style-name="fr1" draw:name="graphics6" text:anchor-type="as-char" svg:width="13.377cm" svg:height="7.98cm" draw:z-index="7"><draw:image xlink:href="Pictures/200000ED0001E1EF000179C1494AF7F7.wmf" xlink:type="simple" xlink:show="embed" xlink:actuate="onLoad"/></draw:frame></text:p>
      <text:p text:style-name="P32">Source: ISP interviews and Ovum</text:p>
      <text:p text:style-name="P21">All of the Australian ISPs interviewed for this research are providing Net Nanny PC-based filtering technologies – either on a reseller basis or direct from the supplier. Some ISPs also offer a combination of filtering products – i.e. more than one type of PC-based filtering or a combination of PC-based and ISP-based. A number of ISPs that have offered server-based filtering in the past, are moving away from it in favour of PC-based filtering due to the limited costs associated with set-up and ongoing management of the service. ISPs are able to easily set up reseller agreements with vendors, in most cases charging subscribers a small fee for the service. As a result many ISPs are able to generate additional revenues from such services. Some ISPs do not enter into reseller agreements and filtering services are provided directly from the vendor – in these instances the ISP has little or no set-up and ongoing costs.</text:p>
      <text:p text:style-name="P21">Overall, ISPs fail to see the commercial benefits of offering and promoting server-based filtering services to their customers. A limited number have considered it, <text:soft-page-break/>thinking that mandatory filtering would be enforced in Australia, but found the extent of the investment was too great to make it worthwhile. They also found that the revenue generation potential was not enough to cover investment (see section 3.6.1 for more detail on the financial implications of implementing server-based filtering).</text:p>
      <text:p text:style-name="P21">An important point to note is that ISPs do not perceive that vendors have improved their products over the last 3 years – although this is not entirely the case, it is true to say that technologies have evolved gradually, rather than experiencing significant step changes in capabilities.</text:p>
      <text:p text:style-name="P21">The view of ISPs is clear – they do not see any need to change the existing regulatory framework for Internet content filtering. Although this is not surprising given that the current regulatory regime offers them flexibility and self-determination, it is evident that the demand for Internet content filtering services from domestic users is low – whether as a result of a lack of awareness or a lack of willingness to pay for such services.</text:p>
      <text:h text:style-name="P36" text:outline-level="2" text:is-list-header="true"><text:bookmark-start text:name="_Toc35228150"/>5.2 Demand side<text:bookmark-end text:name="_Toc35228150"/> perspectives</text:h>
      <text:h text:style-name="P39" text:outline-level="3" text:is-list-header="true"><text:bookmark-start text:name="_Toc35228151"/>5.2.1 Domestic<text:bookmark-end text:name="_Toc35228151"/></text:h>
      <text:p text:style-name="P21">According to ISPs, there is currently very little demand for filtering services from domestic users of the Internet within Australia – typical levels of take-up of filtering services range between 1 and 2% of an ISP’s customer base. In some cases this may be due to a lack of awareness of the services on offer – but generally, even among those users that are aware, there is limited take up.</text:p>
      <text:p text:style-name="P113">Example of customer demand – case study taken from Australian ISP</text:p>
      <text:p text:style-name="P112">A medium sized ISP invested over AUD$30,000 in deploying a server-based filtering system in 2001. Initially the service was offered as a free trial to the ISP’s customer base. Once the trial was over, the service was offered at AUD$3.95 per month. Out of the ISP’s 14,000 customers, 1,200 took up the free trial, and only 300 went on to pay for the service over a period of time. So at least 9% of the ISP’s customers were aware of the service by taking up the free trial and only 25% of these (or 2% of all customers) were willing to pay for the service. </text:p>
      <text:p text:style-name="P112">This is in contrast to virus scanning software that the ISP provided to customers. Within 6 months of launching the service, over 2,000 (14% of current customer base of 18,000) subscribers had taken up the service and 4,500 (25%) customers are now using it.</text:p>
      <text:p text:style-name="P21">There is evidence to suggest that filtering services in other countries also lack popularity – even in more stringent countries such as Singapore, where content filtering is more strictly regulated.</text:p>
      <text:p text:style-name="P27"/>
      <text:p text:style-name="P113">Example of customer demand – case study taken from Singapore ISP</text:p>
      <text:p text:style-name="P112">In Singapore, all ISPs are required to prohibit access to a list of web sites identified by the Government as being undesirable. This list of prohibited sites is reported to be made up of 100 URL / IP addresses – although in reality it has actually grown in size to cover about 1,000 web sites. </text:p>
      <text:p text:style-name="P112">In addition to this, ISPs are required to sign up to the Family Access Network (FAN) (see section 6.3), providing their subscribers with the option of further filtering, blocking undesirable content for children. Although ISPs are mandated to provide the FAN service, users have the choice to opt-in to the service.</text:p>
      <text:p text:style-name="P112">One Singaporean ISP, with 20,000 subscribers, has experienced limited take-up of the FAN service within its customer base. Since the FAN was launched in 1999, only 300 subscribers have signed up for service – just 1.5% of the total customer base. The ISP believes that this percentage of users is common across other ISPs. </text:p>
      <text:p text:style-name="P112">The total annual cost to the ISP of providing this server-based filtering service is S$20,000 a year (including a 1,000 seat software licence). The ISP charges users an additional S$1 a month for the service. Hence, the ISP generates S$3,600 a year. It is clear to see that the provision of such a service is costly to the ISP and is provided at a loss. In addition to the running costs, the ISP had significant marketing and advertising costs. In the first year of providing the service the ISP spent S$100,000 on marketing – although the Government covered 70% of this.</text:p>
      <text:p text:style-name="P112">This ISP is considering dropping the server-based filtering in favour of providing a client-based service. The Government is also reviewing the situation and may relax its position on FAN. It will, however, remain strict on the prohibited 100 sites.</text:p>
      <text:p text:style-name="P21">There is little evidence to suggest that the take-up of PC-based filtering is any greater than server-based filtering. It is clear that users would benefit in terms of lower costs and a lower impact on throughput with PC-based filtering (although this is dependent on user set-up). However, it is also clear that the accuracy achieved through server-based filtering is higher than through PC-based filtering (see section 3.2 for more detail about performance of various types of filtering methods).</text:p>
      <text:p text:style-name="P21">According to ISPs, although many users agree that filtering services should be offered, very few actually use them – and more importantly even less want to have to pay for the service. ISPs have found that only a small segment of their customers (usually parents) are willing to pay for such a service. Even where ISPs offer a free client-based filtering service, take-up remains limited. The price of existing filtering services varies from one ISP to another, but users can expect to pay about AUD$10 for a PC-based filtering service.</text:p>
      <text:h text:style-name="P39" text:outline-level="3" text:is-list-header="true"><text:bookmark-start text:name="_Toc35228152"/>5.2.2 Enterprise<text:bookmark-end text:name="_Toc35228152"/></text:h>
      <text:p text:style-name="P21">It is the enterprise market that is driving the development of Internet content filtering <text:soft-page-break/>technologies. The enterprise remains the key target market for filtering vendors – providing a considerable revenue opportunity. As a result of high demand, vendors are developing their products with this market in mind. </text:p>
      <text:p text:style-name="P21">We have seen from interviews with a number of content filtering vendors that the key areas for technology development are bandwidth control and anti-spam – critical issues for the corporate market. </text:p>
      <text:p text:style-name="P21"><text:tab/></text:p>
      <text:h text:style-name="P33" text:outline-level="1" text:is-list-header="true"><text:bookmark-start text:name="_Toc35666246"/>6 International case studies<text:bookmark-end text:name="_Toc35666246"/></text:h>
      <text:h text:style-name="P36" text:outline-level="2" text:is-list-header="true"><text:bookmark-start text:name="_Toc35666247"/>6.1 Overview<text:bookmark-end text:name="_Toc35666247"/></text:h>
      <text:p text:style-name="P21">Different governments follow diverse policies for controlling access to content on the Internet. These policies are determined by various factors such as political structure, social set-up and cultural differences. </text:p>
      <text:p text:style-name="P21">Countries that actively regulate content, whether illegal or not, utilise a mix of policies and tools to control the flow of information. These policies include: </text:p>
      <text:list xml:id="list1642488191" text:continue-numbering="true" text:style-name="RTF_5f_Num_20_8">
        <text:list-item>
          <text:p text:style-name="P87">requiring ISPs and content providers to control any content that the government deems unacceptable, e.g. Singapore</text:p>
        </text:list-item>
        <text:list-item>
          <text:p text:style-name="P87">exercising control at the small number of focal points in their Internet backbones, e.g. China.</text:p>
        </text:list-item>
      </text:list>
      <text:p text:style-name="P21">Various tools are employed to filter content or block entire web sites. Examples of tools include: </text:p>
      <text:list xml:id="list1779789939" text:continue-numbering="true" text:style-name="RTF_5f_Num_20_8">
        <text:list-item>
          <text:p text:style-name="P87">blocking IP addresses at the router level</text:p>
        </text:list-item>
        <text:list-item>
          <text:p text:style-name="P87">blocking predetermined URLs </text:p>
        </text:list-item>
        <text:list-item>
          <text:p text:style-name="P87">blocking of web pages with specific ‘key words’ or ‘phrases’. </text:p>
        </text:list-item>
      </text:list>
      <text:p text:style-name="P21">Many western countries, such as the UK, tend to take a self-regulatory approach where it is hoped the market will stimulate further Internet development.</text:p>
      <text:p text:style-name="P21">This report provides three country case studies – namely, the UK, Singapore and China. The UK follows a self-regulatory approach to controlling Internet content. Both Singapore and China exercise some level of control over access to the Internet by their citizens. </text:p>
      <text:p text:style-name="P21">More details on each case study can be found in Annex 3.</text:p>
      <text:h text:style-name="P36" text:outline-level="2" text:is-list-header="true"><text:bookmark-start text:name="_Toc35666248"/>6.2 UK<text:bookmark-end text:name="_Toc35666248"/></text:h>
      <text:h text:style-name="P39" text:outline-level="3" text:is-list-header="true"><text:bookmark-start text:name="_Toc35228176"/>6.2.1 Summary<text:bookmark-end text:name="_Toc35228176"/> </text:h>
      <text:p text:style-name="P21">The UK takes a self-regulatory approach to Internet content filtering as outlined in Scenario 1. There are numerous bodies involved in providing a framework for ISPs to ensure that users have the option of using filtering services if they so wish. <text:s/>As a result the system appears fragmented. One of the bodies, ICRA, takes the view that the UK Government should take a more proactive role in Internet content filtering and considers that Scenario 2 is the best model for a government to follow.</text:p>
      <text:h text:style-name="P39" text:outline-level="3" text:is-list-header="true"><text:bookmark-start text:name="_Toc34542029"/>6.2.2 Regulatory environment<text:bookmark-end text:name="_Toc34542029"/></text:h>
      <text:p text:style-name="P21">The UK Government has maintained a policy of self-regulation with respect to content <text:soft-page-break/>delivered via the Internet, although this does not mean that illegal content is tolerated (what is illegal offline, such as child pornography, is also illegal online). End users often have different expectations about the acceptability of content provided to them in different ways or circumstances, and a ‘one size fits all’ approach is not considered beneficial to users or to the development of interactive services within the UK market.</text:p>
      <text:p text:style-name="P21">Infringement of free speech and access to (legal) information which people have actively and knowingly sought are also considerations taken into account by the Government.</text:p>
      <text:p text:style-name="P21">Under the auspices of the new regulatory body, the Office of Communications (OFCOM), UK Government will promote the use of rating and filtering systems that help Internet users themselves control the content they and their children see. OFCOM will be responsible for maintaining content standards, but will do so through its sponsorship of independent bodies, such as the Internet Watch Foundation (IWF) and the Internet Content Rating Association (ICRA). OFCOM will not take on any role itself.</text:p>
      <text:h text:style-name="P39" text:outline-level="3" text:is-list-header="true"><text:bookmark-start text:name="_Toc34542030"/>6.2.3 The Internet Watch Foundation (IWF)<text:bookmark-end text:name="_Toc34542030"/></text:h>
      <text:p text:style-name="P23">During 1996, there was growing public concern about illegal and offensive material on the Internet. The Metropolitan Police made it clear to certain ISPs, particularly in relation to child pornography where possession was an offence, that prosecutions might be brought against ISPs unless steps were taken to remove material. Facilitated by the Department of Trade and Industry (DTI), discussions were then held between certain ISPs, the Metropolitan Police, the Home Office and the Safety Net Foundation (a body formed by the Dawe Charitable Trust). The R3 Safety-Net Agreement emerged from these discussions, and led to the establishment of the IWF. </text:p>
      <text:p text:style-name="P21">The IWF’s hotline service receives reports from the public about illegal material (with a focus on child pornography) appearing on the web and in newsgroups. IWF staff receive police training to assess whether content is considered illegal with respect to child pornography and racism (the latter of which is often harder to judge).</text:p>
      <text:h text:style-name="P39" text:outline-level="3" text:is-list-header="true"><text:bookmark-start text:name="_Toc34542031"/>6.2.4 Content rating and filtering activity<text:bookmark-end text:name="_Toc34542031"/></text:h>
      <text:h text:style-name="P45" text:outline-level="4" text:is-list-header="true">ICRA</text:h>
      <text:h text:style-name="P45" text:outline-level="4" text:is-list-header="true"><text:span text:style-name="T17">ICRA is an international, independent organisation that aims to empower the public, especially parents, to make informed decisions about electronic media by</text:span> <text:span text:style-name="T17">means of labelling. </text:span></text:h>
      <text:p text:style-name="P21">There are two elements to the system: </text:p>
      <text:list xml:id="list135764750" text:continue-numbering="true" text:style-name="RTF_5f_Num_20_8">
        <text:list-item>
          <text:p text:style-name="P87"><text:span text:style-name="Strong_20_Emphasis">web authors</text:span> fill in an online questionnaire describing the content of their site, in terms of what is and isn't present</text:p>
        </text:list-item>
        <text:list-item>
          <text:p text:style-name="P87">ICRA then generates a Content Label (a short piece of computer code) which the author adds to their site. </text:p>
        </text:list-item>
      </text:list>
      <text:p text:style-name="P21"><text:soft-page-break/>Users, especially <text:span text:style-name="Strong_20_Emphasis">parents of young children</text:span>, can then set their Internet browser to allow or disallow access to web sites based on the <text:span text:style-name="Strong_20_Emphasis">information</text:span> declared in the label and the <text:span text:style-name="Strong_20_Emphasis">subjective preferences</text:span> of the user. The ICRA system currently can be used with Microsoft's Internet Explorer, with wider applications under development. ICRA does not rate Internet content – the content providers do that, using the ICRA system. </text:p>
      <text:h text:style-name="P39" text:outline-level="3" text:is-list-header="true"><text:bookmark-start text:name="_Toc34542032"/>6.2.5 Government guidelines<text:bookmark-end text:name="_Toc34542032"/></text:h>
      <text:h text:style-name="P45" text:outline-level="4" text:is-list-header="true">A perspective from the Home Office</text:h>
      <text:p text:style-name="P21">The UK Home Office is driving an awareness campaign that will help users recognise potential dangers on the Internet. Depending on whether funding is available, the Home Office is also considering setting down minimum standards for filtering software, and evaluating which products meet those standards.</text:p>
      <text:p text:style-name="P21">The Home Office states that it does not consider there to be any solutions yet in terms of the software that will solve all concerns, and that none are guaranteed to be 100% effective.</text:p>
      <text:p text:style-name="P21">The UK Government is not actively pursuing a policy to block data at the ISP level. It is, however, monitoring developments at the European level so that appropriate initiatives may be examined as necessary.</text:p>
      <text:h text:style-name="P46" text:outline-level="4" text:is-list-header="true">Internet Task Force</text:h>
      <text:p text:style-name="P6">Many parents are not aware of the existence of software solutions to filter illegal or offensive Internet content. The Home Office set up the Internet Task Force on Child Protection in March 2001 in response to a report by the Internet Crime Forum. The Task Force includes representatives from the UK Government, the UK Internet industry, child welfare organisations and the police. </text:p>
      <text:p text:style-name="P21">The Task Force aims to educate parents about Internet use, and controlling their children’s Internet experience. <text:s/>The Task Force cannot endorse specific products to help parents, however, it is considering defining guidelines that will outline best practice to parents, such as optimum configuration capability. Progress of this education campaign is subject to securing adequate funding.</text:p>
      <text:h text:style-name="P36" text:outline-level="2" text:is-list-header="true"><text:bookmark-start text:name="_Toc35666254"/>6.3 Singapore<text:bookmark-end text:name="_Toc35666254"/></text:h>
      <text:h text:style-name="P39" text:outline-level="3" text:is-list-header="true">6.3.1 Summary</text:h>
      <text:p text:style-name="P21">Singapore regulates the Internet in part following a combination of Scenario 2 and 3. Internet access in Singapore is controlled through a quasi self-regulatory system by ISPs backed up by a strong and strict legal framework. Singapore’s approach depends on the ISPs and ICPs fearing prosecution. </text:p>
      <text:p text:style-name="P21">However, it is possible to use the telephone system to contact an ISP in another country with unfiltered Internet access meaning that the Singaporean system can be <text:soft-page-break/>bypassed by anyone willing to pay the international call charges. This process, becoming a cyber-refugee, is a threat to the efficacy of domestic Internet control systems.</text:p>
      <text:h text:style-name="P39" text:outline-level="3" text:is-list-header="true"><text:bookmark-start text:name="_Toc32384125"/>6.3.2 Government Policies<text:bookmark-end text:name="_Toc32384125"/></text:h>
      <text:p text:style-name="P21">The Singaporean Government defined the Internet as a broadcast medium early in its development and in doing this, imposed a regulatory framework for Internet content to be administered by the Singapore Broadcasting Authority (SBA). </text:p>
      <text:p text:style-name="P21">The National Internet Advisory Committee (NIAC) was formed in August 1996 to help the SBA regulate the Internet in Singapore. <text:s/>It consists of nineteen people from different professions appointed for two-year terms.</text:p>
      <text:p text:style-name="P21">SBA’s Internet regulation is based on several underlying key principles. These include an emphasis on issues concerning Singapore, a focus on pornography on the net, an open dialogue with the industry and a "light touch approach" in regulating services on the Internet.<text:span text:style-name="T8"> </text:span>The regulation consists of a three-prong approach: legal measures, industry self-regulation and public education.</text:p>
      <text:h text:style-name="P45" text:outline-level="4" text:is-list-header="true">Legal Measures</text:h>
      <text:p text:style-name="P21">Singaporean ISPs are subject to specific laws and duties:</text:p>
      <text:p text:style-name="P29">Laws</text:p>
      <text:p text:style-name="P28">The SBA regulates the Internet through two legal frameworks, the <text:span text:style-name="T5">Internet Class Licence Scheme </text:span>and the <text:span text:style-name="T5">Code of Practice.</text:span> <text:s/>They define the obligations of ISPs under the Code of Practice, and the type of material that is prohibited. Prohibited material is defined as material that is objectionable on the grounds of public interest, public morality, public order, public security, national harmony, or is otherwise prohibited by Singapore laws.</text:p>
      <text:p text:style-name="P29">‘100 sites’ blocking</text:p>
      <text:p text:style-name="P28">Singaporean ISPs must completely block public access to a specific set of Internet sites around the world. The SBA says that the list contains 100 sites, although ISPs report that this has unofficially expanded to cover roughly 1,000 sites.</text:p>
      <text:p text:style-name="P29">Family access network</text:p>
      <text:p text:style-name="P28">Singaporean ISPs must also provide an optional (for users) <text:span text:style-name="T5">Family Access Network</text:span> (FAN) that filters out all pornographic sites, providing adequate protection for children of parents that cannot install or maintain their own filters. The list of sites to be filtered is managed by CyberPatrol. The blocking of objectionable sites at the server, rather than the user’s end, has been a high priority for the Government. One of the prime drivers for a server approach has been the ease with which knowledgeable children can overcome PC-based systems.</text:p>
      <text:p text:style-name="P21"><text:soft-page-break/>The SBA’s jurisdiction only extends as far as bodies providing service to the public. It excludes corporations that provide Internet access solely to its employees for business purposes. In theory, such users can have unrestricted access, but the corporations are likely to implement their own filtering system, as many enterprises do globally.</text:p>
      <text:p text:style-name="P21">The SBA has the power to impose sanctions if ISPs do not meet their expectations.</text:p>
      <text:h text:style-name="P45" text:outline-level="4" text:is-list-header="true">Industry self regulation</text:h>
      <text:p text:style-name="P21">The SBA seeks to encourage the industry to take further actions to self-regulate and set its own standards. As a consequence the ISPs have all implemented self-designed "Acceptable Use Policies" for their customers. There is also encouragement from the SBA to implement content classification using the Platform for the Internet Content Selection (PICS) system developed by the World Wide Web consortium. SBA has also strongly encouraged the ICPs to take discretionary actions against abusers of chat channels, and make sure that the discussion themes on them are in accordance with the Code of Practice. </text:p>
      <text:h text:style-name="P45" text:outline-level="4" text:is-list-header="true">Public Education - the "parenting approach"</text:h>
      <text:p text:style-name="P21">The SBA has undertaken a range of community education campaigns, including exhibitions, organised talks, and working with schools, libraries and community organisations. A focus has been to educate parents on the tools that are available for them to better supervise their children’s use of the Internet.</text:p>
      <text:h text:style-name="P39" text:outline-level="3" text:is-list-header="true">6.3.3 Implementation</text:h>
      <text:p text:style-name="P21">Singapore’s three ISPs have implemented the ‘100 site’ filtering by adding rules to their proxy servers. They claim that this has had no effect on Internet throughput.</text:p>
      <text:p text:style-name="P21">The FAN is implemented in different ways by different ISPs, but all ISPs have invested in one or more new servers, new software and pay an annual fee for use of that software. Existing FAN systems do not introduce significant delay to user access.</text:p>
      <text:h text:style-name="P36" text:outline-level="2" text:is-list-header="true"><text:bookmark text:name="_Toc35666256"/>6.4 China</text:h>
      <text:h text:style-name="P39" text:outline-level="3" text:is-list-header="true"><text:bookmark-start text:name="_Toc35666257"/>6.4.1 Summary<text:bookmark-end text:name="_Toc35666257"/></text:h>
      <text:p text:style-name="P21">China is an example of a country following the approach to Internet content filtering outlined in Scenario 4. China restricts the Internet access of its citizens through control of the Internet backbone and the country’s ISPs. However, as in Singapore, it is possible to use the telephone system to contact another country to gain access to prohibited material.</text:p>
      <text:h text:style-name="P39" text:outline-level="3" text:is-list-header="true"><text:bookmark-start text:name="_Toc32384132"/>6.4.2 Government Policies<text:bookmark-end text:name="_Toc32384132"/></text:h>
      <text:p text:style-name="P6">There are several Ministries that have claim over a portion of the Internet domain in <text:soft-page-break/>China. ChinaNet, the largest Chinese ISP, is administered by the Ministry of Information, but CERNET (China Education and Research Network – providing University students and professors with Internet access) falls under the Ministry of Education.</text:p>
      <text:p text:style-name="P6">There are no official guidelines as to how those who administer the networks share information and this has caused much confusion. There are no official documented policies that provide for filtering of web content, but public Internet access has been regulated since 1997. This regulation prohibits many things including lying, promoting feudal superstitions, sexually suggestive material, gambling, and violence (more details can be found in Annex 3).</text:p>
      <text:p text:style-name="P21">The bodies governing Chinese Internet access appear to be implementing filtering regimes to enforce the regulations for their own set of users, however, there are wide discrepancies in the level of filtering across China.</text:p>
      <text:p text:style-name="P21">The range of subjects filtered in China changes over time, and it is not the case that all websites of one type will be filtered (for example, Playboy.com is filtered, but not Hustler.com, despite having similar content).</text:p>
      <text:p text:style-name="P21">Controlling the information to which citizens are exposed to on the Internet poses a big challenge to China – due to the sheer breadth of content typically available, and because sources of content are so often remote from Chinese jurisdiction. <text:s/>It is therefore much more difficult to penalise citizens for breaking the law by viewing restricted content.</text:p>
      <text:p text:style-name="P21">Users of the Internet in China have described a shifting set of barriers to surfing the web from Chinese points of access. <text:s/>Users frequently find that sites are reported unavailable, domain names are unknown to the system or that lead to unexpected destinations, individual pages that are blocked, and the use of search keywords that result in temporary limits to further searches.</text:p>
      <text:p text:style-name="P21">This level of filtering suggests the widespread use of IP and URL filtering, with such techniques as keyword filtering and analysis of search strings (essentially a form of reverse filtering, based on the inputs of the user rather than the received Internet data) more recently beginning to be used to disrupt access to sites.</text:p>
      <text:p text:style-name="P21">There is some evidence that, in the past, the Government has attempted to prevent the spread of unwanted material by preventing the spread of the Internet itself. <text:s/>However, a more recent realisation of and desire to capture the economic benefits of networked computing has led to a variety of strategies to control access while not stifling increase in use. For example, the government encourages Internet access through cybercafes rather than in private spaces so that users can be physically monitored by others in the cafe.</text:p>
      <text:h text:style-name="P33" text:outline-level="1" text:is-list-header="true"><text:bookmark text:name="_Toc32384134"/>7 Scenario impacts</text:h>
      <text:p text:style-name="P21">This section reviews the level of impact that implementing each of the four Scenarios identified in section 3 will have on the following practicality determinants:</text:p>
      <text:p text:style-name="P24">Technology impacts</text:p>
      <text:list xml:id="list1675282292" text:continue-numbering="true" text:style-name="RTF_5f_Num_20_8">
        <text:list-item>
          <text:p text:style-name="P87">Data throughput</text:p>
        </text:list-item>
        <text:list-item>
          <text:p text:style-name="P87">Ability to enforce use of blocking and filtering</text:p>
        </text:list-item>
        <text:list-item>
          <text:p text:style-name="P87">Ease of solution implementation</text:p>
        </text:list-item>
      </text:list>
      <text:p text:style-name="P24">Financial impacts</text:p>
      <text:list xml:id="list909831763" text:continue-numbering="true" text:style-name="RTF_5f_Num_20_8">
        <text:list-item>
          <text:p text:style-name="P87">Cost to country</text:p>
        </text:list-item>
      </text:list>
      <text:p text:style-name="P24">Market impacts</text:p>
      <text:list xml:id="list1398779569" text:continue-numbering="true" text:style-name="RTF_5f_Num_20_8">
        <text:list-item>
          <text:p text:style-name="P87">Internet market development</text:p>
        </text:list-item>
        <text:list-item>
          <text:p text:style-name="P87">Competitive vendor market</text:p>
        </text:list-item>
      </text:list>
      <text:p text:style-name="P21">In rating the impact of each scenario we identify negative impact – hence one dot signifies low negative impact and three dots signifies high negative impact.</text:p>
      <text:h text:style-name="P36" text:outline-level="2" text:is-list-header="true"><text:bookmark-start text:name="_Toc35666262"/>7.1 Technology impacts<text:bookmark-end text:name="_Toc35666262"/></text:h>
      <text:h text:style-name="P39" text:outline-level="3" text:is-list-header="true"><text:bookmark-start text:name="_Toc35666263"/>7.1.1 Data throughput<text:bookmark-end text:name="_Toc35666263"/></text:h>
      <text:p text:style-name="P30">The speed of data throughput is a critical factor in determining whether the end user’s experience of the Internet is tolerable or not. In a market driven competitive environment it is considered a key factor in growing or inhibiting Internet usage. </text:p>
      <text:p text:style-name="P30"/>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99">Scenario</text:p>
            </table:table-cell>
            <table:table-cell table:style-name="Table5.A1" office:value-type="string">
              <text:p text:style-name="P99">Commentary</text:p>
            </table:table-cell>
            <table:table-cell table:style-name="Table5.A1" office:value-type="string">
              <text:p text:style-name="P97">Impact</text:p>
            </table:table-cell>
          </table:table-row>
        </table:table-header-rows>
        <table:table-row table:style-name="Table5.1">
          <table:table-cell table:style-name="Table5.A1" office:value-type="string">
            <text:p text:style-name="P71">Self regulation</text:p>
          </table:table-cell>
          <table:table-cell table:style-name="Table5.A1" office:value-type="string">
            <text:p text:style-name="P70">Although the use of both PC-side and server-side filtering technology will have some impact on the speed of data throughput from the service provider to end user, the self-regulatory environment provides the end user with a certain amount of self-determination in deciding whether or not they actually use such technology. The negative impact will therefore be low. If users perceive PC-side filtering to be detrimental to speed of access, they may turn it off. If they consider the service received from their ISP is not as fast as it could be, they may switch ISPs – even if they don’t understand the reason for the slower access speed. </text:p>
          </table:table-cell>
          <table:table-cell table:style-name="Table5.A1" office:value-type="string">
            <text:p text:style-name="P60"></text:p>
          </table:table-cell>
        </table:table-row>
        <text:soft-page-break/>
        <table:table-row table:style-name="Table5.1">
          <table:table-cell table:style-name="Table5.A1" office:value-type="string">
            <text:p text:style-name="P71">Government facilitation of self regulation</text:p>
          </table:table-cell>
          <table:table-cell table:style-name="Table5.A1" office:value-type="string">
            <text:p text:style-name="P70">Essentially the same as for the self regulation scenario due to the fact that if there is a trade-off between the use of filtering technology and performance, the ISP and end user have a choice. The type of filtering that government will likely facilitate will be improved use of URL and IP indices, which in themselves will have little impact on performance (see section 3.2). Encouraging the rating and labelling of content will have little impact on performance. Greater government pro-activity and sponsorship may take performance issues into account when promoting the benefits of filtering, and focus on ways of improving throughput.</text:p>
          </table:table-cell>
          <table:table-cell table:style-name="Table5.A1" office:value-type="string">
            <text:p text:style-name="P60"></text:p>
          </table:table-cell>
        </table:table-row>
        <table:table-row table:style-name="Table5.1">
          <table:table-cell table:style-name="Table5.A1" office:value-type="string">
            <text:p text:style-name="P71">Government mandates filtering</text:p>
          </table:table-cell>
          <table:table-cell table:style-name="Table5.A1" office:value-type="string">
            <text:p text:style-name="P70">Although there is scope for parallelism (that is, increasing the number of filtering points to minimise bottlenecks) throughput performance is certainly impacted if government mandates the use of filtering technology at the server and or the PC as there are fewer opportunities for end users to opt out. There will be some impact on throughput but this depends on the mechanism used.</text:p>
          </table:table-cell>
          <table:table-cell table:style-name="Table5.A1" office:value-type="string">
            <text:p text:style-name="P60"><text:span text:style-name="T12"></text:span></text:p>
          </table:table-cell>
        </table:table-row>
        <table:table-row table:style-name="Table5.1">
          <table:table-cell table:style-name="Table5.A1" office:value-type="string">
            <text:p text:style-name="P71">Government implements blocking/ filtering</text:p>
          </table:table-cell>
          <table:table-cell table:style-name="Table5.A1" office:value-type="string">
            <text:p text:style-name="P70">Filtering at the backbone is faster than at the ISP, but it involves checking every single packet so there is a constant slowing of every packet that goes through the filter. Depending on the system used, the data may also pass through more than one filtering element, further delaying it. Performance impact is, however, less visible to the end user and the end user cannot opt out.</text:p>
          </table:table-cell>
          <table:table-cell table:style-name="Table5.A1" office:value-type="string">
            <text:p text:style-name="P60"></text:p>
          </table:table-cell>
        </table:table-row>
      </table:table>
      <text:h text:style-name="P39" text:outline-level="3" text:is-list-header="true"><text:bookmark-start text:name="_Toc35666264"/>7.1.2 Segment filtering (e.g. by user type)<text:bookmark-end text:name="_Toc35666264"/></text:h>
      <text:p text:style-name="P30">The ability to understand who the end user is and their differing requirements for different types of content is a driver for the development of more sophisticated technologies. Not all adults, for example, will want or consider it appropriate that they can only access content suitable for children. The work of the Internet Content Rating Association (ICRA) is seeking to address this issue through its work in rating and labelling of Internet content. </text:p>
      <text:p text:style-name="P21"/>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99">Scenario</text:p>
            </table:table-cell>
            <table:table-cell table:style-name="Table6.A1" office:value-type="string">
              <text:p text:style-name="P99">Commentary</text:p>
            </table:table-cell>
            <table:table-cell table:style-name="Table6.A1" office:value-type="string">
              <text:p text:style-name="P97">Impact</text:p>
            </table:table-cell>
          </table:table-row>
        </table:table-header-rows>
        <table:table-row table:style-name="Table6.1">
          <table:table-cell table:style-name="Table6.A1" office:value-type="string">
            <text:p text:style-name="P71">Self regulation</text:p>
          </table:table-cell>
          <table:table-cell table:style-name="Table6.A1" office:value-type="string">
            <text:p text:style-name="P70">Users maintain responsibility for deciding who sees what content on a case by case basis. For example, concerned parents may decide to filter or block content perceived as undesirable for their children. They make the value judgement (either consciously or not) on what can and cannot be accessed. Selection of ISPs follows the same rule. Those users concerned about the type of content reaching their desktops have a choice whether to subscribe to a more ‘family friendly’ ISP that actively filters and blocks undesirable content. If users are proactive in determining what others for whom they have responsibility can or cannot see, there is less impact on those rejecting a ‘one-size fits all’ approach. <text:s/></text:p>
          </table:table-cell>
          <table:table-cell table:style-name="Table6.A1" office:value-type="string">
            <text:p text:style-name="P60"></text:p>
          </table:table-cell>
        </table:table-row>
        <text:soft-page-break/>
        <table:table-row table:style-name="Table6.1">
          <table:table-cell table:style-name="Table6.A1" office:value-type="string">
            <text:p text:style-name="P71">Government facilitation of self regulation</text:p>
          </table:table-cell>
          <table:table-cell table:style-name="Table6.A1" office:value-type="string">
            <text:p text:style-name="P70">Essentially the same as for self-regulation. Government plays a greater role in promoting the benefits of filtering and blocking technology, guiding users and ISPs in making value judgements as to who can see what. A more proactive role in the development of rating and filtering technologies could help improve the effectiveness of restricting undesirable content to certain segments of society.</text:p>
          </table:table-cell>
          <table:table-cell table:style-name="Table6.A1" office:value-type="string">
            <text:p text:style-name="P60"></text:p>
          </table:table-cell>
        </table:table-row>
        <table:table-row table:style-name="Table6.1">
          <table:table-cell table:style-name="Table6.A1" office:value-type="string">
            <text:p text:style-name="P71">Government mandates filtering</text:p>
          </table:table-cell>
          <table:table-cell table:style-name="Table6.A1" office:value-type="string">
            <text:p text:style-name="P70">If government mandates filtering by the ISP, there will be less choice by users as to what they can access. It may be possible for ISPs to provide different levels of password-enabled access through a number of proxy servers that have different levels of filtering incorporated, but the system is not foolproof, and extra costs would be incurred by ISPs to install new servers and associated software (see section 3.6.1). <text:s/>The limits of acceptability will be a difficult call for government to make, and grey areas may fall through the net (e.g. borderline unacceptable content for children is let through, and borderline acceptable content for adults is not).</text:p>
            <text:p text:style-name="P70">In addition, it is not technologically possible yet to detect if a user has logged on to a restricted access web site, and been authenticated as a legitimate user. If that site is blocked, users will be unable to access content to which they may be legally entitled.</text:p>
          </table:table-cell>
          <table:table-cell table:style-name="Table6.A1" office:value-type="string">
            <text:p text:style-name="P60"></text:p>
          </table:table-cell>
        </table:table-row>
        <table:table-row table:style-name="Table6.1">
          <table:table-cell table:style-name="Table6.A1" office:value-type="string">
            <text:p text:style-name="P71">Government implements blocking/ filtering</text:p>
          </table:table-cell>
          <table:table-cell table:style-name="Table6.A1" office:value-type="string">
            <text:p text:style-name="P70">Filtering and blocking technologies implemented beyond the ISP, on the backbone, on routers etc are unable to differentiate between different types of end users. All content deemed undesirable (even if just for children, for example) will therefore be blocked for all users. There is therefore a high impact on the ability to segment the end user base.</text:p>
          </table:table-cell>
          <table:table-cell table:style-name="Table6.A1" office:value-type="string">
            <text:p text:style-name="P60"></text:p>
          </table:table-cell>
        </table:table-row>
      </table:table>
      <text:h text:style-name="P39" text:outline-level="3" text:is-list-header="true"><text:bookmark-start text:name="_Toc35666265"/>7.1.3 Ensuring the use of blocking and filtering<text:bookmark-end text:name="_Toc35666265"/></text:h>
      <text:p text:style-name="P30">How far governments can go to ensure the use or implementation of blocking or filtering technology depends largely on the political regime, and on the regulation that is in place. This report seeks to determine if technology is able to facilitate the use of regulation in controlling undesirable content. The four scenarios take the regulatory environment into account and we assess below whether there is a high, medium or low impact on governments’ ability to enforce filtering for each scenario.</text:p>
      <text:p text:style-name="P30"/>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99">Scenario</text:p>
            </table:table-cell>
            <table:table-cell table:style-name="Table7.A1" office:value-type="string">
              <text:p text:style-name="P99">Commentary</text:p>
            </table:table-cell>
            <table:table-cell table:style-name="Table7.A1" office:value-type="string">
              <text:p text:style-name="P97">Impact</text:p>
            </table:table-cell>
          </table:table-row>
        </table:table-header-rows>
        <table:table-row table:style-name="Table7.1">
          <table:table-cell table:style-name="Table7.A1" office:value-type="string">
            <text:p text:style-name="P71">Self regulation</text:p>
          </table:table-cell>
          <table:table-cell table:style-name="Table7.A1" office:value-type="string">
            <text:p text:style-name="P70">In a self-regulatory environment, the impact on the ability of government to enforce the use of blocking and filtering technology will be high – i.e. it will be difficult for them to do so. As long as access to illegal content is addressed and seen to be addressed, it is left to the market to determine the way forward.</text:p>
          </table:table-cell>
          <table:table-cell table:style-name="Table7.A1" office:value-type="string">
            <text:p text:style-name="P60"></text:p>
          </table:table-cell>
        </table:table-row>
        <text:soft-page-break/>
        <table:table-row table:style-name="Table7.1">
          <table:table-cell table:style-name="Table7.A1" office:value-type="string">
            <text:p text:style-name="P71">Government facilitation of self regulation</text:p>
          </table:table-cell>
          <table:table-cell table:style-name="Table7.A1" office:value-type="string">
            <text:p text:style-name="P70">The difficulties in enforcing the use of blocking and filtering technology in a self-regulatory environment may be mitigated slightly by more active involvement by government in providing guidance and advice. To some extent, closer involvement by government causes industry players to perceive that if they themselves are not more proactive in encouraging the use of blocking and filtering technologies, government may step in with stricter requirements or regulation. It is in everyone’s interests, therefore to work closely together to determine appropriate levels of filtering and its implementation.</text:p>
          </table:table-cell>
          <table:table-cell table:style-name="Table7.A1" office:value-type="string">
            <text:p text:style-name="P60"><text:span text:style-name="T12"></text:span></text:p>
          </table:table-cell>
        </table:table-row>
        <table:table-row table:style-name="Table7.1">
          <table:table-cell table:style-name="Table7.A1" office:value-type="string">
            <text:p text:style-name="P71">Government mandates filtering</text:p>
          </table:table-cell>
          <table:table-cell table:style-name="Table7.A1" office:value-type="string">
            <text:p text:style-name="P70">If government mandates the use of filtering and blocking, it will be relatively easy (in a technological sense) to enforce at the ISP level with server-side filtering – assuming all ISPs are operating within a legal framework. It will be more difficult to ensure enforceability at the client-side if government mandates filtering at the user’s PC.</text:p>
          </table:table-cell>
          <table:table-cell table:style-name="Table7.A1" office:value-type="string">
            <text:p text:style-name="P60"></text:p>
          </table:table-cell>
        </table:table-row>
        <table:table-row table:style-name="Table7.1">
          <table:table-cell table:style-name="Table7.A1" office:value-type="string">
            <text:p text:style-name="P71">Government implements blocking/ filtering</text:p>
          </table:table-cell>
          <table:table-cell table:style-name="Table7.A1" office:value-type="string">
            <text:p text:style-name="P70">By implementing a filtering and blocking mechanism beyond the ISP by government, there will be a low impact, in terms of technology, on the ability to enforce such a system. It will be more difficult for users to evade the presence of such technologies.</text:p>
          </table:table-cell>
          <table:table-cell table:style-name="Table7.A1" office:value-type="string">
            <text:p text:style-name="P60"></text:p>
          </table:table-cell>
        </table:table-row>
      </table:table>
      <text:p text:style-name="P21"/>
      <text:h text:style-name="P39" text:outline-level="3" text:is-list-header="true"><text:bookmark-start text:name="_Toc35666266"/>7.1.4 Ease of solution implementation<text:bookmark-end text:name="_Toc35666266"/></text:h>
      <text:p text:style-name="P21">How easy it will be to put effective filtering and blocking systems in place will be dependent on cost (covered separately below) and the extent of the infrastructure required.</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99">Scenario</text:p>
            </table:table-cell>
            <table:table-cell table:style-name="Table8.A1" office:value-type="string">
              <text:p text:style-name="P99">Commentary</text:p>
            </table:table-cell>
            <table:table-cell table:style-name="Table8.A1" office:value-type="string">
              <text:p text:style-name="P97">Impact</text:p>
            </table:table-cell>
          </table:table-row>
        </table:table-header-rows>
        <table:table-row table:style-name="Table8.1">
          <table:table-cell table:style-name="Table8.A1" office:value-type="string">
            <text:p text:style-name="P71">Self regulation</text:p>
          </table:table-cell>
          <table:table-cell table:style-name="Table8.A1" office:value-type="string">
            <text:p text:style-name="P70">Both server-side and client-side filtering systems are relatively easy to put in place, and so will have minimal impact on the ability to implement. Currently, in a predominantly dial-up environment, a bottleneck for end users is the need to download hefty files to their PC through slow Internet connections. Perceived impact on performance will also determine whether or not users actually implement the solutions. </text:p>
          </table:table-cell>
          <table:table-cell table:style-name="Table8.A1" office:value-type="string">
            <text:p text:style-name="P60"></text:p>
          </table:table-cell>
        </table:table-row>
        <table:table-row table:style-name="Table8.1">
          <table:table-cell table:style-name="Table8.A1" office:value-type="string">
            <text:p text:style-name="P71">Government facilitation of self regulation</text:p>
          </table:table-cell>
          <table:table-cell table:style-name="Table8.A1" office:value-type="string">
            <text:p text:style-name="P70">Greater government involvement will demand a co-ordinating framework to be developed and implemented. Impact on implementation will vary with the extent of their involvement, but if significant infrastructure requirements are contracted to a third-party supplier, such impacts could be kept low.</text:p>
          </table:table-cell>
          <table:table-cell table:style-name="Table8.A1" office:value-type="string">
            <text:p text:style-name="P60"></text:p>
          </table:table-cell>
        </table:table-row>
        <table:table-row table:style-name="Table8.1">
          <table:table-cell table:style-name="Table8.A1" office:value-type="string">
            <text:p text:style-name="P71">Government mandates filtering</text:p>
          </table:table-cell>
          <table:table-cell table:style-name="Table8.A1" office:value-type="string">
            <text:p text:style-name="P70">The onus of implementing blocking and filtering technology solutions will fall on the industry. This is likely to require an increase in systems infrastructure, where both security and quality of service issues need to be ramped up considerably. <text:s/>An indication of the extra resources required by ISPs is provided in Section 3.6.1. In addition, the constant need to update indices and improve analysis filtering software will have an ongoing impact on infrastructure upgrades.</text:p>
          </table:table-cell>
          <table:table-cell table:style-name="Table8.A1" office:value-type="string">
            <text:p text:style-name="P60"></text:p>
          </table:table-cell>
        </table:table-row>
        <text:soft-page-break/>
        <table:table-row table:style-name="Table8.1">
          <table:table-cell table:style-name="Table8.A1" office:value-type="string">
            <text:p text:style-name="P71">Government implements blocking/ filtering</text:p>
          </table:table-cell>
          <table:table-cell table:style-name="Table8.A1" office:value-type="string">
            <text:p text:style-name="P70">The implementation of a blocking and filtering system at the backbone level is complex and resource intensive. Blocking at the router level is currently certainly not foolproof. Government will need to allocate significant resources to set up new components and infrastructure required, and to constantly keep such systems up-to-date, remembering that by-pass systems and mechanisms are constantly being developed to get round filtering technologies.</text:p>
          </table:table-cell>
          <table:table-cell table:style-name="Table8.A1" office:value-type="string">
            <text:p text:style-name="P60"></text:p>
          </table:table-cell>
        </table:table-row>
      </table:table>
      <text:h text:style-name="P36" text:outline-level="2" text:is-list-header="true"><text:bookmark-start text:name="_Toc35666267"/>7.2 Financial impacts<text:bookmark-end text:name="_Toc35666267"/></text:h>
      <text:p text:style-name="P21">Section 3.6.1 provides an indication of likely costs that ISPs will face in implementing server-side filtering. There are, however, varying financial implication for users, ISPs and the Government associated with each Scenario. </text:p>
      <text:h text:style-name="P39" text:outline-level="3" text:is-list-header="true"><text:bookmark-start text:name="_Toc35666268"/>7.2.1 Cost to the country<text:bookmark-end text:name="_Toc35666268"/></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99">Scenario</text:p>
            </table:table-cell>
            <table:table-cell table:style-name="Table9.A1" office:value-type="string">
              <text:p text:style-name="P99">Commentary</text:p>
            </table:table-cell>
            <table:table-cell table:style-name="Table9.A1" office:value-type="string">
              <text:p text:style-name="P97">Impact</text:p>
            </table:table-cell>
          </table:table-row>
        </table:table-header-rows>
        <table:table-row table:style-name="Table9.1">
          <table:table-cell table:style-name="Table9.A1" office:value-type="string">
            <text:p text:style-name="P71">Self regulation</text:p>
          </table:table-cell>
          <table:table-cell table:style-name="Table9.A1" office:value-type="string">
            <text:p text:style-name="P70">In a self-regulatory environment, the opt-in nature of filtering means costs may be managed independently by all stakeholders according to the choices they make. Cost impact will therefore be limited.</text:p>
          </table:table-cell>
          <table:table-cell table:style-name="Table9.A1" office:value-type="string">
            <text:p text:style-name="P60"></text:p>
          </table:table-cell>
        </table:table-row>
        <table:table-row table:style-name="Table9.1">
          <table:table-cell table:style-name="Table9.A1" office:value-type="string">
            <text:p text:style-name="P71">Government facilitation of self regulation</text:p>
          </table:table-cell>
          <table:table-cell table:style-name="Table9.A1" office:value-type="string">
            <text:p text:style-name="P70">Cost impact will be minimal overall, although government may incur some cost in driving promotion of filtering and development of URL and IP Address lists for recommended filtering.</text:p>
          </table:table-cell>
          <table:table-cell table:style-name="Table9.A1" office:value-type="string">
            <text:p text:style-name="P60"></text:p>
          </table:table-cell>
        </table:table-row>
        <table:table-row table:style-name="Table9.1">
          <table:table-cell table:style-name="Table9.A1" office:value-type="string">
            <text:p text:style-name="P71">Government mandates filtering</text:p>
          </table:table-cell>
          <table:table-cell table:style-name="Table9.A1" office:value-type="string">
            <text:p text:style-name="P70">If government mandates filtering technologies must be implemented, ISPs will have no choice but to increase expenditure on additional software, hardware and administration. Australian ISPs interviewed as part of this project have indicated they will pass on additional costs to their customers. There will also be enforcement costs.</text:p>
          </table:table-cell>
          <table:table-cell table:style-name="Table9.A1" office:value-type="string">
            <text:p text:style-name="P60"></text:p>
          </table:table-cell>
        </table:table-row>
        <table:table-row table:style-name="Table9.1">
          <table:table-cell table:style-name="Table9.A1" office:value-type="string">
            <text:p text:style-name="P71">Government implements blocking/ filtering</text:p>
          </table:table-cell>
          <table:table-cell table:style-name="Table9.A1" office:value-type="string">
            <text:p text:style-name="P70">Government incurs additional cost in implementing blocking and filtering technologies and infrastructure. This increased cost is hidden from users and ISPs (although may imply an increase in taxation levels).</text:p>
          </table:table-cell>
          <table:table-cell table:style-name="Table9.A1" office:value-type="string">
            <text:p text:style-name="P60"></text:p>
          </table:table-cell>
        </table:table-row>
      </table:table>
      <text:p text:style-name="P21"/>
      <text:h text:style-name="P36" text:outline-level="2" text:is-list-header="true"><text:bookmark-start text:name="_Toc35666269"/>7.3 Market impacts<text:bookmark-end text:name="_Toc35666269"/></text:h>
      <text:h text:style-name="P39" text:outline-level="3" text:is-list-header="true"><text:bookmark-start text:name="_Toc35666270"/>7.3.1 Internet market development<text:bookmark-end text:name="_Toc35666270"/></text:h>
      <text:p text:style-name="P21">There are many known and unknown drivers and barriers to the development of the Internet market and its associated technologies. Although we cannot say for certain how far new or different factors will affect adoption and development rates, we can take historical evidence into account in making an informed estimate.</text:p>
      <text:p text:style-name="P21"/>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99">Scenario</text:p>
            </table:table-cell>
            <table:table-cell table:style-name="Table10.A1" office:value-type="string">
              <text:p text:style-name="P99">Commentary</text:p>
            </table:table-cell>
            <table:table-cell table:style-name="Table10.A1" office:value-type="string">
              <text:p text:style-name="P97">Impact</text:p>
            </table:table-cell>
          </table:table-row>
        </table:table-header-rows>
        <table:table-row table:style-name="Table10.1">
          <table:table-cell table:style-name="Table10.A1" office:value-type="string">
            <text:p text:style-name="P71">Self regulation</text:p>
          </table:table-cell>
          <table:table-cell table:style-name="Table10.A1" office:value-type="string">
            <text:p text:style-name="P70">The Internet has itself largely developed relatively quickly in an environment of openness and self-regulation. While this has meant undesirable elements have crept in, it has also enabled the creation of new and exciting opportunities for both industry and end users. It is considered, therefore, that in a self-regulatory environment, industry will continue to seek and exploit new commercial (legal) opportunities that will meet the demands of the majority of customers. <text:s/></text:p>
          </table:table-cell>
          <table:table-cell table:style-name="Table10.A1" office:value-type="string">
            <text:p text:style-name="P60"></text:p>
          </table:table-cell>
        </table:table-row>
        <table:table-row table:style-name="Table10.1">
          <table:table-cell table:style-name="Table10.A1" office:value-type="string">
            <text:p text:style-name="P71">Government facilitation of self regulation</text:p>
          </table:table-cell>
          <table:table-cell table:style-name="Table10.A1" office:value-type="string">
            <text:p text:style-name="P70">As with self-regulation. Internet development and adoption may indeed improve as greater numbers of end users are reassured by government presence providing checks and balances in the self-regulated market, and driving awareness of the benefits of self-filtering technologies.</text:p>
          </table:table-cell>
          <table:table-cell table:style-name="Table10.A1" office:value-type="string">
            <text:p text:style-name="P60"></text:p>
          </table:table-cell>
        </table:table-row>
        <table:table-row table:style-name="Table10.1">
          <table:table-cell table:style-name="Table10.A1" office:value-type="string">
            <text:p text:style-name="P71">Government mandates filtering</text:p>
          </table:table-cell>
          <table:table-cell table:style-name="Table10.A1" office:value-type="string">
            <text:p text:style-name="P70">By mandating the use of filtering and blocking technology, some industry players may feel such constraints inhibit their ability to develop new products and services, making them commercially unsound, and stifling innovation. If government dictates to end users what they may and may not access, this could prove detrimental to any trust users may place in finding accurate information via the Internet. In addition, should users feel their use of the Internet is being controlled and monitored, this may have an even bigger impact on perceived value of the system. A decline in trust could lead to a fall in usage. To a certain extent, we saw this in the early days of the Internet where the walled garden services of the likes of AOL and CompuServe failed to survive the greater desire of users to explore beyond the safe and prescribed content available.</text:p>
          </table:table-cell>
          <table:table-cell table:style-name="Table10.A1" office:value-type="string">
            <text:p text:style-name="P60"></text:p>
          </table:table-cell>
        </table:table-row>
        <table:table-row table:style-name="Table10.1">
          <table:table-cell table:style-name="Table10.A1" office:value-type="string">
            <text:p text:style-name="P71">Government implements blocking/ filtering</text:p>
          </table:table-cell>
          <table:table-cell table:style-name="Table10.A1" office:value-type="string">
            <text:p text:style-name="P70">By implementing the blocking and filtering solutions itself, government is effectively dictating what the Internet can and cannot be used for, what users can and cannot access, and trust will be low. Strict control of service providers and technology suppliers is likely to be enforced, providing less incentive or opportunity for innovation.</text:p>
          </table:table-cell>
          <table:table-cell table:style-name="Table10.A1" office:value-type="string">
            <text:p text:style-name="P60"></text:p>
          </table:table-cell>
        </table:table-row>
      </table:table>
      <text:p text:style-name="P21"/>
      <text:h text:style-name="P39" text:outline-level="3" text:is-list-header="true"><text:bookmark-start text:name="_Toc35666271"/>7.3.2 Competitive vendor market<text:bookmark-end text:name="_Toc35666271"/></text:h>
      <text:p text:style-name="P21">The level of negative impact on vendor competition and the development of that market will be dependent on the market economy and type of regulation in place. A free market economy will provide more opportunities for a greater number of players than a highly regulated one where exact criteria that vendors should adhere to provide less scope for differentiation.</text:p>
      <text:p text:style-name="P21"/>
      <table:table table:name="Table11" table:style-name="Table11">
        <table:table-column table:style-name="Table11.A"/>
        <table:table-column table:style-name="Table11.B"/>
        <table:table-column table:style-name="Table11.C"/>
        <table:table-header-rows>
          <text:soft-page-break/>
          <table:table-row table:style-name="Table11.1">
            <table:table-cell table:style-name="Table11.A1" office:value-type="string">
              <text:p text:style-name="P99">Scenario</text:p>
            </table:table-cell>
            <table:table-cell table:style-name="Table11.A1" office:value-type="string">
              <text:p text:style-name="P99">Commentary</text:p>
            </table:table-cell>
            <table:table-cell table:style-name="Table11.A1" office:value-type="string">
              <text:p text:style-name="P97">Impact</text:p>
            </table:table-cell>
          </table:table-row>
        </table:table-header-rows>
        <table:table-row table:style-name="Table11.1">
          <table:table-cell table:style-name="Table11.A1" office:value-type="string">
            <text:p text:style-name="P71">Self regulation</text:p>
          </table:table-cell>
          <table:table-cell table:style-name="Table11.A1" office:value-type="string">
            <text:p text:style-name="P70">In a self-regulatory market, opportunities for vendors will depend largely on user demand – which currently generally means businesses rather than consumers. As demand increases, so new players will see opportunities to develop competing products and generate revenues. Levels of competition will be dictated by technology suitability (from the user perspective) and pricing.</text:p>
          </table:table-cell>
          <table:table-cell table:style-name="Table11.A1" office:value-type="string">
            <text:p text:style-name="P60"></text:p>
          </table:table-cell>
        </table:table-row>
        <table:table-row table:style-name="Table11.1">
          <table:table-cell table:style-name="Table11.A1" office:value-type="string">
            <text:p text:style-name="P71">Government facilitation of self regulation</text:p>
          </table:table-cell>
          <table:table-cell table:style-name="Table11.A1" office:value-type="string">
            <text:p text:style-name="P70">As with self-regulation, the competitive environment can help drive the market for new and effective products and services. However, in working more closely with industry, and perhaps selecting a preferred vendor to supply government sponsored indices may have a small negative impact on the ability of other vendors to compete on a level playing field.</text:p>
          </table:table-cell>
          <table:table-cell table:style-name="Table11.A1" office:value-type="string">
            <text:p text:style-name="P60"></text:p>
          </table:table-cell>
        </table:table-row>
        <table:table-row table:style-name="Table11.1">
          <table:table-cell table:style-name="Table11.A1" office:value-type="string">
            <text:p text:style-name="P71">Government mandates filtering</text:p>
          </table:table-cell>
          <table:table-cell table:style-name="Table11.A1" office:value-type="string">
            <text:p text:style-name="P70">By mandating the use of filtering and blocking software, government will also have to set out stringent criteria that such technology must meet to be acceptable. If all competing products available are perceived by purchasers (ISPs or end users) to meet the standards laid down by regulation, there will be less to differentiate one product from another. Competition may then be driven by price alone with larger players able to leverage economies of scale potentially killing off any smaller competition. </text:p>
          </table:table-cell>
          <table:table-cell table:style-name="Table11.A1" office:value-type="string">
            <text:p text:style-name="P60"></text:p>
          </table:table-cell>
        </table:table-row>
        <table:table-row table:style-name="Table11.1">
          <table:table-cell table:style-name="Table11.A1" office:value-type="string">
            <text:p text:style-name="P71">Government implements blocking/ filtering</text:p>
          </table:table-cell>
          <table:table-cell table:style-name="Table11.A1" office:value-type="string">
            <text:p text:style-name="P70">By implementing blocking and filtering technology on the network, government decides what is and is not required and develops (or has developed for it) products and services that fit its requirements. The competitive market is greatly reduced or is unnecessary.</text:p>
          </table:table-cell>
          <table:table-cell table:style-name="Table11.A1" office:value-type="string">
            <text:p text:style-name="P60"></text:p>
          </table:table-cell>
        </table:table-row>
      </table:table>
      <text:h text:style-name="P36" text:outline-level="2" text:is-list-header="true"/>
      <text:h text:style-name="P38" text:outline-level="2" text:is-list-header="true"><text:bookmark-start text:name="_Toc35666272"/>7.4 Summary of impacts<text:bookmark-end text:name="_Toc35666272"/></text:h>
      <text:p text:style-name="P21">Figure 7.1 provides a summary of the level of negative impact associated with each scenario.</text:p>
      <text:p text:style-name="P90">Figure 7.1: <text:span text:style-name="T8">Summary of impacts for each Scenario</text:span></text:p>
      <table:table table:name="Table12" table:style-name="Table12">
        <table:table-column table:style-name="Table12.A" table:number-columns-repeated="5"/>
        <table:table-row table:style-name="Table12.1">
          <table:table-cell table:style-name="Table12.A1" office:value-type="string">
            <text:p text:style-name="P99"/>
          </table:table-cell>
          <table:table-cell table:style-name="Table12.B1" office:value-type="string">
            <text:p text:style-name="P99">Self regulation</text:p>
          </table:table-cell>
          <table:table-cell table:style-name="Table12.B1" office:value-type="string">
            <text:p text:style-name="P99">Government facilitation of self regulation</text:p>
          </table:table-cell>
          <table:table-cell table:style-name="Table12.B1" office:value-type="string">
            <text:p text:style-name="P99">Government mandates filtering</text:p>
          </table:table-cell>
          <table:table-cell table:style-name="Table12.E1" office:value-type="string">
            <text:p text:style-name="P97">Government implements blocking/ filtering</text:p>
          </table:table-cell>
        </table:table-row>
        <table:table-row table:style-name="Table12.1">
          <table:table-cell table:style-name="Table12.A2" office:value-type="string">
            <text:p text:style-name="P69">Technology impacts</text:p>
          </table:table-cell>
          <table:table-cell table:style-name="Table12.B2" office:value-type="string">
            <text:p text:style-name="P63"/>
          </table:table-cell>
          <table:table-cell table:style-name="Table12.B2" office:value-type="string">
            <text:p text:style-name="P63"/>
          </table:table-cell>
          <table:table-cell table:style-name="Table12.B2" office:value-type="string">
            <text:p text:style-name="P63"/>
          </table:table-cell>
          <table:table-cell table:style-name="Table12.E2" office:value-type="string">
            <text:p text:style-name="P61"/>
          </table:table-cell>
        </table:table-row>
        <table:table-row table:style-name="Table12.1">
          <table:table-cell table:style-name="Table12.A3" office:value-type="string">
            <text:p text:style-name="P67">Data throughput</text:p>
          </table:table-cell>
          <table:table-cell table:style-name="Table12.B3" office:value-type="string">
            <text:p text:style-name="P64"></text:p>
          </table:table-cell>
          <table:table-cell table:style-name="Table12.B3" office:value-type="string">
            <text:p text:style-name="P64"></text:p>
          </table:table-cell>
          <table:table-cell table:style-name="Table12.B3" office:value-type="string">
            <text:p text:style-name="P64"><text:span text:style-name="T12"></text:span></text:p>
          </table:table-cell>
          <table:table-cell table:style-name="Table12.E3" office:value-type="string">
            <text:p text:style-name="P62"></text:p>
          </table:table-cell>
        </table:table-row>
        <table:table-row table:style-name="Table12.1">
          <table:table-cell table:style-name="Table12.A3" office:value-type="string">
            <text:p text:style-name="P67">Segment filtering (e.g. by user type)</text:p>
          </table:table-cell>
          <table:table-cell table:style-name="Table12.B3" office:value-type="string">
            <text:p text:style-name="P64"></text:p>
          </table:table-cell>
          <table:table-cell table:style-name="Table12.B3" office:value-type="string">
            <text:p text:style-name="P64"></text:p>
          </table:table-cell>
          <table:table-cell table:style-name="Table12.B3" office:value-type="string">
            <text:p text:style-name="P64"></text:p>
          </table:table-cell>
          <table:table-cell table:style-name="Table12.E3" office:value-type="string">
            <text:p text:style-name="P59"></text:p>
          </table:table-cell>
        </table:table-row>
        <table:table-row table:style-name="Table12.1">
          <table:table-cell table:style-name="Table12.A5" office:value-type="string">
            <text:p text:style-name="P67">Ability to enforce use of blocking / filtering</text:p>
          </table:table-cell>
          <table:table-cell table:style-name="Table12.B5" office:value-type="string">
            <text:p text:style-name="P64"></text:p>
          </table:table-cell>
          <table:table-cell table:style-name="Table12.B5" office:value-type="string">
            <text:p text:style-name="P64"><text:span text:style-name="T12"></text:span></text:p>
            <text:p text:style-name="P64"/>
          </table:table-cell>
          <table:table-cell table:style-name="Table12.B5" office:value-type="string">
            <text:p text:style-name="P64"></text:p>
          </table:table-cell>
          <table:table-cell table:style-name="Table12.E5" office:value-type="string">
            <text:p text:style-name="P62"></text:p>
          </table:table-cell>
        </table:table-row>
        <table:table-row table:style-name="Table12.1">
          <table:table-cell table:style-name="Table12.A6" office:value-type="string">
            <text:p text:style-name="P67">Ease of solution implementation</text:p>
          </table:table-cell>
          <table:table-cell table:style-name="Table12.B6" office:value-type="string">
            <text:p text:style-name="P64"></text:p>
          </table:table-cell>
          <table:table-cell table:style-name="Table12.B6" office:value-type="string">
            <text:p text:style-name="P64"></text:p>
          </table:table-cell>
          <table:table-cell table:style-name="Table12.B6" office:value-type="string">
            <text:p text:style-name="P64"></text:p>
          </table:table-cell>
          <table:table-cell table:style-name="Table12.E6" office:value-type="string">
            <text:p text:style-name="P62"></text:p>
          </table:table-cell>
        </table:table-row>
        <table:table-row table:style-name="Table12.1">
          <table:table-cell table:style-name="Table12.A2" office:value-type="string">
            <text:p text:style-name="P69">Financial impacts</text:p>
          </table:table-cell>
          <table:table-cell table:style-name="Table12.B2" office:value-type="string">
            <text:p text:style-name="P63"/>
          </table:table-cell>
          <table:table-cell table:style-name="Table12.B2" office:value-type="string">
            <text:p text:style-name="P63"/>
          </table:table-cell>
          <table:table-cell table:style-name="Table12.B2" office:value-type="string">
            <text:p text:style-name="P63"/>
          </table:table-cell>
          <table:table-cell table:style-name="Table12.E2" office:value-type="string">
            <text:p text:style-name="P61"/>
          </table:table-cell>
        </table:table-row>
        <table:table-row table:style-name="Table12.1">
          <table:table-cell table:style-name="Table12.A3" office:value-type="string">
            <text:p text:style-name="P67">Cost to Government</text:p>
          </table:table-cell>
          <table:table-cell table:style-name="Table12.B3" office:value-type="string">
            <text:p text:style-name="P64"></text:p>
          </table:table-cell>
          <table:table-cell table:style-name="Table12.B3" office:value-type="string">
            <text:p text:style-name="P64"></text:p>
          </table:table-cell>
          <table:table-cell table:style-name="Table12.B3" office:value-type="string">
            <text:p text:style-name="P64"><text:span text:style-name="T12"></text:span></text:p>
          </table:table-cell>
          <table:table-cell table:style-name="Table12.E3" office:value-type="string">
            <text:p text:style-name="P62"></text:p>
          </table:table-cell>
        </table:table-row>
        <table:table-row table:style-name="Table12.1">
          <table:table-cell table:style-name="Table12.A3" office:value-type="string">
            <text:p text:style-name="P67">Cost to ISP</text:p>
          </table:table-cell>
          <table:table-cell table:style-name="Table12.B3" office:value-type="string">
            <text:p text:style-name="P64"></text:p>
          </table:table-cell>
          <table:table-cell table:style-name="Table12.B3" office:value-type="string">
            <text:p text:style-name="P64"></text:p>
          </table:table-cell>
          <table:table-cell table:style-name="Table12.B3" office:value-type="string">
            <text:p text:style-name="P64"></text:p>
          </table:table-cell>
          <table:table-cell table:style-name="Table12.E3" office:value-type="string">
            <text:p text:style-name="P59"></text:p>
          </table:table-cell>
        </table:table-row>
        <table:table-row table:style-name="Table12.1">
          <table:table-cell table:style-name="Table12.A5" office:value-type="string">
            <text:p text:style-name="P67">Cost to end user</text:p>
          </table:table-cell>
          <table:table-cell table:style-name="Table12.B5" office:value-type="string">
            <text:p text:style-name="P64"></text:p>
          </table:table-cell>
          <table:table-cell table:style-name="Table12.B5" office:value-type="string">
            <text:p text:style-name="P64"></text:p>
          </table:table-cell>
          <table:table-cell table:style-name="Table12.B5" office:value-type="string">
            <text:p text:style-name="P64"></text:p>
          </table:table-cell>
          <table:table-cell table:style-name="Table12.E5" office:value-type="string">
            <text:p text:style-name="P62"><text:span text:style-name="T12"></text:span></text:p>
          </table:table-cell>
        </table:table-row>
        <table:table-row table:style-name="Table12.1">
          <table:table-cell table:style-name="Table12.A6" office:value-type="string">
            <text:p text:style-name="P67">Total cost to country</text:p>
          </table:table-cell>
          <table:table-cell table:style-name="Table12.B6" office:value-type="string">
            <text:p text:style-name="P64"></text:p>
          </table:table-cell>
          <table:table-cell table:style-name="Table12.B6" office:value-type="string">
            <text:p text:style-name="P64"></text:p>
          </table:table-cell>
          <table:table-cell table:style-name="Table12.B6" office:value-type="string">
            <text:p text:style-name="P64"></text:p>
          </table:table-cell>
          <table:table-cell table:style-name="Table12.E6" office:value-type="string">
            <text:p text:style-name="P62"></text:p>
          </table:table-cell>
        </table:table-row>
        <table:table-row table:style-name="Table12.1">
          <table:table-cell table:style-name="Table12.A2" office:value-type="string">
            <text:p text:style-name="P69">Market development impacts</text:p>
          </table:table-cell>
          <table:table-cell table:style-name="Table12.B2" office:value-type="string">
            <text:p text:style-name="P63"/>
          </table:table-cell>
          <table:table-cell table:style-name="Table12.B2" office:value-type="string">
            <text:p text:style-name="P63"/>
          </table:table-cell>
          <table:table-cell table:style-name="Table12.B2" office:value-type="string">
            <text:p text:style-name="P63"/>
          </table:table-cell>
          <table:table-cell table:style-name="Table12.E2" office:value-type="string">
            <text:p text:style-name="P61"/>
          </table:table-cell>
        </table:table-row>
        <table:table-row table:style-name="Table12.1">
          <table:table-cell table:style-name="Table12.A3" office:value-type="string">
            <text:p text:style-name="P67">Internet market development</text:p>
          </table:table-cell>
          <table:table-cell table:style-name="Table12.B3" office:value-type="string">
            <text:p text:style-name="P64"></text:p>
          </table:table-cell>
          <table:table-cell table:style-name="Table12.B3" office:value-type="string">
            <text:p text:style-name="P64"></text:p>
          </table:table-cell>
          <table:table-cell table:style-name="Table12.B3" office:value-type="string">
            <text:p text:style-name="P64"></text:p>
          </table:table-cell>
          <table:table-cell table:style-name="Table12.E3" office:value-type="string">
            <text:p text:style-name="P62"></text:p>
          </table:table-cell>
        </table:table-row>
        <table:table-row table:style-name="Table12.1">
          <table:table-cell table:style-name="Table12.A6" office:value-type="string">
            <text:p text:style-name="P67">Competitive vendor market</text:p>
          </table:table-cell>
          <table:table-cell table:style-name="Table12.B6" office:value-type="string">
            <text:p text:style-name="P64"></text:p>
          </table:table-cell>
          <table:table-cell table:style-name="Table12.B6" office:value-type="string">
            <text:p text:style-name="P64"></text:p>
          </table:table-cell>
          <table:table-cell table:style-name="Table12.B6" office:value-type="string">
            <text:p text:style-name="P64"></text:p>
          </table:table-cell>
          <table:table-cell table:style-name="Table12.E6" office:value-type="string">
            <text:p text:style-name="P62"></text:p>
          </table:table-cell>
        </table:table-row>
      </table:table>
      <text:p text:style-name="P95">Key: <text:span text:style-name="T13"></text:span><text:span text:style-name="T14"></text:span><text:span text:style-name="T15">Low impact <text:tab/> <text:s text:c="5"/></text:span><text:span text:style-name="T13"></text:span><text:span text:style-name="T15">Medium impact <text:tab/> <text:s text:c="4"/></text:span><text:span text:style-name="T13"></text:span><text:span text:style-name="T15">High impact</text:span></text:p>
      <text:p text:style-name="P32">Source: Ovum</text:p>
      <text:h text:style-name="P33" text:outline-level="1" text:is-list-header="true"><text:bookmark-start text:name="_Toc35238336"/>8 <text:bookmark-end text:name="_Toc35238336"/>Conclusions for each scenario</text:h>
      <text:p text:style-name="P21">This section draws together the implications associated with implementing each Scenario. Figure 8.1 provides a summary of the key messages from each scenario, which are then described below. <text:s/>Scenario 2 and 3 are covered in more detail.</text:p>
      <text:p text:style-name="P90">Figure 8.1: <text:span text:style-name="T8">Key messages from each scenario</text:span></text:p>
      <text:p text:style-name="P93"><draw:frame draw:style-name="fr1" draw:name="graphics7" text:anchor-type="as-char" svg:width="13.391cm" svg:height="7.459cm" draw:z-index="8"><draw:image xlink:href="Pictures/2000006800024A030001A667E72C5FFE.wmf" xlink:type="simple" xlink:show="embed" xlink:actuate="onLoad"/></draw:frame></text:p>
      <text:p text:style-name="P32">Source: Ovum</text:p>
      <text:h text:style-name="P36" text:outline-level="2" text:is-list-header="true"><text:bookmark-start text:name="_Toc35666275"/>8.1 Scenario 1 – Self regulation<text:bookmark-end text:name="_Toc35666275"/></text:h>
      <text:p text:style-name="P21">In this scenario the Government takes a very hands off approach to Internet regulation and market forces preside. </text:p>
      <text:p text:style-name="P21">Australia already has a level of regulation with the Online Content Co-Regulatory Scheme. Managed by the ABA, this scheme includes a complaints mechanism, measures aimed at restricting access to offensive content and measures aimed at protecting children from exposure to unsuitable material. <text:s/>In response to a complaint, the ABA investigates whether content is prohibited as defined in the legislation and issues a ‘take-down notice’ for content hosted within Australia. For content hosted outside Australia, the ABA notifies the approved Internet content filter vendors. It can also notify the Australian police for content hosted in country or the appropriate authority if content is hosted in another country. </text:p>
      <text:h text:style-name="P36" text:outline-level="2" text:is-list-header="true"><text:bookmark-start text:name="_Toc35666276"/><text:soft-page-break/>8.2 Scenario 2 – Government facilitates self regulation<text:bookmark-end text:name="_Toc35666276"/></text:h>
      <text:p text:style-name="P21">Within this Scenario, citizens retain the choice of adopting filtering services according to their particular needs. <text:s/>However, government takes a more proactive stance in managing self-regulation through hands-on involvement in the provision of URL and IP address lists for use in filter software. It is unlikely that Government would itself develop the list of URL and IP addresses classified as undesirable, but rather select, through a public tender process, a recognised filtering vendor to develop and maintain the list. Government would have a role however in defining and moderating the list.</text:p>
      <text:p text:style-name="P21">This Scenario offers few restrictions to the development of the Internet. Although the public could choose whether or not to use filtering, with increased government involvement there would be a boost to public awareness. The Government would run awareness programmes within the education system and across the population to boost take-up of the service. The government may also offer subsidies to ISPs to cover the cost of filtering services.</text:p>
      <text:h text:style-name="P39" text:outline-level="3" text:is-list-header="true">8.2.1 Performance implications</text:h>
      <text:p text:style-name="P21">To those users that adopt filtering services there will be some impact on performance – regardless of whether the filtering software is deployed at the PC or the ISP. However, the extent of the negative impact will be low as users have the option to switch off the filtering service if performance becomes an issue. Scenario 2 favours client-side filtering which allows graded filtering by individual users within a household.</text:p>
      <text:p text:style-name="P21">Although Singapore is an example of Scenario 3, some elements of the framework resemble Scenario 2. The Singapore Family Access Network (FAN) is synonymous with this Scenario. Here ISPs are required to offer the FAN service to subscribers, but the customer has the option of adopting the service. There is a small impact on performance of users adopting the FAN over and above the mandated filtering of the ‘100 sites’, but it is hardly noticeable.</text:p>
      <text:h text:style-name="P39" text:outline-level="3" text:is-list-header="true">8.2.2 Financial implications</text:h>
      <text:p text:style-name="P21">In Scenario 2 there are two main costs, namely:</text:p>
      <text:list xml:id="list2174680198" text:continue-numbering="true" text:style-name="RTF_5f_Num_20_8">
        <text:list-item>
          <text:p text:style-name="P87">the generation of the URL and IP address list</text:p>
        </text:list-item>
        <text:list-item>
          <text:p text:style-name="P87">the software and/or hardware at the client end or server end.</text:p>
        </text:list-item>
      </text:list>
      <text:p text:style-name="P21">In this Scenario the Government is responsible for the development of the URL and IP list and contracts a vendor to provide the list. These costs will initially be paid for by Government, but could be recovered through taxes or charges to the ISPs. It is likely that the ISP will pass any such charges onto their customers.</text:p>
      <text:p text:style-name="P21">The cost of the software will vary depending on whether it is located at the client-end or the ISP-end. The cost of offering client-end software is limited for the ISP – and is <text:soft-page-break/>a relatively small, usually one-off payment by the user. ISP-based filtering software is more expensive over time, as it is usually based on an annual licence fee per user. Many ISPs suffer from low margins already and any such extra costs will reduce these further.</text:p>
      <text:p text:style-name="P21">ISPs have indicated they are likely to pass on some of this cost to users. However, we have seen that ISPs cannot charge high rates for such a service and levels of take-up by users have been low (see section 5.2.1 for examples). <text:s/>As a result it is unrealistic to expect that costs will be fully recovered, even if take-up levels are increased.</text:p>
      <text:h text:style-name="P36" text:outline-level="2" text:is-list-header="true"><text:bookmark-start text:name="_Toc35666277"/>8.3 Scenario 3 – Government mandates industry filtering<text:bookmark-end text:name="_Toc35666277"/></text:h>
      <text:p text:style-name="P21">This Scenario has greater regulatory requirements for both the user and the ISP. Within this Scenario, the Government becomes more involved, mandating the industry to provide filtering services to their customers. <text:s/>ISPs could be required to provide a filtered service or to offer filtering services on an ‘opt-out’ basis.</text:p>
      <text:p text:style-name="P21">Whilst operating an opt-out system will not pose too many challenges, there will be some issues around practicalities. Implementation of an opt-out system would most likely be by telephone or email. An ISP would need a support service in place to deal with this such as a call centre. This service would need to be able to deal with variable volumes, for example on day one the system could potentially fall down with a surge of calls requesting the opt-out. Consideration could be given to a central contact for opt-outs from which details are sent to ISPs. <text:s/>Authentication requirements associated with an ‘opt-out’ scheme may be an additional administrative cost. ISPs would need to provide a mechanism for implementing the opt-out requests, and the issue of the delay between submission of a request and receipt of the unfiltered service would need to be addressed. <text:s/>For practical purposes, ISPs would also be required to identify the service to which the user subscribes and to provide the appropriate service, creating ongoing costs. </text:p>
      <text:h text:style-name="P39" text:outline-level="3" text:is-list-header="true">8.3.1 Performance implications</text:h>
      <text:p text:style-name="P21">In Scenario 3 filtering takes place at the ISP – it is not feasible to enforce it at the client-end due to the volume of Internet users. There needs to be a standard configuration on the server. <text:s/>Users will only have any level of control if they are allowed to opt-out of the scheme, otherwise all users will be provided with a filtering service. If an opt-out scheme is available this will be a full opt-out rather than partial (so for example users will not be able to gain access to soft pornography and whilst blocking hard pornography). </text:p>
      <text:p text:style-name="P21">If the scheme does not provide the user with a choice of opt-out, there will be some unavoidable impact on the performance of the Internet. This impact will be small, but could become more noticeable at times of heavy load. If an opt-out provision is included the negative impact on the Internet will be less as users can choose to opt-<text:soft-page-break/>out if they feel it will enhance the performance of their service. </text:p>
      <text:p text:style-name="P21">Singapore follows Scenario 3 in part, with the government blocking and prohibiting access to a list of 100 web sites (in reality this list has expanded to cover about 1,000 web sites, which have mostly pornographic content). ISPs in Singapore have stated that there is no impact on performance as a result of this server-based filtering. However, the list of web sites prohibited is very small. <text:s/>If the list were larger there would be more impact on performance, but it would still only be detectable at times of high load. It should also be noted that there are only 3 ISPs in Singapore – compared to 571 in Australia (source: Australian Bureau of Statistics – Yearbook 2003). Distribution of a list to all ISPs in Australia and policing their compliance would involve significantly more work than in Singapore. </text:p>
      <text:h text:style-name="P39" text:outline-level="3" text:is-list-header="true">8.3.2 Financial implications</text:h>
      <text:p text:style-name="P21">In Scenario 3 the two sources of cost remain the same as in Scenario 2, namely:</text:p>
      <text:list xml:id="list1608668846" text:continue-numbering="true" text:style-name="RTF_5f_Num_20_8">
        <text:list-item>
          <text:p text:style-name="P87">the generation of the URL and IP address list</text:p>
        </text:list-item>
        <text:list-item>
          <text:p text:style-name="P87">the software/hardware at the client end or server end.</text:p>
        </text:list-item>
      </text:list>
      <text:p text:style-name="P21">The key difference between Scenarios 2 and 3 is that as ISPs will be mandated to provide a filtering service, the cost of the software and hardware will be unavoidable as filtering will need to take place at the ISP to ensure enforceability. The systems employed will need to be sized to scope with all their clients instead of a subset, which also increases the cost in relation to Scenario 2. Even if an opt-out service were provided, the ISP would still need to scale the system to cope with all its users.</text:p>
      <text:p text:style-name="P21">Either way, the ISP is still likely to charge for the service and if opt-out is provided, the charges may encourage users to do so. Without opt-out the cost of filtering would become similar to a standing charge e.g. line rental for telephone.</text:p>
      <text:p text:style-name="P21">With this Scenario the initial hardware and licence costs will be heavy for the ISP. There will also be ongoing licence costs on an annual basis. The costs passed on to their customers are likely to be higher than current server-based filtering systems due to the extended scope and coverage that will be required. However, it is unlikely that the ISP will be able to pass on all costs to customers. There is also a danger that larger ISPs will absorb the costs in the short term to gain competitive advantage over smaller ISPs. This would likely result in the need for legislation to ensure fair competition.</text:p>
      <text:p text:style-name="P21">The ISP business is extremely competitive with very little margin potential. Very few ISPs are yet to make a profit. In these circumstances any increases in running costs could have a detrimental effect – particularly for the smaller ISPs. <text:s/>The government may consider providing subsidises for smaller ISPs or it may consider setting up a centralised server dealing with filtering for a group of ISPs. An alternative is that smaller ISPs set up leasing arrangements with larger ISPs – providing an additional revenue stream for the larger ISP.</text:p>
      <text:h text:style-name="P36" text:outline-level="2" text:is-list-header="true"><text:bookmark-start text:name="_Toc35666278"/><text:soft-page-break/>8.4 Scenario 4 – all undesirable content is blocked<text:bookmark-end text:name="_Toc35666278"/></text:h>
      <text:p text:style-name="P21">Scenario 4 takes an extreme approach to regulating the Internet by filtering and blocking content within the Internet backbone. Although this approach would block all identified undesirable content, it is highly regulated with no level of granularity (i.e. the system can not distinguish between children and adults) or customer choice – it is a “one size fits all” approach to regulation. </text:p>
      <text:p text:style-name="P21">In this scenario the government gets heavily involved in regulating the Internet through controlling the Internet backbone. </text:p>
      <text:p text:style-name="P21"/>
      <text:h text:style-name="P36" text:outline-level="2" text:is-list-header="true"/>
      <text:h text:style-name="P39" text:outline-level="3" text:is-list-header="true"/>
      <text:h text:style-name="P33" text:outline-level="1" text:is-list-header="true"><text:bookmark text:name="_Toc34542056"/>Annex 1: Request for tender</text:h>
      <text:h text:style-name="P36" text:outline-level="2" text:is-list-header="true"><text:bookmark-start text:name="_Toc36357591"/>TECHNICAL CONSULTANCIES FOR THE REVIEW OF THE OPERATION OF SCHEDULE 5 TO THE <text:span text:style-name="T5">BROADCASTING SERVICES ACT 1992</text:span><text:bookmark-end text:name="_Toc36357591"/></text:h>
      <text:p text:style-name="P6">The Department of Communications, Information Technology and the Arts (the Department) is inviting tenders for research into Internet content filtering and media streaming over the Internet. </text:p>
      <text:p text:style-name="P8">1. BACKGROUND</text:p>
      <text:p text:style-name="P6">Under subclause 95(1) of Schedule 5 to the <text:span text:style-name="T5">Broadcasting Services Act </text:span>(BSA), before 1 January 2003 the Minister for Communications, Information Technology and the Arts must cause to be conducted a review of the operation of Schedule 5, which establishes the Online Content Co-Regulatory Scheme. </text:p>
      <text:p text:style-name="P6">Subclause 95(2) provides that the following matters are to be taken into account when conducting the review:</text:p>
      <text:list xml:id="list525855588" text:continue-numbering="true" text:style-name="RTF_5f_Num_20_8">
        <text:list-item>
          <text:p text:style-name="P87">the general development of Internet content filtering technologies; </text:p>
        </text:list-item>
        <text:list-item>
          <text:p text:style-name="P87">whether Internet content filtering technologies have developed to a point where it would be feasible to filter R-rated information hosted overseas that is not subject to a restricted access system; and</text:p>
        </text:list-item>
        <text:list-item>
          <text:p text:style-name="P87">any other matters relevant to Internet content regulation.</text:p>
        </text:list-item>
      </text:list>
      <text:p text:style-name="P6">Subclause 95(5) requires that, in the event that filtering technologies are developed that can in practice prevent end-users from accessing overseas-hosted R-rated content not subject to a restricted access system, legislative amendments should be introduced to extend the prohibited content categories under the Scheme to include such R category overseas-hosted content. </text:p>
      <text:p text:style-name="P49">In addition, media streaming has been identified as an issue for consideration in the review, as the regulatory status of media streaming is unclear. <text:s/>While Schedule 5 provides for the regulation of Internet content that is <text:span text:style-name="T5">‘kept on a data storage device’</text:span>, it is unclear whether real time streamed Internet content would technically fall within this definition. <text:s/></text:p>
      <text:p text:style-name="P6">The Minister has requested the Department to undertake the required review of Schedule 5. <text:s/>To this end, the Department has released an issues paper and called for submissions. <text:s/>More information about the review can be found under the ‘Consultation’ link of the Department’s website <text:a xlink:type="simple" xlink:href="http://www.dcita.gov.au/"><text:span text:style-name="T19">www.dcita.gov.au</text:span></text:a>. </text:p>
      <text:p text:style-name="P54"/>
      <text:p text:style-name="P8"/>
      <text:p text:style-name="P8"/>
      <text:p text:style-name="P8"><text:soft-page-break/>2. OBJECTIVES</text:p>
      <text:p text:style-name="P50">The proposed research will report on filtering technologies and media streaming for the required review into the Online Content Co-Regulatory Scheme. <text:s/>The review will advise the Minister as to the operation of the scheme and may contain recommendations in this context. <text:s/></text:p>
      <text:p text:style-name="P8">3. DEPARTMENT'S ROLE</text:p>
      <text:p text:style-name="P6">The Broadcasting &amp; Online Content Section in the Department will manage the consultancies and will be responsible for liaising frequently with the successful tenderer(s) about the development and conduct of the research. <text:s/>The Broadcasting &amp; Online Content Section will also approve all draft materials prepared.</text:p>
      <text:p text:style-name="P6">The consultant(s) will be required to finalise the research plan and methodology for the project in consultation with the Department before a contract is signed.</text:p>
      <text:p text:style-name="P6">The Department will provide advice and information about relevant materials that might be used to inform the study.</text:p>
      <text:p text:style-name="P6">The Department will not provide office facilities or insurance for the consultancies.</text:p>
      <text:p text:style-name="P8">4. CONSULTANT'S ROLE</text:p>
      <text:p text:style-name="P50">The Department is inviting tenders for <text:span text:style-name="T8">two </text:span>research tasks in relation to Internet content. <text:s/>Consultants may bid for an individual task or for both of the tasks.</text:p>
      <text:p text:style-name="P51">Task One</text:p>
      <text:p text:style-name="P6">As noted above, subclause 95(2) of Schedule 5 to the BSA states:</text:p>
      <text:p text:style-name="P12">The following matters are to be taken into account in conducting a review under subclause (1):</text:p>
      <text:list xml:id="list1665220013" text:style-name="RTF_5f_Num_20_15">
        <text:list-item>
          <text:p text:style-name="P13">the general development of Internet content filtering technologies;</text:p>
        </text:list-item>
        <text:list-item>
          <text:p text:style-name="P13">whether Internet content filtering technologies have developed to a point where it is practicable to use those technologies to prevent end-users from accessing R-rated information hosted outside Australia that is not subject to a restricted access system;</text:p>
        </text:list-item>
        <text:list-item>
          <text:p text:style-name="P13">any other relevant matters.</text:p>
        </text:list-item>
      </text:list>
      <text:p text:style-name="P6">To this end, the consultant appointed for task one will provide a general assessment of developments in filtering technology since the commencement of the Online Content Co-Regulatory Scheme, paying particular attention to the feasibility and practicability of implementing different approaches in the Australian context. <text:s/>The assessment will also specifically include: </text:p>
      <text:list xml:id="list541171734" text:continue-list="list525855588" text:style-name="RTF_5f_Num_20_8">
        <text:list-item>
          <text:p text:style-name="P87">technical advice on whether new blocking or filtering techniques have emerged or whether such techniques have become more practicable since the commencement of the Scheme, and in this context on the matter set out in paragraph 95(2)(b) of Schedule 5;</text:p>
        </text:list-item>
        <text:list-item>
          <text:p text:style-name="P87"><text:soft-page-break/>advice or updates on the financial costs and administrative requirements – to users and ISPs – of these techniques, and on the potential impact of the techniques on the performance/efficiency of the Internet; and</text:p>
        </text:list-item>
        <text:list-item>
          <text:p text:style-name="P87">an overview of the application of filter technologies and other access management techniques in Government administered schemes overseas. </text:p>
        </text:list-item>
      </text:list>
      <text:p text:style-name="P6">There is a significant body of existing research – conducted over the development and operation of the Online Scheme – into Internet content filtering technologies. <text:s/>It is important to note that the work undertaken as part of this consultancy should not unnecessarily duplicate the existing analysis; it should rather complement and extend the existing research. <text:s/></text:p>
      <text:h text:style-name="P39" text:outline-level="3" text:is-list-header="true">Task Two</text:h>
      <text:p text:style-name="P6">Internet content is defined in clause 3 of Schedule 5 to mean information that:</text:p>
      <text:list xml:id="list75094072" text:style-name="RTF_5f_Num_20_14">
        <text:list-item>
          <text:p text:style-name="P14">is kept on a data storage device; </text:p>
        </text:list-item>
        <text:list-item>
          <text:p text:style-name="P14">is accessed, or available for access, using an Internet carriage service;</text:p>
        </text:list-item>
      </text:list>
      <text:p text:style-name="P12">but does not include:</text:p>
      <text:list xml:id="list734160025" text:continue-numbering="true" text:style-name="RTF_5f_Num_20_14">
        <text:list-item>
          <text:p text:style-name="P14">ordinary electronic mail; or </text:p>
        </text:list-item>
        <text:list-item>
          <text:p text:style-name="P14">information that is transmitted in the form of a broadcasting service. </text:p>
        </text:list-item>
      </text:list>
      <text:p text:style-name="P6">Data storage device is also defined in clause 3 of Schedule 5 to mean:</text:p>
      <text:list xml:id="list208976620" text:continue-list="list541171734" text:style-name="RTF_5f_Num_20_8">
        <text:list-item>
          <text:p text:style-name="P87">any article or material (for example, a disk) from which information is capable of being reproduced, with or without the aid of any other article or device.</text:p>
        </text:list-item>
      </text:list>
      <text:p text:style-name="P49">Media streaming has been identified as an issue for consideration in the review, as it is unclear whether real time streamed content is ‘<text:span text:style-name="T5">kept on a data storage device’ </text:span>and would therefore fall within the definition of Internet content under the BSA. </text:p>
      <text:p text:style-name="P6">In this context, the consultant appointed for task two will provide:</text:p>
      <text:list xml:id="list1117378511" text:continue-numbering="true" text:style-name="RTF_5f_Num_20_8">
        <text:list-item>
          <text:p text:style-name="P83">a technical description of the equipment and processes involved in real time streaming accessed via the Internet; and</text:p>
        </text:list-item>
        <text:list-item>
          <text:p text:style-name="P87">a technical assessment of whether real time streaming content accessed via the Internet would at any stage be <text:span text:style-name="T5">‘kept on a data storage device’</text:span>.</text:p>
        </text:list-item>
      </text:list>
      <text:p text:style-name="P6">The consultant is not expected to assess or comment on the relevant legislation or its application in particular cases. </text:p>
      <text:h text:style-name="P39" text:outline-level="3" text:is-list-header="true">Liaison</text:h>
      <text:p text:style-name="P6">The successful consultant(s) may be required to liaise with key stakeholders for the Online Content Co-Regulatory Scheme, such as the Australian Broadcasting Authority, the Internet Industry Association, individual Internet service providers and content hosts, and NetAlert.</text:p>
      <text:p text:style-name="P6"><text:soft-page-break/></text:p>
      <text:h text:style-name="P39" text:outline-level="3" text:is-list-header="true">Reports</text:h>
      <text:p text:style-name="P50">The consultant(s) will provide a report on each of the tasks, in the form of a short paper supported by appropriate graphic and other explanatory material. <text:s/>The reports will be attached to the Department’s final report on the review of Schedule 5 and, as such, should be broadly accessible to the non-technical reader while capable of convincing a technically aware reader. </text:p>
      <text:p text:style-name="P6">The consultant(s) will provide five<text:span text:style-name="T18"> </text:span>hard copies of the report, together with a copy on a 3.5” disk or CD in Microsoft Word 2000 for Windows format.</text:p>
      <text:h text:style-name="P39" text:outline-level="3" text:is-list-header="true">Regulatory policy</text:h>
      <text:p text:style-name="P6">The assessments should have regard to the relevant objects of the BSA as set out in section 3, namely to:</text:p>
      <text:list xml:id="list1030426083" text:continue-numbering="true" text:style-name="RTF_5f_Num_20_8">
        <text:list-item>
          <text:p text:style-name="P87">provide a means for addressing complaints about certain Internet content;</text:p>
        </text:list-item>
        <text:list-item>
          <text:p text:style-name="P87">restrict access to certain Internet content that is likely to cause offence to a reasonable adult; and</text:p>
        </text:list-item>
        <text:list-item>
          <text:p text:style-name="P87">protect children from exposure to Internet content that is unsuitable for children.</text:p>
        </text:list-item>
      </text:list>
      <text:p text:style-name="P15">The assessments should also have regard to Parliament’s intention set out in subsection 4(3) of the Act that Internet content hosted in Australia, and Internet carriage services supplied to end-users in Australia, be regulated in a manner that:</text:p>
      <text:list xml:id="list845665104" text:style-name="RTF_5f_Num_20_11">
        <text:list-item>
          <text:p text:style-name="P19">enables public interest considerations to be addressed in a way that does not impose unnecessary financial and administrative burdens on Internet content hosts and Internet services providers; and</text:p>
        </text:list-item>
        <text:list-item>
          <text:p text:style-name="P19">will readily accommodate technological change; and</text:p>
        </text:list-item>
        <text:list-item>
          <text:p text:style-name="P19">encourages:</text:p>
        </text:list-item>
      </text:list>
      <text:p text:style-name="P52">(i)<text:tab/>the development of Internet technologies and their application; and</text:p>
      <text:p text:style-name="P16">(ii)<text:tab/>the provision of services made practicable by those technologies to the Australian community; and</text:p>
      <text:p text:style-name="P16">(iii)<text:tab/>the supply of Internet carriage services at performances standards that reasonably meet the social, industrial and commercial needs of the Australian community.</text:p>
      <text:p text:style-name="P8">5. TIMEFRAME AND MILESTONES</text:p>
      <text:p text:style-name="P6">A work-plan with payment milestones, including requirements for liaison with the Department, will be negotiated with the successful consultant(s), based on the draft project plan submitted in the tender process. <text:s/>However, the following indicative reporting schedule is proposed:</text:p>
      <text:p text:style-name="P6"><text:soft-page-break/></text:p>
      <text:h text:style-name="P39" text:outline-level="3" text:is-list-header="true">Task One</text:h>
      <text:list xml:id="list653362819" text:continue-list="list1030426083" text:style-name="RTF_5f_Num_20_8">
        <text:list-item>
          <text:p text:style-name="P87">weekly informal progress reports on the research to the Broadcasting and Online Content Section in the Department;</text:p>
        </text:list-item>
        <text:list-item>
          <text:p text:style-name="P87">a preliminary presentation of the research findings presented to the Department six weeks after the contract is signed (payment instalment one, conditional on approval by the Department of preliminary work);</text:p>
        </text:list-item>
        <text:list-item>
          <text:p text:style-name="P87">draft report eight weeks after the contract is signed (payment instalment two, conditional on approval of work by the Department); and</text:p>
        </text:list-item>
        <text:list-item>
          <text:p text:style-name="P87">final report 12 weeks after the contract is signed (final payment, conditional on approval of work by the Department).</text:p>
        </text:list-item>
      </text:list>
      <text:h text:style-name="P39" text:outline-level="3" text:is-list-header="true">Task Two</text:h>
      <text:list xml:id="list54297664" text:continue-numbering="true" text:style-name="RTF_5f_Num_20_8">
        <text:list-item>
          <text:p text:style-name="P87">an informal progress report on the research to the Broadcasting and Online Content Section in the Department two weeks after the contract is signed;</text:p>
        </text:list-item>
        <text:list-item>
          <text:p text:style-name="P87">a preliminary presentation of the research findings presented to the Department three weeks after the contract is signed (payment instalment one, conditional on approval by the Department of preliminary work);</text:p>
        </text:list-item>
        <text:list-item>
          <text:p text:style-name="P87">draft report four weeks after the contract is signed (payment instalment two, conditional on approval of work by the Department); and</text:p>
        </text:list-item>
        <text:list-item>
          <text:p text:style-name="P87">final report six weeks after the contract is signed (final payment, conditional on approval of work by the Department).</text:p>
        </text:list-item>
      </text:list>
      <text:p text:style-name="P8">7. SPECIFIED PERSONNEL</text:p>
      <text:p text:style-name="P6">The consultant(s) shall detail the names, expertise, qualifications and experience of proposed personnel.</text:p>
      <text:p text:style-name="P6">Preference will be given to tenderers that have some previous experience with policy and with Internet technology research.</text:p>
      <text:p text:style-name="P6">The consultancies shall ensure that the specified personnel undertake work in respect of the consultancy services in accordance with the Standard Form Consultancy agreement provided as part of this tender pack.</text:p>
      <text:p text:style-name="P6">All Specified Personnel, including subcontractors, would be required to sign and provide to the Department a Deed of Non-Disclosure together with a signed copy of Section 79 of the <text:span text:style-name="T5">Crimes Act 1914 </text:span>dealing with Official Secrets.</text:p>
      <text:p text:style-name="P8"/>
      <text:p text:style-name="P8"/>
      <text:p text:style-name="P8"/>
      <text:p text:style-name="P8"/>
      <text:p text:style-name="P8"><text:soft-page-break/>9. PROCUREMENT PLAN</text:p>
      <text:p text:style-name="P6">It is expected that the following timetable shall apply.</text:p>
      <text:p text:style-name="P6"/>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6">Stage</text:p>
            <text:p text:style-name="P6"/>
          </table:table-cell>
          <table:table-cell table:style-name="Table13.A1" office:value-type="string">
            <text:p text:style-name="P6">Task</text:p>
          </table:table-cell>
          <table:table-cell table:style-name="Table13.A1" office:value-type="string">
            <text:p text:style-name="P2">Approximate date</text:p>
          </table:table-cell>
        </table:table-row>
        <table:table-row table:style-name="Table13.1">
          <table:table-cell table:style-name="Table13.A1" office:value-type="string">
            <text:p text:style-name="P5">1.</text:p>
          </table:table-cell>
          <table:table-cell table:style-name="Table13.A1" office:value-type="string">
            <text:list xml:id="list868328713" text:style-name="RTF_5f_Num_20_16">
              <text:list-item>
                <text:p text:style-name="P18">Invite tenders.</text:p>
              </text:list-item>
            </text:list>
          </table:table-cell>
          <table:table-cell table:style-name="Table13.A1" office:value-type="string">
            <text:p text:style-name="P2">25 October</text:p>
          </table:table-cell>
        </table:table-row>
        <table:table-row table:style-name="Table13.1">
          <table:table-cell table:style-name="Table13.A1" office:value-type="string">
            <text:p text:style-name="P5">2.</text:p>
          </table:table-cell>
          <table:table-cell table:style-name="Table13.A1" office:value-type="string">
            <text:list xml:id="list696406037" text:continue-numbering="true" text:style-name="RTF_5f_Num_20_16">
              <text:list-item>
                <text:p text:style-name="P18">Tenders submitted</text:p>
              </text:list-item>
            </text:list>
          </table:table-cell>
          <table:table-cell table:style-name="Table13.A1" office:value-type="string">
            <text:p text:style-name="P2">15 November</text:p>
          </table:table-cell>
        </table:table-row>
        <table:table-row table:style-name="Table13.1">
          <table:table-cell table:style-name="Table13.A1" office:value-type="string">
            <text:p text:style-name="P5">3.</text:p>
          </table:table-cell>
          <table:table-cell table:style-name="Table13.A1" office:value-type="string">
            <text:list xml:id="list1044897285" text:continue-numbering="true" text:style-name="RTF_5f_Num_20_16">
              <text:list-item>
                <text:p text:style-name="P18">Arrange a contract.</text:p>
              </text:list-item>
            </text:list>
          </table:table-cell>
          <table:table-cell table:style-name="Table13.A1" office:value-type="string">
            <text:p text:style-name="P2">21 November</text:p>
          </table:table-cell>
        </table:table-row>
        <table:table-row table:style-name="Table13.1">
          <table:table-cell table:style-name="Table13.A1" office:value-type="string">
            <text:p text:style-name="P5">4.</text:p>
          </table:table-cell>
          <table:table-cell table:style-name="Table13.A1" office:value-type="string">
            <text:list xml:id="list264745217" text:continue-numbering="true" text:style-name="RTF_5f_Num_20_16">
              <text:list-item>
                <text:p text:style-name="P18">Notify unsuccessful tenderers.</text:p>
              </text:list-item>
            </text:list>
          </table:table-cell>
          <table:table-cell table:style-name="Table13.A1" office:value-type="string">
            <text:p text:style-name="P2">22 November</text:p>
          </table:table-cell>
        </table:table-row>
      </table:table>
      <text:p text:style-name="P5">The Department reserves the right to terminate the process at any stage.</text:p>
      <text:p text:style-name="P7">10. COST</text:p>
      <text:p text:style-name="P17">Detailed costs are to be provided for:</text:p>
      <text:list xml:id="list1403212056" text:continue-list="list54297664" text:style-name="RTF_5f_Num_20_8">
        <text:list-item>
          <text:p text:style-name="P87">the total cost of the consultancy services;</text:p>
        </text:list-item>
        <text:list-item>
          <text:p text:style-name="P87">a daily rate for each of the specified personnel;</text:p>
        </text:list-item>
        <text:list-item>
          <text:p text:style-name="P87">the number of hours to be worked by each of the specified personnel; and</text:p>
        </text:list-item>
        <text:list-item>
          <text:p text:style-name="P87">travel and accommodation expenses (if applicable).</text:p>
        </text:list-item>
      </text:list>
      <text:p text:style-name="P5">Note all costs submitted must indicate whether the costs are subject to a <text:span text:style-name="T7">Goods and Services Tax (GST) </text:span>of 10% or 0%, eg:</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3">EXAMPLE ONLY</text:p>
          </table:table-cell>
          <table:covered-table-cell/>
          <table:covered-table-cell/>
        </table:table-row>
        <table:table-row table:style-name="Table14.1">
          <table:table-cell table:style-name="Table14.A1" office:value-type="string">
            <text:p text:style-name="P5">Fees for the services:</text:p>
          </table:table-cell>
          <table:table-cell table:style-name="Table14.A1" office:value-type="string">
            <text:p text:style-name="P9">$10,000-00 plus 10% GST =</text:p>
          </table:table-cell>
          <table:table-cell table:style-name="Table14.A1" office:value-type="string">
            <text:p text:style-name="P3">$11,000-00</text:p>
          </table:table-cell>
        </table:table-row>
        <table:table-row table:style-name="Table14.1">
          <table:table-cell table:style-name="Table14.A1" office:value-type="string">
            <text:p text:style-name="P5">Cost of software required to provide services:</text:p>
          </table:table-cell>
          <table:table-cell table:style-name="Table14.B3" office:value-type="string">
            <text:p text:style-name="P9">$5,000-00 plus 0% GST =</text:p>
          </table:table-cell>
          <table:table-cell table:style-name="Table14.A1" office:value-type="string">
            <text:p text:style-name="P3">$5,000-00</text:p>
          </table:table-cell>
        </table:table-row>
        <table:table-row table:style-name="Table14.1">
          <table:table-cell table:style-name="Table14.A1" office:value-type="string">
            <text:p text:style-name="P5">Total cost payable:</text:p>
          </table:table-cell>
          <table:table-cell table:style-name="Table14.B4" office:value-type="string">
            <text:p text:style-name="P5"/>
          </table:table-cell>
          <table:table-cell table:style-name="Table14.A1" office:value-type="string">
            <text:p text:style-name="P3">$16,000-00</text:p>
          </table:table-cell>
        </table:table-row>
      </table:table>
      <text:p text:style-name="P7">11. TOTAL COST</text:p>
      <text:p text:style-name="P5">It is expected that the total combined cost of the tasks would fall in the range of $25 000 to $40 000 inclusive of GST.</text:p>
      <text:p text:style-name="P7">12. FURTHER WORK</text:p>
      <text:p text:style-name="P5">Any further work that may be required shall be provided at the daily rate.</text:p>
      <text:p text:style-name="P7">13. PAYMENT</text:p>
      <text:p text:style-name="P5">Payment shall be made no later than, 30 days after the satisfactory completion of the consultancy services invoiced for, or the date of receipt of a correctly rendered invoice, whichever is the later.</text:p>
      <text:p text:style-name="P7">14. REFEREES COMMENTS</text:p>
      <text:p text:style-name="P5"><text:soft-page-break/>Details of two contactable referees within client organisations are to be provided.</text:p>
      <text:p text:style-name="P7">15. CONFLICT OF INTEREST</text:p>
      <text:p text:style-name="P5">The consultant(s) shall notify the Department of any known potential for real or apparent conflict of interest (an apparent conflict of interest is one in which a reasonable person would think that the person’s judgement is likely to be compromised).</text:p>
      <text:p text:style-name="P11">16. CODE OF PROFESSIONAL BEHAVIOUR</text:p>
      <text:p text:style-name="P10">Consultants shall indicate whether or not they adhere to all standards of conduct as indicated by the relevant professional association.</text:p>
      <text:p text:style-name="P7">17. COMPETITIVE NEUTRALITY</text:p>
      <text:p text:style-name="P5">Competitive neutrality is the principle that Government businesses should not enjoy any net competitive advantage as a result of their public sector ownership. The objective of the competitive neutrality policy is the elimination of resource allocation distortions arising out of the public ownership of organisations engaged in significant business activities. Proposals submitted by government businesses shall indicate if they comply with the competitive neutrality policy.</text:p>
      <text:p text:style-name="P7">18. FINANCIAL VIABILITY OF TENDERERS</text:p>
      <text:p text:style-name="P5">The Department reserves the right, in its absolute discretion at any time in the evaluation and selection process, to examine the financial records of the consultant(s) and any other relevant information needed to assess the consultants’ financial viability.</text:p>
      <text:p text:style-name="P8">19. SECURITY CLEARANCE</text:p>
      <text:p text:style-name="P6">Should a security clearance be required for the consultant(s) (including employees or subcontractors and agents of the consultant), the clearance will be arranged through the Department’s Security Adviser. The consultant(s) shall be responsible for any costs associated with obtaining the security clearance.</text:p>
      <text:p text:style-name="P7">20. SELECTION CRITERIA</text:p>
      <text:p text:style-name="P6">Commonwealth Government policy requires Departments to seek value for money in procuring goods and services for the Commonwealth. <text:s/>It is not an attribute or criterion in itself but is a basis for comparing alternative solutions and is the essential test against which Departments must justify any procurement outcome.</text:p>
      <text:p text:style-name="P5">Price alone is not a reliable indicator of value for money. <text:s/>Best value for money means the best available outcome when all relevant costs and benefits over the procurement cycle are considered. <text:s/>Buyers, in this case the Department, will not necessarily obtain the best available value for money by accepting the lowest priced offer that meets mandatory requirements of tender.</text:p>
      <text:p text:style-name="P5">When preparing their proposals consultants shall address each of the selection criteria listed below. Each proposal will be assessed against the selection criteria. The <text:soft-page-break/>selection criteria are not necessarily in order of importance.</text:p>
      <text:list xml:id="list1063404452" text:continue-numbering="true" text:style-name="RTF_5f_Num_20_8">
        <text:list-item>
          <text:p text:style-name="P87">The extent to which the proposal establishes that the objectives will be met.</text:p>
        </text:list-item>
        <text:list-item>
          <text:p text:style-name="P87">Expertise, qualifications and experience of the personnel undertaking the task.</text:p>
        </text:list-item>
        <text:list-item>
          <text:p text:style-name="P87">Demonstrated knowledge and understanding of task.</text:p>
        </text:list-item>
        <text:list-item>
          <text:p text:style-name="P87">The ability to complete the consultancy services within the time frame stated.</text:p>
        </text:list-item>
        <text:list-item>
          <text:p text:style-name="P87">The ability to comply with the Department's "Standard Form Consultancy Contract" including the insurance provisions.</text:p>
        </text:list-item>
        <text:list-item>
          <text:p text:style-name="P87">Potential for conflict of interest.</text:p>
        </text:list-item>
        <text:list-item>
          <text:p text:style-name="P87">Referees' comments.</text:p>
        </text:list-item>
        <text:list-item>
          <text:p text:style-name="P87">A<text:span text:style-name="T6">dherence to all standards of conduct as indicated by the relevant professional association (if applicable).</text:span></text:p>
        </text:list-item>
        <text:list-item>
          <text:p text:style-name="P87">Compliance with competitive neutrality (government businesses only).</text:p>
        </text:list-item>
        <text:list-item>
          <text:p text:style-name="P87">Overall compliance with the brief, tender conditions and any attachments.</text:p>
        </text:list-item>
      </text:list>
      <text:p text:style-name="P5">The Department reserves the right to attach weightings and apply any other criteria, but if other criteria are applied, tenderers will be given the opportunity to address them.</text:p>
      <text:p text:style-name="P7">21. ENQUIRIES</text:p>
      <text:p text:style-name="P5">If you require further information please contact: </text:p>
      <text:p text:style-name="P5">Rhyan Bloor<text:tab/><text:tab/><text:tab/>Matthew Pearce</text:p>
      <text:p text:style-name="P5">Tel: 02 6271 1869<text:tab/><text:tab/>Tel: 02 6271 1204</text:p>
      <text:p text:style-name="P5">Fax: 02 6271 1717<text:tab/><text:tab/>Fax: 02 6271 1700</text:p>
      <text:p text:style-name="P5"/>
      <text:p text:style-name="P6"/>
      <text:h text:style-name="P33" text:outline-level="1" text:is-list-header="true"><text:bookmark-start text:name="_Toc37239153"/>Annex 2: Glossary of terms<text:bookmark-end text:name="_Toc37239153"/></text:h>
      <text:p text:style-name="P21"><text:span text:style-name="T8">‘100 site’ filtering</text:span> – filtering mandated on ISPs in Singapore, originally based on a list of 100 sites, now reputed to contain roughly 1000 web sites.</text:p>
      <text:p text:style-name="P21"><text:span text:style-name="T8">Artificial intelligence</text:span> – attempts by computer programmes to simulate intelligent behaviour. Used in the context of this report to denote highly complex computational methods used in filtering analysis techniques.</text:p>
      <text:p text:style-name="P21"><text:span text:style-name="T8">Blacklist</text:span> – a list of URLs or IP addresses used by a filter to identify sites that should be blocked. All sites listed on the blacklist are to be blocked.</text:p>
      <text:p text:style-name="P21"><text:span text:style-name="T8">Broadband</text:span> – Internet access connection type providing high speed transfer of data. </text:p>
      <text:p text:style-name="P21"><text:span text:style-name="T8">Country extension</text:span> – the last extension of the top level of a URL denoting the country domain with which the URL is nominally associated e.g. the country extension of <text:a xlink:type="simple" xlink:href="http://www.ovum.co.uk/"><text:span text:style-name="T20">www.ovum.co.uk</text:span></text:a> is ‘.uk’ which denotes it is nominally associated with the United Kingdom domain. This is no guarantee that the website is served from the UK, or that the company using the URL is a UK company.</text:p>
      <text:p text:style-name="P21"><text:span text:style-name="T8">CPU: Central Processing Unit</text:span> – the processor or microchip that performs the computations in a computer system.</text:p>
      <text:p text:style-name="P21"><text:span text:style-name="T8">Data signature</text:span> – all file formats specify what data should appear in the header and other parts of a file conforming to that format. A data signature is the telltale format that this gives any file of that type. Data signatures can be used to identify files of one type, which have been disguised as another type. Data signatures are also used in the scanning for and identification of computer viruses.</text:p>
      <text:p text:style-name="P21"><text:span text:style-name="T8">False negatives</text:span> – identification of an item as innocent when it should be a candidate for blocking.</text:p>
      <text:p text:style-name="P21"><text:span text:style-name="T8">False positives</text:span> – identification of an item as a candidate for blocking when it is actually innocent.</text:p>
      <text:p text:style-name="P21"><text:span text:style-name="T8">FAN: Family Access Network – </text:span>government mandated filtering service provided by Singaporean ISPs to parents unable to set up personal web filters.</text:p>
      <text:p text:style-name="P21"><text:span text:style-name="T8">ICP: Internet Content Provider</text:span> – provider of Internet content, but not necessarily Internet access.</text:p>
      <text:p text:style-name="P21"><text:span text:style-name="T8">IP address: Internet protocol address</text:span> – 32-bit numbers identifying points on the Internet e.g. 134.254.123.56.</text:p>
      <text:p text:style-name="P21"><text:span text:style-name="T8">ISP: Internet Service Provider</text:span> – provider of Internet access to the public and some enterprises.</text:p>
      <text:p text:style-name="P21"><text:span text:style-name="T8">MP3 files</text:span> – Audio files conforming to the MPEG v3 standard.</text:p>
      <text:p text:style-name="P21"><text:span text:style-name="T8">MPEG: Moving Picture Expert Group</text:span> – the group that developed the MPEG set of standards and protocols. Used as a generic name for the Audio and Video files that <text:soft-page-break/>use these formats (note MP3 is an MPEG format).</text:p>
      <text:p text:style-name="P21"><text:span text:style-name="T8">Over-blocking</text:span> – preventing access to sites that should not be blocked according to the categorisation rules.</text:p>
      <text:p text:style-name="P21"><text:span text:style-name="T8">Pass-by mode</text:span> – often referred to as off-line mode. A system utilised in pass-by mode analyses data either after it has been downloaded or as it is being downloaded, but without delaying its passage to the downloading system.</text:p>
      <text:p text:style-name="P21"><text:span text:style-name="T8">Pass-through mode</text:span> – often referred to as proxying. A system utilised in pass-by mode analyses data as it is downloaded, delaying it while it is analysed. </text:p>
      <text:p text:style-name="P21"><text:span text:style-name="T8">Pupy: per user per year</text:span> – acronym used in this report.</text:p>
      <text:p text:style-name="P21"><text:span text:style-name="T8">Quicktime </text:span>– a common proprietary video file format developed by Apple.</text:p>
      <text:p text:style-name="P21"><text:span text:style-name="T8">RAM :Random Access Memory</text:span> – memory chips in a computer system used for immediate fast access to data that the system is working on.</text:p>
      <text:p text:style-name="P21"><text:span text:style-name="T8">Redundant system</text:span> – a computer system designed to allow service to continue in the event of failure of some of its constituent parts e.g. a system using two identical servers, one of which is in use and the other one of which is used in the event of failure of the other.</text:p>
      <text:p text:style-name="P21"><text:span text:style-name="T8">Throughput</text:span> – the amount of data travelling through a system and the speed at which it travels through the system.</text:p>
      <text:p text:style-name="P21"><text:span text:style-name="T8">Under-blocking</text:span> – allowing access to sites which should be blocked according to the categorisation rules.</text:p>
      <text:p text:style-name="P21"><text:span text:style-name="T8">URL: uniform resource locator</text:span> – alphanumeric web addresses e.g. www.ovum.com/index.htm</text:p>
      <text:p text:style-name="P21"><text:span text:style-name="T8">Video stream</text:span> – a form of video and/or audio data transmitted to the recipient in such a way that playback can commence before the whole file is downloaded.</text:p>
      <text:p text:style-name="P21"><text:span text:style-name="T8">Web link</text:span> – also known as a hyperlink. A piece of HTML which links to another web page. Usually underlined if presented as text, (e.g. <text:a xlink:type="simple" xlink:href="http://www.ovum.com/"><text:span text:style-name="T20">http://www.ovum.com</text:span></text:a> or <text:span text:style-name="T20">link to Ovum Website</text:span><text:span text:style-name="T18">)</text:span> or may be presented as an image.</text:p>
      <text:p text:style-name="P21"><text:span text:style-name="T8">Whitelist</text:span> – a list of URLs or IP addresses used by a filter to identify sites which should not be blocked. Only sites listed on the whitelist are allowed through.</text:p>
      <text:h text:style-name="P33" text:outline-level="1" text:is-list-header="true"><text:bookmark-start text:name="_Toc37239154"/>Annex 3: International Case Studies<text:bookmark-end text:name="_Toc37239154"/></text:h>
      <text:h text:style-name="P36" text:outline-level="2" text:is-list-header="true"><text:bookmark-start text:name="_Toc36357594"/>A3.1 Overview<text:bookmark-end text:name="_Toc36357594"/></text:h>
      <text:p text:style-name="P21">Different governments follow diverse policies for access to content on the Internet. These policies are determined by various factors such as political structure, social set-up and cultural differences. </text:p>
      <text:p text:style-name="P21">Countries that actively regulate content, whether illegal or not, utilise a mix of policies and tools to control the flow of information. These policies include: </text:p>
      <text:list xml:id="list693300739" text:continue-numbering="true" text:style-name="RTF_5f_Num_20_8">
        <text:list-item>
          <text:p text:style-name="P87">requiring ISPs and content providers to suppress any content that the government deems unacceptable, e.g. Singapore</text:p>
        </text:list-item>
        <text:list-item>
          <text:p text:style-name="P87">exercising control at the small number of focal points in their Internet backbones, e.g. China.</text:p>
        </text:list-item>
      </text:list>
      <text:p text:style-name="P21">Various tools are employed to filter content or block entire web sites. Examples of tools include: </text:p>
      <text:list xml:id="list431068075" text:continue-numbering="true" text:style-name="RTF_5f_Num_20_8">
        <text:list-item>
          <text:p text:style-name="P87">blocking IP addresses at the router level</text:p>
        </text:list-item>
        <text:list-item>
          <text:p text:style-name="P87">blocking predetermined URLs </text:p>
        </text:list-item>
        <text:list-item>
          <text:p text:style-name="P87">blocking of web pages with specific ‘key words’ or ‘phrases’. </text:p>
        </text:list-item>
      </text:list>
      <text:p text:style-name="P21">Many western countries, such as the UK, tend to take a self-regulatory approach where it is hoped the market will stimulate further Internet development. </text:p>
      <text:p text:style-name="P21">This report provides three country case studies – namely, the UK, Singapore and China. The UK follows a self-regulatory approach to controlling Internet content. Both Singapore and China exercise some level of control over access to the Internet by their citizens.</text:p>
      <text:h text:style-name="P36" text:outline-level="2" text:is-list-header="true"><text:bookmark-start text:name="_Toc36357595"/>A3.2 UK<text:bookmark-end text:name="_Toc36357595"/></text:h>
      <text:h text:style-name="P39" text:outline-level="3" text:is-list-header="true">A3.2.1 Summary </text:h>
      <text:p text:style-name="P21">The UK takes a self-regulatory approach to Internet content filtering as outlined in Scenario 1. There are numerous bodies involved in providing a framework for ISPs to ensure that users have the option of using filtering services if they so wish. <text:s/>As a result the system appears fragmented. One of the bodies, ICRA, takes the view that the UK Government should take a more proactive role in Internet content filtering and considers that Scenario 2 is the best model for a government to follow.</text:p>
      <text:h text:style-name="P39" text:outline-level="3" text:is-list-header="true">A3.2.2 Regulatory environment</text:h>
      <text:p text:style-name="P21">The UK Government has maintained a policy of self-regulation with respect to content delivered via the Internet, although this does not mean that illegal content is tolerated <text:soft-page-break/>(what is illegal offline, such as child pornography, is also illegal online). End users often have different expectations about the acceptability of content provided to them in different ways or circumstances<text:span text:style-name="footnote_20_reference"><text:note text:id="ftn2" text:note-class="footnote"><text:note-citation>3</text:note-citation><text:note-body><text:p text:style-name="P117"><text:s/>A research study commissioned jointly by the Broadcasting Standards Commission, BBC, ITC, British Board of Film Classification and the programme producer Flextech showed that different standards were applied by audience groups to explicit sexual material according to the nature of the service, the means of its access and whether it involved additional payment. The study showed that most people expect minimal regulation of the Internet.</text:p></text:note-body></text:note></text:span>, and a ‘one size fits all’ approach is not considered beneficial to users or to the development of interactive services within the UK market.</text:p>
      <text:p text:style-name="P21">Infringement of free speech and access to (legal) information which people have actively and knowingly sought are also considerations taken into account by the Government.</text:p>
      <text:p text:style-name="P21">Under the auspices of the new regulatory body, The Office of Communications (OFCOM)<text:span text:style-name="footnote_20_reference"><text:note text:id="ftn3" text:note-class="footnote"><text:note-citation>4</text:note-citation><text:note-body><text:p text:style-name="P117"><text:s/>The Office of Communications (OFCOM) will be the new regulatory body for the UK communications sector. It is scheduled to be operational by the end of 2003 after enactment of the Communications Bill. OFCOM currently has no statutory regulatory powers. </text:p></text:note-body></text:note></text:span>, UK Government will promote the use of rating and filtering systems that help Internet users themselves control the content they and their children see. OFCOM will be responsible for maintaining content standards, but will do so through its sponsorship of independent bodies, such as the Internet Watch Foundation (IWF) and the Internet Content Rating Association (ICRA). OFCOM will not take on any role itself.</text:p>
      <text:p text:style-name="P21">OFCOM will follow a set of high level objectives (such as freedom of expression, protection of children and protection from invasion of privacy) and principles (such as extent of choice about access, known expectations about content and maintaining accuracy), which will follow existing legal protections. <text:s/>They will also provide guidance on how the objectives should be applied to content delivered by different types of media. It will involve working closely with industry and oversee the self-regulatory processes.</text:p>
      <text:h text:style-name="P39" text:outline-level="3" text:is-list-header="true">A3.2.3 The Internet Watch Foundation (IWF)</text:h>
      <text:h text:style-name="P48" text:outline-level="4" text:is-list-header="true">Background</text:h>
      <text:p text:style-name="P21"><text:span text:style-name="T12">During 1996, there was growing public concern about illegal and offensive material on the Internet. The Metropolitan Police made it clear to certain ISPs, particularly in relation to child pornography where possession was an offence, that prosecutions might be brought against ISPs unless steps were taken to remove material. Facilitated by the Department of Trade and Industry (DTI), discussions were then held between certain ISPs, the Metropolitan Police, the Home Office and the Safety Net </text:span><text:soft-page-break/><text:span text:style-name="T12">Foundation (a body formed by the Dawe Charitable Trust</text:span><text:span text:style-name="footnote_20_reference"><text:span text:style-name="T12"><text:note text:id="ftn4" text:note-class="footnote"><text:note-citation>5</text:note-citation><text:note-body><text:p text:style-name="P117"><text:s/>Peter Dawe was the founder of Unipalm PIPEX, one of the UK’s first ISPs</text:p></text:note-body></text:note></text:span></text:span><text:span text:style-name="T12">). The R3 Safety-Net Agreement emerged from these discussions. <text:s/>This is an industry initiative for addressing illegal material on the Internet.</text:span></text:p>
      <text:p text:style-name="P23">The proposals were adopted and recommended by ISPA (Internet Service Providers Association), LINX (London Internet Exchange) and the Safety Net Foundation. All responsible ISPs, inside or outside ISPA and LINX, were called on to support the measures.</text:p>
      <text:h text:style-name="P48" text:outline-level="4" text:is-list-header="true">The R3 Safety-Net Agreement</text:h>
      <text:p text:style-name="P23">The R3 Safety-Net Agreement was made between ISPA, LINX and the Safety-Net Foundation (later changing its name to the IWF) on 23 September 1996. The Agreement is based on a number of principles:</text:p>
      <text:list xml:id="list1346273315" text:continue-numbering="true" text:style-name="RTF_5f_Num_20_8">
        <text:list-item>
          <text:p text:style-name="P88">the Internet is not a legal vacuum: material illegal “off-line” is also illegal “on-line”, and a clear legal liability to prosecution exists under UK law in relation, for example, to child pornography</text:p>
        </text:list-item>
        <text:list-item>
          <text:p text:style-name="P88">legal but offensive material raises a quite separate issue: consumers should have the technological means to tailor their, or their family’s, experience of the Internet according to their individual standards</text:p>
        </text:list-item>
        <text:list-item>
          <text:p text:style-name="P88">ISPs must take a responsible approach: they need to implement reasonable, practicable and proportionate measures to hinder the use of the Internet for illegal purposes. However, the police, not ISPs, should take responsibility for enforcement of the law and content providers should retain responsibility for their content.</text:p>
        </text:list-item>
      </text:list>
      <text:h text:style-name="P45" text:outline-level="4" text:is-list-header="true">The Hotline</text:h>
      <text:p text:style-name="P21">The IWF’s hotline service receives reports from the public about illegal material (with a focus on child pornography) appearing on the web and in newsgroups. IWF staff receive police training to assess whether content is considered illegal with respect to child pornography and racism (the latter of which is often harder to judge).</text:p>
      <text:p text:style-name="P21">ISPA members provide a 24-hour point of contact to the IWF, which allows all ISPA members to be on constant alert to receive notices of illegal material that they then immediately remove from their servers. The IWF will then report the material to the relevant police forces, allowing further investigation and possible prosecution. </text:p>
      <text:p text:style-name="P21">If the material in question is not being hosted by a UK ISP, IWF will immediately notify the National Criminal Intelligence Service, which forwards it to the relevant overseas authority. In addition, the IWF informs the relevant hotline in the country of origin, often through co-operation with the Internet Hotline Providers in Europe Association (INHOPE).</text:p>
      <text:p text:style-name="P21">As well as child pornography, the IWF also now covers criminally racist material. </text:p>
      <text:p text:style-name="P21"><text:soft-page-break/>Funding for the IWF is based solely on voluntary subscriptions by Internet players and mobile operators including LINX, ISPA, BTopenworld, Thus, AOL (UK), Cable &amp; Wireless, NTL, Easynet, Yahoo! UK &amp; Ireland, Energis, MSN, Freeserve, Brightview, Tiscali, O2, 3, Vodafone, T-Mobile and Overture.</text:p>
      <text:h text:style-name="P48" text:outline-level="4" text:is-list-header="true">Work in Rating Systems</text:h>
      <text:p text:style-name="P23">From its inception, the IWF has been active in the area of understanding the specific issues around content rating and filtering of Internet content. However, it has recently dropped this activity from its remit, having passed major responsibility to ICRA, which it helped to set up. The IWF has nevertheless continued to help promote the safe use of the Internet, and promotional activity driving awareness building for ISPs and parents in how to surf safely (see Government Guidelines below). Peter Robbins, Chief Executive of the IWF liaises regularly with the Home Office in considering new initiatives.</text:p>
      <text:p text:style-name="P21"><text:span text:style-name="T12">One reason given for cutting back on focused rating activity is due to the constant requests from software companies and vendors seeking endorsement of their products. This was seen to be hampering the IWF’s independent stance. </text:span>The IWF does not support any particular proprietary filtering software, but works to make such software better known and more effective. </text:p>
      <text:h text:style-name="P39" text:outline-level="3" text:is-list-header="true">A3.2.4 Content rating and filtering activity</text:h>
      <text:h text:style-name="P45" text:outline-level="4" text:is-list-header="true">ICRA</text:h>
      <text:p text:style-name="P21">ICRA is an international, independent organisation that aims to empower the public, especially parents, to make informed decisions about electronic media by means of labelling. ICRA's aims are to: </text:p>
      <text:list xml:id="list543187797" text:continue-numbering="true" text:style-name="RTF_5f_Num_20_8">
        <text:list-item>
          <text:p text:style-name="P87">protect children from potentially harmful material </text:p>
        </text:list-item>
        <text:list-item>
          <text:p text:style-name="P87">to protect free speech on the Internet.</text:p>
        </text:list-item>
      </text:list>
      <text:p text:style-name="P21">There are two elements to the system: </text:p>
      <text:list xml:id="list303786456" text:continue-numbering="true" text:style-name="RTF_5f_Num_20_8">
        <text:list-item>
          <text:p text:style-name="P87"><text:span text:style-name="Strong_20_Emphasis">web authors</text:span> fill in an online questionnaire describing the content of their site, in terms of what is and isn't present</text:p>
        </text:list-item>
        <text:list-item>
          <text:p text:style-name="P87">ICRA then generates a Content Label (a short piece of computer code) which the author adds to their site. </text:p>
        </text:list-item>
      </text:list>
      <text:p text:style-name="P21">Users, especially <text:span text:style-name="Strong_20_Emphasis">parents of young children</text:span>, can then set their Internet browser to allow or disallow access to web sites based on the <text:span text:style-name="Strong_20_Emphasis">information</text:span> declared in the label and the <text:span text:style-name="Strong_20_Emphasis">subjective preferences</text:span> of the user. The ICRA system currently can be used with Microsoft's Internet Explorer, with wider applications under development. ICRA does not rate Internet content - the content providers do that, using the ICRA system. </text:p>
      <text:h text:style-name="P45" text:outline-level="4" text:is-list-header="true">ISPA</text:h>
      <text:p text:style-name="P21">Those UK ISPs who are members of the Internet Service Providers Association <text:soft-page-break/>(ISPA) are required to abide by the ISPA UK Code of Practice. As well as requiring close co-operation with the IWF, the Code of Practice <text:span text:style-name="T6">recommends that Members adhere to the following best practice guidelines where possible. The key points are summarised below:</text:span></text:p>
      <text:list xml:id="list1718746396" text:continue-numbering="true" text:style-name="RTF_5f_Num_20_8">
        <text:list-item>
          <text:p text:style-name="P87">Members should provide information to their subscribers about the availability of tools which may assist them in filtering content which is deemed unsuitable </text:p>
        </text:list-item>
        <text:list-item>
          <text:p text:style-name="P87">Members should follow best industry practice in offering filtering software to customers.</text:p>
        </text:list-item>
        <text:list-item>
          <text:p text:style-name="P87">Members should provide a 24-hour point of contact to the Police</text:p>
        </text:list-item>
        <text:list-item>
          <text:p text:style-name="P87">Members should endeavour, where possible, to respect any caching directions or restrictions of which they are advised by customers whose web-sites they host</text:p>
        </text:list-item>
        <text:list-item>
          <text:p text:style-name="P87">Members should advise customers regarding any software tools which they can use to protect their privacy</text:p>
        </text:list-item>
        <text:list-item>
          <text:p text:style-name="P87">Members should follow the best industry practice in using spamming software, so customers can elect to minimise the amount of spam sent to their e-mail account.</text:p>
        </text:list-item>
      </text:list>
      <text:h text:style-name="P39" text:outline-level="3" text:is-list-header="true">A3.2.5 Government guidelines</text:h>
      <text:h text:style-name="P45" text:outline-level="4" text:is-list-header="true">A perspective from the Home Office</text:h>
      <text:p text:style-name="P21">A key dilemma for the UK Government is how to address the confusion and lack of understanding on the part of consumers, particularly as regards the range of filtering software solutions on the market that claim to address all their requirements.</text:p>
      <text:p text:style-name="P21">The UK Home Office is, as a result, driving an awareness campaign (see below) that will help users recognise the potential dangers on the Internet. Depending on whether funding is available, the Home Office is also considering setting down minimum standards for filtering software, and evaluating which products meet those standards.</text:p>
      <text:p text:style-name="P21">The Home Office states that it does not consider there to be any solutions yet in terms of the software that will solve all concerns, and that none are guaranteed to be 100% effective.</text:p>
      <text:p text:style-name="P21">The UK Government is not actively pursuing a policy to block data at the ISP level. It is, however, monitoring developments at the European level so that appropriate initiatives may be examined as necessary.</text:p>
      <text:h text:style-name="P46" text:outline-level="4" text:is-list-header="true">Internet Task Force</text:h>
      <text:p text:style-name="P21">Many parents are not aware of the existence of software solutions to filter illegal or offensive Internet content. The Home Office set up the Internet Task Force on Child Protection in March 2001 in response to a report by the Internet Crime Forum. The Task Force includes representatives from the UK Government, the UK Internet industry, child welfare organisations and the police. Its aims are:</text:p>
      <text:list xml:id="list1785645324" text:continue-numbering="true" text:style-name="RTF_5f_Num_20_8">
        <text:list-item>
          <text:p text:style-name="P87">To review Internet content rating systems and develop a ‘kitemarking’ scheme for chat rooms which deliver child friendly services</text:p>
        </text:list-item>
        <text:list-item>
          <text:p text:style-name="P87"><text:soft-page-break/>To develop ‘safe surfing’ education and awareness campaigns for parents and children</text:p>
        </text:list-item>
        <text:list-item>
          <text:p text:style-name="P87">To enhance co-operation between police and communications service providers</text:p>
        </text:list-item>
        <text:list-item>
          <text:p text:style-name="P87">To enhance co-operation between the police and communications service providers in the course of their investigations</text:p>
        </text:list-item>
        <text:list-item>
          <text:p text:style-name="P87">To review existing legislation to ensure that the law continues to protect children from ‘grooming’ and other forms of abuse and keeps in step with changes in technology.</text:p>
        </text:list-item>
      </text:list>
      <text:p text:style-name="P21">The Task Force aims to educate parents about Internet use, and controlling their children’s Internet experience. However, this market demand approach is expected to take some time. The Task Force cannot endorse specific products to help parents, however, it is considering defining guidelines that will outline best practice to parents, such as optimum configuration capability. Progress of this education campaign is subject to securing adequate funding.</text:p>
      <text:h text:style-name="P46" text:outline-level="4" text:is-list-header="true">Ad campaign</text:h>
      <text:p text:style-name="P21">Led by the Home Office, the UK Government is currently running a £1 million advertising campaign (TV, radio, online) highlighting ways of ‘safer surfing’ – targeted at children and parents.</text:p>
      <text:h text:style-name="P46" text:outline-level="4" text:is-list-header="true">Models of Good Practice</text:h>
      <text:p text:style-name="P21">In January 2003, the Home Office published a report called ‘Models of Good Practice’ for child safety, targeted at content and service providers offering chat, instant messaging and web-based services. The Models of Good Practice report has been written by the Government’s Task Force on Child Protection on the Internet, the UK Internet industry, child welfare organisations and the police.</text:p>
      <text:p text:style-name="P21">The models are not prescriptive, but are offered to the industry with a strong recommendation for their use – self regulation is still the preferred mechanism.</text:p>
      <text:p text:style-name="P21">Content providers are encouraged to consider self-labelling with PICS compatible systems such as ICRA’s system. The UK Government acknowledges that such systems need further development, but that they can still play an important part in dealing with content issues.</text:p>
      <text:p text:style-name="P21">The models address the provision of adult content that may impact on children, recommending the use of age verification systems. Advice to connectivity providers includes understanding the availability, use and limitations of filtering and monitoring software, along with clear guidance on its use and the safeguards they do or do not provide. Providers should also consider providing the option of filtering software or filtered services to their users (“if they focus on the home market”).</text:p>
      <text:p text:style-name="P21">The Government has made available £25 million over 3 years from April 2001 for policing High Tech Crime.</text:p>
      <text:h text:style-name="P45" text:outline-level="4" text:is-list-header="true"><text:soft-page-break/>A perspective from the Department of Trade and Industry (DTI)</text:h>
      <text:p text:style-name="P21">In general, what is legal/illegal offline is also legal/illegal online. Apart from this, the only instances in legislation where the Internet is specifically mentioned with regard to content are the Adoption Act (banning the adoption of children over the Internet) and the Tobacco Act (banning advertising of tobacco products over the Internet).</text:p>
      <text:p text:style-name="P21">There are no plans to extend the regulation, and OFCOM will not regulate the Internet other than issues around network access, and premium rate services (the latter currently overseen by ICSTIS). </text:p>
      <text:p text:style-name="P21">The DTI supports developments in both rating and filtering technology. However, with regard to filtering specifically, they are of the view that, as long as it is legal, citizens are entitled to look at what they want, and it is up to them what they think should be filtered. The DTI was involved in the setting up of ICRA for rating purposes. Its success will depend on extensive take-up by users of that service. Nevertheless, rating is considered the best long-term solution.</text:p>
      <text:p text:style-name="P21">The e-Commerce Directive prohibits monitoring of data due to data privacy and protection requirements. Attempting to enforce any such monitoring regulation would be too resource-intensive to implement in any case.</text:p>
      <text:p text:style-name="P21">The DTI believes that the issue at hand is not solely about the technology and what it is or is not capable of, rather, it is a moral issue. To mandate the use of filtering technology would mean automation due to the sheer volume of data, and that would mean instances where people cannot access information they are entitled to (for example, information on breast cancer).</text:p>
      <text:p text:style-name="P21">It is therefore better to educate and enable citizens in how to use the Internet safely, thinking of it as just another aspect of life, rather than censor and control. </text:p>
      <text:h text:style-name="P39" text:outline-level="3" text:is-list-header="true">A3.2.6 The Safer Internet Action Plan</text:h>
      <text:p text:style-name="P6">The Safer Internet Action Plan is part of a coherent set of policies at EU level to deal with illegal and harmful content on the Internet. Originally, the Plan was set up to cover the period 1999-2002, with a budget of 25 million Euros, and focused on three main action lines: </text:p>
      <text:list xml:id="list1992399767" text:continue-numbering="true" text:style-name="RTF_5f_Num_20_8">
        <text:list-item>
          <text:p text:style-name="P87">Creating a safer environment through promotion of hotlines, encouragement of self-regulation and codes of conduct</text:p>
        </text:list-item>
        <text:list-item>
          <text:p text:style-name="P87">Developing filtering and rating systems, facilitation of international agreement on rating systems</text:p>
        </text:list-item>
        <text:list-item>
          <text:p text:style-name="P87">Awareness: Making parents, teachers and children aware of the potential of the Internet and its drawbacks, overall co-ordination and exchange of experience </text:p>
        </text:list-item>
      </text:list>
      <text:p text:style-name="P6">The European Commission then proposed a follow-up of the current Action Plan that will run until the end of 2004. It will adapt its scope and implementation to take account of lessons learned and new technologies, and ensure co-ordination with parallel work in the field of network and information security. </text:p>
      <text:p text:style-name="P6"><text:soft-page-break/>The coverage of safer use will be extended to new online technologies, including mobile and broadband content, online games, peer-to-peer file transfer, and all forms of real-time communications such as chat rooms and instant messages. Action will be taken to ensure that a broader range of areas of illegal and harmful content and conduct of concern are covered, including racism and violence. </text:p>
      <text:p text:style-name="P6">The Action Plan funds a number of filtering projects, including the NETPROTECT project (<text:a xlink:type="simple" xlink:href="http://www.net-protect.org/"><text:span text:style-name="T20">www.net-protect.org</text:span></text:a>), whose objective is to build a prototype of a multi-lingual Internet access filtering tool for parents and teachers that takes into account European multilingual and multicultural issues. The prototype will address deficiencies of current existing filtering solutions, including: </text:p>
      <text:list xml:id="list1319458449" text:continue-numbering="true" text:style-name="RTF_5f_Num_20_8">
        <text:list-item>
          <text:p text:style-name="P87">Inappropriate blocking/filtering techniques, which sometimes exclude legitimate Web sites, or display questionable Web sites</text:p>
        </text:list-item>
        <text:list-item>
          <text:p text:style-name="P87">Inability to filter non-English Web sites that therefore reduces their application to most Web European sites</text:p>
        </text:list-item>
        <text:list-item>
          <text:p text:style-name="P87">Lack of transparency that denies the user information as to why some sites can be accessed and not others.</text:p>
        </text:list-item>
      </text:list>
      <text:p text:style-name="P6">Under the Plan, the European Commission has funded 13 projects at a total cost of EUR 8.1 million (about $15million), to develop Internet filtering and labelling technologies that will overcome the limitations of existing products, and be compatible with the different languages and cultural standards that prevail across Europe.</text:p>
      <text:p text:style-name="P6">Evaluation of existing products has found that the products typically are only partly effective in meeting user’s requirements. <text:s/>In particular, they do not meet user’s expectations with regard to blocking accuracy, usability and system performance. <text:s/>While users have indicated that a blocking accuracy rate of 95 per cent or better and a five second delay in accessing content is acceptable, none of the products currently available have been found to meet both of these requirements. <text:s/></text:p>
      <text:p text:style-name="P6">An apparent limitation of some existing products is that they rely on a single blocking technique, such as URL or keyword blacklists or image or text analysis. <text:s/>To overcome the limitations of such an approach, a number of the EU projects are based on combining two or more filtering techniques in an integrated package, to improve blocking accuracy. <text:s/>For example, by combining ‘black list’ filtering, linguistic analysis and image filtering, the prototype NetProtect filter has achieved a blocking success rate of 95 per cent, with overblocking of less than 15 per cent. <text:s/>While testing of the prototype by CSIRO indicated that the filter slowed Internet access, further refinement of the software and improvements in computer processing power generally will help to address this. <text:s/>It is intended that the final version of this product will enable filtering of pornography, violence, crime and hate speech in English and four other European languages, for content on web sites, newsgroups, chat rooms, email and other Internet protocols.</text:p>
      <text:h text:style-name="P36" text:outline-level="2" text:is-list-header="true"><text:bookmark-start text:name="_Toc36357596"/><text:soft-page-break/>A3.3<text:tab/>Singapore<text:bookmark-end text:name="_Toc36357596"/></text:h>
      <text:h text:style-name="P39" text:outline-level="3" text:is-list-header="true">A3.3.1 Summary</text:h>
      <text:p text:style-name="P21">Singapore regulates the Internet in part following a combination of Scenario 2 and 3. Internet access in Singapore is controlled through a quasi self-regulatory system by ISPs backed up by a strong and strict legal framework. Singapore’s approach depends on the ISPs and ICPs fearing prosecution. </text:p>
      <text:p text:style-name="P21">However, it is possible to use the telephone system to contact an ISP in another country with unfiltered Internet access meaning that the Singaporean system can be bypassed by anyone willing to pay the international call charges. This process, becoming a cyber-refugee, is a threat to the efficacy of domestic Internet control systems.</text:p>
      <text:h text:style-name="P39" text:outline-level="3" text:is-list-header="true">A3.3.2 Government Policies</text:h>
      <text:p text:style-name="P21">The Singaporean Government defined the Internet as a broadcast medium early in its development, and in doing this, imposed a regulatory framework for Internet content to be administered by the Singapore Broadcasting Authority (SBA). The SBA was formed in 1994 as a statutory board under the Ministry of Information and the Arts.</text:p>
      <text:p text:style-name="P21">The SBA’s first mission is to “ensure that broadcasters maintain balance, variety and a certain level of quality in their programming, which is in line with the public tastes and national objectives”. All broadcasters in Singapore are subject to SBA’s programme. Their censorship policy is there to allow for "free-flow of information and creativity while preserving social and religious matters".</text:p>
      <text:p text:style-name="P21">The Singaporean Ministry of Information and the Arts established the National Internet Advisory Committee (NIAC) in August 1996 to help the SBA regulate the Internet in Singapore. The Committee consists of nineteen people from different professions appointed for two-year terms.</text:p>
      <text:p text:style-name="P21">SBA’s Internet regulation is based on several underlying key principles. These include an emphasis on issues concerning Singapore, a focus on pornography on the net, an open dialogue with the industry and a "light touch approach" in regulating services on the Internet. The regulation consists of a three-prong approach: public education, industry self-regulation and legal measures.</text:p>
      <text:p text:style-name="P21">The SBA regulates the Internet through two legal frameworks, the <text:span text:style-name="T5">Internet Class License Scheme </text:span>and the <text:span text:style-name="T5">Code of Practice,</text:span> both introduced in July 1996, which are described below. However, the SBA’s jurisdiction only extends as far as bodies providing service to the public. It excludes corporations that provide Internet access solely to its employees for business purposes. In theory, such users can have unrestricted access, but the corporations are likely to implement their own filtering system, as many enterprises do globally.</text:p>
      <text:h text:style-name="P45" text:outline-level="4" text:is-list-header="true"><text:soft-page-break/>Class Licence Scheme</text:h>
      <text:p text:style-name="P21">The Class Licence Scheme contains the regulatory requirements for both Internet Service Providers (ISP) and Internet Content Providers (ICP). ISPs include Internet Access Service Providers (IASP) that function as main "gateways" to the Internet, and Internet Service Resellers who obtain access from IASPs and resell such access to the public. Singapore allows only three service providers: <text:span text:style-name="T5">SingNet</text:span> (a part of Singapore Telecom), <text:span text:style-name="T5">Pacific Internet</text:span>, and <text:span text:style-name="T5">Cyberway</text:span>. According to the SBA officials, this is sufficient to cover the demand, and there are no plans to give licences to other potential service providers.</text:p>
      <text:p text:style-name="P21">ICPs are defined as information providers on the Internet and include web authors, web publishers and web server administrators. </text:p>
      <text:p text:style-name="P21">Individuals who put up personal web pages are also bound by the Class Licence Scheme, but only if the pages in question concern business, political or religious issues. This requires them to register with the SBA, a registration that includes giving particulars about the web site.</text:p>
      <text:p text:style-name="P6">SBA says the registration scheme "serves to emphasise the need for the content providers to be responsible in what they say".</text:p>
      <text:h text:style-name="P45" text:outline-level="4" text:is-list-header="true">Code of practice</text:h>
      <text:p text:style-name="P21">The code of practice consists of two main parts, where the former spells out the obligations the ISPs and the ICPs have under the Code of Practice, and the latter describes what kind of material that is prohibited. </text:p>
      <text:p text:style-name="P25">Obligations</text:p>
      <text:p text:style-name="P21">Among the obligations under the Code is a requirement on ISPs and ICPs to deny access to sites notified by the SBA as containing prohibited material. Internet Newsgroups that are likely to contain prohibited material or any newsgroups that the SBA might define as prohibited also restricted.</text:p>
      <text:p text:style-name="P21">When it comes to chat rooms/groups and other related online discussion fora, ICPs must ensure that the themes discussed are not prohibited under the content guidelines. Programs and services for public display (e.g. bulletin boards) are also included, however this "does not apply to any web publisher or web server administrator in respect of programmes on his service for which he has no editorial control”. </text:p>
      <text:p text:style-name="P21">The SBA has the power to impose sanctions if the code is defied.</text:p>
      <text:p text:style-name="P25">Content guidelines</text:p>
      <text:p text:style-name="P6">According to the Internet Content Guidelines, the following topics are banned:</text:p>
      <text:list xml:id="list1772396106" text:continue-numbering="true" text:style-name="RTF_5f_Num_20_8">
        <text:list-item>
          <text:p text:style-name="P87">Prohibited material is material that is objectionable on the grounds of public interest, public morality, public order, public security, national harmony, or is otherwise prohibited by Singapore laws</text:p>
        </text:list-item>
        <text:list-item>
          <text:p text:style-name="P87"><text:soft-page-break/>In considering prohibited material, the following factors should be taken into account:</text:p>
        </text:list-item>
      </text:list>
      <text:list xml:id="list1992075841" text:style-name="RTF_5f_Num_20_9">
        <text:list-item>
          <text:list>
            <text:list-item>
              <text:p text:style-name="P86">whether the material depicts nudity or genitalia in a manner calculated to titillate</text:p>
            </text:list-item>
            <text:list-item>
              <text:p text:style-name="P86">whether the material promotes sexual violence or sexual activity involving coercion or non-consent of any kind</text:p>
            </text:list-item>
            <text:list-item>
              <text:p text:style-name="P86">whether the material depicts a person or persons clearly engaged in explicit sexual activity</text:p>
            </text:list-item>
            <text:list-item>
              <text:p text:style-name="P86">whether the material depicts a person who is, or appears to be, under 16 years of age in sexual activity, in a sexual provocative manner or in any other offensive manner</text:p>
            </text:list-item>
            <text:list-item>
              <text:p text:style-name="P86">whether the material advocates homosexuality or lesbianism, or depicts or promotes incest, paedophilia, bestiality or necrophilia</text:p>
            </text:list-item>
            <text:list-item>
              <text:p text:style-name="P86">whether the material depicts detailed or relished acts of extreme violence or cruelty</text:p>
            </text:list-item>
            <text:list-item>
              <text:p text:style-name="P86">whether the material glorifies, incites or endorses ethnic, racial or religious hatred, strife or intolerance</text:p>
            </text:list-item>
          </text:list>
        </text:list-item>
      </text:list>
      <text:list xml:id="list1457982487" text:continue-list="list1772396106" text:style-name="RTF_5f_Num_20_8">
        <text:list-item>
          <text:p text:style-name="P87">A further consideration is whether the material has intrinsic medical, scientific, artistic or educational value</text:p>
        </text:list-item>
        <text:list-item>
          <text:p text:style-name="P87">A licensee who is in doubt as to whether any content would be considered prohibited may refer such content to the Authority for its decision. </text:p>
        </text:list-item>
      </text:list>
      <text:h text:style-name="P45" text:outline-level="4" text:is-list-header="true">Self-Regulation</text:h>
      <text:p text:style-name="P21">The SBA seeks to encourage the industry to take further actions to self-regulate and set its own standards. As a consequence the ISPs have all implemented "Acceptable Use Policies" for their customers. There is also encouragement from the SBA to implement content classification using the Platform for the Internet Content Selection (PICS) system developed by the World Wide Web consortium. The PICS system labels web sites on a scale according to the degree of sex, violence, obscene language etc. This makes it possible for parents to set the access levels for their children. SBA has also strongly encouraged the ICPs to take discretionary actions against abusers of chat channels, and make sure that the discussion themes on them are in accordance with the Code of Practice. </text:p>
      <text:h text:style-name="P45" text:outline-level="4" text:is-list-header="true">Public Education - the "parenting approach"</text:h>
      <text:p text:style-name="P21">The SBA has undertaken a range of community education campaigns, including exhibitions, organised talks, and working with schools, libraries and community organisations. A focus has been to educate parents on the tools that are available for them to better supervise their children’s use of the Internet. A "Tips for Parents" page on the SBA web-site provides concerned parents with information on various precautions to take. Among the tips we find "Encourage your kids to share with you their online experiences", "inculcate proper netiquette", and "Use filter programs <text:soft-page-break/>which are commercially available".</text:p>
      <text:h text:style-name="P45" text:outline-level="4" text:is-list-header="true">ISP filtering </text:h>
      <text:p text:style-name="P21">The Minister of the Information and the Arts directed IASPs to provide an optional (for users) <text:span text:style-name="T5">Family Access Network</text:span> (FAN) that would filter out all pornographic sites. As a result, a filtering system is implemented by the three IASPs targeted at providing adequate protection for children of parents that cannot install or maintain their own filters.</text:p>
      <text:p text:style-name="P21">The list of sites to be filtered is managed by CyberPatrol.</text:p>
      <text:p text:style-name="P21">The blocking of objectionable sites at the server, rather than the user’s end, has been a high priority, not only for the Government, but also for the three service providers. SingNet<text:span text:style-name="T5"> </text:span>is reported to have invested more than S$ 5 million in server equipment to make this possible.</text:p>
      <text:p text:style-name="P21">One of the prime drivers for a server approach has been the ease with which knowledgeable children can overcome PC-based systems.</text:p>
      <text:p text:style-name="P21">The SBA has also directed ISPs to completely block public access to a specific set of Internet sites around the world. Despite pressure from citizens and foreign media, the contents of this list has not been made public. The SBA says that the list contains 100 sites (although this has unofficially expanded to cover roughly 1,000 sites), mostly US based, that contain ‘high impact pornography’. The SBA also said that it hoped that the industry’s own regulation measures would make future SBA interventions superfluous.</text:p>
      <text:h text:style-name="P45" text:outline-level="4" text:is-list-header="true">Other laws with impact on Internet content</text:h>
      <text:p text:style-name="P21">Even if the ‘100 sites' blocked after the SBA directions are all pornographic, there are other types of sites that are illegal in Singapore because they are subject to other Singaporean laws. An example of such a law is the <text:span text:style-name="T5">Public Nuisance Act </text:span>that says it is an offence to tell fortunes in any matter that causes or is likely to cause a public nuisance. This means that ISPs and ICPs must monitor sites with content relating to geomancy, palmistry, astrology and fortune-telling. </text:p>
      <text:p text:style-name="P21">Other important laws that apply to the Internet include the <text:span text:style-name="T5">Penal Code, Defamation Act, Sedition Act, </text:span>and<text:span text:style-name="T5"> Maintenance of Religious Harmony Act</text:span>. The SBA has highlighted that these laws apply as much to communications on the Internet as they do to the traditional print and broadcast media.</text:p>
      <text:p text:style-name="P21">It is also worth noting that there are cases where legal boundaries are unclear. For example, in theory visiting a gambling web site is not illegal, however actually gambling through the site is illegal. This is difficult for Singaporean authorities to police.</text:p>
      <text:p text:style-name="P21">The Government can also use the powers given to them under the <text:span text:style-name="T5">Internal Security Act</text:span>. Law enforcement officers may search persons, homes and property (like a computer) without a warrant if they decide that such a search is necessary to <text:soft-page-break/>preserve evidence.</text:p>
      <text:p text:style-name="P21">Other measures are the toll-free hotline the public can call if they discover something that they believe to be illegal, or if they want to complain about a site. There is also a ten-person body within the SBA which actively "surfs" the net for content in violation of the code – the team is required to search the Internet for two or three hours daily.</text:p>
      <text:h text:style-name="P45" text:outline-level="4" text:is-list-header="true">Internet Access from Public Offices</text:h>
      <text:p text:style-name="P21">In public offices, there is often a different level of Internet access available to different users. For instance at the National University, there are different servers for staff and students – students will get more heavily censored material than staff.</text:p>
      <text:p text:style-name="P21">In the 1997/1998 report from NIAC, there is one whole section dedicated to "practical measures to manage Internet access in schools and libraries". Fourteen concrete suggestions are made, including monitoring of the log files to check the user access to web sites, and locating computers where they can easily be monitored by staff and other appointed officials. Also a more extensive use of FAN is recommended.</text:p>
      <text:h text:style-name="P45" text:outline-level="4" text:is-list-header="true">E-mail Censoring</text:h>
      <text:p text:style-name="P21">Today, the Singaporean authorities say they have a regulatory policy where they refrain from conducting searches, but this has not been the case in the past.</text:p>
      <text:p text:style-name="P21">In 1994 the authorities disclosed that they had searched individual accounts. After businesses expressed great concern over the security of their information, the authorities said that they would reverse their policy.</text:p>
      <text:h text:style-name="P45" text:outline-level="4" text:is-list-header="true">Newsgroup Censoring</text:h>
      <text:p text:style-name="P21">SBA does not censor or delete postings from newsgroups. The SBA often makes ISPs aware of postings that it (or people calling in to them) sees as controversial or offensive. This does not constitute an order to remove them, as the SBA does not have the power to do so, but such postings are removed by the ISPs anyway.</text:p>
      <text:p text:style-name="P21">The Singapore government has taken action against postings that have been published under a false name, which is illegal in Singapore. </text:p>
      <text:h text:style-name="P45" text:outline-level="4" text:is-list-header="true">Extra-territorial jurisdiction</text:h>
      <text:p text:style-name="P21">The SBA, unlike the regulatory authorities in some Asian countries, does not appear to view itself as having extraterritorial jurisdiction over ICPs and other service providers not based in Singapore, even if those services are accessible to the Singapore public. This is consistent with the SBA’s stated intention to regulate broadcast, not user access, and is consistent with ordinary notions of extra-territoriality.</text:p>
      <text:h text:style-name="P45" text:outline-level="4" text:is-list-header="true"><text:soft-page-break/>Implementing the SBA rules</text:h>
      <text:p text:style-name="P21">Singaporean ISPs have implemented the ‘100 site’ filtering by adding rules to their proxy servers. They claim that this has had no effect on Internet throughput.</text:p>
      <text:p text:style-name="P21">The FAN is implemented in different ways by different ISPs, but all ISPs are required to invest in one or more new servers, new software and an annual fee. Existing FAN systems do not introduce significant delay to access.</text:p>
      <text:p text:style-name="P21">One ISP built a FAN system to handle 10,000 users. Assuming 10% concurrency (i.e. 1,000 users using the system at once) it implemented it on two low-end Sun Sparc servers (using two to provide redundancy – but the system only ever uses one) at a cost of roughly SG$30,000 3 years ago (note SG$1 = AUD$0.96). The ISPs yearly costs are SG$12,000 for a 1,000 user software licence and SG$8,000 for additional telephony infrastructure rental. It charges SG$1.00 per month over the normal ISP package price to users of the system.</text:p>
      <text:p text:style-name="P21">Out of 20,000 ISP members, 300 actually pay to use the service, so the ISP is making a loss of SG$16,400 per year and has not yet recovered its initial server outlay.</text:p>
      <text:h text:style-name="P36" text:outline-level="2" text:is-list-header="true"><text:bookmark-start text:name="_Toc36357597"/>A3.4 China<text:bookmark-end text:name="_Toc36357597"/></text:h>
      <text:h text:style-name="P39" text:outline-level="3" text:is-list-header="true">A3.4.1 Summary</text:h>
      <text:p text:style-name="P21">China is an example of a country following the approach to Internet content filtering outlined in Scenario 4. China restricts the Internet access of its citizens through control of the Internet backbone and the country’s ISPs. As is often the case with such tightly controlled Internet regimes, little official information is available, but descriptions of the experiences of users show how the filtering is conducted. However, as in Singapore, it is possible to use the telephone system to contact another country to gain access to prohibited material.</text:p>
      <text:h text:style-name="P39" text:outline-level="3" text:is-list-header="true">A3.4.2 Government Policies</text:h>
      <text:p text:style-name="P6">There are several Ministries that have claim over a portion of the Internet domain in China. ChinaNet, the largest Chinese ISP, is administered by the Ministry of Information, but CERNET (China Education and Research Network) falls under the Ministry of Education and is utilised by students and professors for Internet access at universities all over China.</text:p>
      <text:p text:style-name="P6">The degree to which there is sharing of information between those who administer the networks, or, those further downstream (there are many small ISPs that use ChinaNet as their backbone) is an area of controversy due to the lack of official guidelines.</text:p>
      <text:p text:style-name="P21">There are no official documented policies that provide for filtering of web content. The Chinese Internet Regulations developed by the Ministry of Public Security in 1997 governs Internet access as follows:</text:p>
      <text:list xml:id="list922342917" text:continue-numbering="true" text:style-name="RTF_5f_Num_20_8">
        <text:list-item>
          <text:p text:style-name="P87">No unit or individual may use the Internet to harm national security, disclose state <text:soft-page-break/>secrets, harm the interests of the State, of society or of a group, the legal rights of citizens or to take part in criminal activities. </text:p>
        </text:list-item>
        <text:list-item>
          <text:p text:style-name="P87">No unit or individual may use the Internet to create, replicate, retrieve or transmit the following kinds of information: </text:p>
        </text:list-item>
        <text:list-item>
          <text:p text:style-name="P89">Inciting to resist or breaking the Constitution or laws of the implementation of administrative regulations</text:p>
        </text:list-item>
        <text:list-item>
          <text:p text:style-name="P89">Inciting to overthrow the government or the socialist system</text:p>
        </text:list-item>
        <text:list-item>
          <text:p text:style-name="P89">Inciting division of the country, harming national unification</text:p>
        </text:list-item>
        <text:list-item>
          <text:p text:style-name="P89">Inciting hatred or discrimination among nationalities or harming the unity of the nationalities</text:p>
        </text:list-item>
        <text:list-item>
          <text:p text:style-name="P89">Making falsehoods or distorting the truth, spreading rumours, destroying the order of society</text:p>
        </text:list-item>
        <text:list-item>
          <text:p text:style-name="P89">Promoting feudal superstitions, sexually suggestive material, gambling, violence, murder</text:p>
        </text:list-item>
        <text:list-item>
          <text:p text:style-name="P89">Terrorism or inciting others to criminal activity, openly insulting other people or distorting the truth to slander people</text:p>
        </text:list-item>
        <text:list-item>
          <text:p text:style-name="P89">Injuring the reputation of state organs</text:p>
        </text:list-item>
        <text:list-item>
          <text:p text:style-name="P89">Other activities against the Constitution, laws or administrative regulations.</text:p>
        </text:list-item>
      </text:list>
      <text:p text:style-name="P21">Due to the number of agencies involved in the control of the Internet for their own set of users, there are wide discrepancies in the level of filtering across China for different users. This discrepancy may also be as a result of the manual updating of URLs and IP addresses that are restricted. One thing that is clear is that filtering is definitely in use and it is Government controlled.</text:p>
      <text:h text:style-name="P39" text:outline-level="3" text:is-list-header="true">A3.4.3 Content control</text:h>
      <text:p text:style-name="P21">The Chinese Government has a long-standing policy of restricting information to the public. China has not only banned sexually explicit web sites but also non-sexually explicit web sites on matters as diverse as entertainment and religion. Some of the subjects banned at different times are:</text:p>
      <text:list xml:id="list1878739033" text:continue-numbering="true" text:style-name="RTF_5f_Num_20_8">
        <text:list-item>
          <text:p text:style-name="P87">Dissident / Democracy: Specific sites with content on democracy and human rights such as Amnesty International, Human Rights Watch, the Hong Kong Voice of Democracy etc and sites specific to China are banned. Search results with some key words including "democracy china," "dissident china" "freedom china," are also banned</text:p>
        </text:list-item>
        <text:list-item>
          <text:p text:style-name="P87">Health: Specific sites such as the AIDS Healthcare Foundation and Mental Health reference etc are banned. Search results with some key words including "hunger china," "famine china" "AIDS china" "sex china" etc. are also banned </text:p>
        </text:list-item>
        <text:list-item>
          <text:p text:style-name="P87">Education: Primary web servers operated by Caltech, Columbia, MIT, and the University of Virginia are blocked</text:p>
        </text:list-item>
        <text:list-item>
          <text:p text:style-name="P87">News. News related web sites such as BBC News, CNN and Time Magazine are also often unavailable</text:p>
        </text:list-item>
        <text:list-item>
          <text:p text:style-name="P87"><text:soft-page-break/>Government sites. A variety of sites operated by governments of Taiwan and Tibet are banned. Other blocked web sites include many federal district and appellate courts in the United States, as well as the United Kingdom's Court Service and Israel's Judicial Authority</text:p>
        </text:list-item>
        <text:list-item>
          <text:p text:style-name="P87">Web sites of Taiwan and Tibet including commercial sites (such as A&amp;D Company of Taiwan), non-commercial sites (the Taiwan Health Clinic and the Voice of Tibet), and government are particularly banned</text:p>
        </text:list-item>
        <text:list-item>
          <text:p text:style-name="P87">Some of the entertainment and religious web sites are also banned in China.</text:p>
        </text:list-item>
      </text:list>
      <text:h text:style-name="P39" text:outline-level="3" text:is-list-header="true">A3.4.4 Filtering of controlled content</text:h>
      <text:p text:style-name="P21">Controlling the information to which citizens are exposed to on the Internet poses a big challenge to China – due to the sheer breadth of content typically available, and because sources of content are so often remote from Chinese jurisdiction. <text:s/>It is therefore much more difficult to penalise citizens for breaching restrictions on permissible materials. </text:p>
      <text:p text:style-name="P21">There is some evidence that the Government has attempted to prevent the spread of unwanted material by preventing the spread of the Internet itself. <text:s/>However, a more recent realisation of and desire to capture the economic benefits of networked computing has led to a variety of strategies to control access while not stifling increase in use. For example, the government encourages Internet access through cybercafes rather than in private spaces so that users can be physically monitored by others in the cafe.</text:p>
      <text:p text:style-name="P21">Users of the Internet in China have described a shifting set of barriers to surfing the web from Chinese points of access. <text:s/>Users frequently find that sites are reported unavailable, domain names are unknown to the system or that lead to unexpected destinations, individual pages that are blocked, and the use of search keywords that results in temporary limits to further searches.</text:p>
      <text:p text:style-name="P21">As with most filtering regimes, whether implemented at the client, ISP, or government level, no list is made available of the sites blocked or of the methodologies used to block them.</text:p>
      <text:p text:style-name="P21">Academic research and specific examples from within China allow us to surmise the systems used.</text:p>
      <text:h text:style-name="P45" text:outline-level="4" text:is-list-header="true">Harvard project</text:h>
      <text:p text:style-name="P21">The Berkman Centre for Internet &amp; Society at Harvard Law School in the US are conducting a project to collect data on the methods, scope and depth of selective barriers to Internet Access through Chinese Networks. They have found that Internet filtering in China was constantly changing.</text:p>
      <text:p text:style-name="P21">Having requested some 204,012 distinct web sites, they found more than 50,000 to be inaccessible from at least one point in China on at least one occasion. Adopting a more conservative standard for determining which inaccessible sites were <text:soft-page-break/>intentionally blocked and which were unreachable solely due to temporary glitches, they found that 18,931 sites were inaccessible from at least two distinct proxy servers within China on at least two distinct days, suggesting intentional blocking.</text:p>
      <text:p text:style-name="P21">Those sites blocked covered a range of topics, not just sexually explicit material. For example, they found blocking of thousands of sites offering information about news, health, education, and entertainment, as well as some 3,284 sites from Taiwan.</text:p>
      <text:p text:style-name="P21">752 pages providing sexually explicit content were tested. At the time of testing, 101 (13.4%) were blocked in China. In contrast, 695 (86.2%) of these same sites were blocked in Saudi Arabia, and leading commercial filtering applications blocked 70% to 90% of these sites. This indicates that the filters the Chinese are using are either not commercial products, or if they are commercial products, they are not utilising the normal filtering lists used.</text:p>
      <text:p text:style-name="P21">Within the context of the large number of sites found to be restricted in China, many other sites are not blocked in China, whether because they have yet to be passed upon by the authorities that determine blocks or because they have been affirmatively found to be non-sensitive.</text:p>
      <text:p text:style-name="P21">The project concluded that the set of sites blocked in China is by no means static: whoever maintains the lists is actively updating them, and certain general-interest high-profile sites whose content changes frequently appear to be blocked and unblocked as those changes are evaluated. Some new sites with sensitive content do not appear to take long to be blocked. However, even some longstanding sites of apparent sensitivity remain unblocked, for example the Playboy and Penthouse web sites are blocked, suggesting a purposeful decision to restrict sexually-explicit material – yet the well-known sites of Hustler Magazine and whitehouse.com are not blocked.</text:p>
      <text:p text:style-name="P21">They also found that, whereas Saudi Arabian filtering systems make it clear to the user that a blocked page is unavailable due to intentional blockage, China's systems make it difficult for a user to distinguish between an intentional block and a temporary network or server glitch. Recently, Chinese filters have been redirecting requests for sensitive web sites to other, non-sensitive web sites.</text:p>
      <text:p text:style-name="P21">The primary and most longstanding means of blocking in China seems to be at the router level, and on the basis of the IP address. <text:s/>The crudity of this means that those implementing filtering must choose between blocking an entire site on the basis of a small portion of its content, or tolerating such content. However, in a few cases, more refined content filtering – such as blocking by keywords or phrases in any particular HTML page requested by a user seems to be used. They also found instances of disabling Internet access for an arbitrary amount of time for a user who requested a page with forbidden content and the automated blocking of search results that may not (yet) have been filtered through human placement on a "forbidden" list.</text:p>
      <text:h text:style-name="P45" text:outline-level="4" text:is-list-header="true">China News Digest</text:h>
      <text:p text:style-name="P21">China News Digest (CND) is an online publication that has experienced regular <text:soft-page-break/>blocking across China's various Internet Providers and provided the following account of their experiences with the main ISPs operating in China: </text:p>
      <text:p text:style-name="P21">“Our site was among the first batch of 100 or so web sites being blocked. Some time after that, there were reports about some sites actually being removed from the Chinese government's blacklist. Earlier this year (1998), readers in China were able to access our site because we changed our ISP and consequently the IP address for our web server changed. This lasted until June 5 (1998), then the China traffic suddenly stopped. (We linked to the June 4th Beijing Massacre photo archive from our top page.) Our ISP was nice enough to let us change the web server IP once again. But our server log showed that every time we changed the IP address, the traffic from China would last for a day or two before the new IP is blocked again”. </text:p>
      <text:p text:style-name="P21">“The method used to block sites outside of China is, because the government allows only a few backbone networks to exist and to have their own international links, to put the access-control list on all border routers (which appear to be Cisco routers). This is very efficient because it blocks based on packets' source IPs and normally those sites cannot change the IP addresses easily. Based on our experience in early June (1998), CERNET (China Education and Research Network) and CASNET (Academy of Science Network) blocked us first, ChinaNet a day later, and GBN quite some time later. ChinaNet is the biggest network by the former Ministry of Post and Telecomm; GBN is run by the former Ministry of Electronic Industry. They now both belong to the super-ministry of information industry. But it appears that administratively their networks are not fully merg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NewsGoth BT" svg:font-family="'NewsGoth BT', Arial" style:font-family-generic="swiss" style:font-pitch="variable"/>
    <style:font-face style:name="Tahoma" svg:font-family="Tahoma"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AU" style:font-size-asian="10.5pt" style:language-asian="en" style:country-asian="AU" style:font-size-complex="12pt" style:language-complex="en" style:country-complex="AU"/>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AU" style:font-name-asian="Times New Roman" style:font-size-asian="10.5pt" style:language-asian="en" style:country-asian="AU" style:font-name-complex="Times New Roman" style:font-size-complex="12pt" style:language-complex="en" style:country-complex="A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82cm" fo:margin-bottom="0cm" fo:line-height="0.459cm" fo:text-align="start" style:justify-single-word="false" fo:text-indent="0cm" style:auto-text-indent="false" style:text-autospace="ideograph-alpha" style:vertical-align="auto"/>
      <style:text-properties style:font-name="Helvetica" fo:font-size="10pt" fo:language="en" fo:country="GB" style:font-name-asian="Helvetica" style:font-size-asian="10pt" style:language-asian="en" style:country-asian="US" style:font-name-complex="Helvetica"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ext_20_body" style:next-style-name="heading_20_2" style:default-outline-level="1">
      <style:paragraph-properties fo:margin-top="0.247cm" fo:margin-bottom="0cm" fo:line-height="0.847cm" fo:break-before="page" fo:keep-with-next="always"/>
      <style:text-properties fo:font-size="22pt" style:letter-kerning="true" style:font-size-asian="22pt" style:font-size-complex="22pt"/>
    </style:style>
    <style:style style:name="heading_20_2" style:display-name="heading 2" style:family="paragraph" style:parent-style-name="Text_20_body" style:next-style-name="Text_20_body" style:default-outline-level="2">
      <style:paragraph-properties fo:margin-top="0.706cm" fo:margin-bottom="0cm" fo:line-height="0.635cm" fo:keep-with-next="always"/>
      <style:text-properties fo:font-size="16pt" style:font-size-asian="16pt" style:font-size-complex="16pt"/>
    </style:style>
    <style:style style:name="heading_20_3" style:display-name="heading 3" style:family="paragraph" style:parent-style-name="Text_20_body" style:next-style-name="Text_20_body" style:default-outline-level="3">
      <style:paragraph-properties fo:margin-top="0.529cm" fo:margin-bottom="0cm" fo:line-height="0.494cm"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Text_20_body" style:next-style-name="Text_20_body" style:default-outline-level="4">
      <style:paragraph-properties fo:margin-top="0.529cm" fo:margin-bottom="0cm" fo:keep-with-next="always"/>
      <style:text-properties fo:font-size="9pt" fo:font-weight="bold" style:font-size-asian="9pt" style:font-weight-asian="bold" style:font-size-complex="9pt" style:font-weight-complex="bold"/>
    </style:style>
    <style:style style:name="header" style:family="paragraph" style:parent-style-name="Standard">
      <style:paragraph-properties>
        <style:tab-stops>
          <style:tab-stop style:position="7.325cm" style:type="center"/>
          <style:tab-stop style:position="14.651cm" style:type="right"/>
        </style:tab-stops>
      </style:paragraph-properties>
    </style:style>
    <style:style style:name="footer" style:family="paragraph" style:parent-style-name="Standard">
      <style:paragraph-properties fo:margin-top="0cm" fo:margin-bottom="0cm" fo:line-height="0.353cm">
        <style:tab-stops>
          <style:tab-stop style:position="15.002cm" style:type="right"/>
        </style:tab-stops>
      </style:paragraph-properties>
      <style:text-properties fo:font-size="8pt" style:font-size-asian="8pt" style:font-size-complex="8pt"/>
    </style:style>
    <style:style style:name="Table_20_Left" style:display-name="Table Left" style:family="paragraph" style:parent-style-name="Table_20_Body">
      <style:paragraph-properties fo:keep-with-next="always"/>
    </style:style>
    <style:style style:name="Table_20_Body" style:display-name="Table Body" style:family="paragraph" style:parent-style-name="Text_20_body">
      <style:paragraph-properties fo:margin-top="0.106cm" fo:margin-bottom="0.106cm" fo:line-height="0.388cm"/>
      <style:text-properties fo:font-size="9pt" style:font-size-asian="9pt" style:font-size-complex="9pt"/>
    </style:style>
    <style:style style:name="Report_20_Title_20_Header" style:display-name="Report Title Header" style:family="paragraph" style:parent-style-name="Text_20_body">
      <style:paragraph-properties fo:margin-top="0cm" fo:margin-bottom="0cm" fo:line-height="0.353cm">
        <style:tab-stops>
          <style:tab-stop style:position="0.953cm"/>
        </style:tab-stops>
      </style:paragraph-properties>
      <style:text-properties fo:text-transform="uppercase" fo:font-size="9pt" fo:font-weight="bold" style:font-size-asian="9pt" style:font-weight-asian="bold" style:font-size-complex="9pt" style:font-weight-complex="bold"/>
    </style:style>
    <style:style style:name="Report_20_Chapter_20_Header" style:display-name="Report Chapter Header" style:family="paragraph" style:parent-style-name="Text_20_body">
      <style:paragraph-properties fo:line-height="0.353cm">
        <style:tab-stops>
          <style:tab-stop style:position="0.953cm"/>
        </style:tab-stops>
      </style:paragraph-properties>
      <style:text-properties fo:text-transform="uppercase" fo:font-size="9pt" fo:font-weight="bold" style:font-size-asian="9pt" style:font-weight-asian="bold" style:font-size-complex="9pt" style:font-weight-complex="bold"/>
    </style:style>
    <style:style style:name="Bullet" style:family="paragraph" style:parent-style-name="Text_20_body">
      <style:paragraph-properties fo:margin-left="0.63cm" fo:margin-right="0cm" fo:margin-top="0.141cm" fo:margin-bottom="0cm" fo:text-indent="-0.63cm" style:auto-text-indent="false">
        <style:tab-stops>
          <style:tab-stop style:position="0cm"/>
          <style:tab-stop style:position="0.005cm"/>
        </style:tab-stops>
      </style:paragraph-properties>
    </style:style>
    <style:style style:name="Sub-Bullet" style:family="paragraph" style:parent-style-name="Bullet">
      <style:paragraph-properties fo:margin-left="0.63cm" fo:margin-right="0cm" fo:margin-top="0.212cm" fo:margin-bottom="0cm" fo:text-indent="0cm" style:auto-text-indent="false">
        <style:tab-stops/>
      </style:paragraph-properties>
      <style:text-properties fo:font-style="italic" style:font-style-asian="italic" style:font-style-complex="italic"/>
    </style:style>
    <style:style style:name="Figure_20_Title" style:display-name="Figure Title" style:family="paragraph" style:parent-style-name="Text_20_body" style:next-style-name="Figure">
      <style:paragraph-properties fo:margin-left="0.501cm" fo:margin-right="0cm" fo:margin-top="0.212cm" fo:margin-bottom="0.106cm" fo:line-height="0.423cm" fo:text-indent="-0.501cm" style:auto-text-indent="false" fo:padding-left="0cm" fo:padding-right="0cm" fo:padding-top="0.035cm" fo:padding-bottom="0cm" fo:border-left="none" fo:border-right="none" fo:border-top="0.002cm solid #000000" fo:border-bottom="none" fo:keep-with-next="always">
        <style:tab-stops/>
      </style:paragraph-properties>
    </style:style>
    <style:style style:name="Figure" style:family="paragraph" style:parent-style-name="Text_20_body" style:next-style-name="Source">
      <style:paragraph-properties fo:line-height="100%" fo:keep-with-next="always"/>
      <style:text-properties fo:font-size="9pt" fo:font-style="italic" fo:font-weight="bold" style:font-size-asian="9pt" style:font-style-asian="italic" style:font-weight-asian="bold" style:font-size-complex="9pt" style:font-style-complex="italic" style:font-weight-complex="bold"/>
    </style:style>
    <style:style style:name="Source" style:family="paragraph" style:parent-style-name="Text_20_body" style:next-style-name="Figure_20_Footer">
      <style:paragraph-properties fo:line-height="0.388cm" fo:keep-with-next="always"/>
      <style:text-properties fo:font-size="9pt" fo:font-style="italic" style:font-size-asian="9pt" style:font-style-asian="italic" style:font-size-complex="9pt" style:font-style-complex="italic"/>
    </style:style>
    <style:style style:name="Figure_20_Footer" style:display-name="Figure Footer" style:family="paragraph" style:parent-style-name="Figure_20_Title" style:next-style-name="Text_20_body">
      <style:paragraph-properties fo:margin-top="0.212cm" fo:margin-bottom="0.212cm" fo:padding-left="0cm" fo:padding-right="0cm" fo:padding-top="0cm" fo:padding-bottom="0.035cm" fo:border-left="none" fo:border-right="none" fo:border-top="none" fo:border-bottom="0.002cm solid #000000" fo:keep-with-next="auto"/>
      <style:text-properties fo:font-size="8pt"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ext_20_body" style:next-style-name="Table_20_Body" style:class="extra">
      <style:text-properties fo:font-weight="bold" style:font-weight-asian="bold" style:font-weight-complex="bold"/>
    </style:style>
    <style:style style:name="Vignette_20_Title" style:display-name="Vignette Title" style:family="paragraph" style:parent-style-name="Text_20_body" style:next-style-name="Vignette_20_Body">
      <style:text-properties fo:font-size="9pt" fo:font-weight="bold" style:font-size-asian="9pt" style:font-weight-asian="bold" style:font-size-complex="9pt" style:font-weight-complex="bold"/>
    </style:style>
    <style:style style:name="Vignette_20_Body" style:display-name="Vignette Body" style:family="paragraph" style:parent-style-name="Vignette_20_Title">
      <style:text-properties fo:font-weight="normal" style:font-weight-asian="normal" style:font-weight-complex="normal"/>
    </style:style>
    <style:style style:name="Copyright_20_Footer" style:display-name="Copyright Footer" style:family="paragraph" style:parent-style-name="Text_20_body">
      <style:paragraph-properties fo:line-height="0.353cm"/>
      <style:text-properties fo:font-size="8pt" style:font-size-asian="8pt" style:font-size-complex="8pt"/>
    </style:style>
    <style:style style:name="Block_20_Text" style:display-name="Block Text" style:family="paragraph" style:parent-style-name="Standard">
      <style:paragraph-properties fo:margin-left="2.54cm" fo:margin-right="2.54cm" fo:margin-top="0.282cm" fo:margin-bottom="0.212cm" fo:text-indent="0cm" style:auto-text-indent="false"/>
    </style:style>
    <style:style style:name="Section_20_Divider" style:display-name="Section Divider" style:family="paragraph" style:parent-style-name="Text_20_body">
      <style:paragraph-properties fo:margin-top="0cm" fo:margin-bottom="0cm" fo:line-height="0.917cm" fo:break-before="page"/>
      <style:text-properties fo:font-size="24pt" style:font-size-asian="24pt" style:font-size-complex="24pt"/>
    </style:style>
    <style:style style:name="toc_20_1" style:display-name="toc 1" style:family="paragraph" style:parent-style-name="Standard" style:next-style-name="Standard">
      <style:paragraph-properties fo:line-height="0.423cm"/>
      <style:text-properties fo:font-weight="bold" style:font-weight-asian="bold" style:font-weight-complex="bold"/>
    </style:style>
    <style:style style:name="Sig_20_1" style:display-name="Sig 1" style:family="paragraph" style:parent-style-name="Text_20_body" style:next-style-name="Sig_20_2">
      <style:paragraph-properties fo:line-height="100%"/>
      <style:text-properties fo:font-weight="bold" style:font-weight-asian="bold" style:font-weight-complex="bold"/>
    </style:style>
    <style:style style:name="Sig_20_2" style:display-name="Sig 2" style:family="paragraph" style:parent-style-name="Text_20_body">
      <style:text-properties fo:font-style="italic" style:font-style-asian="italic" style:font-style-complex="italic"/>
    </style:style>
    <style:style style:name="toc_20_2" style:display-name="toc 2" style:family="paragraph" style:parent-style-name="Standard" style:next-style-name="Standard">
      <style:paragraph-properties fo:line-height="0.423cm"/>
    </style:style>
    <style:style style:name="toc_20_3" style:display-name="toc 3" style:family="paragraph" style:parent-style-name="Standard" style:next-style-name="Standard">
      <style:paragraph-properties fo:line-height="0.423cm"/>
    </style:style>
    <style:style style:name="toc_20_4" style:display-name="toc 4" style:family="paragraph" style:parent-style-name="Standard" style:next-style-name="Standard">
      <style:paragraph-properties fo:line-height="0.423cm"/>
    </style:style>
    <style:style style:name="title" style:family="paragraph" style:parent-style-name="Standard">
      <style:paragraph-properties fo:margin-top="3.81cm" fo:margin-bottom="0cm" fo:line-height="0.917cm"/>
      <style:text-properties fo:font-size="24pt" fo:font-weight="bold" style:font-size-asian="24pt" style:font-weight-asian="bold" style:font-size-complex="24pt" style:font-weight-complex="bold"/>
    </style:style>
    <style:style style:name="subtitle" style:family="paragraph" style:parent-style-name="title">
      <style:paragraph-properties fo:margin-top="0cm" fo:margin-bottom="0cm"/>
      <style:text-properties fo:font-size="16pt" style:font-size-asian="16pt" style:font-size-complex="16pt"/>
    </style:style>
    <style:style style:name="date" style:family="paragraph" style:parent-style-name="Standard">
      <style:paragraph-properties fo:margin-top="1.27cm" fo:margin-bottom="0cm"/>
      <style:text-properties fo:font-weight="bold" style:font-weight-asian="bold" style:font-weight-complex="bold"/>
    </style:style>
    <style:style style:name="Table_20_Right" style:display-name="Table Right" style:family="paragraph" style:parent-style-name="Table_20_Body">
      <style:paragraph-properties fo:text-align="end" style:justify-single-word="false" fo:keep-with-next="always"/>
    </style:style>
    <style:style style:name="Table_20_Centre" style:display-name="Table Centre" style:family="paragraph" style:parent-style-name="Table_20_Body">
      <style:paragraph-properties fo:text-align="center" style:justify-single-word="false" fo:keep-with-next="always"/>
    </style:style>
    <style:style style:name="List_20_Number" style:display-name="List Number" style:family="paragraph" style:parent-style-name="Standard">
      <style:paragraph-properties fo:margin-left="0.63cm" fo:margin-right="0cm" fo:margin-top="0cm" fo:margin-bottom="0cm" fo:text-indent="-0.63cm" style:auto-text-indent="false">
        <style:tab-stops>
          <style:tab-stop style:position="0cm"/>
          <style:tab-stop style:position="0.005cm"/>
        </style:tab-stops>
      </style:paragraph-properties>
    </style:style>
    <style:style style:name="Comment" style:family="paragraph" style:parent-style-name="Text_20_body">
      <style:paragraph-properties fo:padding-left="0.141cm" fo:padding-right="0.141cm" fo:padding-top="0.035cm" fo:padding-bottom="0.035cm" fo:border="0.035cm solid #000000"/>
      <style:text-properties fo:font-size="9pt" style:font-size-asian="9pt" style:font-size-complex="9pt"/>
    </style:style>
    <style:style style:name="Nutgraph" style:family="paragraph" style:parent-style-name="Text_20_body" style:next-style-name="Text_20_body">
      <style:text-properties fo:font-style="italic" fo:font-weight="bold" style:font-style-asian="italic" style:font-weight-asian="bold" style:font-style-complex="italic" style:font-weight-complex="bold"/>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name-asian="Arial" style:font-size-asian="12pt" style:font-weight-asian="bold" style:font-name-complex="Arial" style:font-size-complex="12pt" style:font-weight-complex="bold"/>
    </style:style>
    <style:style style:name="List_20_Bullet" style:display-name="List Bullet" style:family="paragraph" style:parent-style-name="Standard">
      <style:paragraph-properties fo:margin-left="0.63cm" fo:margin-right="0cm" fo:margin-top="0cm" fo:margin-bottom="0cm" fo:line-height="100%" fo:text-indent="-0.63cm" style:auto-text-indent="false">
        <style:tab-stops>
          <style:tab-stop style:position="0cm"/>
          <style:tab-stop style:position="0.005cm"/>
        </style:tab-stops>
      </style:paragraph-properties>
    </style:style>
    <style:style style:name="Author_20_name" style:display-name="Author name" style:family="paragraph" style:parent-style-name="Text_20_body" style:next-style-name="Standard">
      <style:text-properties fo:font-size="9pt" fo:font-weight="bold" style:font-size-asian="9pt" style:font-weight-asian="bold" style:font-size-complex="9pt" style:font-weight-complex="bold"/>
    </style:style>
    <style:style style:name="Author_20_e-mail" style:display-name="Author e-mail" style:family="paragraph" style:parent-style-name="Text_20_body" style:next-style-name="Text_20_body">
      <style:paragraph-properties fo:margin-top="0cm" fo:margin-bottom="0cm"/>
      <style:text-properties fo:font-size="9pt" style:font-size-asian="9pt" style:font-size-complex="9pt"/>
    </style:style>
    <style:style style:name="Pull_20_quote_20_-_20_exec_20_report" style:display-name="Pull quote - exec report" style:family="paragraph" style:parent-style-name="Text_20_body" style:next-style-name="Text_20_body">
      <style:text-properties fo:font-size="9pt" fo:font-weight="bold" style:font-size-asian="9pt" style:font-weight-asian="bold" style:font-size-complex="9pt" style:font-weight-complex="bold"/>
    </style:style>
    <style:style style:name="Pull_20_quote_20_-_20_Ovum_20_On" style:display-name="Pull quote - Ovum On" style:family="paragraph" style:parent-style-name="Text_20_body" style:next-style-name="Text_20_body">
      <style:text-properties fo:font-size="9pt" fo:font-weight="bold" style:font-size-asian="9pt" style:font-weight-asian="bold" style:font-size-complex="9pt" style:font-weight-complex="bold"/>
    </style:style>
    <style:style style:name="AuthorName" style:family="paragraph" style:parent-style-name="Text_20_body">
      <style:paragraph-properties fo:margin-top="0cm" fo:margin-bottom="0cm" fo:line-height="0.388cm"/>
      <style:text-properties fo:font-size="9pt" style:font-size-asian="9pt" style:font-size-complex="9pt"/>
    </style:style>
    <style:style style:name="Vignette_20_Bullet" style:display-name="Vignette Bullet" style:family="paragraph" style:parent-style-name="Vignette_20_Body">
      <style:paragraph-properties fo:margin-left="0.63cm" fo:margin-right="0cm" fo:text-indent="-0.63cm" style:auto-text-indent="false">
        <style:tab-stops>
          <style:tab-stop style:position="0cm"/>
          <style:tab-stop style:position="0.005cm"/>
        </style:tab-stops>
      </style:paragraph-properties>
    </style:style>
    <style:style style:name="SubTitle" style:family="paragraph" style:parent-style-name="AuthorName" style:next-style-name="AuthorName">
      <style:paragraph-properties fo:margin-top="0.423cm" fo:margin-bottom="0.564cm" fo:line-height="0.917cm"/>
      <style:text-properties fo:font-size="16pt" fo:font-weight="bold" style:font-size-asian="16pt" style:font-weight-asian="bold" style:font-size-complex="16pt" style:font-weight-complex="bold"/>
    </style:style>
    <style:style style:name="proposal_20_No." style:display-name="proposal No." style:family="paragraph" style:parent-style-name="date">
      <style:paragraph-properties fo:margin-top="0cm" fo:margin-bottom="0cm" fo:line-height="0.388cm"/>
      <style:text-properties fo:font-size="9pt" fo:font-weight="normal" style:font-size-asian="9pt" style:font-weight-asian="normal" style:font-size-complex="9pt" style:font-weight-complex="normal"/>
    </style:style>
    <style:style style:name="footnote_20_text" style:display-name="footnote text" style:family="paragraph" style:parent-style-name="Standard"/>
    <style:style style:name="Normal_20_LL" style:display-name="Normal LL" style:family="paragraph" style:parent-style-name="Standard">
      <style:paragraph-properties fo:margin-top="0cm" fo:margin-bottom="0cm" style:line-height-at-least="0.423cm"/>
      <style:text-properties style:font-name="NewsGoth BT" style:font-name-asian="NewsGoth BT" style:font-name-complex="NewsGoth BT"/>
    </style:style>
    <style:style style:name="Boxed_20_Headings" style:display-name="Boxed Headings" style:family="paragraph" style:parent-style-name="Standard">
      <style:paragraph-properties fo:margin-left="0.501cm" fo:margin-right="0.37cm" fo:margin-top="0cm" fo:margin-bottom="0cm" style:line-height-at-least="0.353cm" fo:text-indent="0cm" style:auto-text-indent="false" fo:padding-left="0.423cm" fo:padding-right="0.318cm" fo:padding-top="0.423cm" fo:padding-bottom="0.423cm" fo:border="0.002cm solid #000000"/>
      <style:text-properties style:font-name="NewsGoth BT" fo:font-weight="bold" style:font-name-asian="NewsGoth BT" style:font-weight-asian="bold" style:font-name-complex="NewsGoth BT" style:font-weight-complex="bold"/>
    </style:style>
    <style:style style:name="Boxed_20_Text" style:display-name="Boxed Text" style:family="paragraph" style:parent-style-name="Standard">
      <style:paragraph-properties fo:margin-left="0.501cm" fo:margin-right="0.37cm" fo:margin-top="0cm" fo:margin-bottom="0cm" style:line-height-at-least="0.353cm" fo:text-indent="0cm" style:auto-text-indent="false" fo:padding-left="0.423cm" fo:padding-right="0.318cm" fo:padding-top="0.423cm" fo:padding-bottom="0.423cm" fo:border="0.002cm solid #000000"/>
      <style:text-properties style:font-name="NewsGoth BT" fo:font-size="8.5pt" style:font-name-asian="NewsGoth BT" style:font-size-asian="8.5pt" style:font-name-complex="NewsGoth BT" style:font-size-complex="8.5pt"/>
    </style:style>
    <style:style style:name="toc_20_5" style:display-name="toc 5" style:family="paragraph" style:parent-style-name="Standard" style:next-style-name="Standard">
      <style:paragraph-properties fo:margin-left="1.411cm" fo:margin-right="0cm" fo:text-indent="0cm" style:auto-text-indent="false"/>
    </style:style>
    <style:style style:name="toc_20_6" style:display-name="toc 6" style:family="paragraph" style:parent-style-name="Standard" style:next-style-name="Standard">
      <style:paragraph-properties fo:margin-left="1.764cm" fo:margin-right="0cm" fo:text-indent="0cm" style:auto-text-indent="false"/>
    </style:style>
    <style:style style:name="toc_20_7" style:display-name="toc 7" style:family="paragraph" style:parent-style-name="Standard" style:next-style-name="Standard">
      <style:paragraph-properties fo:margin-left="2.117cm" fo:margin-right="0cm" fo:text-indent="0cm" style:auto-text-indent="false"/>
    </style:style>
    <style:style style:name="toc_20_8" style:display-name="toc 8" style:family="paragraph" style:parent-style-name="Standard" style:next-style-name="Standard">
      <style:paragraph-properties fo:margin-left="2.469cm" fo:margin-right="0cm" fo:text-indent="0cm" style:auto-text-indent="false"/>
    </style:style>
    <style:style style:name="toc_20_9" style:display-name="toc 9" style:family="paragraph" style:parent-style-name="Standard" style:next-style-name="Standard">
      <style:paragraph-properties fo:margin-left="2.822cm" fo:margin-right="0cm" fo:text-indent="0cm" style:auto-text-indent="false"/>
    </style:style>
    <style:style style:name="Bullet1" style:family="paragraph" style:parent-style-name="Standard">
      <style:paragraph-properties fo:margin-left="0.635cm" fo:margin-right="0cm" fo:text-indent="-0.635cm" style:auto-text-indent="false">
        <style:tab-stops>
          <style:tab-stop style:position="0cm"/>
        </style:tab-stops>
      </style:paragraph-properties>
    </style:style>
    <style:style style:name="Body_20_Text_20_2" style:display-name="Body Text 2" style:family="paragraph" style:parent-style-name="Standard">
      <style:paragraph-properties fo:margin-top="0cm" fo:margin-bottom="0cm" fo:line-height="100%"/>
      <style:text-properties fo:font-size="12pt" fo:language="en" fo:country="AU" fo:font-style="italic" style:font-size-asian="12pt" style:font-style-asian="italic" style:font-size-complex="12pt" style:font-style-complex="italic"/>
    </style:style>
    <style:style style:name="ABA_20_Body_20_Text" style:display-name="ABA Body Text" style:family="paragraph">
      <style:paragraph-properties fo:margin-left="0cm" fo:margin-right="0cm" fo:margin-top="0.141cm" fo:margin-bottom="0.212cm" style:line-height-at-least="0.494cm" fo:text-align="start" style:justify-single-word="false" fo:text-indent="0cm" style:auto-text-indent="false" style:text-autospace="ideograph-alpha" style:vertical-align="auto"/>
      <style:text-properties style:font-name="Helvetica" fo:font-size="12pt" fo:language="en" fo:country="AU" style:font-name-asian="Helvetica" style:font-size-asian="12pt" style:language-asian="en" style:country-asian="AU" style:font-name-complex="Helvetica" style:font-size-complex="12pt" style:language-complex="ar" style:country-complex="SA"/>
    </style:style>
    <style:style style:name="dot" style:family="paragraph" style:parent-style-name="Standard">
      <style:paragraph-properties fo:margin-left="0.635cm" fo:margin-right="0cm" fo:margin-top="0.212cm" fo:margin-bottom="0cm" fo:line-height="150%" fo:text-indent="-0.635cm" style:auto-text-indent="false">
        <style:tab-stops>
          <style:tab-stop style:position="0cm"/>
        </style:tab-stops>
      </style:paragraph-properties>
      <style:text-properties fo:font-size="14pt" fo:language="en" fo:country="AU" style:font-size-asian="14pt" style:font-size-complex="14pt"/>
    </style:style>
    <style:style style:name="Body_20_Text_20_Indent_20_2" style:display-name="Body Text Indent 2" style:family="paragraph" style:parent-style-name="Standard">
      <style:paragraph-properties fo:margin-left="2cm" fo:margin-right="0cm" fo:margin-top="0cm" fo:margin-bottom="0cm" fo:line-height="100%" fo:text-indent="-0.75cm" style:auto-text-indent="false">
        <style:tab-stops>
          <style:tab-stop style:position="0cm"/>
          <style:tab-stop style:position="0.54cm"/>
        </style:tab-stops>
      </style:paragraph-properties>
      <style:text-properties fo:font-size="12pt" fo:language="en" fo:country="AU" style:font-size-asian="12pt" style:font-size-complex="12pt"/>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class="extra">
      <style:paragraph-properties text:number-lines="false" text:line-number="0">
        <style:tab-stops>
          <style:tab-stop style:position="6.705cm" style:type="center"/>
          <style:tab-stop style:position="13.411cm" style:type="right"/>
        </style:tab-stops>
      </style:paragraph-properties>
    </style:style>
    <style:style style:name="Footer" style:family="paragraph" style:parent-style-name="Standard" style:class="extra">
      <style:paragraph-properties text:number-lines="false" text:line-number="0">
        <style:tab-stops>
          <style:tab-stop style:position="6.705cm" style:type="center"/>
          <style:tab-stop style:position="13.411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RTF_5f_Num_20_2_20_1" style:display-name="RTF_Num 2 1" style:family="text">
      <style:text-properties style:font-name="Helvetica" style:font-name-asian="Helvetica" style:font-name-complex="Helvetica"/>
    </style:style>
    <style:style style:name="RTF_5f_Num_20_3_20_1" style:display-name="RTF_Num 3 1" style:family="text">
      <style:text-properties style:use-window-font-color="true" style:font-name="Symbol" fo:font-size="10pt" fo:font-style="normal" fo:font-weight="normal" style:font-name-asian="Symbol" style:font-size-asian="10pt" style:font-style-asian="normal" style:font-weight-asian="normal" style:font-name-complex="Symbol" style:font-size-complex="10pt" style:font-style-complex="normal" style:font-weight-complex="normal"/>
    </style:style>
    <style:style style:name="RTF_5f_Num_20_4_20_1" style:display-name="RTF_Num 4 1" style:family="text">
      <style:text-properties style:font-name="Symbol" style:font-name-asian="Symbol" style:font-name-complex="Symbol"/>
    </style:style>
    <style:style style:name="RTF_5f_Num_20_5_20_1" style:display-name="RTF_Num 5 1" style:family="text">
      <style:text-properties style:use-window-font-color="true" style:font-name="Symbol" fo:font-style="normal" fo:font-weight="normal" style:font-name-asian="Symbol" style:font-style-asian="normal" style:font-weight-asian="normal" style:font-name-complex="Symbol" style:font-style-complex="normal" style:font-weight-complex="normal"/>
    </style:style>
    <style:style style:name="RTF_5f_Num_20_6_20_1" style:display-name="RTF_Num 6 1" style:family="text">
      <style:text-properties style:font-name-complex="Times New Roman"/>
    </style:style>
    <style:style style:name="RTF_5f_Num_20_6_20_2" style:display-name="RTF_Num 6 2" style:family="text">
      <style:text-properties style:font-name-complex="Times New Roman"/>
    </style:style>
    <style:style style:name="RTF_5f_Num_20_6_20_3" style:display-name="RTF_Num 6 3" style:family="text">
      <style:text-properties style:font-name-complex="Times New Roman"/>
    </style:style>
    <style:style style:name="RTF_5f_Num_20_6_20_4" style:display-name="RTF_Num 6 4" style:family="text">
      <style:text-properties style:font-name-complex="Times New Roman"/>
    </style:style>
    <style:style style:name="RTF_5f_Num_20_6_20_5" style:display-name="RTF_Num 6 5" style:family="text">
      <style:text-properties style:font-name-complex="Times New Roman"/>
    </style:style>
    <style:style style:name="RTF_5f_Num_20_6_20_6" style:display-name="RTF_Num 6 6" style:family="text">
      <style:text-properties style:font-name-complex="Times New Roman"/>
    </style:style>
    <style:style style:name="RTF_5f_Num_20_6_20_7" style:display-name="RTF_Num 6 7" style:family="text">
      <style:text-properties style:font-name-complex="Times New Roman"/>
    </style:style>
    <style:style style:name="RTF_5f_Num_20_6_20_8" style:display-name="RTF_Num 6 8" style:family="text">
      <style:text-properties style:font-name-complex="Times New Roman"/>
    </style:style>
    <style:style style:name="RTF_5f_Num_20_6_20_9" style:display-name="RTF_Num 6 9" style:family="text">
      <style:text-properties style:font-name-complex="Times New Roman"/>
    </style:style>
    <style:style style:name="RTF_5f_Num_20_7_20_1" style:display-name="RTF_Num 7 1" style:family="text">
      <style:text-properties style:font-name-complex="Times New Roman"/>
    </style:style>
    <style:style style:name="RTF_5f_Num_20_7_20_2" style:display-name="RTF_Num 7 2" style:family="text">
      <style:text-properties style:font-name-complex="Times New Roman"/>
    </style:style>
    <style:style style:name="RTF_5f_Num_20_7_20_3" style:display-name="RTF_Num 7 3" style:family="text">
      <style:text-properties style:font-name-complex="Times New Roman"/>
    </style:style>
    <style:style style:name="RTF_5f_Num_20_7_20_4" style:display-name="RTF_Num 7 4" style:family="text">
      <style:text-properties style:font-name-complex="Times New Roman"/>
    </style:style>
    <style:style style:name="RTF_5f_Num_20_7_20_5" style:display-name="RTF_Num 7 5" style:family="text">
      <style:text-properties style:font-name-complex="Times New Roman"/>
    </style:style>
    <style:style style:name="RTF_5f_Num_20_7_20_6" style:display-name="RTF_Num 7 6" style:family="text">
      <style:text-properties style:font-name-complex="Times New Roman"/>
    </style:style>
    <style:style style:name="RTF_5f_Num_20_7_20_7" style:display-name="RTF_Num 7 7" style:family="text">
      <style:text-properties style:font-name-complex="Times New Roman"/>
    </style:style>
    <style:style style:name="RTF_5f_Num_20_7_20_8" style:display-name="RTF_Num 7 8" style:family="text">
      <style:text-properties style:font-name-complex="Times New Roman"/>
    </style:style>
    <style:style style:name="RTF_5f_Num_20_7_20_9" style:display-name="RTF_Num 7 9" style:family="text">
      <style:text-properties style:font-name-complex="Times New Roman"/>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Symbol" style:font-name-asian="Symbol" style:font-name-complex="Symbol"/>
    </style:style>
    <style:style style:name="RTF_5f_Num_20_8_20_3" style:display-name="RTF_Num 8 3" style:family="text">
      <style:text-properties style:font-name="Wingdings" style:font-name-asian="Wingdings" style:font-name-complex="Wingdings"/>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text-properties style:font-name="Courier New" style:font-name-asian="Courier New" style:font-name-complex="Courier New"/>
    </style:style>
    <style:style style:name="RTF_5f_Num_20_8_20_6" style:display-name="RTF_Num 8 6" style:family="text">
      <style:text-properties style:font-name="Wingdings" style:font-name-asian="Wingdings" style:font-name-complex="Wingdings"/>
    </style:style>
    <style:style style:name="RTF_5f_Num_20_8_20_7" style:display-name="RTF_Num 8 7" style:family="text">
      <style:text-properties style:font-name="Symbol" style:font-name-asian="Symbol" style:font-name-complex="Symbol"/>
    </style:style>
    <style:style style:name="RTF_5f_Num_20_8_20_8" style:display-name="RTF_Num 8 8" style:family="text">
      <style:text-properties style:font-name="Courier New" style:font-name-asian="Courier New" style:font-name-complex="Courier New"/>
    </style:style>
    <style:style style:name="RTF_5f_Num_20_8_20_9" style:display-name="RTF_Num 8 9" style:family="text">
      <style:text-properties style:font-name="Wingdings" style:font-name-asian="Wingdings" style:font-name-complex="Wingdings"/>
    </style:style>
    <style:style style:name="RTF_5f_Num_20_9_20_1" style:display-name="RTF_Num 9 1" style:family="text">
      <style:text-properties style:font-name-complex="Times New Roman"/>
    </style:style>
    <style:style style:name="RTF_5f_Num_20_9_20_2" style:display-name="RTF_Num 9 2" style:family="text">
      <style:text-properties style:use-window-font-color="true" style:font-name="Symbol" style:font-name-asian="Symbol" style:font-name-complex="Symbol"/>
    </style:style>
    <style:style style:name="RTF_5f_Num_20_9_20_3" style:display-name="RTF_Num 9 3" style:family="text">
      <style:text-properties style:font-name-complex="Times New Roman"/>
    </style:style>
    <style:style style:name="RTF_5f_Num_20_9_20_4" style:display-name="RTF_Num 9 4" style:family="text">
      <style:text-properties style:font-name-complex="Times New Roman"/>
    </style:style>
    <style:style style:name="RTF_5f_Num_20_9_20_5" style:display-name="RTF_Num 9 5" style:family="text">
      <style:text-properties style:font-name-complex="Times New Roman"/>
    </style:style>
    <style:style style:name="RTF_5f_Num_20_9_20_6" style:display-name="RTF_Num 9 6" style:family="text">
      <style:text-properties style:font-name-complex="Times New Roman"/>
    </style:style>
    <style:style style:name="RTF_5f_Num_20_9_20_7" style:display-name="RTF_Num 9 7" style:family="text">
      <style:text-properties style:font-name-complex="Times New Roman"/>
    </style:style>
    <style:style style:name="RTF_5f_Num_20_9_20_8" style:display-name="RTF_Num 9 8" style:family="text">
      <style:text-properties style:font-name-complex="Times New Roman"/>
    </style:style>
    <style:style style:name="RTF_5f_Num_20_9_20_9" style:display-name="RTF_Num 9 9" style:family="text">
      <style:text-properties style:font-name-complex="Times New Roman"/>
    </style:style>
    <style:style style:name="RTF_5f_Num_20_10_20_1" style:display-name="RTF_Num 10 1" style:family="text">
      <style:text-properties style:use-window-font-color="true" style:font-name="Symbol" fo:font-size="8pt" fo:font-style="normal" fo:font-weight="normal" style:font-name-asian="Symbol" style:font-size-asian="8pt" style:font-style-asian="normal" style:font-weight-asian="normal" style:font-name-complex="Symbol" style:font-size-complex="8pt" style:font-style-complex="normal" style:font-weight-complex="normal"/>
    </style:style>
    <style:style style:name="RTF_5f_Num_20_11_20_1" style:display-name="RTF_Num 11 1" style:family="text">
      <style:text-properties style:font-name-complex="Times New Roman"/>
    </style:style>
    <style:style style:name="RTF_5f_Num_20_12_20_1" style:display-name="RTF_Num 12 1" style:family="text">
      <style:text-properties fo:color="#000000" style:font-name="Symbol" fo:font-size="10pt" style:font-name-asian="Symbol" style:font-size-asian="10pt" style:font-name-complex="Symbol" style:font-size-complex="10pt"/>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14_20_1" style:display-name="RTF_Num 14 1" style:family="text">
      <style:text-properties style:font-name-complex="Times New Roman"/>
    </style:style>
    <style:style style:name="RTF_5f_Num_20_15_20_1" style:display-name="RTF_Num 15 1" style:family="text">
      <style:text-properties style:font-name-complex="Times New Roman"/>
    </style:style>
    <style:style style:name="Default_20_Paragraph_20_Font" style:display-name="Default Paragraph Font" style:family="text"/>
    <style:style style:name="page_20_number" style:display-name="page number" style:family="text" style:parent-style-name="Default_20_Paragraph_20_Font">
      <style:text-properties style:font-name-complex="Times New Roman"/>
    </style:style>
    <style:style style:name="footnote_20_reference" style:display-name="footnote reference" style:family="text" style:parent-style-name="Default_20_Paragraph_20_Font">
      <style:text-properties style:text-position="25% 58%" style:font-name-complex="Times New Roman"/>
    </style:style>
    <style:style style:name="Strong_20_Emphasis" style:display-name="Strong Emphasis" style:family="text" style:parent-style-name="Default_20_Paragraph_20_Font">
      <style:text-properties fo:font-weight="bold" style:font-weight-asian="bold" style:font-name-complex="Times New Roman" style:font-weight-complex="bold"/>
    </style:style>
    <style:style style:name="Emphasis" style:family="text" style:parent-style-name="Default_20_Paragraph_20_Font">
      <style:text-properties fo:font-style="italic" style:font-style-asian="italic" style:font-name-complex="Times New Roman"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FollowedHyperlink" style:family="text" style:parent-style-name="Default_20_Paragraph_20_Font">
      <style:text-properties fo:color="#800080" style:text-underline-style="solid" style:text-underline-width="auto" style:text-underline-color="font-color" style:font-name-complex="Times New Roman"/>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suffix="." style:num-format="1">
        <style:list-level-properties text:min-label-width="0.63cm"/>
      </text:list-level-style-number>
      <text:list-level-style-number text:level="2" text:style-name="RTF_5f_Num_20_2_20_1" style:num-suffix="." style:num-format="1">
        <style:list-level-properties text:space-before="0.629cm" text:min-label-width="0.63cm"/>
      </text:list-level-style-number>
      <text:list-level-style-number text:level="3" text:style-name="RTF_5f_Num_20_2_20_1" style:num-suffix="." style:num-format="1">
        <style:list-level-properties text:space-before="1.259cm" text:min-label-width="0.63cm"/>
      </text:list-level-style-number>
      <text:list-level-style-number text:level="4" text:style-name="RTF_5f_Num_20_2_20_1" style:num-suffix="." style:num-format="1">
        <style:list-level-properties text:space-before="1.889cm" text:min-label-width="0.63cm"/>
      </text:list-level-style-number>
      <text:list-level-style-number text:level="5" text:style-name="RTF_5f_Num_20_2_20_1" style:num-suffix="." style:num-format="1">
        <style:list-level-properties text:space-before="2.519cm" text:min-label-width="0.63cm"/>
      </text:list-level-style-number>
      <text:list-level-style-number text:level="6" text:style-name="RTF_5f_Num_20_2_20_1" style:num-suffix="." style:num-format="1">
        <style:list-level-properties text:space-before="3.148cm" text:min-label-width="0.63cm"/>
      </text:list-level-style-number>
      <text:list-level-style-number text:level="7" text:style-name="RTF_5f_Num_20_2_20_1" style:num-suffix="." style:num-format="1">
        <style:list-level-properties text:space-before="3.778cm" text:min-label-width="0.63cm"/>
      </text:list-level-style-number>
      <text:list-level-style-number text:level="8" text:style-name="RTF_5f_Num_20_2_20_1" style:num-suffix="." style:num-format="1">
        <style:list-level-properties text:space-before="4.408cm" text:min-label-width="0.63cm"/>
      </text:list-level-style-number>
      <text:list-level-style-number text:level="9" text:style-name="RTF_5f_Num_20_2_20_1" style:num-suffix="." style:num-format="1">
        <style:list-level-properties text:space-before="5.037cm" text:min-label-width="0.63cm"/>
      </text:list-level-style-number>
      <text:list-level-style-number text:level="10" text:style-name="RTF_5f_Num_20_2_20_1" style:num-suffix="." style:num-format="1">
        <style:list-level-properties text:space-before="5.667cm" text:min-label-width="0.63cm"/>
      </text:list-level-style-number>
    </text:list-style>
    <text:list-style style:name="RTF_5f_Num_20_3" style:display-name="RTF_Num 3" text:consecutive-numbering="true">
      <text:list-level-style-bullet text:level="1" text:style-name="RTF_5f_Num_20_3_20_1" style:num-suffix="." text:bullet-char="">
        <style:list-level-properties text:min-label-width="0.63cm"/>
        <style:text-properties style:font-name="Symbol"/>
      </text:list-level-style-bullet>
      <text:list-level-style-bullet text:level="2" text:style-name="RTF_5f_Num_20_3_20_1" style:num-suffix="." text:bullet-char="">
        <style:list-level-properties text:space-before="0.629cm" text:min-label-width="0.63cm"/>
        <style:text-properties style:font-name="Symbol"/>
      </text:list-level-style-bullet>
      <text:list-level-style-bullet text:level="3" text:style-name="RTF_5f_Num_20_3_20_1" style:num-suffix="." text:bullet-char="">
        <style:list-level-properties text:space-before="1.259cm" text:min-label-width="0.63cm"/>
        <style:text-properties style:font-name="Symbol"/>
      </text:list-level-style-bullet>
      <text:list-level-style-bullet text:level="4" text:style-name="RTF_5f_Num_20_3_20_1" style:num-suffix="." text:bullet-char="">
        <style:list-level-properties text:space-before="1.889cm" text:min-label-width="0.63cm"/>
        <style:text-properties style:font-name="Symbol"/>
      </text:list-level-style-bullet>
      <text:list-level-style-bullet text:level="5" text:style-name="RTF_5f_Num_20_3_20_1" style:num-suffix="." text:bullet-char="">
        <style:list-level-properties text:space-before="2.519cm" text:min-label-width="0.63cm"/>
        <style:text-properties style:font-name="Symbol"/>
      </text:list-level-style-bullet>
      <text:list-level-style-bullet text:level="6" text:style-name="RTF_5f_Num_20_3_20_1" style:num-suffix="." text:bullet-char="">
        <style:list-level-properties text:space-before="3.148cm" text:min-label-width="0.63cm"/>
        <style:text-properties style:font-name="Symbol"/>
      </text:list-level-style-bullet>
      <text:list-level-style-bullet text:level="7" text:style-name="RTF_5f_Num_20_3_20_1" style:num-suffix="." text:bullet-char="">
        <style:list-level-properties text:space-before="3.778cm" text:min-label-width="0.63cm"/>
        <style:text-properties style:font-name="Symbol"/>
      </text:list-level-style-bullet>
      <text:list-level-style-bullet text:level="8" text:style-name="RTF_5f_Num_20_3_20_1" style:num-suffix="." text:bullet-char="">
        <style:list-level-properties text:space-before="4.408cm" text:min-label-width="0.63cm"/>
        <style:text-properties style:font-name="Symbol"/>
      </text:list-level-style-bullet>
      <text:list-level-style-bullet text:level="9" text:style-name="RTF_5f_Num_20_3_20_1" style:num-suffix="." text:bullet-char="">
        <style:list-level-properties text:space-before="5.037cm" text:min-label-width="0.63cm"/>
        <style:text-properties style:font-name="Symbol"/>
      </text:list-level-style-bullet>
      <text:list-level-style-bullet text:level="10" text:style-name="RTF_5f_Num_20_3_20_1" style:num-suffix="." text:bullet-char="">
        <style:list-level-properties text:space-before="5.667cm" text:min-label-width="0.63cm"/>
        <style:text-properties style:font-name="Symbol"/>
      </text:list-level-style-bullet>
    </text:list-style>
    <text:list-style style:name="RTF_5f_Num_20_4" style:display-name="RTF_Num 4" text:consecutive-numbering="true">
      <text:list-level-style-number text:level="1" text:style-name="RTF_5f_Num_20_4_20_1" style:num-suffix="*" style:num-format="" text:start-value="0">
        <style:list-level-properties/>
      </text:list-level-style-number>
      <text:list-level-style-number text:level="2" text:style-name="RTF_5f_Num_20_4_20_1" style:num-suffix="*" style:num-format="" text:start-value="0">
        <style:list-level-properties/>
      </text:list-level-style-number>
      <text:list-level-style-number text:level="3" text:style-name="RTF_5f_Num_20_4_20_1" style:num-suffix="*" style:num-format="" text:start-value="0">
        <style:list-level-properties/>
      </text:list-level-style-number>
      <text:list-level-style-number text:level="4" text:style-name="RTF_5f_Num_20_4_20_1" style:num-suffix="*" style:num-format="" text:start-value="0">
        <style:list-level-properties/>
      </text:list-level-style-number>
      <text:list-level-style-number text:level="5" text:style-name="RTF_5f_Num_20_4_20_1" style:num-suffix="*" style:num-format="" text:start-value="0">
        <style:list-level-properties/>
      </text:list-level-style-number>
      <text:list-level-style-number text:level="6" text:style-name="RTF_5f_Num_20_4_20_1" style:num-suffix="*" style:num-format="" text:start-value="0">
        <style:list-level-properties/>
      </text:list-level-style-number>
      <text:list-level-style-number text:level="7" text:style-name="RTF_5f_Num_20_4_20_1" style:num-suffix="*" style:num-format="" text:start-value="0">
        <style:list-level-properties/>
      </text:list-level-style-number>
      <text:list-level-style-number text:level="8" text:style-name="RTF_5f_Num_20_4_20_1" style:num-suffix="*" style:num-format="" text:start-value="0">
        <style:list-level-properties/>
      </text:list-level-style-number>
      <text:list-level-style-number text:level="9" text:style-name="RTF_5f_Num_20_4_20_1" style:num-suffix="*" style:num-format="" text:start-value="0">
        <style:list-level-properties/>
      </text:list-level-style-number>
      <text:list-level-style-number text:level="10" text:style-name="RTF_5f_Num_20_4_20_1" style:num-suffix="*" style:num-format="" text:start-value="0">
        <style:list-level-properties/>
      </text:list-level-style-number>
    </text:list-style>
    <text:list-style style:name="RTF_5f_Num_20_5" style:display-name="RTF_Num 5" text:consecutive-numbering="true">
      <text:list-level-style-bullet text:level="1" text:style-name="RTF_5f_Num_20_5_20_1" style:num-suffix="." text:bullet-char="">
        <style:list-level-properties text:min-label-width="0.635cm"/>
        <style:text-properties style:font-name="Symbol"/>
      </text:list-level-style-bullet>
      <text:list-level-style-bullet text:level="2" text:style-name="RTF_5f_Num_20_5_20_1" style:num-suffix="." text:bullet-char="">
        <style:list-level-properties text:space-before="0.635cm" text:min-label-width="0.635cm"/>
        <style:text-properties style:font-name="Symbol"/>
      </text:list-level-style-bullet>
      <text:list-level-style-bullet text:level="3" text:style-name="RTF_5f_Num_20_5_20_1" style:num-suffix="." text:bullet-char="">
        <style:list-level-properties text:space-before="1.27cm" text:min-label-width="0.635cm"/>
        <style:text-properties style:font-name="Symbol"/>
      </text:list-level-style-bullet>
      <text:list-level-style-bullet text:level="4" text:style-name="RTF_5f_Num_20_5_20_1" style:num-suffix="." text:bullet-char="">
        <style:list-level-properties text:space-before="1.905cm" text:min-label-width="0.635cm"/>
        <style:text-properties style:font-name="Symbol"/>
      </text:list-level-style-bullet>
      <text:list-level-style-bullet text:level="5" text:style-name="RTF_5f_Num_20_5_20_1" style:num-suffix="." text:bullet-char="">
        <style:list-level-properties text:space-before="2.54cm" text:min-label-width="0.635cm"/>
        <style:text-properties style:font-name="Symbol"/>
      </text:list-level-style-bullet>
      <text:list-level-style-bullet text:level="6" text:style-name="RTF_5f_Num_20_5_20_1" style:num-suffix="." text:bullet-char="">
        <style:list-level-properties text:space-before="3.175cm" text:min-label-width="0.635cm"/>
        <style:text-properties style:font-name="Symbol"/>
      </text:list-level-style-bullet>
      <text:list-level-style-bullet text:level="7" text:style-name="RTF_5f_Num_20_5_20_1" style:num-suffix="." text:bullet-char="">
        <style:list-level-properties text:space-before="3.81cm" text:min-label-width="0.635cm"/>
        <style:text-properties style:font-name="Symbol"/>
      </text:list-level-style-bullet>
      <text:list-level-style-bullet text:level="8" text:style-name="RTF_5f_Num_20_5_20_1" style:num-suffix="." text:bullet-char="">
        <style:list-level-properties text:space-before="4.445cm" text:min-label-width="0.635cm"/>
        <style:text-properties style:font-name="Symbol"/>
      </text:list-level-style-bullet>
      <text:list-level-style-bullet text:level="9" text:style-name="RTF_5f_Num_20_5_20_1" style:num-suffix="." text:bullet-char="">
        <style:list-level-properties text:space-before="5.08cm" text:min-label-width="0.635cm"/>
        <style:text-properties style:font-name="Symbol"/>
      </text:list-level-style-bullet>
      <text:list-level-style-bullet text:level="10" text:style-name="RTF_5f_Num_20_5_20_1" style:num-suffix="." text:bullet-char="">
        <style:list-level-properties text:space-before="5.715cm" text:min-label-width="0.635cm"/>
        <style:text-properties style:font-name="Symbol"/>
      </text:list-level-style-bullet>
    </text:list-style>
    <text:list-style style:name="RTF_5f_Num_20_6" style:display-name="RTF_Num 6">
      <text:list-level-style-number text:level="1" text:style-name="RTF_5f_Num_20_6_20_1" style:num-format="1" text:start-value="3">
        <style:list-level-properties text:min-label-width="0.926cm"/>
      </text:list-level-style-number>
      <text:list-level-style-number text:level="2" text:style-name="RTF_5f_Num_20_6_20_2" style:num-format="1" text:start-value="6" text:display-levels="2">
        <style:list-level-properties text:min-label-width="0.926cm"/>
      </text:list-level-style-number>
      <text:list-level-style-number text:level="3" text:style-name="RTF_5f_Num_20_6_20_3" style:num-format="1" text:start-value="2" text:display-levels="3">
        <style:list-level-properties text:min-label-width="1.27cm"/>
      </text:list-level-style-number>
      <text:list-level-style-number text:level="4" text:style-name="RTF_5f_Num_20_6_20_4" style:num-format="1" text:display-levels="4">
        <style:list-level-properties text:min-label-width="1.905cm"/>
      </text:list-level-style-number>
      <text:list-level-style-number text:level="5" text:style-name="RTF_5f_Num_20_6_20_5" style:num-format="1" text:display-levels="5">
        <style:list-level-properties text:min-label-width="1.905cm"/>
      </text:list-level-style-number>
      <text:list-level-style-number text:level="6" text:style-name="RTF_5f_Num_20_6_20_6" style:num-format="1" text:display-levels="6">
        <style:list-level-properties text:min-label-width="2.54cm"/>
      </text:list-level-style-number>
      <text:list-level-style-number text:level="7" text:style-name="RTF_5f_Num_20_6_20_7" style:num-format="1" text:display-levels="7">
        <style:list-level-properties text:min-label-width="2.54cm"/>
      </text:list-level-style-number>
      <text:list-level-style-number text:level="8" text:style-name="RTF_5f_Num_20_6_20_8" style:num-format="1" text:display-levels="8">
        <style:list-level-properties text:min-label-width="3.175cm"/>
      </text:list-level-style-number>
      <text:list-level-style-number text:level="9" text:style-name="RTF_5f_Num_20_6_20_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text:style-name="RTF_5f_Num_20_7_20_1" style:num-format="1" text:start-value="3">
        <style:list-level-properties text:min-label-width="0.926cm"/>
      </text:list-level-style-number>
      <text:list-level-style-number text:level="2" text:style-name="RTF_5f_Num_20_7_20_2" style:num-format="1" text:start-value="4" text:display-levels="2">
        <style:list-level-properties text:min-label-width="0.926cm"/>
      </text:list-level-style-number>
      <text:list-level-style-number text:level="3" text:style-name="RTF_5f_Num_20_7_20_3" style:num-format="1" text:start-value="4" text:display-levels="3">
        <style:list-level-properties text:min-label-width="1.27cm"/>
      </text:list-level-style-number>
      <text:list-level-style-number text:level="4" text:style-name="RTF_5f_Num_20_7_20_4" style:num-format="1" text:display-levels="4">
        <style:list-level-properties text:min-label-width="1.905cm"/>
      </text:list-level-style-number>
      <text:list-level-style-number text:level="5" text:style-name="RTF_5f_Num_20_7_20_5" style:num-format="1" text:display-levels="5">
        <style:list-level-properties text:min-label-width="1.905cm"/>
      </text:list-level-style-number>
      <text:list-level-style-number text:level="6" text:style-name="RTF_5f_Num_20_7_20_6" style:num-format="1" text:display-levels="6">
        <style:list-level-properties text:min-label-width="2.54cm"/>
      </text:list-level-style-number>
      <text:list-level-style-number text:level="7" text:style-name="RTF_5f_Num_20_7_20_7" style:num-format="1" text:display-levels="7">
        <style:list-level-properties text:min-label-width="2.54cm"/>
      </text:list-level-style-number>
      <text:list-level-style-number text:level="8" text:style-name="RTF_5f_Num_20_7_20_8" style:num-format="1" text:display-levels="8">
        <style:list-level-properties text:min-label-width="3.175cm"/>
      </text:list-level-style-number>
      <text:list-level-style-number text:level="9" text:style-name="RTF_5f_Num_20_7_20_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min-label-width="0.63cm"/>
        <style:text-properties style:font-name="Symbol"/>
      </text:list-level-style-bullet>
      <text:list-level-style-bullet text:level="2" text:style-name="RTF_5f_Num_20_8_20_2" style:num-suffix="." text:bullet-char="">
        <style:list-level-properties text:min-label-width="0.501cm"/>
        <style:text-properties style:font-name="Symbol"/>
      </text:list-level-style-bullet>
      <text:list-level-style-bullet text:level="3" text:style-name="RTF_5f_Num_20_8_20_3" style:num-suffix="." text:bullet-char="">
        <style:list-level-properties text:space-before="3.175cm" text:min-label-width="0.635cm"/>
        <style:text-properties style:font-name="Wingdings"/>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bullet text:level="5" text:style-name="RTF_5f_Num_20_8_20_5" style:num-suffix="." text:bullet-char="o">
        <style:list-level-properties text:space-before="5.715cm" text:min-label-width="0.635cm"/>
        <style:text-properties style:font-name="Courier New"/>
      </text:list-level-style-bullet>
      <text:list-level-style-bullet text:level="6" text:style-name="RTF_5f_Num_20_8_20_6" style:num-suffix="." text:bullet-char="">
        <style:list-level-properties text:space-before="6.985cm" text:min-label-width="0.635cm"/>
        <style:text-properties style:font-name="Wingdings"/>
      </text:list-level-style-bullet>
      <text:list-level-style-bullet text:level="7" text:style-name="RTF_5f_Num_20_8_20_7" style:num-suffix="." text:bullet-char="">
        <style:list-level-properties text:space-before="8.255cm" text:min-label-width="0.635cm"/>
        <style:text-properties style:font-name="Symbol"/>
      </text:list-level-style-bullet>
      <text:list-level-style-bullet text:level="8" text:style-name="RTF_5f_Num_20_8_20_8" style:num-suffix="." text:bullet-char="o">
        <style:list-level-properties text:space-before="9.525cm" text:min-label-width="0.635cm"/>
        <style:text-properties style:font-name="Courier New"/>
      </text:list-level-style-bullet>
      <text:list-level-style-bullet text:level="9" text:style-name="RTF_5f_Num_20_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0.635cm" text:min-label-width="0.635cm"/>
      </text:list-level-style-number>
      <text:list-level-style-bullet text:level="2" text:style-name="RTF_5f_Num_20_9_20_2" style:num-suffix="." text:bullet-char="">
        <style:list-level-properties text:space-before="1.905cm" text:min-label-width="0.635cm"/>
        <style:text-properties style:font-name="Symbol"/>
      </text:list-level-style-bullet>
      <text:list-level-style-number text:level="3" text:style-name="RTF_5f_Num_20_9_20_3" style:num-suffix="." style:num-format="1">
        <style:list-level-properties text:space-before="3.175cm" text:min-label-width="0.635cm"/>
      </text:list-level-style-number>
      <text:list-level-style-number text:level="4" text:style-name="RTF_5f_Num_20_9_20_4" style:num-suffix="." style:num-format="1">
        <style:list-level-properties text:space-before="4.445cm" text:min-label-width="0.635cm"/>
      </text:list-level-style-number>
      <text:list-level-style-number text:level="5" text:style-name="RTF_5f_Num_20_9_20_5" style:num-suffix="." style:num-format="1">
        <style:list-level-properties text:space-before="5.715cm" text:min-label-width="0.635cm"/>
      </text:list-level-style-number>
      <text:list-level-style-number text:level="6" text:style-name="RTF_5f_Num_20_9_20_6" style:num-suffix="." style:num-format="1">
        <style:list-level-properties text:space-before="6.985cm" text:min-label-width="0.635cm"/>
      </text:list-level-style-number>
      <text:list-level-style-number text:level="7" text:style-name="RTF_5f_Num_20_9_20_7" style:num-suffix="." style:num-format="1">
        <style:list-level-properties text:space-before="8.255cm" text:min-label-width="0.635cm"/>
      </text:list-level-style-number>
      <text:list-level-style-number text:level="8" text:style-name="RTF_5f_Num_20_9_20_8" style:num-suffix="." style:num-format="1">
        <style:list-level-properties text:space-before="9.525cm" text:min-label-width="0.635cm"/>
      </text:list-level-style-number>
      <text:list-level-style-number text:level="9" text:style-name="RTF_5f_Num_20_9_20_9" style:num-format="" text:start-value="0">
        <style:list-level-properties/>
      </text:list-level-style-number>
      <text:list-level-style-number text:level="10" style:num-suffix="." style:num-format="1">
        <style:list-level-properties text:space-before="6.35cm" text:min-label-width="0.635cm"/>
      </text:list-level-style-number>
    </text:list-style>
    <text:list-style style:name="RTF_5f_Num_20_10" style:display-name="RTF_Num 10" text:consecutive-numbering="true">
      <text:list-level-style-bullet text:level="1" text:style-name="RTF_5f_Num_20_10_20_1" style:num-suffix="." text:bullet-char="">
        <style:list-level-properties text:min-label-width="0.63cm"/>
        <style:text-properties style:font-name="Symbol"/>
      </text:list-level-style-bullet>
      <text:list-level-style-bullet text:level="2" text:style-name="RTF_5f_Num_20_10_20_1" style:num-suffix="." text:bullet-char="">
        <style:list-level-properties text:space-before="0.629cm" text:min-label-width="0.63cm"/>
        <style:text-properties style:font-name="Symbol"/>
      </text:list-level-style-bullet>
      <text:list-level-style-bullet text:level="3" text:style-name="RTF_5f_Num_20_10_20_1" style:num-suffix="." text:bullet-char="">
        <style:list-level-properties text:space-before="1.259cm" text:min-label-width="0.63cm"/>
        <style:text-properties style:font-name="Symbol"/>
      </text:list-level-style-bullet>
      <text:list-level-style-bullet text:level="4" text:style-name="RTF_5f_Num_20_10_20_1" style:num-suffix="." text:bullet-char="">
        <style:list-level-properties text:space-before="1.889cm" text:min-label-width="0.63cm"/>
        <style:text-properties style:font-name="Symbol"/>
      </text:list-level-style-bullet>
      <text:list-level-style-bullet text:level="5" text:style-name="RTF_5f_Num_20_10_20_1" style:num-suffix="." text:bullet-char="">
        <style:list-level-properties text:space-before="2.519cm" text:min-label-width="0.63cm"/>
        <style:text-properties style:font-name="Symbol"/>
      </text:list-level-style-bullet>
      <text:list-level-style-bullet text:level="6" text:style-name="RTF_5f_Num_20_10_20_1" style:num-suffix="." text:bullet-char="">
        <style:list-level-properties text:space-before="3.148cm" text:min-label-width="0.63cm"/>
        <style:text-properties style:font-name="Symbol"/>
      </text:list-level-style-bullet>
      <text:list-level-style-bullet text:level="7" text:style-name="RTF_5f_Num_20_10_20_1" style:num-suffix="." text:bullet-char="">
        <style:list-level-properties text:space-before="3.778cm" text:min-label-width="0.63cm"/>
        <style:text-properties style:font-name="Symbol"/>
      </text:list-level-style-bullet>
      <text:list-level-style-bullet text:level="8" text:style-name="RTF_5f_Num_20_10_20_1" style:num-suffix="." text:bullet-char="">
        <style:list-level-properties text:space-before="4.408cm" text:min-label-width="0.63cm"/>
        <style:text-properties style:font-name="Symbol"/>
      </text:list-level-style-bullet>
      <text:list-level-style-bullet text:level="9" text:style-name="RTF_5f_Num_20_10_20_1" style:num-suffix="." text:bullet-char="">
        <style:list-level-properties text:space-before="5.037cm" text:min-label-width="0.63cm"/>
        <style:text-properties style:font-name="Symbol"/>
      </text:list-level-style-bullet>
      <text:list-level-style-bullet text:level="10" text:style-name="RTF_5f_Num_20_10_20_1" style:num-suffix="." text:bullet-char="">
        <style:list-level-properties text:space-before="5.667cm" text:min-label-width="0.63cm"/>
        <style:text-properties style:font-name="Symbol"/>
      </text:list-level-style-bullet>
    </text:list-style>
    <text:list-style style:name="RTF_5f_Num_20_11" style:display-name="RTF_Num 11" text:consecutive-numbering="true">
      <text:list-level-style-number text:level="1" text:style-name="RTF_5f_Num_20_11_20_1" style:num-prefix="" style:num-suffix=")" style:num-format="a" style:num-letter-sync="true">
        <style:list-level-properties text:space-before="0.635cm" text:min-label-width="0.635cm"/>
      </text:list-level-style-number>
      <text:list-level-style-number text:level="2" text:style-name="RTF_5f_Num_20_11_20_1" style:num-prefix="" style:num-suffix=")" style:num-format="a" style:num-letter-sync="true">
        <style:list-level-properties text:space-before="1.905cm" text:min-label-width="0.635cm"/>
      </text:list-level-style-number>
      <text:list-level-style-number text:level="3" text:style-name="RTF_5f_Num_20_11_20_1" style:num-prefix="" style:num-suffix=")" style:num-format="a" style:num-letter-sync="true">
        <style:list-level-properties text:space-before="3.175cm" text:min-label-width="0.635cm"/>
      </text:list-level-style-number>
      <text:list-level-style-number text:level="4" text:style-name="RTF_5f_Num_20_11_20_1" style:num-prefix="" style:num-suffix=")" style:num-format="a" style:num-letter-sync="true">
        <style:list-level-properties text:space-before="4.445cm" text:min-label-width="0.635cm"/>
      </text:list-level-style-number>
      <text:list-level-style-number text:level="5" text:style-name="RTF_5f_Num_20_11_20_1" style:num-prefix="" style:num-suffix=")" style:num-format="a" style:num-letter-sync="true">
        <style:list-level-properties text:space-before="5.715cm" text:min-label-width="0.635cm"/>
      </text:list-level-style-number>
      <text:list-level-style-number text:level="6" text:style-name="RTF_5f_Num_20_11_20_1" style:num-prefix="" style:num-suffix=")" style:num-format="a" style:num-letter-sync="true">
        <style:list-level-properties text:space-before="6.985cm" text:min-label-width="0.635cm"/>
      </text:list-level-style-number>
      <text:list-level-style-number text:level="7" text:style-name="RTF_5f_Num_20_11_20_1" style:num-prefix="" style:num-suffix=")" style:num-format="a" style:num-letter-sync="true">
        <style:list-level-properties text:space-before="8.255cm" text:min-label-width="0.635cm"/>
      </text:list-level-style-number>
      <text:list-level-style-number text:level="8" text:style-name="RTF_5f_Num_20_11_20_1" style:num-prefix="" style:num-suffix=")" style:num-format="a" style:num-letter-sync="true">
        <style:list-level-properties text:space-before="9.525cm" text:min-label-width="0.635cm"/>
      </text:list-level-style-number>
      <text:list-level-style-number text:level="9" text:style-name="RTF_5f_Num_20_11_20_1" style:num-prefix="" style:num-suffix=")" style:num-format="a" style:num-letter-sync="true">
        <style:list-level-properties text:space-before="10.795cm" text:min-label-width="0.635cm"/>
      </text:list-level-style-number>
      <text:list-level-style-number text:level="10" text:style-name="RTF_5f_Num_20_11_20_1" style:num-prefix="" style:num-suffix=")" style:num-format="a" style:num-letter-sync="true">
        <style:list-level-properties text:space-before="12.065cm" text:min-label-width="0.635cm"/>
      </text:list-level-style-number>
    </text:list-style>
    <text:list-style style:name="RTF_5f_Num_20_12" style:display-name="RTF_Num 12" text:consecutive-numbering="true">
      <text:list-level-style-bullet text:level="1" text:style-name="RTF_5f_Num_20_12_20_1" style:num-suffix="." text:bullet-char="">
        <style:list-level-properties text:min-label-width="0.635cm"/>
        <style:text-properties style:font-name="Symbol"/>
      </text:list-level-style-bullet>
      <text:list-level-style-bullet text:level="2" text:style-name="RTF_5f_Num_20_12_20_1" style:num-suffix="." text:bullet-char="">
        <style:list-level-properties text:space-before="0.635cm" text:min-label-width="0.635cm"/>
        <style:text-properties style:font-name="Symbol"/>
      </text:list-level-style-bullet>
      <text:list-level-style-bullet text:level="3" text:style-name="RTF_5f_Num_20_12_20_1" style:num-suffix="." text:bullet-char="">
        <style:list-level-properties text:space-before="1.27cm" text:min-label-width="0.635cm"/>
        <style:text-properties style:font-name="Symbol"/>
      </text:list-level-style-bullet>
      <text:list-level-style-bullet text:level="4" text:style-name="RTF_5f_Num_20_12_20_1" style:num-suffix="." text:bullet-char="">
        <style:list-level-properties text:space-before="1.905cm" text:min-label-width="0.635cm"/>
        <style:text-properties style:font-name="Symbol"/>
      </text:list-level-style-bullet>
      <text:list-level-style-bullet text:level="5" text:style-name="RTF_5f_Num_20_12_20_1" style:num-suffix="." text:bullet-char="">
        <style:list-level-properties text:space-before="2.54cm" text:min-label-width="0.635cm"/>
        <style:text-properties style:font-name="Symbol"/>
      </text:list-level-style-bullet>
      <text:list-level-style-bullet text:level="6" text:style-name="RTF_5f_Num_20_12_20_1" style:num-suffix="." text:bullet-char="">
        <style:list-level-properties text:space-before="3.175cm" text:min-label-width="0.635cm"/>
        <style:text-properties style:font-name="Symbol"/>
      </text:list-level-style-bullet>
      <text:list-level-style-bullet text:level="7" text:style-name="RTF_5f_Num_20_12_20_1" style:num-suffix="." text:bullet-char="">
        <style:list-level-properties text:space-before="3.81cm" text:min-label-width="0.635cm"/>
        <style:text-properties style:font-name="Symbol"/>
      </text:list-level-style-bullet>
      <text:list-level-style-bullet text:level="8" text:style-name="RTF_5f_Num_20_12_20_1" style:num-suffix="." text:bullet-char="">
        <style:list-level-properties text:space-before="4.445cm" text:min-label-width="0.635cm"/>
        <style:text-properties style:font-name="Symbol"/>
      </text:list-level-style-bullet>
      <text:list-level-style-bullet text:level="9" text:style-name="RTF_5f_Num_20_12_20_1" style:num-suffix="." text:bullet-char="">
        <style:list-level-properties text:space-before="5.08cm" text:min-label-width="0.635cm"/>
        <style:text-properties style:font-name="Symbol"/>
      </text:list-level-style-bullet>
      <text:list-level-style-bullet text:level="10" text:style-name="RTF_5f_Num_20_12_20_1" style:num-suffix="." text:bullet-char="">
        <style:list-level-properties text:space-before="5.715cm" text:min-label-width="0.635cm"/>
        <style:text-properties style:font-name="Symbol"/>
      </text:list-level-style-bullet>
    </text:list-style>
    <text:list-style style:name="RTF_5f_Num_20_13" style:display-name="RTF_Num 13">
      <text:list-level-style-number text:level="1" text:style-name="RTF_5f_Num_20_13_20_1" style:num-format="1" text:start-value="3">
        <style:list-level-properties text:min-label-width="1.27cm"/>
      </text:list-level-style-number>
      <text:list-level-style-number text:level="2" text:style-name="RTF_5f_Num_20_13_20_2" style:num-format="1" text:start-value="3" text:display-levels="2">
        <style:list-level-properties text:min-label-width="1.27cm"/>
      </text:list-level-style-number>
      <text:list-level-style-number text:level="3" text:style-name="RTF_5f_Num_20_13_20_3" style:num-format="1" text:start-value="4" text:display-levels="3">
        <style:list-level-properties text:min-label-width="1.27cm"/>
      </text:list-level-style-number>
      <text:list-level-style-number text:level="4" text:style-name="RTF_5f_Num_20_13_20_4" style:num-format="1" text:display-levels="4">
        <style:list-level-properties text:min-label-width="1.27cm"/>
      </text:list-level-style-number>
      <text:list-level-style-number text:level="5" text:style-name="RTF_5f_Num_20_13_20_5" style:num-format="1" text:display-levels="5">
        <style:list-level-properties text:min-label-width="1.905cm"/>
      </text:list-level-style-number>
      <text:list-level-style-number text:level="6" text:style-name="RTF_5f_Num_20_13_20_6" style:num-format="1" text:display-levels="6">
        <style:list-level-properties text:min-label-width="1.905cm"/>
      </text:list-level-style-number>
      <text:list-level-style-number text:level="7" text:style-name="RTF_5f_Num_20_13_20_7" style:num-format="1" text:display-levels="7">
        <style:list-level-properties text:min-label-width="2.54cm"/>
      </text:list-level-style-number>
      <text:list-level-style-number text:level="8" text:style-name="RTF_5f_Num_20_13_20_8" style:num-format="1" text:display-levels="8">
        <style:list-level-properties text:min-label-width="2.54cm"/>
      </text:list-level-style-number>
      <text:list-level-style-number text:level="9" text:style-name="RTF_5f_Num_20_13_20_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RTF_5f_Num_20_14" style:display-name="RTF_Num 14" text:consecutive-numbering="true">
      <text:list-level-style-number text:level="1" text:style-name="RTF_5f_Num_20_14_20_1" style:num-prefix="" style:num-suffix=")" style:num-format="a" style:num-letter-sync="true">
        <style:list-level-properties text:min-label-width="0.635cm"/>
      </text:list-level-style-number>
      <text:list-level-style-number text:level="2" text:style-name="RTF_5f_Num_20_14_20_1" style:num-prefix="" style:num-suffix=")" style:num-format="a" style:num-letter-sync="true">
        <style:list-level-properties text:space-before="0.635cm" text:min-label-width="0.635cm"/>
      </text:list-level-style-number>
      <text:list-level-style-number text:level="3" text:style-name="RTF_5f_Num_20_14_20_1" style:num-prefix="" style:num-suffix=")" style:num-format="a" style:num-letter-sync="true">
        <style:list-level-properties text:space-before="1.27cm" text:min-label-width="0.635cm"/>
      </text:list-level-style-number>
      <text:list-level-style-number text:level="4" text:style-name="RTF_5f_Num_20_14_20_1" style:num-prefix="" style:num-suffix=")" style:num-format="a" style:num-letter-sync="true">
        <style:list-level-properties text:space-before="1.905cm" text:min-label-width="0.635cm"/>
      </text:list-level-style-number>
      <text:list-level-style-number text:level="5" text:style-name="RTF_5f_Num_20_14_20_1" style:num-prefix="" style:num-suffix=")" style:num-format="a" style:num-letter-sync="true">
        <style:list-level-properties text:space-before="2.54cm" text:min-label-width="0.635cm"/>
      </text:list-level-style-number>
      <text:list-level-style-number text:level="6" text:style-name="RTF_5f_Num_20_14_20_1" style:num-prefix="" style:num-suffix=")" style:num-format="a" style:num-letter-sync="true">
        <style:list-level-properties text:space-before="3.175cm" text:min-label-width="0.635cm"/>
      </text:list-level-style-number>
      <text:list-level-style-number text:level="7" text:style-name="RTF_5f_Num_20_14_20_1" style:num-prefix="" style:num-suffix=")" style:num-format="a" style:num-letter-sync="true">
        <style:list-level-properties text:space-before="3.81cm" text:min-label-width="0.635cm"/>
      </text:list-level-style-number>
      <text:list-level-style-number text:level="8" text:style-name="RTF_5f_Num_20_14_20_1" style:num-prefix="" style:num-suffix=")" style:num-format="a" style:num-letter-sync="true">
        <style:list-level-properties text:space-before="4.445cm" text:min-label-width="0.635cm"/>
      </text:list-level-style-number>
      <text:list-level-style-number text:level="9" text:style-name="RTF_5f_Num_20_14_20_1" style:num-prefix="" style:num-suffix=")" style:num-format="a" style:num-letter-sync="true">
        <style:list-level-properties text:space-before="5.08cm" text:min-label-width="0.635cm"/>
      </text:list-level-style-number>
      <text:list-level-style-number text:level="10" text:style-name="RTF_5f_Num_20_14_20_1" style:num-prefix="" style:num-suffix=")" style:num-format="a" style:num-letter-sync="true">
        <style:list-level-properties text:space-before="5.715cm" text:min-label-width="0.635cm"/>
      </text:list-level-style-number>
    </text:list-style>
    <text:list-style style:name="RTF_5f_Num_20_15" style:display-name="RTF_Num 15" text:consecutive-numbering="true">
      <text:list-level-style-number text:level="1" text:style-name="RTF_5f_Num_20_15_20_1" style:num-prefix="" style:num-suffix=")" style:num-format="a" style:num-letter-sync="true">
        <style:list-level-properties text:min-label-width="0.635cm"/>
      </text:list-level-style-number>
      <text:list-level-style-number text:level="2" text:style-name="RTF_5f_Num_20_15_20_1" style:num-prefix="" style:num-suffix=")" style:num-format="a" style:num-letter-sync="true">
        <style:list-level-properties text:space-before="0.635cm" text:min-label-width="0.635cm"/>
      </text:list-level-style-number>
      <text:list-level-style-number text:level="3" text:style-name="RTF_5f_Num_20_15_20_1" style:num-prefix="" style:num-suffix=")" style:num-format="a" style:num-letter-sync="true">
        <style:list-level-properties text:space-before="1.27cm" text:min-label-width="0.635cm"/>
      </text:list-level-style-number>
      <text:list-level-style-number text:level="4" text:style-name="RTF_5f_Num_20_15_20_1" style:num-prefix="" style:num-suffix=")" style:num-format="a" style:num-letter-sync="true">
        <style:list-level-properties text:space-before="1.905cm" text:min-label-width="0.635cm"/>
      </text:list-level-style-number>
      <text:list-level-style-number text:level="5" text:style-name="RTF_5f_Num_20_15_20_1" style:num-prefix="" style:num-suffix=")" style:num-format="a" style:num-letter-sync="true">
        <style:list-level-properties text:space-before="2.54cm" text:min-label-width="0.635cm"/>
      </text:list-level-style-number>
      <text:list-level-style-number text:level="6" text:style-name="RTF_5f_Num_20_15_20_1" style:num-prefix="" style:num-suffix=")" style:num-format="a" style:num-letter-sync="true">
        <style:list-level-properties text:space-before="3.175cm" text:min-label-width="0.635cm"/>
      </text:list-level-style-number>
      <text:list-level-style-number text:level="7" text:style-name="RTF_5f_Num_20_15_20_1" style:num-prefix="" style:num-suffix=")" style:num-format="a" style:num-letter-sync="true">
        <style:list-level-properties text:space-before="3.81cm" text:min-label-width="0.635cm"/>
      </text:list-level-style-number>
      <text:list-level-style-number text:level="8" text:style-name="RTF_5f_Num_20_15_20_1" style:num-prefix="" style:num-suffix=")" style:num-format="a" style:num-letter-sync="true">
        <style:list-level-properties text:space-before="4.445cm" text:min-label-width="0.635cm"/>
      </text:list-level-style-number>
      <text:list-level-style-number text:level="9" text:style-name="RTF_5f_Num_20_15_20_1" style:num-prefix="" style:num-suffix=")" style:num-format="a" style:num-letter-sync="true">
        <style:list-level-properties text:space-before="5.08cm" text:min-label-width="0.635cm"/>
      </text:list-level-style-number>
      <text:list-level-style-number text:level="10" text:style-name="RTF_5f_Num_20_15_20_1" style:num-prefix="" style:num-suffix=")" style:num-format="a" style:num-letter-sync="true">
        <style:list-level-properties text:space-before="5.715cm" text:min-label-width="0.635cm"/>
      </text:list-level-style-number>
    </text:list-style>
    <text:list-style style:name="RTF_5f_Num_20_16" style:display-name="RTF_Num 16" text:consecutive-numbering="true">
      <text:list-level-style-bullet text:level="1" text:style-name="RTF_5f_Num_20_4_20_1" style:num-suffix="*" text:bullet-char="">
        <style:list-level-properties text:min-label-width="0.499cm"/>
        <style:text-properties style:font-name="Symbol"/>
      </text:list-level-style-bullet>
      <text:list-level-style-number text:level="2" text:style-name="RTF_5f_Num_20_4_20_1" style:num-suffix="*" style:num-format="" text:start-value="0">
        <style:list-level-properties/>
      </text:list-level-style-number>
      <text:list-level-style-number text:level="3" text:style-name="RTF_5f_Num_20_4_20_1" style:num-suffix="*" style:num-format="" text:start-value="0">
        <style:list-level-properties/>
      </text:list-level-style-number>
      <text:list-level-style-number text:level="4" text:style-name="RTF_5f_Num_20_4_20_1" style:num-suffix="*" style:num-format="" text:start-value="0">
        <style:list-level-properties/>
      </text:list-level-style-number>
      <text:list-level-style-number text:level="5" text:style-name="RTF_5f_Num_20_4_20_1" style:num-suffix="*" style:num-format="" text:start-value="0">
        <style:list-level-properties/>
      </text:list-level-style-number>
      <text:list-level-style-number text:level="6" text:style-name="RTF_5f_Num_20_4_20_1" style:num-suffix="*" style:num-format="" text:start-value="0">
        <style:list-level-properties/>
      </text:list-level-style-number>
      <text:list-level-style-number text:level="7" text:style-name="RTF_5f_Num_20_4_20_1" style:num-suffix="*" style:num-format="" text:start-value="0">
        <style:list-level-properties/>
      </text:list-level-style-number>
      <text:list-level-style-number text:level="8" text:style-name="RTF_5f_Num_20_4_20_1" style:num-suffix="*" style:num-format="" text:start-value="0">
        <style:list-level-properties/>
      </text:list-level-style-number>
      <text:list-level-style-number text:level="9" text:style-name="RTF_5f_Num_20_4_20_1" style:num-suffix="*" style:num-format="" text:start-value="0">
        <style:list-level-properties/>
      </text:list-level-style-number>
      <text:list-level-style-number text:level="10" text:style-name="RTF_5f_Num_20_4_20_1" style:num-suffix="*" style:num-format="" text:start-value="0">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5.383cm" table:align="left" style:writing-mode="lr-tb"/>
    </style:style>
    <style:style style:name="Table1.A" style:family="table-column">
      <style:table-column-properties style:column-width="13.503cm"/>
    </style:style>
    <style:style style:name="Table1.B" style:family="table-column">
      <style:table-column-properties style:column-width="1.88cm"/>
    </style:style>
    <style:style style:name="Table1.1" style:family="table-row">
      <style:table-row-properties style:min-row-height="0.635cm" style:keep-together="false" fo:keep-together="always"/>
    </style:style>
    <style:style style:name="Table1.A1" style:family="table-cell">
      <style:table-cell-properties style:vertical-align="bottom" fo:padding-left="0.191cm" fo:padding-right="0.191cm" fo:padding-top="0cm" fo:padding-bottom="0cm" fo:border="none"/>
    </style:style>
    <style:style style:name="Table1.B1" style:family="table-cell">
      <style:table-cell-properties fo:padding-left="0.191cm" fo:padding-right="0.191cm" fo:padding-top="0cm" fo:padding-bottom="0cm" fo:border="none"/>
    </style:style>
    <style:style style:name="Table1.2" style:family="table-row">
      <style:table-row-properties style:min-row-height="0.609cm" style:keep-together="false" fo:keep-together="always"/>
    </style:style>
    <style:style style:name="Table2" style:family="table">
      <style:table-properties style:width="15.383cm" table:align="left" style:writing-mode="lr-tb"/>
    </style:style>
    <style:style style:name="Table2.A" style:family="table-column">
      <style:table-column-properties style:column-width="13.503cm"/>
    </style:style>
    <style:style style:name="Table2.B" style:family="table-column">
      <style:table-column-properties style:column-width="1.88cm"/>
    </style:style>
    <style:style style:name="Table2.1" style:family="table-row">
      <style:table-row-properties style:min-row-height="0.635cm" style:keep-together="false" fo:keep-together="always"/>
    </style:style>
    <style:style style:name="Table2.A1" style:family="table-cell">
      <style:table-cell-properties style:vertical-align="bottom" fo:padding-left="0.191cm" fo:padding-right="0.191cm" fo:padding-top="0cm" fo:padding-bottom="0cm" fo:border="none"/>
    </style:style>
    <style:style style:name="Table2.B1" style:family="table-cell">
      <style:table-cell-properties fo:padding-left="0.191cm" fo:padding-right="0.191cm" fo:padding-top="0cm" fo:padding-bottom="0cm" fo:border="none"/>
    </style:style>
    <style:style style:name="Table2.2" style:family="table-row">
      <style:table-row-properties style:min-row-height="0.609cm" style:keep-together="false" fo:keep-together="always"/>
    </style:style>
    <style:style style:name="Table2" style:family="table">
      <style:table-properties style:width="15.383cm" table:align="left" style:writing-mode="lr-tb"/>
    </style:style>
    <style:style style:name="Table2.A" style:family="table-column">
      <style:table-column-properties style:column-width="13.503cm"/>
    </style:style>
    <style:style style:name="Table2.B" style:family="table-column">
      <style:table-column-properties style:column-width="1.88cm"/>
    </style:style>
    <style:style style:name="Table2.1" style:family="table-row">
      <style:table-row-properties style:min-row-height="0.635cm" style:keep-together="false" fo:keep-together="always"/>
    </style:style>
    <style:style style:name="Table2.A1" style:family="table-cell">
      <style:table-cell-properties style:vertical-align="bottom" fo:padding-left="0.191cm" fo:padding-right="0.191cm" fo:padding-top="0cm" fo:padding-bottom="0cm" fo:border="none"/>
    </style:style>
    <style:style style:name="Table2.B1" style:family="table-cell">
      <style:table-cell-properties fo:padding-left="0.191cm" fo:padding-right="0.191cm" fo:padding-top="0cm" fo:padding-bottom="0cm" fo:border="none"/>
    </style:style>
    <style:style style:name="Table2.2" style:family="table-row">
      <style:table-row-properties style:min-row-height="0.609cm" style:keep-together="false" fo:keep-together="always"/>
    </style:style>
    <style:style style:name="Table2" style:family="table">
      <style:table-properties style:width="15.383cm" table:align="left" style:writing-mode="lr-tb"/>
    </style:style>
    <style:style style:name="Table2.A" style:family="table-column">
      <style:table-column-properties style:column-width="13.503cm"/>
    </style:style>
    <style:style style:name="Table2.B" style:family="table-column">
      <style:table-column-properties style:column-width="1.88cm"/>
    </style:style>
    <style:style style:name="Table2.1" style:family="table-row">
      <style:table-row-properties style:min-row-height="0.635cm" style:keep-together="false" fo:keep-together="always"/>
    </style:style>
    <style:style style:name="Table2.A1" style:family="table-cell">
      <style:table-cell-properties style:vertical-align="bottom" fo:padding-left="0.191cm" fo:padding-right="0.191cm" fo:padding-top="0cm" fo:padding-bottom="0cm" fo:border="none"/>
    </style:style>
    <style:style style:name="Table2.B1" style:family="table-cell">
      <style:table-cell-properties fo:padding-left="0.191cm" fo:padding-right="0.191cm" fo:padding-top="0cm" fo:padding-bottom="0cm" fo:border="none"/>
    </style:style>
    <style:style style:name="Table2.2" style:family="table-row">
      <style:table-row-properties style:min-row-height="0.609cm" style:keep-together="false" fo:keep-together="always"/>
    </style:style>
    <style:style style:name="MP1" style:family="paragraph" style:parent-style-name="Report_20_Title_20_Header">
      <style:paragraph-properties fo:text-align="end" style:justify-single-word="false" style:writing-mode="lr-tb"/>
    </style:style>
    <style:style style:name="MP2" style:family="paragraph" style:parent-style-name="Standard">
      <style:paragraph-properties fo:margin-top="0cm" fo:margin-bottom="0cm" fo:line-height="0.917cm" fo:text-align="end" style:justify-single-word="false" style:writing-mode="lr-tb"/>
    </style:style>
    <style:style style:name="MP3" style:family="paragraph" style:parent-style-name="Standard">
      <style:paragraph-properties fo:margin-top="0cm" fo:margin-bottom="0cm" fo:line-height="100%" style:writing-mode="lr-tb"/>
    </style:style>
    <style:style style:name="MP4" style:family="paragraph" style:parent-style-name="Standard">
      <style:paragraph-properties style:writing-mode="lr-tb"/>
    </style:style>
    <style:style style:name="MP5" style:family="paragraph" style:parent-style-name="footer">
      <style:paragraph-properties style:writing-mode="lr-tb">
        <style:tab-stops>
          <style:tab-stop style:position="13.503cm" style:type="right"/>
        </style:tab-stops>
      </style:paragraph-properties>
    </style:style>
    <style:style style:name="MT1" style:family="text">
      <style:text-properties fo:font-size="22pt" style:font-size-asian="22pt" style:font-size-complex="22pt"/>
    </style:style>
    <style:style style:name="MT2" style:family="text">
      <style:text-properties fo:font-variant="normal" fo:text-transform="none"/>
    </style:style>
    <style:page-layout style:name="Mpm1">
      <style:page-layout-properties fo:page-width="21.006cm" fo:page-height="29.693cm" style:num-format="1" style:print-orientation="portrait" fo:margin-top="0.61cm" fo:margin-bottom="1.194cm" fo:margin-left="3.099cm" fo:margin-right="4.496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4.394cm" fo:margin-bottom="4.295cm" style:dynamic-spacing="true"/>
      </style:header-style>
      <style:footer-style>
        <style:header-footer-properties fo:min-height="1.803cm" fo:margin-top="1.704cm" style:dynamic-spacing="true"/>
      </style:footer-style>
    </style:page-layout>
    <style:page-layout style:name="Mpm2">
      <style:page-layout-properties fo:page-width="29.693cm" fo:page-height="21.006cm" style:num-format="1" style:print-orientation="landscape" fo:margin-top="0.61cm" fo:margin-bottom="1.194cm" fo:margin-left="2.997cm" fo:margin-right="5.00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4.394cm" fo:margin-bottom="4.295cm" style:dynamic-spacing="true"/>
      </style:header-style>
      <style:footer-style>
        <style:header-footer-properties fo:min-height="3.302cm" fo:margin-top="3.203cm"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text:user-field-get text:name="Title  \* Upper">INTERNET CONTENT FILTERING</text:user-field-get></text:p>
            </table:table-cell>
            <table:table-cell table:style-name="Table1.B1" office:value-type="string">
              <text:p text:style-name="MP2"><text:span text:style-name="MT1"><text:page-number style:num-format="1" text:select-page="current">85</text:page-number></text:span></text:p>
            </table:table-cell>
          </table:table-row>
          <table:table-row table:style-name="Table1.2">
            <table:table-cell table:style-name="Table1.B1" office:value-type="string">
              <text:p text:style-name="MP1"><text:span text:style-name="MT2"><text:user-field-get text:name="Subject"/></text:span><text:span text:style-name="page_20_number"><text:span text:style-name="MT2">A report to the DCITA</text:span></text:span></text:p>
            </table:table-cell>
            <table:table-cell table:style-name="Table1.B1" office:value-type="string">
              <text:p text:style-name="MP3"><text:span text:style-name="page_20_number"><text:span text:style-name="MT1"/></text:span></text:p>
            </table:table-cell>
          </table:table-row>
        </table:table>
        <text:p text:style-name="MP4"/>
      </style:header>
      <style:header-left>
        <text:p text:style-name="Header"/>
      </style:header-left>
      <style:footer>
        <text:p text:style-name="MP5"><text:tab/>.</text:p>
        <text:p text:style-name="MP5"/>
      </style:footer>
      <style:footer-left>
        <text:p text:style-name="Footer"/>
      </style:footer-left>
    </style:master-page>
    <style:master-page style:name="Convert_20_1" style:display-name="Convert 1" style:page-layout-name="Mpm2">
      <style:header>
        <table:table table:name="Table2" table:style-name="Table2">
          <table:table-column table:style-name="Table2.A"/>
          <table:table-column table:style-name="Table2.B"/>
          <table:table-row table:style-name="Table2.1">
            <table:table-cell table:style-name="Table2.A1" office:value-type="string">
              <text:p text:style-name="MP1"><text:user-field-get text:name="Title  \* Upper">INTERNET CONTENT FILTERING</text:user-field-get></text:p>
            </table:table-cell>
            <table:table-cell table:style-name="Table2.B1" office:value-type="string">
              <text:p text:style-name="MP2"><text:span text:style-name="MT1"><text:page-number style:num-format="1" text:select-page="current">85</text:page-number></text:span></text:p>
            </table:table-cell>
          </table:table-row>
          <table:table-row table:style-name="Table2.2">
            <table:table-cell table:style-name="Table2.B1" office:value-type="string">
              <text:p text:style-name="MP1"><text:span text:style-name="page_20_number"><text:span text:style-name="MT2">A report to the DCITA</text:span></text:span></text:p>
            </table:table-cell>
            <table:table-cell table:style-name="Table2.B1" office:value-type="string">
              <text:p text:style-name="MP3"><text:span text:style-name="page_20_number"><text:span text:style-name="MT1"/></text:span></text:p>
            </table:table-cell>
          </table:table-row>
        </table:table>
        <text:p text:style-name="MP4"/>
      </style:header>
      <style:header-left>
        <text:p text:style-name="Header"/>
      </style:header-left>
      <style:footer>
        <text:p text:style-name="MP5"/>
      </style:footer>
      <style:footer-left>
        <text:p text:style-name="Footer"/>
      </style:footer-left>
    </style:master-page>
    <style:master-page style:name="Convert_20_2" style:display-name="Convert 2" style:page-layout-name="Mpm1">
      <style:header>
        <table:table table:name="Table2" table:style-name="Table2">
          <table:table-column table:style-name="Table2.A"/>
          <table:table-column table:style-name="Table2.B"/>
          <table:table-row table:style-name="Table2.1">
            <table:table-cell office:value-type="string">
              <text:p text:style-name="MP1"><text:user-field-get text:name="Title  \* Upper">INTERNET CONTENT FILTERING</text:user-field-get></text:p>
            </table:table-cell>
            <table:table-cell office:value-type="string">
              <text:p text:style-name="MP2"><text:span text:style-name="MT1"><text:page-number style:num-format="1" text:select-page="current">85</text:page-number></text:span></text:p>
            </table:table-cell>
          </table:table-row>
          <table:table-row table:style-name="Table2.2">
            <table:table-cell office:value-type="string">
              <text:p text:style-name="MP1"><text:span text:style-name="page_20_number"><text:span text:style-name="MT2">A report to the DCITA</text:span></text:span></text:p>
            </table:table-cell>
            <table:table-cell office:value-type="string">
              <text:p text:style-name="MP3"><text:span text:style-name="page_20_number"><text:span text:style-name="MT1"/></text:span></text:p>
            </table:table-cell>
          </table:table-row>
        </table:table>
        <text:p text:style-name="MP4"/>
      </style:header>
      <style:header-left>
        <text:p text:style-name="Header"/>
      </style:header-left>
      <style:footer>
        <text:p text:style-name="MP5"/>
      </style:footer>
      <style:footer-left>
        <text:p text:style-name="Footer"/>
      </style:footer-left>
    </style:master-page>
    <style:master-page style:name="Convert_20_3" style:display-name="Convert 3" style:page-layout-name="Mpm1">
      <style:header>
        <table:table table:name="Table2" table:style-name="Table2">
          <table:table-column table:style-name="Table2.A"/>
          <table:table-column table:style-name="Table2.B"/>
          <table:table-row table:style-name="Table2.1">
            <table:table-cell office:value-type="string">
              <text:p text:style-name="MP1"><text:user-field-get text:name="Title  \* Upper">INTERNET CONTENT FILTERING</text:user-field-get></text:p>
            </table:table-cell>
            <table:table-cell office:value-type="string">
              <text:p text:style-name="MP2"><text:span text:style-name="MT1"><text:page-number style:num-format="1" text:select-page="current">85</text:page-number></text:span></text:p>
            </table:table-cell>
          </table:table-row>
          <table:table-row table:style-name="Table2.2">
            <table:table-cell office:value-type="string">
              <text:p text:style-name="MP1"><text:span text:style-name="page_20_number"><text:span text:style-name="MT2">A report to the DCITA</text:span></text:span></text:p>
            </table:table-cell>
            <table:table-cell office:value-type="string">
              <text:p text:style-name="MP3"><text:span text:style-name="page_20_number"><text:span text:style-name="MT1"/></text:span></text:p>
            </table:table-cell>
          </table:table-row>
        </table:table>
        <text:p text:style-name="MP4"/>
      </style:header>
      <style:header-left>
        <text:p text:style-name="Header"/>
      </style:header-left>
      <style:footer>
        <text:p text:style-name="MP5"/>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nternet content filtering</dc:title>
    <meta:creation-date>2007-07-03T17:08:00</meta:creation-date>
    <dc:date>2007-07-03T17:09:00</dc:date>
    <meta:print-date>2003-04-04T16:39:00</meta:print-date>
    <meta:document-statistic meta:table-count="14" meta:image-count="8" meta:object-count="0" meta:page-count="86" meta:paragraph-count="1223" meta:word-count="29083" meta:character-count="179905"/>
    <meta:generator>OpenOffice.org/3.0$Linux OpenOffice.org_project/300m15$Build-9379</meta:generator>
  </office:meta>
</office:document-meta>
</file>